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Lohit Devanagari" svg:font-family="'Lohit Devanagari'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73.19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22.4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1.66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74.15pt"/>
    </style:style>
    <style:style style:name="co13" style:family="table-column">
      <style:table-column-properties fo:break-before="auto" style:column-width="79.31pt"/>
    </style:style>
    <style:style style:name="co14" style:family="table-column">
      <style:table-column-properties fo:break-before="auto" style:column-width="129.66pt"/>
    </style:style>
    <style:style style:name="co15" style:family="table-column">
      <style:table-column-properties fo:break-before="auto" style:column-width="164.64pt"/>
    </style:style>
    <style:style style:name="co16" style:family="table-column">
      <style:table-column-properties fo:break-before="auto" style:column-width="177pt"/>
    </style:style>
    <style:style style:name="co17" style:family="table-column">
      <style:table-column-properties fo:break-before="auto" style:column-width="68.94pt"/>
    </style:style>
    <style:style style:name="co18" style:family="table-column">
      <style:table-column-properties fo:break-before="auto" style:column-width="137.91pt"/>
    </style:style>
    <style:style style:name="co19" style:family="table-column">
      <style:table-column-properties fo:break-before="auto" style:column-width="187.31pt"/>
    </style:style>
    <style:style style:name="co20" style:family="table-column">
      <style:table-column-properties fo:break-before="auto" style:column-width="136.86pt"/>
    </style:style>
    <style:style style:name="co21" style:family="table-column">
      <style:table-column-properties fo:break-before="auto" style:column-width="147.15pt"/>
    </style:style>
    <style:style style:name="co22" style:family="table-column">
      <style:table-column-properties fo:break-before="auto" style:column-width="193.49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8.9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1409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fo:font-size="14pt" style:font-size-asian="14pt" style:font-size-complex="14pt"/>
    </style:style>
    <style:style style:name="ce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ackground-color="#eeeeee" style:rotation-align="none"/>
    </style:style>
    <style:style style:name="ce72" style:family="table-cell" style:parent-style-name="Default">
      <style:table-cell-properties style:rotation-align="none"/>
    </style:style>
    <style:style style:name="ce7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ackground-color="#fffb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b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able-cell-properties fo:background-color="#f3715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3715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00b27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00b2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add58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bce4e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bce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dfcce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dfcce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cd4d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cd4d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4" style:family="table-cell" style:parent-style-name="Default">
      <style:table-cell-properties fo:background-color="#ccbe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21409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ackground-color="#ccbe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fff200" style:rotation-align="none"/>
    </style:style>
    <style:style style:name="ce97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cccccc" style:rotation-align="none"/>
    </style:style>
    <style:style style:name="ce100" style:family="table-cell" style:parent-style-name="Default">
      <style:table-cell-properties fo:background-color="#ccbe00" style:rotation-align="non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style:rotation-align="none" style:vertical-align="middle"/>
    </style:style>
    <style:style style:name="ce53" style:family="table-cell" style:parent-style-name="Default">
      <style:table-cell-properties fo:background-color="#b2b2b2" style:rotation-align="none" style:vertical-align="middle"/>
    </style:style>
    <style:style style:name="ce54" style:family="table-cell" style:parent-style-name="Default">
      <style:table-cell-properties style:rotation-align="none" style:vertical-align="middle"/>
    </style:style>
    <style:style style:name="ce55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ackground-color="transparent" style:rotation-align="none" style:vertical-align="middl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1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6" style:family="table-cell" style:parent-style-name="Default">
      <style:table-cell-properties fo:background-color="#ccbe00" style:rotation-align="none" style:vertical-align="middle"/>
    </style:style>
    <style:style style:name="ce118" style:family="table-cell" style:parent-style-name="Default">
      <style:table-cell-properties fo:background-color="#fcd4d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</style:style>
    <style:style style:name="ce12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1" table:default-cell-style-name="ce6"/>
        <table:table-column table:style-name="co2" table:default-cell-style-name="ce72"/>
        <table:table-column table:style-name="co3" table:default-cell-style-name="ce72"/>
        <table:table-column table:style-name="co1" table:default-cell-style-name="ce91"/>
        <table:table-column table:style-name="co4" table:default-cell-style-name="ce91"/>
        <table:table-column table:style-name="co1" table:default-cell-style-name="ce91"/>
        <table:table-column table:style-name="co5" table:default-cell-style-name="ce91"/>
        <table:table-column table:style-name="co1" table:default-cell-style-name="ce91"/>
        <table:table-column table:style-name="co6" table:default-cell-style-name="ce91"/>
        <table:table-column table:style-name="co1" table:default-cell-style-name="ce91"/>
        <table:table-column table:style-name="co7" table:default-cell-style-name="ce72"/>
        <table:table-column table:style-name="co1" table:number-columns-repeated="1012" table:default-cell-style-name="ce72"/>
        <table:table-row table:style-name="ro1">
          <table:table-cell table:style-name="ce2" office:value-type="string" calcext:value-type="string" table:number-columns-spanned="10" table:number-rows-spanned="1">
            <text:p>percent split | three data set | wrong process | one output label</text:p>
          </table:table-cell>
          <table:covered-table-cell table:number-columns-repeated="9" table:style-name="ce2" office:value-type="string" calcext:value-type="string">
            <text:p>percent split | three data set | wrong process | one output label</text:p>
          </table:covered-table-cell>
          <table:table-cell table:style-name="ce2" table:number-columns-repeated="2"/>
          <table:table-cell table:style-name="ce29" table:number-columns-repeated="1012"/>
        </table:table-row>
        <table:table-row table:style-name="ro2">
          <table:table-cell table:style-name="ce1"/>
          <table:table-cell table:style-name="ce73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seed</text:p>
          </table:table-cell>
          <table:table-cell table:style-name="ce90" office:value-type="float" office:value="798" calcext:value-type="float" table:number-columns-spanned="2" table:number-rows-spanned="1">
            <text:p>798</text:p>
          </table:table-cell>
          <table:covered-table-cell table:style-name="ce1"/>
          <table:table-cell table:style-name="ce90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90" office:value-type="string" calcext:value-type="string" table:number-columns-spanned="2" table:number-rows-spanned="1">
            <text:p>835-score</text:p>
          </table:table-cell>
          <table:covered-table-cell table:style-name="ce1"/>
          <table:table-cell table:style-name="ce1" office:value-type="string" calcext:value-type="string">
            <text:p>Model N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1"/>
          <table:table-cell/>
        </table:table-row>
        <table:table-row table:style-name="ro2">
          <table:table-cell table:style-name="ce68"/>
          <table:table-cell table:style-name="ce74"/>
          <table:table-cell table:style-name="ce68" table:number-columns-repeated="2"/>
          <table:table-cell table:style-name="ce68" office:value-type="string" calcext:value-type="string">
            <text:p>accuracy</text:p>
          </table:table-cell>
          <table:table-cell table:style-name="ce68" office:value-type="string" calcext:value-type="string">
            <text:p>val accuracy </text:p>
          </table:table-cell>
          <table:table-cell table:style-name="ce68" office:value-type="string" calcext:value-type="string">
            <text:p>accuracy</text:p>
          </table:table-cell>
          <table:table-cell table:style-name="ce68" office:value-type="string" calcext:value-type="string">
            <text:p>val accuracy</text:p>
          </table:table-cell>
          <table:table-cell table:style-name="ce68" office:value-type="string" calcext:value-type="string">
            <text:p>accuracy</text:p>
          </table:table-cell>
          <table:table-cell table:style-name="ce68" office:value-type="string" calcext:value-type="string">
            <text:p>val accuracy</text:p>
          </table:table-cell>
          <table:table-cell table:style-name="ce68" table:number-columns-repeated="1013"/>
          <table:table-cell/>
        </table:table-row>
        <table:table-row table:style-name="ro2">
          <table:table-cell table:style-name="ce69" office:value-type="float" office:value="1" calcext:value-type="float" table:number-columns-spanned="1" table:number-rows-spanned="14">
            <text:p>1</text:p>
          </table:table-cell>
          <table:table-cell table:style-name="ce75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62" calcext:value-type="float">
            <text:p>0.8662</text:p>
          </table:table-cell>
          <table:table-cell office:value-type="float" office:value="0.82" calcext:value-type="float">
            <text:p>0.8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2" calcext:value-type="float" table:number-columns-spanned="1" table:number-rows-spanned="14">
            <text:p>2</text:p>
          </table:table-cell>
          <table:table-cell table:style-name="ce78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96" calcext:value-type="float">
            <text:p>0.86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847" calcext:value-type="float">
            <text:p>0.7847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3" calcext:value-type="float" table:number-columns-spanned="1" table:number-rows-spanned="14">
            <text:p>3</text:p>
          </table:table-cell>
          <table:table-cell table:style-name="ce80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4" calcext:value-type="float" table:number-columns-spanned="1" table:number-rows-spanned="14">
            <text:p>4</text:p>
          </table:table-cell>
          <table:table-cell table:style-name="ce82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779" calcext:value-type="float">
            <text:p>0.8779</text:p>
          </table:table-cell>
          <table:table-cell office:value-type="float" office:value="0.81" calcext:value-type="float">
            <text:p>0.81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086" calcext:value-type="float">
            <text:p>0.8086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5" calcext:value-type="float" table:number-columns-spanned="1" table:number-rows-spanned="14">
            <text:p>5</text:p>
          </table:table-cell>
          <table:table-cell table:style-name="ce84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78" calcext:value-type="float">
            <text:p>0.7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34" calcext:value-type="float">
            <text:p>0.8134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6" calcext:value-type="float" table:number-columns-spanned="1" table:number-rows-spanned="14">
            <text:p>6</text:p>
          </table:table-cell>
          <table:table-cell table:style-name="ce86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7"/>
          <table:table-cell table:style-name="ce71" table:number-columns-repeated="1012"/>
          <table:table-cell/>
        </table:table-row>
        <table:table-row table:style-name="ro2">
          <table:table-cell table:style-name="ce69" office:value-type="float" office:value="7" calcext:value-type="float" table:number-columns-spanned="1" table:number-rows-spanned="14">
            <text:p>7</text:p>
          </table:table-cell>
          <table:table-cell table:style-name="ce88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46" calcext:value-type="float">
            <text:p>0.88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7895" calcext:value-type="float">
            <text:p>0.7895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72"/>
        <table:table-column table:style-name="co1" table:default-cell-style-name="ce8"/>
        <table:table-column table:style-name="co2" table:default-cell-style-name="ce72"/>
        <table:table-column table:style-name="co1" table:default-cell-style-name="ce72"/>
        <table:table-column table:style-name="co8" table:default-cell-style-name="ce91"/>
        <table:table-column table:style-name="co9" table:default-cell-style-name="ce91"/>
        <table:table-column table:style-name="co10" table:default-cell-style-name="ce91"/>
        <table:table-column table:style-name="co5" table:default-cell-style-name="ce91"/>
        <table:table-column table:style-name="co11" table:default-cell-style-name="ce91"/>
        <table:table-column table:style-name="co12" table:default-cell-style-name="ce91"/>
        <table:table-column table:style-name="co13" table:default-cell-style-name="ce91"/>
        <table:table-column table:style-name="co1" table:number-columns-repeated="15" table:default-cell-style-name="ce91"/>
        <table:table-column table:style-name="co1" table:number-columns-repeated="998" table:default-cell-style-name="ce72"/>
        <table:table-row table:style-name="ro3">
          <table:table-cell table:style-name="ce2" office:value-type="string" calcext:value-type="string" table:number-columns-spanned="10" table:number-rows-spanned="1">
            <text:p>Cross validation | 834 data set | risk score| two output label</text:p>
          </table:table-cell>
          <table:covered-table-cell table:number-columns-repeated="9" table:style-name="ce42" office:value-type="string" calcext:value-type="string">
            <text:p>percent split | three data set | wrong process | one output label</text:p>
          </table:covered-table-cell>
          <table:table-cell table:style-name="ce42" table:number-columns-repeated="16"/>
          <table:table-cell table:style-name="ce1" table:number-columns-repeated="996"/>
          <table:table-cell table:number-columns-repeated="2"/>
        </table:table-row>
        <table:table-row table:style-name="ro2">
          <table:table-cell table:style-name="ce1"/>
          <table:table-cell table:style-name="ce73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table:number-columns-repeated="3"/>
          <table:table-cell table:style-name="ce90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1" table:number-columns-repeated="1014"/>
          <table:table-cell table:number-columns-repeated="2"/>
        </table:table-row>
        <table:table-row table:style-name="ro2">
          <table:table-cell table:style-name="ce93"/>
          <table:table-cell table:style-name="ce95"/>
          <table:table-cell table:style-name="ce93" table:number-columns-repeated="4"/>
          <table:table-cell table:style-name="ce97" office:value-type="string" calcext:value-type="string" table:number-columns-spanned="2" table:number-rows-spanned="1">
            <text:p>Fold – 01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2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3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4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5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6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7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8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9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10</text:p>
          </table:table-cell>
          <table:covered-table-cell table:style-name="ce98"/>
          <table:table-cell table:style-name="ce93" table:number-columns-repeated="996"/>
          <table:table-cell table:style-name="ce99" table:number-columns-repeated="2"/>
        </table:table-row>
        <table:table-row table:style-name="ro2">
          <table:table-cell table:style-name="ce94"/>
          <table:table-cell table:style-name="ce96"/>
          <table:table-cell table:style-name="ce94" table:number-columns-repeated="2"/>
          <table:table-cell table:style-name="ce94" office:value-type="string" calcext:value-type="string">
            <text:p>Best Score</text:p>
          </table:table-cell>
          <table:table-cell table:style-name="ce94" office:value-type="string" calcext:value-type="string">
            <text:p>Average Score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table:number-columns-repeated="996"/>
          <table:table-cell table:style-name="ce100" table:number-columns-repeated="2"/>
        </table:table-row>
        <table:table-row table:style-name="ro2">
          <table:table-cell table:style-name="ce69" office:value-type="float" office:value="1" calcext:value-type="float" table:number-columns-spanned="1" table:number-rows-spanned="14">
            <text:p>1</text:p>
          </table:table-cell>
          <table:table-cell table:style-name="ce75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46987958270383" calcext:value-type="float">
            <text:p>0.746987958270383</text:p>
          </table:table-cell>
          <table:table-cell office:value-type="float" office:value="0.615146299837584" calcext:value-type="float">
            <text:p>0.615146299837584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82903040871152" calcext:value-type="float">
            <text:p>0.582903040871152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percentag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squared_logarithmic_error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47748135684279" calcext:value-type="float">
            <text:p>0.547748135684279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quared_hinge</text:p>
          </table:table-cell>
          <table:table-cell/>
          <table:table-cell office:value-type="float" office:value="0.690476193314507" calcext:value-type="float">
            <text:p>0.690476193314507</text:p>
          </table:table-cell>
          <table:table-cell office:value-type="float" office:value="0.593445209226113" calcext:value-type="float">
            <text:p>0.5934452092261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hinge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41738380666991" calcext:value-type="float">
            <text:p>0.5417383806669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hinge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20453240255207" calcext:value-type="float">
            <text:p>0.52045324025520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logcosh</text:p>
          </table:table-cell>
          <table:table-cell/>
          <table:table-cell office:value-type="float" office:value="0.783132527966097" calcext:value-type="float">
            <text:p>0.783132527966097</text:p>
          </table:table-cell>
          <table:table-cell office:value-type="float" office:value="0.58888410817804" calcext:value-type="float">
            <text:p>0.588884108178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crossentropy</text:p>
          </table:table-cell>
          <table:table-cell/>
          <table:table-cell office:value-type="float" office:value="0.771084333758756" calcext:value-type="float">
            <text:p>0.771084333758756</text:p>
          </table:table-cell>
          <table:table-cell office:value-type="float" office:value="0.606712564858498" calcext:value-type="float">
            <text:p>0.606712564858498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6" calcext:value-type="float">
            <text:p>0.6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parse_categorical_crossentropy</text:p>
          </table:table-cell>
          <table:table-cell/>
          <table:table-cell table:style-name="ce72"/>
          <table:table-cell table:number-columns-repeated="1019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binary_crossentropy</text:p>
          </table:table-cell>
          <table:table-cell/>
          <table:table-cell office:value-type="float" office:value="0.795180729354721" calcext:value-type="float">
            <text:p>0.795180729354721</text:p>
          </table:table-cell>
          <table:table-cell office:value-type="float" office:value="0.646514630669913" calcext:value-type="float">
            <text:p>0.6465146306699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" calcext:value-type="float">
            <text:p>0.6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kullback_leibler_divergence</text:p>
          </table:table-cell>
          <table:table-cell/>
          <table:table-cell office:value-type="float" office:value="0.726190479028793" calcext:value-type="float">
            <text:p>0.726190479028793</text:p>
          </table:table-cell>
          <table:table-cell office:value-type="float" office:value="0.584925417054062" calcext:value-type="float">
            <text:p>0.5849254170540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table:style-name="ce31" office:value-type="string" calcext:value-type="string">
            <text:p>cosine_proximity</text:p>
          </table:table-cell>
          <table:table-cell/>
          <table:table-cell table:style-name="ce1" office:value-type="float" office:value="0.807228917098907" calcext:value-type="float">
            <text:p>0.807228917098907</text:p>
          </table:table-cell>
          <table:table-cell table:style-name="ce1" office:value-type="float" office:value="0.626176131031531" calcext:value-type="float">
            <text:p>0.6261761310315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2" calcext:value-type="float" table:number-columns-spanned="1" table:number-rows-spanned="14">
            <text:p>2</text:p>
          </table:table-cell>
          <table:table-cell table:style-name="ce78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69047616209303" calcext:value-type="float">
            <text:p>0.869047616209303</text:p>
          </table:table-cell>
          <table:table-cell office:value-type="float" office:value="0.834523808891173" calcext:value-type="float">
            <text:p>0.834523808891173</text:p>
          </table:table-cell>
          <table:table-cell office:value-type="float" office:value="0.86" calcext:value-type="float">
            <text:p>0.8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percentage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12091222191705" calcext:value-type="float">
            <text:p>0.71209122219170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squared_logarithmic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806927713594489" calcext:value-type="float">
            <text:p>0.806927713594489</text:p>
          </table:table-cell>
          <table:table-cell office:value-type="float" office:value="0.872" calcext:value-type="float">
            <text:p>0.872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table:style-name="ce31" office:value-type="string" calcext:value-type="string">
            <text:p>squared_hinge</text:p>
          </table:table-cell>
          <table:table-cell/>
          <table:table-cell table:style-name="ce1" office:value-type="float" office:value="0.857142854304541" calcext:value-type="float">
            <text:p>0.857142854304541</text:p>
          </table:table-cell>
          <table:table-cell table:style-name="ce1" office:value-type="float" office:value="0.834509466078113" calcext:value-type="float">
            <text:p>0.83450946607811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hinge</text:p>
          </table:table-cell>
          <table:table-cell/>
          <table:table-cell table:style-name="ce1" office:value-type="float" office:value="0.891566262905856" calcext:value-type="float">
            <text:p>0.891566262905856</text:p>
          </table:table-cell>
          <table:table-cell office:value-type="float" office:value="0.74592656212262" calcext:value-type="float">
            <text:p>0.74592656212262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54" calcext:value-type="float">
            <text:p>0.855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hinge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83261619975905" calcext:value-type="float">
            <text:p>0.783261619975905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logcosh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98393575270081" calcext:value-type="float">
            <text:p>0.798393575270081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crossentropy</text:p>
          </table:table-cell>
          <table:table-cell/>
          <table:table-cell office:value-type="float" office:value="0.867469875927431" calcext:value-type="float">
            <text:p>0.867469875927431</text:p>
          </table:table-cell>
          <table:table-cell office:value-type="float" office:value="0.829761902545966" calcext:value-type="float">
            <text:p>0.82976190254596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binary_crossentropy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725430292966581" calcext:value-type="float">
            <text:p>0.72543029296658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072" calcext:value-type="float">
            <text:p>0.807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kullback_leibler_divergence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817728056445316" calcext:value-type="float">
            <text:p>0.817728056445316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osine_proximity</text:p>
          </table:table-cell>
          <table:table-cell/>
          <table:table-cell office:value-type="float" office:value="0.807228917098907" calcext:value-type="float">
            <text:p>0.807228917098907</text:p>
          </table:table-cell>
          <table:table-cell office:value-type="float" office:value="0.626176131031531" calcext:value-type="float">
            <text:p>0.6261761310315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3" calcext:value-type="float" table:number-columns-spanned="1" table:number-rows-spanned="14">
            <text:p>3</text:p>
          </table:table-cell>
          <table:table-cell table:style-name="ce80" office:value-type="string" calcext:value-type="string" table:number-columns-spanned="1" table:number-rows-spanned="14">
            <text:p>Adagrad</text:p>
          </table:table-cell>
          <table:table-cell table:style-name="ce31" office:value-type="string" calcext:value-type="string">
            <text:p>mean_squared_error</text:p>
          </table:table-cell>
          <table:table-cell/>
          <table:table-cell table:style-name="ce1" office:value-type="float" office:value="0.879518068698515" calcext:value-type="float">
            <text:p>0.879518068698515</text:p>
          </table:table-cell>
          <table:table-cell table:style-name="ce1" office:value-type="float" office:value="0.839457833103524" calcext:value-type="float">
            <text:p>0.839457833103524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75" calcext:value-type="float">
            <text:p>0.75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313" calcext:value-type="float">
            <text:p>0.831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error</text:p>
          </table:table-cell>
          <table:table-cell/>
          <table:table-cell office:value-type="float" office:value="0.869047621885935" calcext:value-type="float">
            <text:p>0.869047621885935</text:p>
          </table:table-cell>
          <table:table-cell office:value-type="float" office:value="0.714802065336082" calcext:value-type="float">
            <text:p>0.714802065336082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554" calcext:value-type="float">
            <text:p>0.855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percentage_error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662134253501687" calcext:value-type="float">
            <text:p>0.662134253501687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04" calcext:value-type="float">
            <text:p>0.404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4" calcext:value-type="float">
            <text:p>0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096" calcext:value-type="float">
            <text:p>0.409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squared_logarithmic_error</text:p>
          </table:table-cell>
          <table:table-cell/>
          <table:table-cell table:style-name="ce1" office:value-type="float" office:value="0.879518077316054" calcext:value-type="float">
            <text:p>0.879518077316054</text:p>
          </table:table-cell>
          <table:table-cell table:style-name="ce1" office:value-type="float" office:value="0.839414805491902" calcext:value-type="float">
            <text:p>0.83941480549190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quared_hinge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825172118533977" calcext:value-type="float">
            <text:p>0.825172118533977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8554" calcext:value-type="float">
            <text:p>0.855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hinge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797289156335835" calcext:value-type="float">
            <text:p>0.797289156335835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6" calcext:value-type="float">
            <text:p>0.8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4458" calcext:value-type="float">
            <text:p>0.4458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hinge</text:p>
          </table:table-cell>
          <table:table-cell/>
          <table:table-cell office:value-type="float" office:value="0.892857148533776" calcext:value-type="float">
            <text:p>0.892857148533776</text:p>
          </table:table-cell>
          <table:table-cell office:value-type="float" office:value="0.714572577729898" calcext:value-type="float">
            <text:p>0.71457257772989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" calcext:value-type="float">
            <text:p>0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096" calcext:value-type="float">
            <text:p>0.409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logcosh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839386115957113" calcext:value-type="float">
            <text:p>0.839386115957113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4" calcext:value-type="float">
            <text:p>0.8554</text:p>
          </table:table-cell>
          <table:table-cell table:number-columns-repeated="2" office:value-type="float" office:value="0.8509" calcext:value-type="float">
            <text:p>0.85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15" calcext:value-type="float">
            <text:p>0.8615</text:p>
          </table:table-cell>
          <table:table-cell table:number-columns-repeated="2" office:value-type="float" office:value="0.8509" calcext:value-type="float">
            <text:p>0.850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8313" calcext:value-type="float">
            <text:p>0.831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crossentropy</text:p>
          </table:table-cell>
          <table:table-cell/>
          <table:table-cell office:value-type="float" office:value="0.867469875927431" calcext:value-type="float">
            <text:p>0.867469875927431</text:p>
          </table:table-cell>
          <table:table-cell office:value-type="float" office:value="0.829761902545966" calcext:value-type="float">
            <text:p>0.82976190254596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binary_crossentropy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725430292966581" calcext:value-type="float">
            <text:p>0.72543029296658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952" calcext:value-type="float">
            <text:p>0.7952</text:p>
          </table:table-cell>
          <table:table-cell office:value-type="float" office:value="9.6907" calcext:value-type="float">
            <text:p>9.6907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072" calcext:value-type="float">
            <text:p>0.807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kullback_leibler_divergence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817728056445316" calcext:value-type="float">
            <text:p>0.817728056445316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osine_proximity</text:p>
          </table:table-cell>
          <table:table-cell/>
          <table:table-cell office:value-type="float" office:value="0.807228917098907" calcext:value-type="float">
            <text:p>0.807228917098907</text:p>
          </table:table-cell>
          <table:table-cell office:value-type="float" office:value="0.626176131031531" calcext:value-type="float">
            <text:p>0.62617613103153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4" calcext:value-type="float" table:number-columns-spanned="1" table:number-rows-spanned="14">
            <text:p>4</text:p>
          </table:table-cell>
          <table:table-cell table:style-name="ce82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55421693210142" calcext:value-type="float">
            <text:p>0.855421693210142</text:p>
          </table:table-cell>
          <table:table-cell office:value-type="float" office:value="0.801161790225811" calcext:value-type="float">
            <text:p>0.801161790225811</text:p>
          </table:table-cell>
          <table:table-cell office:value-type="float" office:value="0.867999991575877" calcext:value-type="float">
            <text:p>0.86799999157587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67999993960063" calcext:value-type="float">
            <text:p>0.867999993960063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597333338658015" calcext:value-type="float">
            <text:p>0.597333338658015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870666662851969" calcext:value-type="float">
            <text:p>0.870666662851969</text:p>
          </table:table-cell>
          <table:table-cell office:value-type="float" office:value="0.785714282875969" calcext:value-type="float">
            <text:p>0.785714282875969</text:p>
          </table:table-cell>
          <table:table-cell office:value-type="float" office:value="0.870838876888057" calcext:value-type="float">
            <text:p>0.870838876888057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2725917" calcext:value-type="float">
            <text:p>0.85885485272591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086550407816" calcext:value-type="float">
            <text:p>0.85086550407816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56191741801134" calcext:value-type="float">
            <text:p>0.856191741801134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51393615" calcext:value-type="float">
            <text:p>0.84953395139361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error</text:p>
          </table:table-cell>
          <table:table-cell/>
          <table:table-cell table:style-name="ce1" office:value-type="float" office:value="0.89285713718051" calcext:value-type="float">
            <text:p>0.89285713718051</text:p>
          </table:table-cell>
          <table:table-cell office:value-type="float" office:value="0.791222030834022" calcext:value-type="float">
            <text:p>0.791222030834022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854666662613551" calcext:value-type="float">
            <text:p>0.85466666261355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6666665871938" calcext:value-type="float">
            <text:p>0.86666665871938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7333332379659" calcext:value-type="float">
            <text:p>0.87333332379659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861517968412722" calcext:value-type="float">
            <text:p>0.861517968412722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76165103499645" calcext:value-type="float">
            <text:p>0.876165103499645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806645" calcext:value-type="float">
            <text:p>0.394141151806645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48202394343883" calcext:value-type="float">
            <text:p>0.848202394343883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3528626114328" calcext:value-type="float">
            <text:p>0.853528626114328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percentage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9082044385934" calcext:value-type="float">
            <text:p>0.699082044385934</text:p>
          </table:table-cell>
          <table:table-cell office:value-type="float" office:value="0.861333325703939" calcext:value-type="float">
            <text:p>0.86133332570393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402666672070821" calcext:value-type="float">
            <text:p>0.402666672070821</text:p>
          </table:table-cell>
          <table:table-cell table:style-name="ce72" office:value-type="float" office:value="0.357142858562015" calcext:value-type="float">
            <text:p>0.357142858562015</text:p>
          </table:table-cell>
          <table:table-cell office:value-type="float" office:value="0.870666658083598" calcext:value-type="float">
            <text:p>0.87066665808359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394141152481264" calcext:value-type="float">
            <text:p>0.394141152481264</text:p>
          </table:table-cell>
          <table:table-cell office:value-type="float" office:value="0.433734944067806" calcext:value-type="float">
            <text:p>0.433734944067806</text:p>
          </table:table-cell>
          <table:table-cell office:value-type="float" office:value="0.868175757550368" calcext:value-type="float">
            <text:p>0.86817575755036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394141152401898" calcext:value-type="float">
            <text:p>0.394141152401898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1517966031711" calcext:value-type="float">
            <text:p>0.8615179660317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6844201373673" calcext:value-type="float">
            <text:p>0.86684420137367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47742731" calcext:value-type="float">
            <text:p>0.849533947742731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table:style-name="ce31" office:value-type="string" calcext:value-type="string">
            <text:p>mean_squared_logarithmic_error</text:p>
          </table:table-cell>
          <table:table-cell/>
          <table:table-cell table:style-name="ce1" office:value-type="float" office:value="0.892857140018826" calcext:value-type="float">
            <text:p>0.892857140018826</text:p>
          </table:table-cell>
          <table:table-cell table:style-name="ce1" office:value-type="float" office:value="0.832128515837867" calcext:value-type="float">
            <text:p>0.832128515837867</text:p>
          </table:table-cell>
          <table:table-cell office:value-type="float" office:value="0.878666659196218" calcext:value-type="float">
            <text:p>0.878666659196218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6684419931013" calcext:value-type="float">
            <text:p>0.86684419931013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876165107467997" calcext:value-type="float">
            <text:p>0.876165107467997</text:p>
          </table:table-cell>
          <table:table-cell office:value-type="float" office:value="0.807228912072009" calcext:value-type="float">
            <text:p>0.807228912072009</text:p>
          </table:table-cell>
          <table:table-cell office:value-type="float" office:value="0.850865505982969" calcext:value-type="float">
            <text:p>0.8508655059829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5539274291891" calcext:value-type="float">
            <text:p>0.845539274291891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4181084099527" calcext:value-type="float">
            <text:p>0.864181084099527</text:p>
          </table:table-cell>
          <table:table-cell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quared_hinge</text:p>
          </table:table-cell>
          <table:table-cell/>
          <table:table-cell office:value-type="float" office:value="0.845238098076412" calcext:value-type="float">
            <text:p>0.845238098076412</text:p>
          </table:table-cell>
          <table:table-cell office:value-type="float" office:value="0.73869764815783" calcext:value-type="float">
            <text:p>0.73869764815783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597333338061969" calcext:value-type="float">
            <text:p>0.597333338061969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606666672428449" calcext:value-type="float">
            <text:p>0.606666672428449</text:p>
          </table:table-cell>
          <table:table-cell office:value-type="float" office:value="0.559523812362126" calcext:value-type="float">
            <text:p>0.559523812362126</text:p>
          </table:table-cell>
          <table:table-cell office:value-type="float" office:value="0.876165105880656" calcext:value-type="float">
            <text:p>0.876165105880656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70838873713375" calcext:value-type="float">
            <text:p>0.870838873713375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0865504871831" calcext:value-type="float">
            <text:p>0.85086550487183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4181085686868" calcext:value-type="float">
            <text:p>0.864181085686868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400798941301442" calcext:value-type="float">
            <text:p>0.400798941301442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hinge</text:p>
          </table:table-cell>
          <table:table-cell/>
          <table:table-cell table:style-name="ce1" office:value-type="float" office:value="0.89285713718051" calcext:value-type="float">
            <text:p>0.89285713718051</text:p>
          </table:table-cell>
          <table:table-cell office:value-type="float" office:value="0.739371774522176" calcext:value-type="float">
            <text:p>0.739371774522176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45333326657613" calcext:value-type="float">
            <text:p>0.845333326657613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8202389978696" calcext:value-type="float">
            <text:p>0.84820238997869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72170431953613" calcext:value-type="float">
            <text:p>0.87217043195361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403462057504133" calcext:value-type="float">
            <text:p>0.403462057504133</text:p>
          </table:table-cell>
          <table:table-cell office:value-type="float" office:value="0.349397591079574" calcext:value-type="float">
            <text:p>0.349397591079574</text:p>
          </table:table-cell>
          <table:table-cell office:value-type="float" office:value="0.400798942412581" calcext:value-type="float">
            <text:p>0.400798942412581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3376363807209" calcext:value-type="float">
            <text:p>0.833376363807209</text:p>
          </table:table-cell>
          <table:table-cell office:value-type="float" office:value="0.861333328088124" calcext:value-type="float">
            <text:p>0.861333328088124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9999991257985" calcext:value-type="float">
            <text:p>0.859999991257985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9533952980956" calcext:value-type="float">
            <text:p>0.84953395298095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5512642657233" calcext:value-type="float">
            <text:p>0.86551264265723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0186413664634" calcext:value-type="float">
            <text:p>0.86018641366463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5251974" calcext:value-type="float">
            <text:p>0.860186415251974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logcosh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768373494464914" calcext:value-type="float">
            <text:p>0.768373494464914</text:p>
          </table:table-cell>
          <table:table-cell office:value-type="float" office:value="0.861333327293396" calcext:value-type="float">
            <text:p>0.86133332729339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70666661262512" calcext:value-type="float">
            <text:p>0.870666661262512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853333325783412" calcext:value-type="float">
            <text:p>0.853333325783412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75999993483225" calcext:value-type="float">
            <text:p>0.87599999348322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211392" calcext:value-type="float">
            <text:p>0.394141151211392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58854851535411" calcext:value-type="float">
            <text:p>0.8588548515354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596537956702566" calcext:value-type="float">
            <text:p>0.596537956702566</text:p>
          </table:table-cell>
          <table:table-cell office:value-type="float" office:value="0.650602408920426" calcext:value-type="float">
            <text:p>0.65060240892042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crossentropy</text:p>
          </table:table-cell>
          <table:table-cell/>
          <table:table-cell office:value-type="float" office:value="0.867469875927431" calcext:value-type="float">
            <text:p>0.867469875927431</text:p>
          </table:table-cell>
          <table:table-cell office:value-type="float" office:value="0.829761902545966" calcext:value-type="float">
            <text:p>0.82976190254596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binary_crossentropy</text:p>
          </table:table-cell>
          <table:table-cell/>
          <table:table-cell office:value-type="float" office:value="0.867469885981226" calcext:value-type="float">
            <text:p>0.867469885981226</text:p>
          </table:table-cell>
          <table:table-cell office:value-type="float" office:value="0.808089500893072" calcext:value-type="float">
            <text:p>0.808089500893072</text:p>
          </table:table-cell>
          <table:table-cell office:value-type="float" office:value="0.853333327770233" calcext:value-type="float">
            <text:p>0.853333327770233</text:p>
          </table:table-cell>
          <table:table-cell office:value-type="float" office:value="0.833333339009966" calcext:value-type="float">
            <text:p>0.833333339009966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3333326180776" calcext:value-type="float">
            <text:p>0.853333326180776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66844199786332" calcext:value-type="float">
            <text:p>0.866844199786332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77496664120894" calcext:value-type="float">
            <text:p>0.87749666412089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601864186568203" calcext:value-type="float">
            <text:p>0.601864186568203</text:p>
          </table:table-cell>
          <table:table-cell office:value-type="float" office:value="0.602409641067666" calcext:value-type="float">
            <text:p>0.602409641067666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85981226" calcext:value-type="float">
            <text:p>0.867469885981226</text:p>
          </table:table-cell>
          <table:table-cell table:style-name="ce72" office:value-type="float" office:value="0.862849529033971" calcext:value-type="float">
            <text:p>0.862849529033971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86629014" calcext:value-type="float">
            <text:p>0.880952386629014</text:p>
          </table:table-cell>
          <table:table-cell office:value-type="float" office:value="0.795008606060578" calcext:value-type="float">
            <text:p>0.795008606060578</text:p>
          </table:table-cell>
          <table:table-cell office:value-type="float" office:value="0.842666660944621" calcext:value-type="float">
            <text:p>0.842666660944621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37333329518636" calcext:value-type="float">
            <text:p>0.837333329518636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609333337346713" calcext:value-type="float">
            <text:p>0.609333337346713</text:p>
          </table:table-cell>
          <table:table-cell office:value-type="float" office:value="0.571428574266888" calcext:value-type="float">
            <text:p>0.571428574266888</text:p>
          </table:table-cell>
          <table:table-cell office:value-type="float" office:value="0.861517966349179" calcext:value-type="float">
            <text:p>0.8615179663491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4860176417862" calcext:value-type="float">
            <text:p>0.854860176417862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0213043711951" calcext:value-type="float">
            <text:p>0.84021304371195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6218066" calcext:value-type="float">
            <text:p>0.858854856218066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599201071179024" calcext:value-type="float">
            <text:p>0.599201071179024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poisson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33333333422245" calcext:value-type="float">
            <text:p>0.83333333342224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70666659673055" calcext:value-type="float">
            <text:p>0.870666659673055</text:p>
          </table:table-cell>
          <table:table-cell office:value-type="float" office:value="0.797619041942415" calcext:value-type="float">
            <text:p>0.797619041942415</text:p>
          </table:table-cell>
          <table:table-cell office:value-type="float" office:value="0.850666659673055" calcext:value-type="float">
            <text:p>0.85066665967305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5999995867411" calcext:value-type="float">
            <text:p>0.855999995867411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" calcext:value-type="float">
            <text:p>0.8655126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osine_proximity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76954962935724" calcext:value-type="float">
            <text:p>0.76954962935724</text:p>
          </table:table-cell>
          <table:table-cell office:value-type="float" office:value="0.875999992688497" calcext:value-type="float">
            <text:p>0.87599999268849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8666661580404" calcext:value-type="float">
            <text:p>0.858666661580404</text:p>
          </table:table-cell>
          <table:table-cell office:value-type="float" office:value="0.773809529486157" calcext:value-type="float">
            <text:p>0.773809529486157</text:p>
          </table:table-cell>
          <table:table-cell office:value-type="float" office:value="0.858666660785675" calcext:value-type="float">
            <text:p>0.858666660785675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69333326816559" calcext:value-type="float">
            <text:p>0.86933332681655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74833546053078" calcext:value-type="float">
            <text:p>0.874833546053078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82822894700834" calcext:value-type="float">
            <text:p>0.882822894700834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394141152897941" calcext:value-type="float">
            <text:p>0.394141152897941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6844203754684" calcext:value-type="float">
            <text:p>0.866844203754684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599201071000448" calcext:value-type="float">
            <text:p>0.599201071000448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5" calcext:value-type="float" table:number-columns-spanned="1" table:number-rows-spanned="14">
            <text:p>5</text:p>
          </table:table-cell>
          <table:table-cell table:style-name="ce84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28413654991217" calcext:value-type="float">
            <text:p>0.828413654991217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3333330154419" calcext:value-type="float">
            <text:p>0.85333333015441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0186414140836" calcext:value-type="float">
            <text:p>0.860186414140836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64181088067879" calcext:value-type="float">
            <text:p>0.864181088067879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70838869745023" calcext:value-type="float">
            <text:p>0.870838869745023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81491337254266" calcext:value-type="float">
            <text:p>0.881491337254266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8202393153377" calcext:value-type="float">
            <text:p>0.848202393153377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error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69219736086693" calcext:value-type="float">
            <text:p>0.69219736086693</text:p>
          </table:table-cell>
          <table:table-cell office:value-type="float" office:value="0.871999994119008" calcext:value-type="float">
            <text:p>0.87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397333340843519" calcext:value-type="float">
            <text:p>0.397333340843519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400000007549922" calcext:value-type="float">
            <text:p>0.400000007549922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63999994595845" calcext:value-type="float">
            <text:p>0.86399999459584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746987954679742" calcext:value-type="float">
            <text:p>0.746987954679742</text:p>
          </table:table-cell>
          <table:table-cell office:value-type="float" office:value="0.394141151409809" calcext:value-type="float">
            <text:p>0.394141151409809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52197064223207" calcext:value-type="float">
            <text:p>0.852197064223207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6844202167343" calcext:value-type="float">
            <text:p>0.866844202167343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4860179592544" calcext:value-type="float">
            <text:p>0.854860179592544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percentage_error</text:p>
          </table:table-cell>
          <table:table-cell/>
          <table:table-cell table:style-name="ce1" office:value-type="float" office:value="0.91666666382835" calcext:value-type="float">
            <text:p>0.91666666382835</text:p>
          </table:table-cell>
          <table:table-cell office:value-type="float" office:value="0.774153758075069" calcext:value-type="float">
            <text:p>0.774153758075069</text:p>
          </table:table-cell>
          <table:table-cell office:value-type="float" office:value="0.867999994754791" calcext:value-type="float">
            <text:p>0.86799999475479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26666664282481" calcext:value-type="float">
            <text:p>0.82666666428248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3333326975505" calcext:value-type="float">
            <text:p>0.853333326975505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70666660467784" calcext:value-type="float">
            <text:p>0.87066666046778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6844200580003" calcext:value-type="float">
            <text:p>0.86684420058000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398135825634479" calcext:value-type="float">
            <text:p>0.398135825634479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605858859701576" calcext:value-type="float">
            <text:p>0.605858859701576</text:p>
          </table:table-cell>
          <table:table-cell office:value-type="float" office:value="0.566265063113477" calcext:value-type="float">
            <text:p>0.566265063113477</text:p>
          </table:table-cell>
          <table:table-cell office:value-type="float" office:value="0.858854853043385" calcext:value-type="float">
            <text:p>0.858854853043385</text:p>
          </table:table-cell>
          <table:table-cell office:value-type="float" office:value="0.831325307667973" calcext:value-type="float">
            <text:p>0.83132530766797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squared_logarithmic_error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33218587638316" calcext:value-type="float">
            <text:p>0.833218587638316</text:p>
          </table:table-cell>
          <table:table-cell office:value-type="float" office:value="0.869333325227102" calcext:value-type="float">
            <text:p>0.86933332522710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7483355240244" calcext:value-type="float">
            <text:p>0.8748335524024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70838874507046" calcext:value-type="float">
            <text:p>0.870838874507046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0186408585143" calcext:value-type="float">
            <text:p>0.860186408585143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4154454528412" calcext:value-type="float">
            <text:p>0.884154454528412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quared_hinge</text:p>
          </table:table-cell>
          <table:table-cell/>
          <table:table-cell office:value-type="float" office:value="0.892857140018826" calcext:value-type="float">
            <text:p>0.892857140018826</text:p>
          </table:table-cell>
          <table:table-cell office:value-type="float" office:value="0.776592082946176" calcext:value-type="float">
            <text:p>0.776592082946176</text:p>
          </table:table-cell>
          <table:table-cell office:value-type="float" office:value="0.862666660149892" calcext:value-type="float">
            <text:p>0.86266666014989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3999991416931" calcext:value-type="float">
            <text:p>0.863999991416931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73333325386047" calcext:value-type="float">
            <text:p>0.873333325386047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1517967619051" calcext:value-type="float">
            <text:p>0.861517967619051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0186412077293" calcext:value-type="float">
            <text:p>0.860186412077293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84154453734742" calcext:value-type="float">
            <text:p>0.884154453734742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1006882460515" calcext:value-type="float">
            <text:p>0.691006882460515</text:p>
          </table:table-cell>
          <table:table-cell office:value-type="float" office:value="0.396000006596247" calcext:value-type="float">
            <text:p>0.396000006596247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847999994754791" calcext:value-type="float">
            <text:p>0.84799999475479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400000007947286" calcext:value-type="float">
            <text:p>0.400000007947286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54666659434636" calcext:value-type="float">
            <text:p>0.85466665943463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5512643450903" calcext:value-type="float">
            <text:p>0.865512643450903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394141151707436" calcext:value-type="float">
            <text:p>0.394141151707436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70838871332364" calcext:value-type="float">
            <text:p>0.870838871332364</text:p>
          </table:table-cell>
          <table:table-cell office:value-type="float" office:value="0.795180720737182" calcext:value-type="float">
            <text:p>0.79518072073718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hinge</text:p>
          </table:table-cell>
          <table:table-cell/>
          <table:table-cell table:style-name="ce1" office:value-type="float" office:value="0.928571425733112" calcext:value-type="float">
            <text:p>0.928571425733112</text:p>
          </table:table-cell>
          <table:table-cell office:value-type="float" office:value="0.683634539771819" calcext:value-type="float">
            <text:p>0.683634539771819</text:p>
          </table:table-cell>
          <table:table-cell office:value-type="float" office:value="0.396000004510085" calcext:value-type="float">
            <text:p>0.396000004510085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397333340346813" calcext:value-type="float">
            <text:p>0.397333340346813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54666659832001" calcext:value-type="float">
            <text:p>0.854666659832001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4181086798006" calcext:value-type="float">
            <text:p>0.86418108679800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64181087591677" calcext:value-type="float">
            <text:p>0.864181087591677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399467383279464" calcext:value-type="float">
            <text:p>0.399467383279464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601864184584027" calcext:value-type="float">
            <text:p>0.601864184584027</text:p>
          </table:table-cell>
          <table:table-cell office:value-type="float" office:value="0.602409642862986" calcext:value-type="float">
            <text:p>0.602409642862986</text:p>
          </table:table-cell>
          <table:table-cell office:value-type="float" office:value="0.861517971984238" calcext:value-type="float">
            <text:p>0.86151797198423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872170434334624" calcext:value-type="float">
            <text:p>0.872170434334624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logcosh</text:p>
          </table:table-cell>
          <table:table-cell/>
          <table:table-cell table:style-name="ce1" office:value-type="float" office:value="0.928571425733112" calcext:value-type="float">
            <text:p>0.928571425733112</text:p>
          </table:table-cell>
          <table:table-cell office:value-type="float" office:value="0.786216294001179" calcext:value-type="float">
            <text:p>0.786216294001179</text:p>
          </table:table-cell>
          <table:table-cell office:value-type="float" office:value="0.875999989509582" calcext:value-type="float">
            <text:p>0.87599998950958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7999993165334" calcext:value-type="float">
            <text:p>0.867999993165334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5333326657613" calcext:value-type="float">
            <text:p>0.86533332665761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81333328088125" calcext:value-type="float">
            <text:p>0.88133332808812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604527302850261" calcext:value-type="float">
            <text:p>0.604527302850261</text:p>
          </table:table-cell>
          <table:table-cell office:value-type="float" office:value="0.578313257320818" calcext:value-type="float">
            <text:p>0.578313257320818</text:p>
          </table:table-cell>
          <table:table-cell office:value-type="float" office:value="0.605858860415879" calcext:value-type="float">
            <text:p>0.605858860415879</text:p>
          </table:table-cell>
          <table:table-cell office:value-type="float" office:value="0.566265059163771" calcext:value-type="float">
            <text:p>0.566265059163771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8175763582263" calcext:value-type="float">
            <text:p>0.86817576358226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4181087274208" calcext:value-type="float">
            <text:p>0.864181087274208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table:style-name="ce31" office:value-type="string" calcext:value-type="string">
            <text:p>categorical_crossentropy</text:p>
          </table:table-cell>
          <table:table-cell/>
          <table:table-cell table:style-name="ce1" office:value-type="float" office:value="0.91666666382835" calcext:value-type="float">
            <text:p>0.91666666382835</text:p>
          </table:table-cell>
          <table:table-cell table:style-name="ce1" office:value-type="float" office:value="0.840447504097747" calcext:value-type="float">
            <text:p>0.840447504097747</text:p>
          </table:table-cell>
          <table:table-cell office:value-type="float" office:value="0.863999993006388" calcext:value-type="float">
            <text:p>0.863999993006388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43999996185303" calcext:value-type="float">
            <text:p>0.843999996185303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59999996026357" calcext:value-type="float">
            <text:p>0.859999996026357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8175759613911" calcext:value-type="float">
            <text:p>0.868175759613911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3528623733317" calcext:value-type="float">
            <text:p>0.85352862373331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3927106" calcext:value-type="float">
            <text:p>0.865512643927106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151796523804" calcext:value-type="float">
            <text:p>0.86151796523804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8202391089834" calcext:value-type="float">
            <text:p>0.848202391089834</text:p>
          </table:table-cell>
          <table:table-cell office:value-type="float" office:value="0.855421688183244" calcext:value-type="float">
            <text:p>0.85542168818324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binary_crossentropy</text:p>
          </table:table-cell>
          <table:table-cell/>
          <table:table-cell table:style-name="ce1" office:value-type="float" office:value="0.904761899085272" calcext:value-type="float">
            <text:p>0.904761899085272</text:p>
          </table:table-cell>
          <table:table-cell office:value-type="float" office:value="0.745266781924308" calcext:value-type="float">
            <text:p>0.745266781924308</text:p>
          </table:table-cell>
          <table:table-cell office:value-type="float" office:value="0.877333327929179" calcext:value-type="float">
            <text:p>0.877333327929179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79999995231628" calcext:value-type="float">
            <text:p>0.87999999523162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904761899085272" calcext:value-type="float">
            <text:p>0.904761899085272</text:p>
          </table:table-cell>
          <table:table-cell office:value-type="float" office:value="0.854666660626729" calcext:value-type="float">
            <text:p>0.85466666062672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398135824642391" calcext:value-type="float">
            <text:p>0.398135824642391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846870830944788" calcext:value-type="float">
            <text:p>0.846870830944788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783132527966097" calcext:value-type="float">
            <text:p>0.7831325279660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780220883361444" calcext:value-type="float">
            <text:p>0.780220883361444</text:p>
          </table:table-cell>
          <table:table-cell office:value-type="float" office:value="0.871999992529551" calcext:value-type="float">
            <text:p>0.87199999252955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0463257" calcext:value-type="float">
            <text:p>0.859999990463257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733332713445" calcext:value-type="float">
            <text:p>0.8573333271344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64181085210666" calcext:value-type="float">
            <text:p>0.864181085210666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830892141982814" calcext:value-type="float">
            <text:p>0.83089214198281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406125171802015" calcext:value-type="float">
            <text:p>0.406125171802015</text:p>
          </table:table-cell>
          <table:table-cell office:value-type="float" office:value="0.325301203742085" calcext:value-type="float">
            <text:p>0.32530120374208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poisson</text:p>
          </table:table-cell>
          <table:table-cell/>
          <table:table-cell office:value-type="float" office:value="0.880952378114065" calcext:value-type="float">
            <text:p>0.880952378114065</text:p>
          </table:table-cell>
          <table:table-cell office:value-type="float" office:value="0.838052209919373" calcext:value-type="float">
            <text:p>0.838052209919373</text:p>
          </table:table-cell>
          <table:table-cell office:value-type="float" office:value="0.854666662216186" calcext:value-type="float">
            <text:p>0.854666662216186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6666659514109" calcext:value-type="float">
            <text:p>0.866666659514109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49333328406016" calcext:value-type="float">
            <text:p>0.849333328406016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56191736245441" calcext:value-type="float">
            <text:p>0.85619173624544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215666" calcext:value-type="float">
            <text:p>0.86018641215666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58854854710093" calcext:value-type="float">
            <text:p>0.858854854710093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850865507252842" calcext:value-type="float">
            <text:p>0.850865507252842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45539276672902" calcext:value-type="float">
            <text:p>0.845539276672902</text:p>
          </table:table-cell>
          <table:table-cell office:value-type="float" office:value="0.819277111306248" calcext:value-type="float">
            <text:p>0.81927711130624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osine_proximity</text:p>
          </table:table-cell>
          <table:table-cell/>
          <table:table-cell table:style-name="ce1" office:value-type="float" office:value="0.91666666382835" calcext:value-type="float">
            <text:p>0.91666666382835</text:p>
          </table:table-cell>
          <table:table-cell office:value-type="float" office:value="0.817498566918994" calcext:value-type="float">
            <text:p>0.817498566918994</text:p>
          </table:table-cell>
          <table:table-cell office:value-type="float" office:value="0.865333326657613" calcext:value-type="float">
            <text:p>0.865333326657613</text:p>
          </table:table-cell>
          <table:table-cell office:value-type="float" office:value="0.869047616209303" calcext:value-type="float">
            <text:p>0.869047616209303</text:p>
          </table:table-cell>
          <table:table-cell office:value-type="float" office:value="0.850666664441427" calcext:value-type="float">
            <text:p>0.850666664441427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46666662693024" calcext:value-type="float">
            <text:p>0.846666662693024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66666663487752" calcext:value-type="float">
            <text:p>0.866666663487752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604527303366147" calcext:value-type="float">
            <text:p>0.604527303366147</text:p>
          </table:table-cell>
          <table:table-cell office:value-type="float" office:value="0.578313257320818" calcext:value-type="float">
            <text:p>0.578313257320818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4181089179017" calcext:value-type="float">
            <text:p>0.864181089179017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6844202167343" calcext:value-type="float">
            <text:p>0.866844202167343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64181088861549" calcext:value-type="float">
            <text:p>0.864181088861549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6" calcext:value-type="float" table:number-columns-spanned="1" table:number-rows-spanned="14">
            <text:p>6</text:p>
          </table:table-cell>
          <table:table-cell table:style-name="ce86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2114169759034" calcext:value-type="float">
            <text:p>0.832114169759034</text:p>
          </table:table-cell>
          <table:table-cell office:value-type="float" office:value="0.86533332824707" calcext:value-type="float">
            <text:p>0.86533332824707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54666659037272" calcext:value-type="float">
            <text:p>0.854666659037272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857523297977828" calcext:value-type="float">
            <text:p>0.857523297977828</text:p>
          </table:table-cell>
          <table:table-cell office:value-type="float" office:value="0.843373488230878" calcext:value-type="float">
            <text:p>0.843373488230878</text:p>
          </table:table-cell>
          <table:table-cell office:value-type="float" office:value="0.861517970000063" calcext:value-type="float">
            <text:p>0.861517970000063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78313253514738" calcext:value-type="float">
            <text:p>0.78313253514738</text:p>
          </table:table-cell>
          <table:table-cell office:value-type="float" office:value="0.854860180386214" calcext:value-type="float">
            <text:p>0.854860180386214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70838876094386" calcext:value-type="float">
            <text:p>0.870838876094386</text:p>
          </table:table-cell>
          <table:table-cell office:value-type="float" office:value="0.819277109869991" calcext:value-type="float">
            <text:p>0.81927710986999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error</text:p>
          </table:table-cell>
          <table:table-cell/>
          <table:table-cell table:style-name="ce1" office:value-type="float" office:value="0.8915662614696" calcext:value-type="float">
            <text:p>0.8915662614696</text:p>
          </table:table-cell>
          <table:table-cell table:style-name="ce1" office:value-type="float" office:value="0.839328741045841" calcext:value-type="float">
            <text:p>0.839328741045841</text:p>
          </table:table-cell>
          <table:table-cell office:value-type="float" office:value="0.859999991257985" calcext:value-type="float">
            <text:p>0.859999991257985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6666661898295" calcext:value-type="float">
            <text:p>0.866666661898295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860186410172484" calcext:value-type="float">
            <text:p>0.860186410172484</text:p>
          </table:table-cell>
          <table:table-cell office:value-type="float" office:value="0.843373491821519" calcext:value-type="float">
            <text:p>0.843373491821519</text:p>
          </table:table-cell>
          <table:table-cell office:value-type="float" office:value="0.857523298454031" calcext:value-type="float">
            <text:p>0.857523298454031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72170433540954" calcext:value-type="float">
            <text:p>0.872170433540954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69507314679467" calcext:value-type="float">
            <text:p>0.869507314679467</text:p>
          </table:table-cell>
          <table:table-cell office:value-type="float" office:value="0.771084333758756" calcext:value-type="float">
            <text:p>0.771084333758756</text:p>
          </table:table-cell>
          <table:table-cell office:value-type="float" office:value="0.868175759137709" calcext:value-type="float">
            <text:p>0.868175759137709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74833547640418" calcext:value-type="float">
            <text:p>0.874833547640418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percentage_error</text:p>
          </table:table-cell>
          <table:table-cell/>
          <table:table-cell table:style-name="ce1" office:value-type="float" office:value="0.903614454240684" calcext:value-type="float">
            <text:p>0.903614454240684</text:p>
          </table:table-cell>
          <table:table-cell office:value-type="float" office:value="0.711460125295855" calcext:value-type="float">
            <text:p>0.711460125295855</text:p>
          </table:table-cell>
          <table:table-cell office:value-type="float" office:value="0.404000006715457" calcext:value-type="float">
            <text:p>0.404000006715457</text:p>
          </table:table-cell>
          <table:table-cell table:style-name="Default" office:value-type="float" office:value="0.345238092399779" calcext:value-type="float">
            <text:p>0.345238092399779</text:p>
          </table:table-cell>
          <table:table-cell office:value-type="float" office:value="0.86133332490921" calcext:value-type="float">
            <text:p>0.8613333249092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385333338975906" calcext:value-type="float">
            <text:p>0.385333338975906</text:p>
          </table:table-cell>
          <table:table-cell office:value-type="float" office:value="0.511904759066445" calcext:value-type="float">
            <text:p>0.511904759066445</text:p>
          </table:table-cell>
          <table:table-cell office:value-type="float" office:value="0.859999993642171" calcext:value-type="float">
            <text:p>0.859999993642171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70838879269068" calcext:value-type="float">
            <text:p>0.870838879269068</text:p>
          </table:table-cell>
          <table:table-cell office:value-type="float" office:value="0.867469877363688" calcext:value-type="float">
            <text:p>0.867469877363688</text:p>
          </table:table-cell>
          <table:table-cell office:value-type="float" office:value="0.868175760725049" calcext:value-type="float">
            <text:p>0.868175760725049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72170431159942" calcext:value-type="float">
            <text:p>0.872170431159942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77496662533553" calcext:value-type="float">
            <text:p>0.877496662533553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400798941718119" calcext:value-type="float">
            <text:p>0.400798941718119</text:p>
          </table:table-cell>
          <table:table-cell office:value-type="float" office:value="0.373493973031101" calcext:value-type="float">
            <text:p>0.37349397303110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squared_logarithmic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796428569855528" calcext:value-type="float">
            <text:p>0.796428569855528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4666660626729" calcext:value-type="float">
            <text:p>0.854666660626729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614666671156883" calcext:value-type="float">
            <text:p>0.614666671156883</text:p>
          </table:table-cell>
          <table:table-cell office:value-type="float" office:value="0.488095240933555" calcext:value-type="float">
            <text:p>0.488095240933555</text:p>
          </table:table-cell>
          <table:table-cell office:value-type="float" office:value="0.863999995390574" calcext:value-type="float">
            <text:p>0.863999995390574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50865506459171" calcext:value-type="float">
            <text:p>0.850865506459171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58854852725917" calcext:value-type="float">
            <text:p>0.858854852725917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0186411283623" calcext:value-type="float">
            <text:p>0.860186411283623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52197063112068" calcext:value-type="float">
            <text:p>0.852197063112068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53528620558636" calcext:value-type="float">
            <text:p>0.853528620558636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quared_hinge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832128513563794" calcext:value-type="float">
            <text:p>0.832128513563794</text:p>
          </table:table-cell>
          <table:table-cell office:value-type="float" office:value="0.854666661818822" calcext:value-type="float">
            <text:p>0.854666661818822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82666660944621" calcext:value-type="float">
            <text:p>0.882666660944621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9999995231628" calcext:value-type="float">
            <text:p>0.85999999523162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6191741007463" calcext:value-type="float">
            <text:p>0.856191741007463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60186412553495" calcext:value-type="float">
            <text:p>0.860186412553495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2849530224476" calcext:value-type="float">
            <text:p>0.862849530224476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65512642339765" calcext:value-type="float">
            <text:p>0.86551264233976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hinge</text:p>
          </table:table-cell>
          <table:table-cell/>
          <table:table-cell table:style-name="ce1" office:value-type="float" office:value="0.903614454240684" calcext:value-type="float">
            <text:p>0.903614454240684</text:p>
          </table:table-cell>
          <table:table-cell office:value-type="float" office:value="0.671026962751024" calcext:value-type="float">
            <text:p>0.671026962751024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869047613370986" calcext:value-type="float">
            <text:p>0.869047613370986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385333339571953" calcext:value-type="float">
            <text:p>0.385333339571953</text:p>
          </table:table-cell>
          <table:table-cell office:value-type="float" office:value="0.511904759066445" calcext:value-type="float">
            <text:p>0.511904759066445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404793614137189" calcext:value-type="float">
            <text:p>0.404793614137189</text:p>
          </table:table-cell>
          <table:table-cell office:value-type="float" office:value="0.337349394717849" calcext:value-type="float">
            <text:p>0.337349394717849</text:p>
          </table:table-cell>
          <table:table-cell office:value-type="float" office:value="0.406125173290147" calcext:value-type="float">
            <text:p>0.406125173290147</text:p>
          </table:table-cell>
          <table:table-cell office:value-type="float" office:value="0.325301203742085" calcext:value-type="float">
            <text:p>0.325301203742085</text:p>
          </table:table-cell>
          <table:table-cell office:value-type="float" office:value="0.886817569421547" calcext:value-type="float">
            <text:p>0.886817569421547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392809593844191" calcext:value-type="float">
            <text:p>0.392809593844191</text:p>
          </table:table-cell>
          <table:table-cell office:value-type="float" office:value="0.445783131811992" calcext:value-type="float">
            <text:p>0.445783131811992</text:p>
          </table:table-cell>
          <table:table-cell office:value-type="float" office:value="0.862849529033971" calcext:value-type="float">
            <text:p>0.862849529033971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78512621809543" calcext:value-type="float">
            <text:p>0.78512621809543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69047613370986" calcext:value-type="float">
            <text:p>0.869047613370986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6666659514109" calcext:value-type="float">
            <text:p>0.866666659514109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404793614851492" calcext:value-type="float">
            <text:p>0.404793614851492</text:p>
          </table:table-cell>
          <table:table-cell office:value-type="float" office:value="0.337349394717849" calcext:value-type="float">
            <text:p>0.337349394717849</text:p>
          </table:table-cell>
          <table:table-cell office:value-type="float" office:value="0.861517970317531" calcext:value-type="float">
            <text:p>0.861517970317531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65512641546094" calcext:value-type="float">
            <text:p>0.865512641546094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771084342376295" calcext:value-type="float">
            <text:p>0.771084342376295</text:p>
          </table:table-cell>
          <table:table-cell office:value-type="float" office:value="0.861517968412722" calcext:value-type="float">
            <text:p>0.861517968412722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819277104843094" calcext:value-type="float">
            <text:p>0.81927710484309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logcosh</text:p>
          </table:table-cell>
          <table:table-cell/>
          <table:table-cell office:value-type="float" office:value="0.880952380952381" calcext:value-type="float">
            <text:p>0.880952380952381</text:p>
          </table:table-cell>
          <table:table-cell office:value-type="float" office:value="0.84411933348566" calcext:value-type="float">
            <text:p>0.84411933348566</text:p>
          </table:table-cell>
          <table:table-cell office:value-type="float" office:value="0.859999996026357" calcext:value-type="float">
            <text:p>0.859999996026357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69333324432373" calcext:value-type="float">
            <text:p>0.869333324432373</text:p>
          </table:table-cell>
          <table:table-cell office:value-type="float" office:value="0.880952380952381" calcext:value-type="float">
            <text:p>0.880952380952381</text:p>
          </table:table-cell>
          <table:table-cell office:value-type="float" office:value="0.867999993165334" calcext:value-type="float">
            <text:p>0.867999993165334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5999994675318" calcext:value-type="float">
            <text:p>0.87599999467531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6191738626452" calcext:value-type="float">
            <text:p>0.856191738626452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69507317854148" calcext:value-type="float">
            <text:p>0.869507317854148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60186416521847" calcext:value-type="float">
            <text:p>0.860186416521847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57523297263525" calcext:value-type="float">
            <text:p>0.857523297263525</text:p>
          </table:table-cell>
          <table:table-cell office:value-type="float" office:value="0.807228920689548" calcext:value-type="float">
            <text:p>0.807228920689548</text:p>
          </table:table-cell>
          <table:table-cell office:value-type="float" office:value="0.853528622463445" calcext:value-type="float">
            <text:p>0.853528622463445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4181084416995" calcext:value-type="float">
            <text:p>0.86418108441699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crossentropy</text:p>
          </table:table-cell>
          <table:table-cell/>
          <table:table-cell office:value-type="float" office:value="0.8915662614696" calcext:value-type="float">
            <text:p>0.8915662614696</text:p>
          </table:table-cell>
          <table:table-cell office:value-type="float" office:value="0.835757314775842" calcext:value-type="float">
            <text:p>0.835757314775842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99999888738" calcext:value-type="float">
            <text:p>0.8599999888738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65333329041799" calcext:value-type="float">
            <text:p>0.865333329041799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9533950917413" calcext:value-type="float">
            <text:p>0.849533950917413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219706708042" calcext:value-type="float">
            <text:p>0.85219706708042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2849526970428" calcext:value-type="float">
            <text:p>0.862849526970428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65512643927106" calcext:value-type="float">
            <text:p>0.865512643927106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54860182291023" calcext:value-type="float">
            <text:p>0.85486018229102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69507317854148" calcext:value-type="float">
            <text:p>0.869507317854148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binary_crossentropy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20080321514258" calcext:value-type="float">
            <text:p>0.820080321514258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43999996185303" calcext:value-type="float">
            <text:p>0.843999996185303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595206394493977" calcext:value-type="float">
            <text:p>0.595206394493977</text:p>
          </table:table-cell>
          <table:table-cell office:value-type="float" office:value="0.662650605282152" calcext:value-type="float">
            <text:p>0.662650605282152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45539276276067" calcext:value-type="float">
            <text:p>0.845539276276067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48202390296164" calcext:value-type="float">
            <text:p>0.848202390296164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0186410489952" calcext:value-type="float">
            <text:p>0.860186410489952</text:p>
          </table:table-cell>
          <table:table-cell office:value-type="float" office:value="0.831325302641076" calcext:value-type="float">
            <text:p>0.83132530264107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kullback_leibler_divergence</text:p>
          </table:table-cell>
          <table:table-cell/>
          <table:table-cell office:value-type="float" office:value="0.857142851466224" calcext:value-type="float">
            <text:p>0.857142851466224</text:p>
          </table:table-cell>
          <table:table-cell office:value-type="float" office:value="0.828514054662116" calcext:value-type="float">
            <text:p>0.828514054662116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333332379659" calcext:value-type="float">
            <text:p>0.85333332379659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52197063905739" calcext:value-type="float">
            <text:p>0.852197063905739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5512644720776" calcext:value-type="float">
            <text:p>0.86551264472077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0865508840183" calcext:value-type="float">
            <text:p>0.850865508840183</text:p>
          </table:table-cell>
          <table:table-cell office:value-type="float" office:value="0.78313253514738" calcext:value-type="float">
            <text:p>0.78313253514738</text:p>
          </table:table-cell>
          <table:table-cell office:value-type="float" office:value="0.832223697445205" calcext:value-type="float">
            <text:p>0.832223697445205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56191736245441" calcext:value-type="float">
            <text:p>0.856191736245441</text:p>
          </table:table-cell>
          <table:table-cell office:value-type="float" office:value="0.819277104843094" calcext:value-type="float">
            <text:p>0.81927710484309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poisson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829747562482312" calcext:value-type="float">
            <text:p>0.829747562482312</text:p>
          </table:table-cell>
          <table:table-cell office:value-type="float" office:value="0.862666659355164" calcext:value-type="float">
            <text:p>0.862666659355164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5999993483226" calcext:value-type="float">
            <text:p>0.855999993483226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49333327213923" calcext:value-type="float">
            <text:p>0.849333327213923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71999996503194" calcext:value-type="float">
            <text:p>0.871999996503194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65512649482798" calcext:value-type="float">
            <text:p>0.865512649482798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52197062318398" calcext:value-type="float">
            <text:p>0.852197062318398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60186408585143" calcext:value-type="float">
            <text:p>0.860186408585143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62849527049795" calcext:value-type="float">
            <text:p>0.86284952704979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0186410966154" calcext:value-type="float">
            <text:p>0.860186410966154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0186410172484" calcext:value-type="float">
            <text:p>0.860186410172484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table:style-name="ce31" office:value-type="string" calcext:value-type="string">
            <text:p>cosine_proximity</text:p>
          </table:table-cell>
          <table:table-cell/>
          <table:table-cell table:style-name="ce1" office:value-type="float" office:value="0.915662647011768" calcext:value-type="float">
            <text:p>0.915662647011768</text:p>
          </table:table-cell>
          <table:table-cell table:style-name="ce1" office:value-type="float" office:value="0.842943202173717" calcext:value-type="float">
            <text:p>0.842943202173717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71999991734823" calcext:value-type="float">
            <text:p>0.871999991734823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9999992847443" calcext:value-type="float">
            <text:p>0.879999992847443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843373496848417" calcext:value-type="float">
            <text:p>0.843373496848417</text:p>
          </table:table-cell>
          <table:table-cell office:value-type="float" office:value="0.858854855106928" calcext:value-type="float">
            <text:p>0.858854855106928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74833548434089" calcext:value-type="float">
            <text:p>0.874833548434089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0186411759825" calcext:value-type="float">
            <text:p>0.86018641175982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915662647011768" calcext:value-type="float">
            <text:p>0.915662647011768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831325302641076" calcext:value-type="float">
            <text:p>0.831325302641076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7" calcext:value-type="float" table:number-columns-spanned="1" table:number-rows-spanned="14">
            <text:p>7</text:p>
          </table:table-cell>
          <table:table-cell table:style-name="ce88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92857148533776" calcext:value-type="float">
            <text:p>0.892857148533776</text:p>
          </table:table-cell>
          <table:table-cell office:value-type="float" office:value="0.810269651853074" calcext:value-type="float">
            <text:p>0.810269651853074</text:p>
          </table:table-cell>
          <table:table-cell office:value-type="float" office:value="0.86533332824707" calcext:value-type="float">
            <text:p>0.86533332824707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4666659832001" calcext:value-type="float">
            <text:p>0.854666659832001</text:p>
          </table:table-cell>
          <table:table-cell office:value-type="float" office:value="0.892857148533776" calcext:value-type="float">
            <text:p>0.892857148533776</text:p>
          </table:table-cell>
          <table:table-cell office:value-type="float" office:value="0.849333328406016" calcext:value-type="float">
            <text:p>0.849333328406016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77496667295575" calcext:value-type="float">
            <text:p>0.877496667295575</text:p>
          </table:table-cell>
          <table:table-cell office:value-type="float" office:value="0.734939761908658" calcext:value-type="float">
            <text:p>0.734939761908658</text:p>
          </table:table-cell>
          <table:table-cell office:value-type="float" office:value="0.865512645514446" calcext:value-type="float">
            <text:p>0.865512645514446</text:p>
          </table:table-cell>
          <table:table-cell office:value-type="float" office:value="0.867469877363688" calcext:value-type="float">
            <text:p>0.867469877363688</text:p>
          </table:table-cell>
          <table:table-cell office:value-type="float" office:value="0.880159777426688" calcext:value-type="float">
            <text:p>0.880159777426688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70838875300716" calcext:value-type="float">
            <text:p>0.870838875300716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604527301778806" calcext:value-type="float">
            <text:p>0.604527301778806</text:p>
          </table:table-cell>
          <table:table-cell office:value-type="float" office:value="0.578313255525497" calcext:value-type="float">
            <text:p>0.578313255525497</text:p>
          </table:table-cell>
          <table:table-cell office:value-type="float" office:value="0.860186412553495" calcext:value-type="float">
            <text:p>0.860186412553495</text:p>
          </table:table-cell>
          <table:table-cell office:value-type="float" office:value="0.819277113460633" calcext:value-type="float">
            <text:p>0.81927711346063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error</text:p>
          </table:table-cell>
          <table:table-cell/>
          <table:table-cell table:style-name="ce1" office:value-type="float" office:value="0.91666666382835" calcext:value-type="float">
            <text:p>0.91666666382835</text:p>
          </table:table-cell>
          <table:table-cell office:value-type="float" office:value="0.689156625967428" calcext:value-type="float">
            <text:p>0.689156625967428</text:p>
          </table:table-cell>
          <table:table-cell office:value-type="float" office:value="0.838666660388311" calcext:value-type="float">
            <text:p>0.838666660388311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58666661580404" calcext:value-type="float">
            <text:p>0.858666661580404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400000007053216" calcext:value-type="float">
            <text:p>0.400000007053216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839999995231628" calcext:value-type="float">
            <text:p>0.839999995231628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746987946062203" calcext:value-type="float">
            <text:p>0.746987946062203</text:p>
          </table:table-cell>
          <table:table-cell office:value-type="float" office:value="0.406125172794103" calcext:value-type="float">
            <text:p>0.406125172794103</text:p>
          </table:table-cell>
          <table:table-cell office:value-type="float" office:value="0.325301201946764" calcext:value-type="float">
            <text:p>0.325301201946764</text:p>
          </table:table-cell>
          <table:table-cell office:value-type="float" office:value="0.861517967619051" calcext:value-type="float">
            <text:p>0.86151796761905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3528621749141" calcext:value-type="float">
            <text:p>0.853528621749141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604527303842349" calcext:value-type="float">
            <text:p>0.604527303842349</text:p>
          </table:table-cell>
          <table:table-cell office:value-type="float" office:value="0.578313255525497" calcext:value-type="float">
            <text:p>0.578313255525497</text:p>
          </table:table-cell>
          <table:table-cell office:value-type="float" office:value="0.604527303842349" calcext:value-type="float">
            <text:p>0.604527303842349</text:p>
          </table:table-cell>
          <table:table-cell office:value-type="float" office:value="0.578313255525497" calcext:value-type="float">
            <text:p>0.5783132555254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percentage_error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584939760539939" calcext:value-type="float">
            <text:p>0.584939760539939</text:p>
          </table:table-cell>
          <table:table-cell office:value-type="float" office:value="0.405333339075247" calcext:value-type="float">
            <text:p>0.405333339075247</text:p>
          </table:table-cell>
          <table:table-cell office:value-type="float" office:value="0.333333334042912" calcext:value-type="float">
            <text:p>0.333333334042912</text:p>
          </table:table-cell>
          <table:table-cell office:value-type="float" office:value="0.396000007192294" calcext:value-type="float">
            <text:p>0.396000007192294</text:p>
          </table:table-cell>
          <table:table-cell office:value-type="float" office:value="0.416666669504983" calcext:value-type="float">
            <text:p>0.416666669504983</text:p>
          </table:table-cell>
          <table:table-cell office:value-type="float" office:value="0.838666658798854" calcext:value-type="float">
            <text:p>0.838666658798854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22666665712992" calcext:value-type="float">
            <text:p>0.822666665712992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60186412553495" calcext:value-type="float">
            <text:p>0.860186412553495</text:p>
          </table:table-cell>
          <table:table-cell office:value-type="float" office:value="0.698795180004763" calcext:value-type="float">
            <text:p>0.698795180004763</text:p>
          </table:table-cell>
          <table:table-cell office:value-type="float" office:value="0.59387483784108" calcext:value-type="float">
            <text:p>0.59387483784108</text:p>
          </table:table-cell>
          <table:table-cell office:value-type="float" office:value="0.397590360727655" calcext:value-type="float">
            <text:p>0.397590360727655</text:p>
          </table:table-cell>
          <table:table-cell office:value-type="float" office:value="0.398135825813055" calcext:value-type="float">
            <text:p>0.398135825813055</text:p>
          </table:table-cell>
          <table:table-cell office:value-type="float" office:value="0.578313255884561" calcext:value-type="float">
            <text:p>0.578313255884561</text:p>
          </table:table-cell>
          <table:table-cell office:value-type="float" office:value="0.604527303247096" calcext:value-type="float">
            <text:p>0.604527303247096</text:p>
          </table:table-cell>
          <table:table-cell office:value-type="float" office:value="0.421686751296721" calcext:value-type="float">
            <text:p>0.421686751296721</text:p>
          </table:table-cell>
          <table:table-cell office:value-type="float" office:value="0.395472709848465" calcext:value-type="float">
            <text:p>0.395472709848465</text:p>
          </table:table-cell>
          <table:table-cell office:value-type="float" office:value="0.578313255884561" calcext:value-type="float">
            <text:p>0.578313255884561</text:p>
          </table:table-cell>
          <table:table-cell office:value-type="float" office:value="0.604527301064503" calcext:value-type="float">
            <text:p>0.604527301064503</text:p>
          </table:table-cell>
          <table:table-cell office:value-type="float" office:value="0.674698798053236" calcext:value-type="float">
            <text:p>0.67469879805323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squared_logarithmic_error</text:p>
          </table:table-cell>
          <table:table-cell/>
          <table:table-cell table:style-name="ce1" office:value-type="float" office:value="0.91666666382835" calcext:value-type="float">
            <text:p>0.91666666382835</text:p>
          </table:table-cell>
          <table:table-cell office:value-type="float" office:value="0.823508320566709" calcext:value-type="float">
            <text:p>0.823508320566709</text:p>
          </table:table-cell>
          <table:table-cell office:value-type="float" office:value="0.861333327293396" calcext:value-type="float">
            <text:p>0.861333327293396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8666660785675" calcext:value-type="float">
            <text:p>0.858666660785675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45333326657613" calcext:value-type="float">
            <text:p>0.845333326657613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76165103499645" calcext:value-type="float">
            <text:p>0.876165103499645</text:p>
          </table:table-cell>
          <table:table-cell office:value-type="float" office:value="0.686746987233679" calcext:value-type="float">
            <text:p>0.686746987233679</text:p>
          </table:table-cell>
          <table:table-cell office:value-type="float" office:value="0.86151796873019" calcext:value-type="float">
            <text:p>0.86151796873019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7523293692008" calcext:value-type="float">
            <text:p>0.857523293692008</text:p>
          </table:table-cell>
          <table:table-cell table:style-name="Default" office:value-type="float" office:value="0.819277114896889" calcext:value-type="float">
            <text:p>0.819277114896889</text:p>
          </table:table-cell>
          <table:table-cell office:value-type="float" office:value="0.857523292104668" calcext:value-type="float">
            <text:p>0.857523292104668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62849529827641" calcext:value-type="float">
            <text:p>0.862849529827641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864181086083703" calcext:value-type="float">
            <text:p>0.864181086083703</text:p>
          </table:table-cell>
          <table:table-cell office:value-type="float" office:value="0.783132531556738" calcext:value-type="float">
            <text:p>0.78313253155673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quared_hinge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31970739679233" calcext:value-type="float">
            <text:p>0.831970739679233</text:p>
          </table:table-cell>
          <table:table-cell office:value-type="float" office:value="0.867999993960063" calcext:value-type="float">
            <text:p>0.867999993960063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5999992688497" calcext:value-type="float">
            <text:p>0.855999992688497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43999994595846" calcext:value-type="float">
            <text:p>0.843999994595846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50666658083598" calcext:value-type="float">
            <text:p>0.850666658083598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72170436715635" calcext:value-type="float">
            <text:p>0.872170436715635</text:p>
          </table:table-cell>
          <table:table-cell office:value-type="float" office:value="0.710843376366489" calcext:value-type="float">
            <text:p>0.710843376366489</text:p>
          </table:table-cell>
          <table:table-cell office:value-type="float" office:value="0.869507316266808" calcext:value-type="float">
            <text:p>0.869507316266808</text:p>
          </table:table-cell>
          <table:table-cell office:value-type="float" office:value="0.891566266496498" calcext:value-type="float">
            <text:p>0.891566266496498</text:p>
          </table:table-cell>
          <table:table-cell office:value-type="float" office:value="0.860186410966154" calcext:value-type="float">
            <text:p>0.860186410966154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4860178005203" calcext:value-type="float">
            <text:p>0.854860178005203</text:p>
          </table:table-cell>
          <table:table-cell office:value-type="float" office:value="0.795180724327823" calcext:value-type="float">
            <text:p>0.79518072432782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hinge</text:p>
          </table:table-cell>
          <table:table-cell/>
          <table:table-cell office:value-type="float" office:value="0.869047616209303" calcext:value-type="float">
            <text:p>0.869047616209303</text:p>
          </table:table-cell>
          <table:table-cell office:value-type="float" office:value="0.756153185167192" calcext:value-type="float">
            <text:p>0.756153185167192</text:p>
          </table:table-cell>
          <table:table-cell office:value-type="float" office:value="0.841333328882853" calcext:value-type="float">
            <text:p>0.841333328882853</text:p>
          </table:table-cell>
          <table:table-cell office:value-type="float" office:value="0.869047613370986" calcext:value-type="float">
            <text:p>0.869047613370986</text:p>
          </table:table-cell>
          <table:table-cell office:value-type="float" office:value="0.845333327452342" calcext:value-type="float">
            <text:p>0.845333327452342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47999993960062" calcext:value-type="float">
            <text:p>0.847999993960062</text:p>
          </table:table-cell>
          <table:table-cell office:value-type="float" office:value="0.85714286281949" calcext:value-type="float">
            <text:p>0.85714286281949</text:p>
          </table:table-cell>
          <table:table-cell office:value-type="float" office:value="0.8399999944369" calcext:value-type="float">
            <text:p>0.8399999944369</text:p>
          </table:table-cell>
          <table:table-cell office:value-type="float" office:value="0.869047616209303" calcext:value-type="float">
            <text:p>0.869047616209303</text:p>
          </table:table-cell>
          <table:table-cell office:value-type="float" office:value="0.390146478970898" calcext:value-type="float">
            <text:p>0.390146478970898</text:p>
          </table:table-cell>
          <table:table-cell office:value-type="float" office:value="0.469879512327263" calcext:value-type="float">
            <text:p>0.469879512327263</text:p>
          </table:table-cell>
          <table:table-cell office:value-type="float" office:value="0.844207716051653" calcext:value-type="float">
            <text:p>0.84420771605165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601864186171368" calcext:value-type="float">
            <text:p>0.601864186171368</text:p>
          </table:table-cell>
          <table:table-cell office:value-type="float" office:value="0.602409639272345" calcext:value-type="float">
            <text:p>0.602409639272345</text:p>
          </table:table-cell>
          <table:table-cell office:value-type="float" office:value="0.850865506776639" calcext:value-type="float">
            <text:p>0.850865506776639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6870834119469" calcext:value-type="float">
            <text:p>0.846870834119469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604527303048679" calcext:value-type="float">
            <text:p>0.604527303048679</text:p>
          </table:table-cell>
          <table:table-cell office:value-type="float" office:value="0.578313255884561" calcext:value-type="float">
            <text:p>0.57831325588456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hinge</text:p>
          </table:table-cell>
          <table:table-cell/>
          <table:table-cell office:value-type="float" office:value="0.880952378114065" calcext:value-type="float">
            <text:p>0.880952378114065</text:p>
          </table:table-cell>
          <table:table-cell office:value-type="float" office:value="0.792297764916702" calcext:value-type="float">
            <text:p>0.792297764916702</text:p>
          </table:table-cell>
          <table:table-cell office:value-type="float" office:value="0.841333328088125" calcext:value-type="float">
            <text:p>0.841333328088125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61333329677582" calcext:value-type="float">
            <text:p>0.861333329677582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842666663328806" calcext:value-type="float">
            <text:p>0.842666663328806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41333328088125" calcext:value-type="float">
            <text:p>0.841333328088125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49533952187285" calcext:value-type="float">
            <text:p>0.849533952187285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841544602745859" calcext:value-type="float">
            <text:p>0.841544602745859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29560582155235" calcext:value-type="float">
            <text:p>0.829560582155235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58854853519587" calcext:value-type="float">
            <text:p>0.858854853519587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395472709550838" calcext:value-type="float">
            <text:p>0.395472709550838</text:p>
          </table:table-cell>
          <table:table-cell office:value-type="float" office:value="0.421686751296721" calcext:value-type="float">
            <text:p>0.421686751296721</text:p>
          </table:table-cell>
          <table:table-cell office:value-type="float" office:value="0.850865510427523" calcext:value-type="float">
            <text:p>0.850865510427523</text:p>
          </table:table-cell>
          <table:table-cell office:value-type="float" office:value="0.771084343812552" calcext:value-type="float">
            <text:p>0.77108434381255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table:style-name="ce31" office:value-type="string" calcext:value-type="string">
            <text:p>logcosh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36790017922993" calcext:value-type="float">
            <text:p>0.836790017922993</text:p>
          </table:table-cell>
          <table:table-cell office:value-type="float" office:value="0.87199999332428" calcext:value-type="float">
            <text:p>0.87199999332428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54666657447815" calcext:value-type="float">
            <text:p>0.854666657447815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43999999364217" calcext:value-type="float">
            <text:p>0.843999999364217</text:p>
          </table:table-cell>
          <table:table-cell office:value-type="float" office:value="0.85714286281949" calcext:value-type="float">
            <text:p>0.85714286281949</text:p>
          </table:table-cell>
          <table:table-cell office:value-type="float" office:value="0.862666660149892" calcext:value-type="float">
            <text:p>0.862666660149892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69507319441489" calcext:value-type="float">
            <text:p>0.869507319441489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85752329766036" calcext:value-type="float">
            <text:p>0.85752329766036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4181085686868" calcext:value-type="float">
            <text:p>0.864181085686868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64181084416995" calcext:value-type="float">
            <text:p>0.864181084416995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53528622939647" calcext:value-type="float">
            <text:p>0.853528622939647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553927349822" calcext:value-type="float">
            <text:p>0.84553927349822</text:p>
          </table:table-cell>
          <table:table-cell office:value-type="float" office:value="0.819277113460633" calcext:value-type="float">
            <text:p>0.81927711346063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table:style-name="ce31" office:value-type="string" calcext:value-type="string">
            <text:p>categorical_crossentropy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46399885966596" calcext:value-type="float">
            <text:p>0.846399885966596</text:p>
          </table:table-cell>
          <table:table-cell office:value-type="float" office:value="0.871999994119008" calcext:value-type="float">
            <text:p>0.871999994119008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46666663487752" calcext:value-type="float">
            <text:p>0.846666663487752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51999994516373" calcext:value-type="float">
            <text:p>0.851999994516373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64181085210666" calcext:value-type="float">
            <text:p>0.864181085210666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855421684592603" calcext:value-type="float">
            <text:p>0.855421684592603</text:p>
          </table:table-cell>
          <table:table-cell office:value-type="float" office:value="0.862849526970428" calcext:value-type="float">
            <text:p>0.862849526970428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77496664914564" calcext:value-type="float">
            <text:p>0.877496664914564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854860179592544" calcext:value-type="float">
            <text:p>0.854860179592544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1517971111201" calcext:value-type="float">
            <text:p>0.861517971111201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binary_crossentropy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office:value-type="float" office:value="0.816308089762465" calcext:value-type="float">
            <text:p>0.816308089762465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77333323955536" calcext:value-type="float">
            <text:p>0.877333323955536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8666662375132" calcext:value-type="float">
            <text:p>0.858666662375132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609853531446025" calcext:value-type="float">
            <text:p>0.609853531446025</text:p>
          </table:table-cell>
          <table:table-cell office:value-type="float" office:value="0.530120480850518" calcext:value-type="float">
            <text:p>0.530120480850518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4181086480538" calcext:value-type="float">
            <text:p>0.864181086480538</text:p>
          </table:table-cell>
          <table:table-cell office:value-type="float" office:value="0.807228912072009" calcext:value-type="float">
            <text:p>0.807228912072009</text:p>
          </table:table-cell>
          <table:table-cell office:value-type="float" office:value="0.874833544465737" calcext:value-type="float">
            <text:p>0.874833544465737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54860178798874" calcext:value-type="float">
            <text:p>0.854860178798874</text:p>
          </table:table-cell>
          <table:table-cell office:value-type="float" office:value="0.807228912072009" calcext:value-type="float">
            <text:p>0.807228912072009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kullback_leibler_divergence</text:p>
          </table:table-cell>
          <table:table-cell/>
          <table:table-cell office:value-type="float" office:value="0.892857148533776" calcext:value-type="float">
            <text:p>0.892857148533776</text:p>
          </table:table-cell>
          <table:table-cell office:value-type="float" office:value="0.831942053714567" calcext:value-type="float">
            <text:p>0.831942053714567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49333327611287" calcext:value-type="float">
            <text:p>0.849333327611287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73333325386047" calcext:value-type="float">
            <text:p>0.873333325386047</text:p>
          </table:table-cell>
          <table:table-cell office:value-type="float" office:value="0.892857148533776" calcext:value-type="float">
            <text:p>0.892857148533776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58854856694268" calcext:value-type="float">
            <text:p>0.858854856694268</text:p>
          </table:table-cell>
          <table:table-cell office:value-type="float" office:value="0.71084336774895" calcext:value-type="float">
            <text:p>0.71084336774895</text:p>
          </table:table-cell>
          <table:table-cell office:value-type="float" office:value="0.860186414458304" calcext:value-type="float">
            <text:p>0.860186414458304</text:p>
          </table:table-cell>
          <table:table-cell office:value-type="float" office:value="0.855421684592603" calcext:value-type="float">
            <text:p>0.855421684592603</text:p>
          </table:table-cell>
          <table:table-cell office:value-type="float" office:value="0.862849529033971" calcext:value-type="float">
            <text:p>0.862849529033971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54860180386214" calcext:value-type="float">
            <text:p>0.854860180386214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46870832532128" calcext:value-type="float">
            <text:p>0.846870832532128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4860181497353" calcext:value-type="float">
            <text:p>0.854860181497353</text:p>
          </table:table-cell>
          <table:table-cell office:value-type="float" office:value="0.819277113460633" calcext:value-type="float">
            <text:p>0.81927711346063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poisson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34409066906484" calcext:value-type="float">
            <text:p>0.834409066906484</text:p>
          </table:table-cell>
          <table:table-cell office:value-type="float" office:value="0.86133332490921" calcext:value-type="float">
            <text:p>0.86133332490921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58666663169861" calcext:value-type="float">
            <text:p>0.85866666316986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45333327452342" calcext:value-type="float">
            <text:p>0.845333327452342</text:p>
          </table:table-cell>
          <table:table-cell office:value-type="float" office:value="0.85714286281949" calcext:value-type="float">
            <text:p>0.85714286281949</text:p>
          </table:table-cell>
          <table:table-cell office:value-type="float" office:value="0.849333327611287" calcext:value-type="float">
            <text:p>0.849333327611287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66844201691141" calcext:value-type="float">
            <text:p>0.866844201691141</text:p>
          </table:table-cell>
          <table:table-cell office:value-type="float" office:value="0.710843376366489" calcext:value-type="float">
            <text:p>0.710843376366489</text:p>
          </table:table-cell>
          <table:table-cell office:value-type="float" office:value="0.852197061842196" calcext:value-type="float">
            <text:p>0.852197061842196</text:p>
          </table:table-cell>
          <table:table-cell office:value-type="float" office:value="0.867469877363688" calcext:value-type="float">
            <text:p>0.867469877363688</text:p>
          </table:table-cell>
          <table:table-cell office:value-type="float" office:value="0.865512644720776" calcext:value-type="float">
            <text:p>0.865512644720776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49533949806274" calcext:value-type="float">
            <text:p>0.849533949806274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70838880062738" calcext:value-type="float">
            <text:p>0.870838880062738</text:p>
          </table:table-cell>
          <table:table-cell office:value-type="float" office:value="0.807228920689548" calcext:value-type="float">
            <text:p>0.80722892068954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osine_proximity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office:value-type="float" office:value="0.800588067564141" calcext:value-type="float">
            <text:p>0.800588067564141</text:p>
          </table:table-cell>
          <table:table-cell office:value-type="float" office:value="0.853333330154419" calcext:value-type="float">
            <text:p>0.853333330154419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54666659037272" calcext:value-type="float">
            <text:p>0.854666659037272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59999993642171" calcext:value-type="float">
            <text:p>0.859999993642171</text:p>
          </table:table-cell>
          <table:table-cell office:value-type="float" office:value="0.904761899085272" calcext:value-type="float">
            <text:p>0.904761899085272</text:p>
          </table:table-cell>
          <table:table-cell office:value-type="float" office:value="0.862666660149892" calcext:value-type="float">
            <text:p>0.862666660149892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7882821998012" calcext:value-type="float">
            <text:p>0.87882821998012</text:p>
          </table:table-cell>
          <table:table-cell office:value-type="float" office:value="0.722891560520034" calcext:value-type="float">
            <text:p>0.722891560520034</text:p>
          </table:table-cell>
          <table:table-cell office:value-type="float" office:value="0.860186409378814" calcext:value-type="float">
            <text:p>0.860186409378814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58854851932246" calcext:value-type="float">
            <text:p>0.858854851932246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395472708737326" calcext:value-type="float">
            <text:p>0.395472708737326</text:p>
          </table:table-cell>
          <table:table-cell office:value-type="float" office:value="0.421686744115439" calcext:value-type="float">
            <text:p>0.421686744115439</text:p>
          </table:table-cell>
          <table:table-cell office:value-type="float" office:value="0.84820238799452" calcext:value-type="float">
            <text:p>0.84820238799452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1517970000063" calcext:value-type="float">
            <text:p>0.861517970000063</text:p>
          </table:table-cell>
          <table:table-cell office:value-type="float" office:value="0.819277113460633" calcext:value-type="float">
            <text:p>0.819277113460633</text:p>
          </table:table-cell>
          <table:table-cell table:number-columns-repeated="99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ce72"/>
        <table:table-column table:style-name="co1" table:default-cell-style-name="ce8"/>
        <table:table-column table:style-name="co2" table:default-cell-style-name="ce72"/>
        <table:table-column table:style-name="co1" table:default-cell-style-name="ce72"/>
        <table:table-column table:style-name="co8" table:default-cell-style-name="ce91"/>
        <table:table-column table:style-name="co9" table:default-cell-style-name="ce91"/>
        <table:table-column table:style-name="co10" table:default-cell-style-name="ce91"/>
        <table:table-column table:style-name="co5" table:default-cell-style-name="ce91"/>
        <table:table-column table:style-name="co11" table:default-cell-style-name="ce91"/>
        <table:table-column table:style-name="co12" table:default-cell-style-name="ce91"/>
        <table:table-column table:style-name="co13" table:default-cell-style-name="ce91"/>
        <table:table-column table:style-name="co1" table:number-columns-repeated="15" table:default-cell-style-name="ce91"/>
        <table:table-column table:style-name="co1" table:number-columns-repeated="998" table:default-cell-style-name="ce72"/>
        <table:table-row table:style-name="ro3">
          <table:table-cell table:style-name="ce2" office:value-type="string" calcext:value-type="string" table:number-columns-spanned="10" table:number-rows-spanned="1">
            <text:p>Cross validation | 834 data set | no risk score| two output label</text:p>
          </table:table-cell>
          <table:covered-table-cell table:number-columns-repeated="9" table:style-name="ce42" office:value-type="string" calcext:value-type="string">
            <text:p>percent split | three data set | wrong process | one output label</text:p>
          </table:covered-table-cell>
          <table:table-cell table:style-name="ce42" table:number-columns-repeated="16"/>
          <table:table-cell table:style-name="ce1" table:number-columns-repeated="996"/>
          <table:table-cell table:number-columns-repeated="2"/>
        </table:table-row>
        <table:table-row table:style-name="ro2">
          <table:table-cell table:style-name="ce1"/>
          <table:table-cell table:style-name="ce73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table:number-columns-repeated="3"/>
          <table:table-cell table:style-name="ce90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1" table:number-columns-repeated="1014"/>
          <table:table-cell table:number-columns-repeated="2"/>
        </table:table-row>
        <table:table-row table:style-name="ro2">
          <table:table-cell table:style-name="ce93"/>
          <table:table-cell table:style-name="ce95"/>
          <table:table-cell table:style-name="ce93" table:number-columns-repeated="4"/>
          <table:table-cell table:style-name="ce97" office:value-type="string" calcext:value-type="string" table:number-columns-spanned="2" table:number-rows-spanned="1">
            <text:p>Fold – 01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2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3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4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5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6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7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8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09</text:p>
          </table:table-cell>
          <table:covered-table-cell table:style-name="ce98"/>
          <table:table-cell table:style-name="ce97" office:value-type="string" calcext:value-type="string" table:number-columns-spanned="2" table:number-rows-spanned="1">
            <text:p>Fold – 10</text:p>
          </table:table-cell>
          <table:covered-table-cell table:style-name="ce98"/>
          <table:table-cell table:style-name="ce93" table:number-columns-repeated="996"/>
          <table:table-cell table:style-name="ce99" table:number-columns-repeated="2"/>
        </table:table-row>
        <table:table-row table:style-name="ro2">
          <table:table-cell table:style-name="ce94"/>
          <table:table-cell table:style-name="ce96"/>
          <table:table-cell table:style-name="ce94" table:number-columns-repeated="2"/>
          <table:table-cell table:style-name="ce94" office:value-type="string" calcext:value-type="string">
            <text:p>Best Score</text:p>
          </table:table-cell>
          <table:table-cell table:style-name="ce94" office:value-type="string" calcext:value-type="string">
            <text:p>Average Score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office:value-type="string" calcext:value-type="string">
            <text:p>accuracy</text:p>
          </table:table-cell>
          <table:table-cell table:style-name="ce94" office:value-type="string" calcext:value-type="string">
            <text:p>val accuracy</text:p>
          </table:table-cell>
          <table:table-cell table:style-name="ce94" table:number-columns-repeated="996"/>
          <table:table-cell table:style-name="ce100" table:number-columns-repeated="2"/>
        </table:table-row>
        <table:table-row table:style-name="ro2">
          <table:table-cell table:style-name="ce69" office:value-type="float" office:value="1" calcext:value-type="float" table:number-columns-spanned="1" table:number-rows-spanned="14">
            <text:p>1</text:p>
          </table:table-cell>
          <table:table-cell table:style-name="ce75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36" office:value-type="float" office:value="0.714285711447397" calcext:value-type="float">
            <text:p>0.714285711447397</text:p>
          </table:table-cell>
          <table:table-cell table:style-name="ce36" office:value-type="float" office:value="0.576620767867845" calcext:value-type="float">
            <text:p>0.576620767867845</text:p>
          </table:table-cell>
          <table:table-cell table:style-name="ce36" office:value-type="float" office:value="0.397333340744177" calcext:value-type="float">
            <text:p>0.397333340744177</text:p>
          </table:table-cell>
          <table:table-cell table:style-name="ce36" office:value-type="float" office:value="0.404761906181062" calcext:value-type="float">
            <text:p>0.404761906181062</text:p>
          </table:table-cell>
          <table:table-cell table:style-name="ce36" office:value-type="float" office:value="0.719999995231628" calcext:value-type="float">
            <text:p>0.719999995231628</text:p>
          </table:table-cell>
          <table:table-cell table:style-name="ce36" office:value-type="float" office:value="0.678571425733112" calcext:value-type="float">
            <text:p>0.678571425733112</text:p>
          </table:table-cell>
          <table:table-cell table:style-name="ce36" office:value-type="float" office:value="0.738666665355364" calcext:value-type="float">
            <text:p>0.738666665355364</text:p>
          </table:table-cell>
          <table:table-cell table:style-name="ce36" office:value-type="float" office:value="0.714285711447397" calcext:value-type="float">
            <text:p>0.714285711447397</text:p>
          </table:table-cell>
          <table:table-cell table:style-name="ce36" office:value-type="float" office:value="0.594666670958201" calcext:value-type="float">
            <text:p>0.594666670958201</text:p>
          </table:table-cell>
          <table:table-cell table:style-name="ce36" office:value-type="float" office:value="0.607142851466224" calcext:value-type="float">
            <text:p>0.607142851466224</text:p>
          </table:table-cell>
          <table:table-cell table:style-name="ce36" office:value-type="float" office:value="0.599201071992536" calcext:value-type="float">
            <text:p>0.599201071992536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3445513" calcext:value-type="float">
            <text:p>0.604527303445513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599201071873485" calcext:value-type="float">
            <text:p>0.599201071873485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39946738256516" calcext:value-type="float">
            <text:p>0.39946738256516</text:p>
          </table:table-cell>
          <table:table-cell table:style-name="ce36" office:value-type="float" office:value="0.385542165802185" calcext:value-type="float">
            <text:p>0.385542165802185</text:p>
          </table:table-cell>
          <table:table-cell table:style-name="ce36" office:value-type="float" office:value="0.60319574401477" calcext:value-type="float">
            <text:p>0.60319574401477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7068776" calcext:value-type="float">
            <text:p>0.607190417068776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error</text:p>
          </table:table-cell>
          <table:table-cell/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573321860078006" calcext:value-type="float">
            <text:p>0.573321860078006</text:p>
          </table:table-cell>
          <table:table-cell table:style-name="ce36" office:value-type="float" office:value="0.602666672070821" calcext:value-type="float">
            <text:p>0.602666672070821</text:p>
          </table:table-cell>
          <table:table-cell table:style-name="ce36" office:value-type="float" office:value="0.595238100914728" calcext:value-type="float">
            <text:p>0.595238100914728</text:p>
          </table:table-cell>
          <table:table-cell table:style-name="ce36" office:value-type="float" office:value="0.606666671435038" calcext:value-type="float">
            <text:p>0.606666671435038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608000003099441" calcext:value-type="float">
            <text:p>0.608000003099441</text:p>
          </table:table-cell>
          <table:table-cell table:style-name="ce36" office:value-type="float" office:value="0.547619050457364" calcext:value-type="float">
            <text:p>0.547619050457364</text:p>
          </table:table-cell>
          <table:table-cell table:style-name="ce36" office:value-type="float" office:value="0.402666673759619" calcext:value-type="float">
            <text:p>0.402666673759619</text:p>
          </table:table-cell>
          <table:table-cell table:style-name="ce36" office:value-type="float" office:value="0.357142859981173" calcext:value-type="float">
            <text:p>0.357142859981173</text:p>
          </table:table-cell>
          <table:table-cell table:style-name="ce36" office:value-type="float" office:value="0.599201072171112" calcext:value-type="float">
            <text:p>0.599201072171112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2770894" calcext:value-type="float">
            <text:p>0.604527302770894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599201068222602" calcext:value-type="float">
            <text:p>0.599201068222602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600532627732712" calcext:value-type="float">
            <text:p>0.600532627732712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03195743538568" calcext:value-type="float">
            <text:p>0.603195743538568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7465611" calcext:value-type="float">
            <text:p>0.607190417465611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percentage_error</text:p>
          </table:table-cell>
          <table:table-cell/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39472174919752" calcext:value-type="float">
            <text:p>0.539472174919752</text:p>
          </table:table-cell>
          <table:table-cell table:style-name="ce36" office:value-type="float" office:value="0.397333338757356" calcext:value-type="float">
            <text:p>0.397333338757356</text:p>
          </table:table-cell>
          <table:table-cell table:style-name="ce36" office:value-type="float" office:value="0.404761906181062" calcext:value-type="float">
            <text:p>0.404761906181062</text:p>
          </table:table-cell>
          <table:table-cell table:style-name="ce36" office:value-type="float" office:value="0.597333336472511" calcext:value-type="float">
            <text:p>0.597333336472511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608000003993511" calcext:value-type="float">
            <text:p>0.608000003993511</text:p>
          </table:table-cell>
          <table:table-cell table:style-name="ce36" office:value-type="float" office:value="0.547619050457364" calcext:value-type="float">
            <text:p>0.547619050457364</text:p>
          </table:table-cell>
          <table:table-cell table:style-name="ce36" office:value-type="float" office:value="0.597333340644836" calcext:value-type="float">
            <text:p>0.597333340644836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99201071675068" calcext:value-type="float">
            <text:p>0.599201071675068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1183553" calcext:value-type="float">
            <text:p>0.604527301183553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400798944297548" calcext:value-type="float">
            <text:p>0.400798944297548</text:p>
          </table:table-cell>
          <table:table-cell table:style-name="ce36" office:value-type="float" office:value="0.373493974826422" calcext:value-type="float">
            <text:p>0.373493974826422</text:p>
          </table:table-cell>
          <table:table-cell table:style-name="ce36" office:value-type="float" office:value="0.600532629439103" calcext:value-type="float">
            <text:p>0.600532629439103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396804266699779" calcext:value-type="float">
            <text:p>0.396804266699779</text:p>
          </table:table-cell>
          <table:table-cell table:style-name="ce36" office:value-type="float" office:value="0.409638556730316" calcext:value-type="float">
            <text:p>0.409638556730316</text:p>
          </table:table-cell>
          <table:table-cell table:style-name="ce36" office:value-type="float" office:value="0.607190420243457" calcext:value-type="float">
            <text:p>0.607190420243457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squared_logarithmic_error</text:p>
          </table:table-cell>
          <table:table-cell/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674526678966983" calcext:value-type="float">
            <text:p>0.674526678966983</text:p>
          </table:table-cell>
          <table:table-cell table:style-name="ce36" office:value-type="float" office:value="0.664000002940495" calcext:value-type="float">
            <text:p>0.664000002940495</text:p>
          </table:table-cell>
          <table:table-cell table:style-name="ce36" office:value-type="float" office:value="0.761904764743078" calcext:value-type="float">
            <text:p>0.761904764743078</text:p>
          </table:table-cell>
          <table:table-cell table:style-name="ce36" office:value-type="float" office:value="0.762666662931442" calcext:value-type="float">
            <text:p>0.762666662931442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751999999086062" calcext:value-type="float">
            <text:p>0.751999999086062</text:p>
          </table:table-cell>
          <table:table-cell table:style-name="ce36" office:value-type="float" office:value="0.797619041942414" calcext:value-type="float">
            <text:p>0.797619041942414</text:p>
          </table:table-cell>
          <table:table-cell table:style-name="ce36" office:value-type="float" office:value="0.782666662534078" calcext:value-type="float">
            <text:p>0.782666662534078</text:p>
          </table:table-cell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721704395569751" calcext:value-type="float">
            <text:p>0.721704395569751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732356857920137" calcext:value-type="float">
            <text:p>0.732356857920137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400798941519701" calcext:value-type="float">
            <text:p>0.400798941519701</text:p>
          </table:table-cell>
          <table:table-cell table:style-name="ce36" office:value-type="float" office:value="0.373493974826422" calcext:value-type="float">
            <text:p>0.373493974826422</text:p>
          </table:table-cell>
          <table:table-cell table:style-name="ce36" office:value-type="float" office:value="0.760319573107794" calcext:value-type="float">
            <text:p>0.760319573107794</text:p>
          </table:table-cell>
          <table:table-cell table:style-name="ce36" office:value-type="float" office:value="0.662650600255253" calcext:value-type="float">
            <text:p>0.662650600255253</text:p>
          </table:table-cell>
          <table:table-cell table:style-name="ce36" office:value-type="float" office:value="0.699067912013648" calcext:value-type="float">
            <text:p>0.699067912013648</text:p>
          </table:table-cell>
          <table:table-cell table:style-name="ce36" office:value-type="float" office:value="0.638554219739982" calcext:value-type="float">
            <text:p>0.638554219739982</text:p>
          </table:table-cell>
          <table:table-cell table:style-name="ce36" office:value-type="float" office:value="0.740346205456755" calcext:value-type="float">
            <text:p>0.740346205456755</text:p>
          </table:table-cell>
          <table:table-cell table:style-name="ce36" office:value-type="float" office:value="0.722891564110675" calcext:value-type="float">
            <text:p>0.72289156411067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quared_hinge</text:p>
          </table:table-cell>
          <table:table-cell/>
          <table:table-cell table:style-name="ce36" office:value-type="float" office:value="0.821428568590255" calcext:value-type="float">
            <text:p>0.821428568590255</text:p>
          </table:table-cell>
          <table:table-cell table:style-name="ce36" office:value-type="float" office:value="0.600458978912437" calcext:value-type="float">
            <text:p>0.600458978912437</text:p>
          </table:table-cell>
          <table:table-cell table:style-name="ce36" office:value-type="float" office:value="0.750666666030883" calcext:value-type="float">
            <text:p>0.750666666030883</text:p>
          </table:table-cell>
          <table:table-cell table:style-name="ce36" office:value-type="float" office:value="0.71428571712403" calcext:value-type="float">
            <text:p>0.71428571712403</text:p>
          </table:table-cell>
          <table:table-cell table:style-name="ce36" office:value-type="float" office:value="0.755999999642372" calcext:value-type="float">
            <text:p>0.755999999642372</text:p>
          </table:table-cell>
          <table:table-cell table:style-name="ce36" office:value-type="float" office:value="0.726190476190476" calcext:value-type="float">
            <text:p>0.726190476190476</text:p>
          </table:table-cell>
          <table:table-cell table:style-name="ce36" office:value-type="float" office:value="0.716000002026557" calcext:value-type="float">
            <text:p>0.716000002026557</text:p>
          </table:table-cell>
          <table:table-cell table:style-name="ce36" office:value-type="float" office:value="0.821428568590255" calcext:value-type="float">
            <text:p>0.821428568590255</text:p>
          </table:table-cell>
          <table:table-cell table:style-name="ce36" office:value-type="float" office:value="0.402666674653689" calcext:value-type="float">
            <text:p>0.402666674653689</text:p>
          </table:table-cell>
          <table:table-cell table:style-name="ce36" office:value-type="float" office:value="0.357142859981173" calcext:value-type="float">
            <text:p>0.357142859981173</text:p>
          </table:table-cell>
          <table:table-cell table:style-name="ce36" office:value-type="float" office:value="0.400798942194321" calcext:value-type="float">
            <text:p>0.400798942194321</text:p>
          </table:table-cell>
          <table:table-cell table:style-name="ce36" office:value-type="float" office:value="0.373493976262678" calcext:value-type="float">
            <text:p>0.373493976262678</text:p>
          </table:table-cell>
          <table:table-cell table:style-name="ce36" office:value-type="float" office:value="0.629826903462251" calcext:value-type="float">
            <text:p>0.629826903462251</text:p>
          </table:table-cell>
          <table:table-cell table:style-name="ce36" office:value-type="float" office:value="0.566265064549733" calcext:value-type="float">
            <text:p>0.566265064549733</text:p>
          </table:table-cell>
          <table:table-cell table:style-name="ce36" office:value-type="float" office:value="0.673768311699284" calcext:value-type="float">
            <text:p>0.673768311699284</text:p>
          </table:table-cell>
          <table:table-cell table:style-name="ce36" office:value-type="float" office:value="0.638554211122443" calcext:value-type="float">
            <text:p>0.638554211122443</text:p>
          </table:table-cell>
          <table:table-cell table:style-name="ce36" office:value-type="float" office:value="0.603195745919579" calcext:value-type="float">
            <text:p>0.603195745919579</text:p>
          </table:table-cell>
          <table:table-cell table:style-name="ce36" office:value-type="float" office:value="0.662650605282151" calcext:value-type="float">
            <text:p>0.662650605282151</text:p>
          </table:table-cell>
          <table:table-cell table:style-name="ce36" office:value-type="float" office:value="0.61651132475044" calcext:value-type="float">
            <text:p>0.61651132475044</text:p>
          </table:table-cell>
          <table:table-cell table:style-name="ce36" office:value-type="float" office:value="0.590361448296581" calcext:value-type="float">
            <text:p>0.590361448296581</text:p>
          </table:table-cell>
          <table:table-cell table:style-name="ce36" office:value-type="float" office:value="0.607190415362384" calcext:value-type="float">
            <text:p>0.607190415362384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hinge</text:p>
          </table:table-cell>
          <table:table-cell/>
          <table:table-cell table:style-name="ce36" office:value-type="float" office:value="0.809523809523809" calcext:value-type="float">
            <text:p>0.809523809523809</text:p>
          </table:table-cell>
          <table:table-cell table:style-name="ce36" office:value-type="float" office:value="0.618559955316101" calcext:value-type="float">
            <text:p>0.618559955316101</text:p>
          </table:table-cell>
          <table:table-cell table:style-name="ce36" office:value-type="float" office:value="0.602666670878728" calcext:value-type="float">
            <text:p>0.602666670878728</text:p>
          </table:table-cell>
          <table:table-cell table:style-name="ce36" office:value-type="float" office:value="0.595238100914728" calcext:value-type="float">
            <text:p>0.595238100914728</text:p>
          </table:table-cell>
          <table:table-cell table:style-name="ce36" office:value-type="float" office:value="0.620000004172325" calcext:value-type="float">
            <text:p>0.620000004172325</text:p>
          </table:table-cell>
          <table:table-cell table:style-name="ce36" office:value-type="float" office:value="0.809523809523809" calcext:value-type="float">
            <text:p>0.809523809523809</text:p>
          </table:table-cell>
          <table:table-cell table:style-name="ce36" office:value-type="float" office:value="0.608000005682309" calcext:value-type="float">
            <text:p>0.608000005682309</text:p>
          </table:table-cell>
          <table:table-cell table:style-name="ce36" office:value-type="float" office:value="0.547619050457364" calcext:value-type="float">
            <text:p>0.547619050457364</text:p>
          </table:table-cell>
          <table:table-cell table:style-name="ce36" office:value-type="float" office:value="0.597333338558673" calcext:value-type="float">
            <text:p>0.597333338558673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99201069095639" calcext:value-type="float">
            <text:p>0.599201069095639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2849534383309" calcext:value-type="float">
            <text:p>0.62849534383309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599201070405195" calcext:value-type="float">
            <text:p>0.599201070405195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600532628645433" calcext:value-type="float">
            <text:p>0.600532628645433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03195741752809" calcext:value-type="float">
            <text:p>0.603195741752809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6076688" calcext:value-type="float">
            <text:p>0.607190416076688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hinge</text:p>
          </table:table-cell>
          <table:table-cell/>
          <table:table-cell table:style-name="ce36" office:value-type="float" office:value="0.722891567701316" calcext:value-type="float">
            <text:p>0.722891567701316</text:p>
          </table:table-cell>
          <table:table-cell table:style-name="ce36" office:value-type="float" office:value="0.595869191014007" calcext:value-type="float">
            <text:p>0.595869191014007</text:p>
          </table:table-cell>
          <table:table-cell table:style-name="ce36" office:value-type="float" office:value="0.60266667107741" calcext:value-type="float">
            <text:p>0.60266667107741</text:p>
          </table:table-cell>
          <table:table-cell table:style-name="ce36" office:value-type="float" office:value="0.595238100914728" calcext:value-type="float">
            <text:p>0.595238100914728</text:p>
          </table:table-cell>
          <table:table-cell table:style-name="ce36" office:value-type="float" office:value="0.597333335081736" calcext:value-type="float">
            <text:p>0.597333335081736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608000006874402" calcext:value-type="float">
            <text:p>0.608000006874402</text:p>
          </table:table-cell>
          <table:table-cell table:style-name="ce36" office:value-type="float" office:value="0.547619050457364" calcext:value-type="float">
            <text:p>0.547619050457364</text:p>
          </table:table-cell>
          <table:table-cell table:style-name="ce36" office:value-type="float" office:value="0.597333339452743" calcext:value-type="float">
            <text:p>0.597333339452743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604527298604124" calcext:value-type="float">
            <text:p>0.604527298604124</text:p>
          </table:table-cell>
          <table:table-cell table:style-name="ce36" office:value-type="float" office:value="0.722891567701316" calcext:value-type="float">
            <text:p>0.722891567701316</text:p>
          </table:table-cell>
          <table:table-cell table:style-name="ce36" office:value-type="float" office:value="0.395472710721502" calcext:value-type="float">
            <text:p>0.395472710721502</text:p>
          </table:table-cell>
          <table:table-cell table:style-name="ce36" office:value-type="float" office:value="0.4216867495014" calcext:value-type="float">
            <text:p>0.4216867495014</text:p>
          </table:table-cell>
          <table:table-cell table:style-name="ce36" office:value-type="float" office:value="0.599201067428931" calcext:value-type="float">
            <text:p>0.599201067428931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60053262951847" calcext:value-type="float">
            <text:p>0.60053262951847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03195743617935" calcext:value-type="float">
            <text:p>0.603195743617935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8556908" calcext:value-type="float">
            <text:p>0.607190418556908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logcosh</text:p>
          </table:table-cell>
          <table:table-cell/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671127367330842" calcext:value-type="float">
            <text:p>0.671127367330842</text:p>
          </table:table-cell>
          <table:table-cell table:style-name="ce36" office:value-type="float" office:value="0.737333333492279" calcext:value-type="float">
            <text:p>0.737333333492279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700000001788139" calcext:value-type="float">
            <text:p>0.700000001788139</text:p>
          </table:table-cell>
          <table:table-cell table:style-name="ce36" office:value-type="float" office:value="0.654761899085271" calcext:value-type="float">
            <text:p>0.654761899085271</text:p>
          </table:table-cell>
          <table:table-cell table:style-name="ce36" office:value-type="float" office:value="0.686666667262713" calcext:value-type="float">
            <text:p>0.686666667262713</text:p>
          </table:table-cell>
          <table:table-cell table:style-name="ce36" office:value-type="float" office:value="0.785714285714285" calcext:value-type="float">
            <text:p>0.785714285714285</text:p>
          </table:table-cell>
          <table:table-cell table:style-name="ce36" office:value-type="float" office:value="0.691999999284744" calcext:value-type="float">
            <text:p>0.691999999284744</text:p>
          </table:table-cell>
          <table:table-cell table:style-name="ce36" office:value-type="float" office:value="0.678571425733112" calcext:value-type="float">
            <text:p>0.678571425733112</text:p>
          </table:table-cell>
          <table:table-cell table:style-name="ce36" office:value-type="float" office:value="0.60852197459471" calcext:value-type="float">
            <text:p>0.60852197459471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723035952698851" calcext:value-type="float">
            <text:p>0.723035952698851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715046606432105" calcext:value-type="float">
            <text:p>0.715046606432105</text:p>
          </table:table-cell>
          <table:table-cell table:style-name="ce36" office:value-type="float" office:value="0.638554211122443" calcext:value-type="float">
            <text:p>0.638554211122443</text:p>
          </table:table-cell>
          <table:table-cell table:style-name="ce36" office:value-type="float" office:value="0.741677764093828" calcext:value-type="float">
            <text:p>0.741677764093828</text:p>
          </table:table-cell>
          <table:table-cell table:style-name="ce36" office:value-type="float" office:value="0.650602407484169" calcext:value-type="float">
            <text:p>0.650602407484169</text:p>
          </table:table-cell>
          <table:table-cell table:style-name="ce36" office:value-type="float" office:value="0.603195747189451" calcext:value-type="float">
            <text:p>0.603195747189451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777629821897346" calcext:value-type="float">
            <text:p>0.777629821897346</text:p>
          </table:table-cell>
          <table:table-cell table:style-name="ce36" office:value-type="float" office:value="0.650602412511067" calcext:value-type="float">
            <text:p>0.65060241251106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crossentropy</text:p>
          </table:table-cell>
          <table:table-cell/>
          <table:table-cell table:style-name="ce36" office:value-type="float" office:value="0.857142862819489" calcext:value-type="float">
            <text:p>0.857142862819489</text:p>
          </table:table-cell>
          <table:table-cell table:style-name="ce36" office:value-type="float" office:value="0.648307516965726" calcext:value-type="float">
            <text:p>0.648307516965726</text:p>
          </table:table-cell>
          <table:table-cell table:style-name="ce36" office:value-type="float" office:value="0.736000002821286" calcext:value-type="float">
            <text:p>0.736000002821286</text:p>
          </table:table-cell>
          <table:table-cell table:style-name="ce36" office:value-type="float" office:value="0.761904761904761" calcext:value-type="float">
            <text:p>0.761904761904761</text:p>
          </table:table-cell>
          <table:table-cell table:style-name="ce36" office:value-type="float" office:value="0.604000002344449" calcext:value-type="float">
            <text:p>0.604000002344449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721333332260449" calcext:value-type="float">
            <text:p>0.721333332260449</text:p>
          </table:table-cell>
          <table:table-cell table:style-name="ce36" office:value-type="float" office:value="0.857142862819489" calcext:value-type="float">
            <text:p>0.857142862819489</text:p>
          </table:table-cell>
          <table:table-cell table:style-name="ce36" office:value-type="float" office:value="0.597333338856697" calcext:value-type="float">
            <text:p>0.597333338856697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99201070484562" calcext:value-type="float">
            <text:p>0.599201070484562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3366146" calcext:value-type="float">
            <text:p>0.604527303366146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609853536525515" calcext:value-type="float">
            <text:p>0.609853536525515</text:p>
          </table:table-cell>
          <table:table-cell table:style-name="ce36" office:value-type="float" office:value="0.590361448296581" calcext:value-type="float">
            <text:p>0.590361448296581</text:p>
          </table:table-cell>
          <table:table-cell table:style-name="ce36" office:value-type="float" office:value="0.635153134439026" calcext:value-type="float">
            <text:p>0.635153134439026</text:p>
          </table:table-cell>
          <table:table-cell table:style-name="ce36" office:value-type="float" office:value="0.638554219739982" calcext:value-type="float">
            <text:p>0.638554219739982</text:p>
          </table:table-cell>
          <table:table-cell table:style-name="ce36" office:value-type="float" office:value="0.603195746594199" calcext:value-type="float">
            <text:p>0.603195746594199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7941813" calcext:value-type="float">
            <text:p>0.607190417941813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parse_categorical_crossentropy</text:p>
          </table:table-cell>
          <table:table-cell/>
          <table:table-cell table:style-name="ce36" office:value-type="float" office:value="0.857142862819489" calcext:value-type="float">
            <text:p>0.857142862819489</text:p>
          </table:table-cell>
          <table:table-cell table:style-name="ce36" office:value-type="float" office:value="0.648307516965726" calcext:value-type="float">
            <text:p>0.648307516965726</text:p>
          </table:table-cell>
          <table:table-cell table:style-name="ce36" office:value-type="float" office:value="0.736000002821286" calcext:value-type="float">
            <text:p>0.736000002821286</text:p>
          </table:table-cell>
          <table:table-cell table:style-name="ce36" office:value-type="float" office:value="0.761904761904761" calcext:value-type="float">
            <text:p>0.761904761904761</text:p>
          </table:table-cell>
          <table:table-cell table:style-name="ce36" office:value-type="float" office:value="0.604000002344449" calcext:value-type="float">
            <text:p>0.604000002344449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721333332260449" calcext:value-type="float">
            <text:p>0.721333332260449</text:p>
          </table:table-cell>
          <table:table-cell table:style-name="ce36" office:value-type="float" office:value="0.857142862819489" calcext:value-type="float">
            <text:p>0.857142862819489</text:p>
          </table:table-cell>
          <table:table-cell table:style-name="ce36" office:value-type="float" office:value="0.597333338856697" calcext:value-type="float">
            <text:p>0.597333338856697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99201070484562" calcext:value-type="float">
            <text:p>0.599201070484562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3366146" calcext:value-type="float">
            <text:p>0.604527303366146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609853536525515" calcext:value-type="float">
            <text:p>0.609853536525515</text:p>
          </table:table-cell>
          <table:table-cell table:style-name="ce36" office:value-type="float" office:value="0.590361448296581" calcext:value-type="float">
            <text:p>0.590361448296581</text:p>
          </table:table-cell>
          <table:table-cell table:style-name="ce36" office:value-type="float" office:value="0.635153134439026" calcext:value-type="float">
            <text:p>0.635153134439026</text:p>
          </table:table-cell>
          <table:table-cell table:style-name="ce36" office:value-type="float" office:value="0.638554219739982" calcext:value-type="float">
            <text:p>0.638554219739982</text:p>
          </table:table-cell>
          <table:table-cell table:style-name="ce36" office:value-type="float" office:value="0.603195746594199" calcext:value-type="float">
            <text:p>0.603195746594199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7941813" calcext:value-type="float">
            <text:p>0.607190417941813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binary_crossentropy</text:p>
          </table:table-cell>
          <table:table-cell/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641207689108413" calcext:value-type="float">
            <text:p>0.641207689108413</text:p>
          </table:table-cell>
          <table:table-cell table:style-name="ce36" office:value-type="float" office:value="0.761333332856496" calcext:value-type="float">
            <text:p>0.761333332856496</text:p>
          </table:table-cell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716000000635782" calcext:value-type="float">
            <text:p>0.716000000635782</text:p>
          </table:table-cell>
          <table:table-cell table:style-name="ce36" office:value-type="float" office:value="0.77380952664784" calcext:value-type="float">
            <text:p>0.77380952664784</text:p>
          </table:table-cell>
          <table:table-cell table:style-name="ce36" office:value-type="float" office:value="0.608000004490216" calcext:value-type="float">
            <text:p>0.608000004490216</text:p>
          </table:table-cell>
          <table:table-cell table:style-name="ce36" office:value-type="float" office:value="0.547619050457364" calcext:value-type="float">
            <text:p>0.547619050457364</text:p>
          </table:table-cell>
          <table:table-cell table:style-name="ce36" office:value-type="float" office:value="0.597333340247472" calcext:value-type="float">
            <text:p>0.597333340247472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637816247149567" calcext:value-type="float">
            <text:p>0.637816247149567</text:p>
          </table:table-cell>
          <table:table-cell table:style-name="ce36" office:value-type="float" office:value="0.650602416101708" calcext:value-type="float">
            <text:p>0.650602416101708</text:p>
          </table:table-cell>
          <table:table-cell table:style-name="ce36" office:value-type="float" office:value="0.604527303445513" calcext:value-type="float">
            <text:p>0.604527303445513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599201071873485" calcext:value-type="float">
            <text:p>0.599201071873485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600532625351701" calcext:value-type="float">
            <text:p>0.600532625351701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03195743617935" calcext:value-type="float">
            <text:p>0.603195743617935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7190416850516" calcext:value-type="float">
            <text:p>0.607190416850516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kullback_leibler_divergence</text:p>
          </table:table-cell>
          <table:table-cell/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647030981494583" calcext:value-type="float">
            <text:p>0.647030981494583</text:p>
          </table:table-cell>
          <table:table-cell table:style-name="ce36" office:value-type="float" office:value="0.756000001430511" calcext:value-type="float">
            <text:p>0.756000001430511</text:p>
          </table:table-cell>
          <table:table-cell table:style-name="ce36" office:value-type="float" office:value="0.833333339009966" calcext:value-type="float">
            <text:p>0.833333339009966</text:p>
          </table:table-cell>
          <table:table-cell table:style-name="ce36" office:value-type="float" office:value="0.597333340247472" calcext:value-type="float">
            <text:p>0.597333340247472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763999999364217" calcext:value-type="float">
            <text:p>0.763999999364217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597333338359991" calcext:value-type="float">
            <text:p>0.597333338359991</text:p>
          </table:table-cell>
          <table:table-cell table:style-name="ce36" office:value-type="float" office:value="0.642857140018826" calcext:value-type="float">
            <text:p>0.642857140018826</text:p>
          </table:table-cell>
          <table:table-cell table:style-name="ce36" office:value-type="float" office:value="0.599201071079815" calcext:value-type="float">
            <text:p>0.599201071079815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604527301183553" calcext:value-type="float">
            <text:p>0.604527301183553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599201070206778" calcext:value-type="float">
            <text:p>0.599201070206778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600532629121635" calcext:value-type="float">
            <text:p>0.600532629121635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35153134756494" calcext:value-type="float">
            <text:p>0.635153134756494</text:p>
          </table:table-cell>
          <table:table-cell table:style-name="ce36" office:value-type="float" office:value="0.506024095667413" calcext:value-type="float">
            <text:p>0.506024095667413</text:p>
          </table:table-cell>
          <table:table-cell table:style-name="ce36" office:value-type="float" office:value="0.607190419846622" calcext:value-type="float">
            <text:p>0.607190419846622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table:style-name="ce31" office:value-type="string" calcext:value-type="string">
            <text:p>poisson</text:p>
          </table:table-cell>
          <table:table-cell/>
          <table:table-cell table:style-name="ce37" office:value-type="float" office:value="0.915662647011768" calcext:value-type="float">
            <text:p>0.915662647011768</text:p>
          </table:table-cell>
          <table:table-cell table:style-name="ce37" office:value-type="float" office:value="0.797332185889822" calcext:value-type="float">
            <text:p>0.797332185889822</text:p>
          </table:table-cell>
          <table:table-cell table:style-name="ce36" office:value-type="float" office:value="0.834666661024093" calcext:value-type="float">
            <text:p>0.834666661024093</text:p>
          </table:table-cell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5973333410422" calcext:value-type="float">
            <text:p>0.5973333410422</text:p>
          </table:table-cell>
          <table:table-cell table:style-name="ce36" office:value-type="float" office:value="0.64285713718051" calcext:value-type="float">
            <text:p>0.64285713718051</text:p>
          </table:table-cell>
          <table:table-cell table:style-name="ce36" office:value-type="float" office:value="0.847999993165334" calcext:value-type="float">
            <text:p>0.847999993165334</text:p>
          </table:table-cell>
          <table:table-cell table:style-name="ce36" office:value-type="float" office:value="0.869047613370986" calcext:value-type="float">
            <text:p>0.869047613370986</text:p>
          </table:table-cell>
          <table:table-cell table:style-name="ce36" office:value-type="float" office:value="0.849333327611287" calcext:value-type="float">
            <text:p>0.849333327611287</text:p>
          </table:table-cell>
          <table:table-cell table:style-name="ce36" office:value-type="float" office:value="0.869047624724251" calcext:value-type="float">
            <text:p>0.869047624724251</text:p>
          </table:table-cell>
          <table:table-cell table:style-name="ce36" office:value-type="float" office:value="0.844207717956461" calcext:value-type="float">
            <text:p>0.844207717956461</text:p>
          </table:table-cell>
          <table:table-cell table:style-name="ce36" office:value-type="float" office:value="0.915662647011768" calcext:value-type="float">
            <text:p>0.915662647011768</text:p>
          </table:table-cell>
          <table:table-cell table:style-name="ce36" office:value-type="float" office:value="0.846870834040102" calcext:value-type="float">
            <text:p>0.846870834040102</text:p>
          </table:table-cell>
          <table:table-cell table:style-name="ce36" office:value-type="float" office:value="0.771084343812551" calcext:value-type="float">
            <text:p>0.771084343812551</text:p>
          </table:table-cell>
          <table:table-cell table:style-name="ce36" office:value-type="float" office:value="0.852197063905738" calcext:value-type="float">
            <text:p>0.852197063905738</text:p>
          </table:table-cell>
          <table:table-cell table:style-name="ce36" office:value-type="float" office:value="0.795180725764079" calcext:value-type="float">
            <text:p>0.795180725764079</text:p>
          </table:table-cell>
          <table:table-cell table:style-name="ce36" office:value-type="float" office:value="0.600532630708976" calcext:value-type="float">
            <text:p>0.600532630708976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845539272228347" calcext:value-type="float">
            <text:p>0.845539272228347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85219706708042" calcext:value-type="float">
            <text:p>0.85219706708042</text:p>
          </table:table-cell>
          <table:table-cell table:style-name="ce36" office:value-type="float" office:value="0.807228913508265" calcext:value-type="float">
            <text:p>0.80722891350826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osine_proximity</text:p>
          </table:table-cell>
          <table:table-cell/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666207687973087" calcext:value-type="float">
            <text:p>0.666207687973087</text:p>
          </table:table-cell>
          <table:table-cell table:style-name="ce36" office:value-type="float" office:value="0.657333336075147" calcext:value-type="float">
            <text:p>0.657333336075147</text:p>
          </table:table-cell>
          <table:table-cell table:style-name="ce36" office:value-type="float" office:value="0.654761904761904" calcext:value-type="float">
            <text:p>0.654761904761904</text:p>
          </table:table-cell>
          <table:table-cell table:style-name="ce36" office:value-type="float" office:value="0.770666664143403" calcext:value-type="float">
            <text:p>0.770666664143403</text:p>
          </table:table-cell>
          <table:table-cell table:style-name="ce36" office:value-type="float" office:value="0.75" calcext:value-type="float">
            <text:p>0.75</text:p>
          </table:table-cell>
          <table:table-cell table:style-name="ce36" office:value-type="float" office:value="0.7373333354791" calcext:value-type="float">
            <text:p>0.7373333354791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78133333325386" calcext:value-type="float">
            <text:p>0.78133333325386</text:p>
          </table:table-cell>
          <table:table-cell table:style-name="ce36" office:value-type="float" office:value="0.797619047619047" calcext:value-type="float">
            <text:p>0.797619047619047</text:p>
          </table:table-cell>
          <table:table-cell table:style-name="ce36" office:value-type="float" office:value="0.671105197798237" calcext:value-type="float">
            <text:p>0.671105197798237</text:p>
          </table:table-cell>
          <table:table-cell table:style-name="ce36" office:value-type="float" office:value="0.626506030559539" calcext:value-type="float">
            <text:p>0.626506030559539</text:p>
          </table:table-cell>
          <table:table-cell table:style-name="ce36" office:value-type="float" office:value="0.703062585960533" calcext:value-type="float">
            <text:p>0.703062585960533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673768311619917" calcext:value-type="float">
            <text:p>0.673768311619917</text:p>
          </table:table-cell>
          <table:table-cell table:style-name="ce36" office:value-type="float" office:value="0.650602403893528" calcext:value-type="float">
            <text:p>0.650602403893528</text:p>
          </table:table-cell>
          <table:table-cell table:style-name="ce36" office:value-type="float" office:value="0.600532628923218" calcext:value-type="float">
            <text:p>0.600532628923218</text:p>
          </table:table-cell>
          <table:table-cell table:style-name="ce36" office:value-type="float" office:value="0.614457834197814" calcext:value-type="float">
            <text:p>0.614457834197814</text:p>
          </table:table-cell>
          <table:table-cell table:style-name="ce36" office:value-type="float" office:value="0.603195746018788" calcext:value-type="float">
            <text:p>0.603195746018788</text:p>
          </table:table-cell>
          <table:table-cell table:style-name="ce36" office:value-type="float" office:value="0.590361450091902" calcext:value-type="float">
            <text:p>0.590361450091902</text:p>
          </table:table-cell>
          <table:table-cell table:style-name="ce36" office:value-type="float" office:value="0.608521973999457" calcext:value-type="float">
            <text:p>0.608521973999457</text:p>
          </table:table-cell>
          <table:table-cell table:style-name="ce36" office:value-type="float" office:value="0.554216861724853" calcext:value-type="float">
            <text:p>0.554216861724853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2" calcext:value-type="float" table:number-columns-spanned="1" table:number-rows-spanned="14">
            <text:p>2</text:p>
          </table:table-cell>
          <table:table-cell table:style-name="ce78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37" office:value-type="float" office:value="0.904761910438537" calcext:value-type="float">
            <text:p>0.904761910438537</text:p>
          </table:table-cell>
          <table:table-cell table:style-name="ce37" office:value-type="float" office:value="0.840490534619497" calcext:value-type="float">
            <text:p>0.840490534619497</text:p>
          </table:table-cell>
          <table:table-cell table:style-name="ce36" office:value-type="float" office:value="0.850666662851969" calcext:value-type="float">
            <text:p>0.850666662851969</text:p>
          </table:table-cell>
          <table:table-cell table:style-name="ce36" office:value-type="float" office:value="0.785714291390918" calcext:value-type="float">
            <text:p>0.785714291390918</text:p>
          </table:table-cell>
          <table:table-cell table:style-name="ce36" office:value-type="float" office:value="0.854666659037272" calcext:value-type="float">
            <text:p>0.854666659037272</text:p>
          </table:table-cell>
          <table:table-cell table:style-name="ce36" office:value-type="float" office:value="0.904761910438537" calcext:value-type="float">
            <text:p>0.904761910438537</text:p>
          </table:table-cell>
          <table:table-cell table:style-name="ce36" office:value-type="float" office:value="0.855999995072682" calcext:value-type="float">
            <text:p>0.855999995072682</text:p>
          </table:table-cell>
          <table:table-cell table:style-name="ce36" office:value-type="float" office:value="0.833333339009966" calcext:value-type="float">
            <text:p>0.833333339009966</text:p>
          </table:table-cell>
          <table:table-cell table:style-name="ce36" office:value-type="float" office:value="0.837333328723907" calcext:value-type="float">
            <text:p>0.837333328723907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849533951393615" calcext:value-type="float">
            <text:p>0.849533951393615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style-name="ce36" office:value-type="float" office:value="0.853528622939646" calcext:value-type="float">
            <text:p>0.853528622939646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48202390772366" calcext:value-type="float">
            <text:p>0.848202390772366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852197064699409" calcext:value-type="float">
            <text:p>0.852197064699409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846870832135293" calcext:value-type="float">
            <text:p>0.846870832135293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style-name="ce36" office:value-type="float" office:value="0.848202389185025" calcext:value-type="float">
            <text:p>0.848202389185025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error</text:p>
          </table:table-cell>
          <table:table-cell/>
          <table:table-cell table:style-name="ce36" office:value-type="float" office:value="0.879518077316054" calcext:value-type="float">
            <text:p>0.879518077316054</text:p>
          </table:table-cell>
          <table:table-cell table:style-name="ce36" office:value-type="float" office:value="0.663955822935818" calcext:value-type="float">
            <text:p>0.663955822935818</text:p>
          </table:table-cell>
          <table:table-cell table:style-name="ce36" office:value-type="float" office:value="0.854666656653086" calcext:value-type="float">
            <text:p>0.854666656653086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400000006854534" calcext:value-type="float">
            <text:p>0.400000006854534</text:p>
          </table:table-cell>
          <table:table-cell table:style-name="ce36" office:value-type="float" office:value="0.380952382371539" calcext:value-type="float">
            <text:p>0.380952382371539</text:p>
          </table:table-cell>
          <table:table-cell table:style-name="ce36" office:value-type="float" office:value="0.854666661421458" calcext:value-type="float">
            <text:p>0.854666661421458</text:p>
          </table:table-cell>
          <table:table-cell table:style-name="ce36" office:value-type="float" office:value="0.821428574266887" calcext:value-type="float">
            <text:p>0.821428574266887</text:p>
          </table:table-cell>
          <table:table-cell table:style-name="ce36" office:value-type="float" office:value="0.843999994595845" calcext:value-type="float">
            <text:p>0.843999994595845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396804266580729" calcext:value-type="float">
            <text:p>0.396804266580729</text:p>
          </table:table-cell>
          <table:table-cell table:style-name="ce36" office:value-type="float" office:value="0.409638551344354" calcext:value-type="float">
            <text:p>0.409638551344354</text:p>
          </table:table-cell>
          <table:table-cell table:style-name="ce36" office:value-type="float" office:value="0.403462056313627" calcext:value-type="float">
            <text:p>0.403462056313627</text:p>
          </table:table-cell>
          <table:table-cell table:style-name="ce36" office:value-type="float" office:value="0.34939759251583" calcext:value-type="float">
            <text:p>0.34939759251583</text:p>
          </table:table-cell>
          <table:table-cell table:style-name="ce36" office:value-type="float" office:value="0.849533949012603" calcext:value-type="float">
            <text:p>0.849533949012603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398135825436061" calcext:value-type="float">
            <text:p>0.398135825436061</text:p>
          </table:table-cell>
          <table:table-cell table:style-name="ce36" office:value-type="float" office:value="0.397590362163911" calcext:value-type="float">
            <text:p>0.397590362163911</text:p>
          </table:table-cell>
          <table:table-cell table:style-name="ce36" office:value-type="float" office:value="0.844207717638993" calcext:value-type="float">
            <text:p>0.844207717638993</text:p>
          </table:table-cell>
          <table:table-cell table:style-name="ce36" office:value-type="float" office:value="0.879518077316054" calcext:value-type="float">
            <text:p>0.879518077316054</text:p>
          </table:table-cell>
          <table:table-cell table:style-name="ce36" office:value-type="float" office:value="0.849533952504753" calcext:value-type="float">
            <text:p>0.849533952504753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percentage_error</text:p>
          </table:table-cell>
          <table:table-cell/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74760470668167" calcext:value-type="float">
            <text:p>0.74760470668167</text:p>
          </table:table-cell>
          <table:table-cell table:style-name="ce36" office:value-type="float" office:value="0.404000007808208" calcext:value-type="float">
            <text:p>0.404000007808208</text:p>
          </table:table-cell>
          <table:table-cell table:style-name="ce36" office:value-type="float" office:value="0.345238098076411" calcext:value-type="float">
            <text:p>0.345238098076411</text:p>
          </table:table-cell>
          <table:table-cell table:style-name="ce36" office:value-type="float" office:value="0.846666661103566" calcext:value-type="float">
            <text:p>0.846666661103566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858666660785675" calcext:value-type="float">
            <text:p>0.858666660785675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390666673580805" calcext:value-type="float">
            <text:p>0.390666673580805</text:p>
          </table:table-cell>
          <table:table-cell table:style-name="ce36" office:value-type="float" office:value="0.464285712866556" calcext:value-type="float">
            <text:p>0.464285712866556</text:p>
          </table:table-cell>
          <table:table-cell table:style-name="ce36" office:value-type="float" office:value="0.846870835706809" calcext:value-type="float">
            <text:p>0.846870835706809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49533947028428" calcext:value-type="float">
            <text:p>0.849533947028428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53528622939646" calcext:value-type="float">
            <text:p>0.853528622939646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style-name="ce36" office:value-type="float" office:value="0.846870831738458" calcext:value-type="float">
            <text:p>0.846870831738458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842876162573437" calcext:value-type="float">
            <text:p>0.842876162573437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53528622939646" calcext:value-type="float">
            <text:p>0.853528622939646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squared_logarithmic_error</text:p>
          </table:table-cell>
          <table:table-cell/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41666666806872" calcext:value-type="float">
            <text:p>0.841666666806872</text:p>
          </table:table-cell>
          <table:table-cell table:style-name="ce36" office:value-type="float" office:value="0.839999995628992" calcext:value-type="float">
            <text:p>0.839999995628992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847999991575876" calcext:value-type="float">
            <text:p>0.847999991575876</text:p>
          </table:table-cell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54666659037272" calcext:value-type="float">
            <text:p>0.854666659037272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45333331425984" calcext:value-type="float">
            <text:p>0.845333331425984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845539275879231" calcext:value-type="float">
            <text:p>0.845539275879231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54860181973555" calcext:value-type="float">
            <text:p>0.854860181973555</text:p>
          </table:table-cell>
          <table:table-cell table:style-name="ce36" office:value-type="float" office:value="0.819277104843093" calcext:value-type="float">
            <text:p>0.819277104843093</text:p>
          </table:table-cell>
          <table:table-cell table:style-name="ce36" office:value-type="float" office:value="0.852197063905738" calcext:value-type="float">
            <text:p>0.852197063905738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style-name="ce36" office:value-type="float" office:value="0.853528622939646" calcext:value-type="float">
            <text:p>0.853528622939646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46870834913139" calcext:value-type="float">
            <text:p>0.846870834913139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849533949806274" calcext:value-type="float">
            <text:p>0.849533949806274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quared_hinge</text:p>
          </table:table-cell>
          <table:table-cell/>
          <table:table-cell table:style-name="ce37" office:value-type="float" office:value="0.916666660990033" calcext:value-type="float">
            <text:p>0.916666660990033</text:p>
          </table:table-cell>
          <table:table-cell table:style-name="ce37" office:value-type="float" office:value="0.846471598185278" calcext:value-type="float">
            <text:p>0.846471598185278</text:p>
          </table:table-cell>
          <table:table-cell table:style-name="ce36" office:value-type="float" office:value="0.843999994993209" calcext:value-type="float">
            <text:p>0.843999994993209</text:p>
          </table:table-cell>
          <table:table-cell table:style-name="ce36" office:value-type="float" office:value="0.8333333276567" calcext:value-type="float">
            <text:p>0.8333333276567</text:p>
          </table:table-cell>
          <table:table-cell table:style-name="ce36" office:value-type="float" office:value="0.831999997297922" calcext:value-type="float">
            <text:p>0.831999997297922</text:p>
          </table:table-cell>
          <table:table-cell table:style-name="ce36" office:value-type="float" office:value="0.916666660990033" calcext:value-type="float">
            <text:p>0.916666660990033</text:p>
          </table:table-cell>
          <table:table-cell table:style-name="ce36" office:value-type="float" office:value="0.850666660467783" calcext:value-type="float">
            <text:p>0.850666660467783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4666665871938" calcext:value-type="float">
            <text:p>0.84666665871938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848202386010343" calcext:value-type="float">
            <text:p>0.848202386010343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style-name="ce36" office:value-type="float" office:value="0.852197065493079" calcext:value-type="float">
            <text:p>0.852197065493079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style-name="ce36" office:value-type="float" office:value="0.854860179592544" calcext:value-type="float">
            <text:p>0.854860179592544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style-name="ce36" office:value-type="float" office:value="0.853528618971295" calcext:value-type="float">
            <text:p>0.853528618971295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4207720020004" calcext:value-type="float">
            <text:p>0.844207720020004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style-name="ce36" office:value-type="float" office:value="0.846870833325798" calcext:value-type="float">
            <text:p>0.846870833325798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hinge</text:p>
          </table:table-cell>
          <table:table-cell/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725602409565031" calcext:value-type="float">
            <text:p>0.725602409565031</text:p>
          </table:table-cell>
          <table:table-cell table:style-name="ce36" office:value-type="float" office:value="0.857333327929178" calcext:value-type="float">
            <text:p>0.857333327929178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600000006556511" calcext:value-type="float">
            <text:p>0.600000006556511</text:p>
          </table:table-cell>
          <table:table-cell table:style-name="ce36" office:value-type="float" office:value="0.619047624724251" calcext:value-type="float">
            <text:p>0.619047624724251</text:p>
          </table:table-cell>
          <table:table-cell table:style-name="ce36" office:value-type="float" office:value="0.849333326816558" calcext:value-type="float">
            <text:p>0.849333326816558</text:p>
          </table:table-cell>
          <table:table-cell table:style-name="ce36" office:value-type="float" office:value="0.821428574266887" calcext:value-type="float">
            <text:p>0.821428574266887</text:p>
          </table:table-cell>
          <table:table-cell table:style-name="ce36" office:value-type="float" office:value="0.390666672786076" calcext:value-type="float">
            <text:p>0.390666672786076</text:p>
          </table:table-cell>
          <table:table-cell table:style-name="ce36" office:value-type="float" office:value="0.464285712866556" calcext:value-type="float">
            <text:p>0.464285712866556</text:p>
          </table:table-cell>
          <table:table-cell table:style-name="ce36" office:value-type="float" office:value="0.849533949330072" calcext:value-type="float">
            <text:p>0.849533949330072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style-name="ce36" office:value-type="float" office:value="0.853528621352306" calcext:value-type="float">
            <text:p>0.853528621352306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5539277466572" calcext:value-type="float">
            <text:p>0.845539277466572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85752329845403" calcext:value-type="float">
            <text:p>0.85752329845403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402130499065477" calcext:value-type="float">
            <text:p>0.402130499065477</text:p>
          </table:table-cell>
          <table:table-cell table:style-name="ce36" office:value-type="float" office:value="0.361445783850658" calcext:value-type="float">
            <text:p>0.361445783850658</text:p>
          </table:table-cell>
          <table:table-cell table:style-name="ce36" office:value-type="float" office:value="0.846870834119469" calcext:value-type="float">
            <text:p>0.846870834119469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table:style-name="ce31" office:value-type="string" calcext:value-type="string">
            <text:p>categorical_hinge</text:p>
          </table:table-cell>
          <table:table-cell/>
          <table:table-cell table:style-name="ce37" office:value-type="float" office:value="0.91666666382835" calcext:value-type="float">
            <text:p>0.91666666382835</text:p>
          </table:table-cell>
          <table:table-cell table:style-name="ce37" office:value-type="float" office:value="0.850057372780825" calcext:value-type="float">
            <text:p>0.850057372780825</text:p>
          </table:table-cell>
          <table:table-cell table:style-name="ce36" office:value-type="float" office:value="0.853333328564961" calcext:value-type="float">
            <text:p>0.853333328564961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84133333047231" calcext:value-type="float">
            <text:p>0.84133333047231</text:p>
          </table:table-cell>
          <table:table-cell table:style-name="ce36" office:value-type="float" office:value="0.91666666382835" calcext:value-type="float">
            <text:p>0.91666666382835</text:p>
          </table:table-cell>
          <table:table-cell table:style-name="ce36" office:value-type="float" office:value="0.85333332935969" calcext:value-type="float">
            <text:p>0.85333332935969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9333324432373" calcext:value-type="float">
            <text:p>0.849333324432373</text:p>
          </table:table-cell>
          <table:table-cell table:style-name="ce36" office:value-type="float" office:value="0.869047619047619" calcext:value-type="float">
            <text:p>0.869047619047619</text:p>
          </table:table-cell>
          <table:table-cell table:style-name="ce36" office:value-type="float" office:value="0.845539276672901" calcext:value-type="float">
            <text:p>0.845539276672901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54860180783049" calcext:value-type="float">
            <text:p>0.854860180783049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style-name="ce36" office:value-type="float" office:value="0.849533949806274" calcext:value-type="float">
            <text:p>0.849533949806274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style-name="ce36" office:value-type="float" office:value="0.84553927349822" calcext:value-type="float">
            <text:p>0.84553927349822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38881486265383" calcext:value-type="float">
            <text:p>0.838881486265383</text:p>
          </table:table-cell>
          <table:table-cell table:style-name="ce36" office:value-type="float" office:value="0.879518077316054" calcext:value-type="float">
            <text:p>0.879518077316054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logcosh</text:p>
          </table:table-cell>
          <table:table-cell/>
          <table:table-cell table:style-name="ce36" office:value-type="float" office:value="0.88095238095238" calcext:value-type="float">
            <text:p>0.88095238095238</text:p>
          </table:table-cell>
          <table:table-cell table:style-name="ce36" office:value-type="float" office:value="0.809294320565151" calcext:value-type="float">
            <text:p>0.809294320565151</text:p>
          </table:table-cell>
          <table:table-cell table:style-name="ce36" office:value-type="float" office:value="0.843999996185302" calcext:value-type="float">
            <text:p>0.843999996185302</text:p>
          </table:table-cell>
          <table:table-cell table:style-name="ce36" office:value-type="float" office:value="0.821428565751938" calcext:value-type="float">
            <text:p>0.821428565751938</text:p>
          </table:table-cell>
          <table:table-cell table:style-name="ce36" office:value-type="float" office:value="0.849333329200744" calcext:value-type="float">
            <text:p>0.849333329200744</text:p>
          </table:table-cell>
          <table:table-cell table:style-name="ce36" office:value-type="float" office:value="0.809523815200442" calcext:value-type="float">
            <text:p>0.809523815200442</text:p>
          </table:table-cell>
          <table:table-cell table:style-name="ce36" office:value-type="float" office:value="0.851999994119008" calcext:value-type="float">
            <text:p>0.851999994119008</text:p>
          </table:table-cell>
          <table:table-cell table:style-name="ce36" office:value-type="float" office:value="0.77380952664784" calcext:value-type="float">
            <text:p>0.77380952664784</text:p>
          </table:table-cell>
          <table:table-cell table:style-name="ce36" office:value-type="float" office:value="0.846666661898295" calcext:value-type="float">
            <text:p>0.846666661898295</text:p>
          </table:table-cell>
          <table:table-cell table:style-name="ce36" office:value-type="float" office:value="0.88095238095238" calcext:value-type="float">
            <text:p>0.88095238095238</text:p>
          </table:table-cell>
          <table:table-cell table:style-name="ce36" office:value-type="float" office:value="0.852197064699409" calcext:value-type="float">
            <text:p>0.852197064699409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style-name="ce36" office:value-type="float" office:value="0.850865505665501" calcext:value-type="float">
            <text:p>0.850865505665501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41544601952188" calcext:value-type="float">
            <text:p>0.841544601952188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style-name="ce36" office:value-type="float" office:value="0.856191736245441" calcext:value-type="float">
            <text:p>0.856191736245441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597869513137204" calcext:value-type="float">
            <text:p>0.597869513137204</text:p>
          </table:table-cell>
          <table:table-cell table:style-name="ce36" office:value-type="float" office:value="0.638554216149341" calcext:value-type="float">
            <text:p>0.638554216149341</text:p>
          </table:table-cell>
          <table:table-cell table:style-name="ce36" office:value-type="float" office:value="0.84553927349822" calcext:value-type="float">
            <text:p>0.84553927349822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crossentrop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4538152542048" calcext:value-type="float">
            <text:p>0.834538152542048</text:p>
          </table:table-cell>
          <table:table-cell table:style-name="ce36" office:value-type="float" office:value="0.841333324114481" calcext:value-type="float">
            <text:p>0.841333324114481</text:p>
          </table:table-cell>
          <table:table-cell table:style-name="ce36" office:value-type="float" office:value="0.821428565751938" calcext:value-type="float">
            <text:p>0.821428565751938</text:p>
          </table:table-cell>
          <table:table-cell table:style-name="ce36" office:value-type="float" office:value="0.841333327293396" calcext:value-type="float">
            <text:p>0.841333327293396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57333330313364" calcext:value-type="float">
            <text:p>0.857333330313364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38666661580403" calcext:value-type="float">
            <text:p>0.838666661580403</text:p>
          </table:table-cell>
          <table:table-cell table:style-name="ce36" office:value-type="float" office:value="0.833333339009966" calcext:value-type="float">
            <text:p>0.833333339009966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style-name="ce36" office:value-type="float" office:value="0.853528622145976" calcext:value-type="float">
            <text:p>0.853528622145976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1544596396495" calcext:value-type="float">
            <text:p>0.841544596396495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style-name="ce36" office:value-type="float" office:value="0.850865507252841" calcext:value-type="float">
            <text:p>0.850865507252841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2876157811415" calcext:value-type="float">
            <text:p>0.842876157811415</text:p>
          </table:table-cell>
          <table:table-cell table:style-name="ce36" office:value-type="float" office:value="0.879518077316054" calcext:value-type="float">
            <text:p>0.879518077316054</text:p>
          </table:table-cell>
          <table:table-cell table:style-name="ce36" office:value-type="float" office:value="0.849533947425263" calcext:value-type="float">
            <text:p>0.849533947425263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parse_categorical_crossentrop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4538152542048" calcext:value-type="float">
            <text:p>0.834538152542048</text:p>
          </table:table-cell>
          <table:table-cell table:style-name="ce36" office:value-type="float" office:value="0.841333324114481" calcext:value-type="float">
            <text:p>0.841333324114481</text:p>
          </table:table-cell>
          <table:table-cell table:style-name="ce36" office:value-type="float" office:value="0.821428565751938" calcext:value-type="float">
            <text:p>0.821428565751938</text:p>
          </table:table-cell>
          <table:table-cell table:style-name="ce36" office:value-type="float" office:value="0.841333327293396" calcext:value-type="float">
            <text:p>0.841333327293396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57333330313364" calcext:value-type="float">
            <text:p>0.857333330313364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38666661580403" calcext:value-type="float">
            <text:p>0.838666661580403</text:p>
          </table:table-cell>
          <table:table-cell table:style-name="ce39" office:value-type="float" office:value="0.833333339009966" calcext:value-type="float">
            <text:p>0.833333339009966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43373490385262" calcext:value-type="float">
            <text:p>0.843373490385262</text:p>
          </table:table-cell>
          <table:table-cell table:style-name="ce36" office:value-type="float" office:value="0.853528622145976" calcext:value-type="float">
            <text:p>0.853528622145976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1544596396495" calcext:value-type="float">
            <text:p>0.841544596396495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style-name="ce36" office:value-type="float" office:value="0.850865507252841" calcext:value-type="float">
            <text:p>0.850865507252841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42876157811415" calcext:value-type="float">
            <text:p>0.842876157811415</text:p>
          </table:table-cell>
          <table:table-cell table:style-name="ce36" office:value-type="float" office:value="0.879518077316054" calcext:value-type="float">
            <text:p>0.879518077316054</text:p>
          </table:table-cell>
          <table:table-cell table:style-name="ce36" office:value-type="float" office:value="0.849533947425263" calcext:value-type="float">
            <text:p>0.849533947425263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binary_crossentropy</text:p>
          </table:table-cell>
          <table:table-cell/>
          <table:table-cell table:style-name="ce36" office:value-type="float" office:value="0.904761899085271" calcext:value-type="float">
            <text:p>0.904761899085271</text:p>
          </table:table-cell>
          <table:table-cell table:style-name="ce36" office:value-type="float" office:value="0.745266781924308" calcext:value-type="float">
            <text:p>0.745266781924308</text:p>
          </table:table-cell>
          <table:table-cell table:style-name="ce36" office:value-type="float" office:value="0.877333327929178" calcext:value-type="float">
            <text:p>0.877333327929178</text:p>
          </table:table-cell>
          <table:table-cell table:style-name="ce36" office:value-type="float" office:value="0.845238092399778" calcext:value-type="float">
            <text:p>0.845238092399778</text:p>
          </table:table-cell>
          <table:table-cell table:style-name="ce36" office:value-type="float" office:value="0.879999995231628" calcext:value-type="float">
            <text:p>0.879999995231628</text:p>
          </table:table-cell>
          <table:table-cell table:style-name="ce36" office:value-type="float" office:value="0.845238092399778" calcext:value-type="float">
            <text:p>0.845238092399778</text:p>
          </table:table-cell>
          <table:table-cell table:style-name="ce36" office:value-type="float" office:value="0.854666661421458" calcext:value-type="float">
            <text:p>0.854666661421458</text:p>
          </table:table-cell>
          <table:table-cell table:style-name="ce36" office:value-type="float" office:value="0.904761899085271" calcext:value-type="float">
            <text:p>0.904761899085271</text:p>
          </table:table-cell>
          <table:table-cell table:style-name="ce36" office:value-type="float" office:value="0.854666660626729" calcext:value-type="float">
            <text:p>0.854666660626729</text:p>
          </table:table-cell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86817575882024" calcext:value-type="float">
            <text:p>0.86817575882024</text:p>
          </table:table-cell>
          <table:table-cell table:style-name="ce36" office:value-type="float" office:value="0.783132527966097" calcext:value-type="float">
            <text:p>0.783132527966097</text:p>
          </table:table-cell>
          <table:table-cell table:style-name="ce36" office:value-type="float" office:value="0.864181084893197" calcext:value-type="float">
            <text:p>0.864181084893197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39946738437076" calcext:value-type="float">
            <text:p>0.39946738437076</text:p>
          </table:table-cell>
          <table:table-cell table:style-name="ce36" office:value-type="float" office:value="0.385542171188147" calcext:value-type="float">
            <text:p>0.385542171188147</text:p>
          </table:table-cell>
          <table:table-cell table:style-name="ce36" office:value-type="float" office:value="0.39813582464239" calcext:value-type="float">
            <text:p>0.39813582464239</text:p>
          </table:table-cell>
          <table:table-cell table:style-name="ce36" office:value-type="float" office:value="0.397590363959232" calcext:value-type="float">
            <text:p>0.397590363959232</text:p>
          </table:table-cell>
          <table:table-cell table:style-name="ce36" office:value-type="float" office:value="0.846870830944787" calcext:value-type="float">
            <text:p>0.846870830944787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873501990987521" calcext:value-type="float">
            <text:p>0.873501990987521</text:p>
          </table:table-cell>
          <table:table-cell table:style-name="ce36" office:value-type="float" office:value="0.783132527966097" calcext:value-type="float">
            <text:p>0.7831325279660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kullback_leibler_divergence</text:p>
          </table:table-cell>
          <table:table-cell/>
          <table:table-cell table:style-name="ce36" office:value-type="float" office:value="0.880952375275748" calcext:value-type="float">
            <text:p>0.880952375275748</text:p>
          </table:table-cell>
          <table:table-cell table:style-name="ce36" office:value-type="float" office:value="0.780220883361443" calcext:value-type="float">
            <text:p>0.780220883361443</text:p>
          </table:table-cell>
          <table:table-cell table:style-name="ce36" office:value-type="float" office:value="0.871999992529551" calcext:value-type="float">
            <text:p>0.871999992529551</text:p>
          </table:table-cell>
          <table:table-cell table:style-name="ce36" office:value-type="float" office:value="0.845238092399778" calcext:value-type="float">
            <text:p>0.845238092399778</text:p>
          </table:table-cell>
          <table:table-cell table:style-name="ce36" office:value-type="float" office:value="0.859999990463256" calcext:value-type="float">
            <text:p>0.859999990463256</text:p>
          </table:table-cell>
          <table:table-cell table:style-name="ce36" office:value-type="float" office:value="0.845238092399778" calcext:value-type="float">
            <text:p>0.845238092399778</text:p>
          </table:table-cell>
          <table:table-cell table:style-name="ce36" office:value-type="float" office:value="0.85733332713445" calcext:value-type="float">
            <text:p>0.85733332713445</text:p>
          </table:table-cell>
          <table:table-cell table:style-name="ce36" office:value-type="float" office:value="0.880952375275748" calcext:value-type="float">
            <text:p>0.880952375275748</text:p>
          </table:table-cell>
          <table:table-cell table:style-name="ce36" office:value-type="float" office:value="0.857333324750264" calcext:value-type="float">
            <text:p>0.857333324750264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64181085210665" calcext:value-type="float">
            <text:p>0.864181085210665</text:p>
          </table:table-cell>
          <table:table-cell table:style-name="ce36" office:value-type="float" office:value="0.77108434022191" calcext:value-type="float">
            <text:p>0.77108434022191</text:p>
          </table:table-cell>
          <table:table-cell table:style-name="ce36" office:value-type="float" office:value="0.830892141982813" calcext:value-type="float">
            <text:p>0.830892141982813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style-name="ce36" office:value-type="float" office:value="0.850865505665501" calcext:value-type="float">
            <text:p>0.850865505665501</text:p>
          </table:table-cell>
          <table:table-cell table:style-name="ce36" office:value-type="float" office:value="0.86746988454497" calcext:value-type="float">
            <text:p>0.86746988454497</text:p>
          </table:table-cell>
          <table:table-cell table:style-name="ce36" office:value-type="float" office:value="0.868175757232899" calcext:value-type="float">
            <text:p>0.868175757232899</text:p>
          </table:table-cell>
          <table:table-cell table:style-name="ce36" office:value-type="float" office:value="0.771084335195012" calcext:value-type="float">
            <text:p>0.771084335195012</text:p>
          </table:table-cell>
          <table:table-cell table:style-name="ce36" office:value-type="float" office:value="0.852197064699409" calcext:value-type="float">
            <text:p>0.852197064699409</text:p>
          </table:table-cell>
          <table:table-cell table:style-name="ce36" office:value-type="float" office:value="0.81927710627935" calcext:value-type="float">
            <text:p>0.81927710627935</text:p>
          </table:table-cell>
          <table:table-cell table:style-name="ce36" office:value-type="float" office:value="0.406125171802015" calcext:value-type="float">
            <text:p>0.406125171802015</text:p>
          </table:table-cell>
          <table:table-cell table:style-name="ce36" office:value-type="float" office:value="0.325301203742084" calcext:value-type="float">
            <text:p>0.32530120374208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poisson</text:p>
          </table:table-cell>
          <table:table-cell/>
          <table:table-cell table:style-name="ce36" office:value-type="float" office:value="0.880952378114064" calcext:value-type="float">
            <text:p>0.880952378114064</text:p>
          </table:table-cell>
          <table:table-cell table:style-name="ce36" office:value-type="float" office:value="0.838052209919373" calcext:value-type="float">
            <text:p>0.838052209919373</text:p>
          </table:table-cell>
          <table:table-cell table:style-name="ce36" office:value-type="float" office:value="0.854666662216186" calcext:value-type="float">
            <text:p>0.854666662216186</text:p>
          </table:table-cell>
          <table:table-cell table:style-name="ce36" office:value-type="float" office:value="0.845238092399778" calcext:value-type="float">
            <text:p>0.845238092399778</text:p>
          </table:table-cell>
          <table:table-cell table:style-name="ce36" office:value-type="float" office:value="0.866666659514109" calcext:value-type="float">
            <text:p>0.866666659514109</text:p>
          </table:table-cell>
          <table:table-cell table:style-name="ce36" office:value-type="float" office:value="0.85714285430454" calcext:value-type="float">
            <text:p>0.85714285430454</text:p>
          </table:table-cell>
          <table:table-cell table:style-name="ce36" office:value-type="float" office:value="0.849333328406016" calcext:value-type="float">
            <text:p>0.849333328406016</text:p>
          </table:table-cell>
          <table:table-cell table:style-name="ce36" office:value-type="float" office:value="0.880952378114064" calcext:value-type="float">
            <text:p>0.880952378114064</text:p>
          </table:table-cell>
          <table:table-cell table:style-name="ce36" office:value-type="float" office:value="0.850666661262512" calcext:value-type="float">
            <text:p>0.850666661262512</text:p>
          </table:table-cell>
          <table:table-cell table:style-name="ce36" office:value-type="float" office:value="0.833333336171649" calcext:value-type="float">
            <text:p>0.833333336171649</text:p>
          </table:table-cell>
          <table:table-cell table:style-name="ce36" office:value-type="float" office:value="0.865512643133435" calcext:value-type="float">
            <text:p>0.865512643133435</text:p>
          </table:table-cell>
          <table:table-cell table:style-name="ce36" office:value-type="float" office:value="0.795180720737181" calcext:value-type="float">
            <text:p>0.795180720737181</text:p>
          </table:table-cell>
          <table:table-cell table:style-name="ce36" office:value-type="float" office:value="0.856191736245441" calcext:value-type="float">
            <text:p>0.856191736245441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style-name="ce36" office:value-type="float" office:value="0.86018641215666" calcext:value-type="float">
            <text:p>0.86018641215666</text:p>
          </table:table-cell>
          <table:table-cell table:style-name="ce36" office:value-type="float" office:value="0.879518073725413" calcext:value-type="float">
            <text:p>0.879518073725413</text:p>
          </table:table-cell>
          <table:table-cell table:style-name="ce36" office:value-type="float" office:value="0.858854854710092" calcext:value-type="float">
            <text:p>0.858854854710092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850865507252841" calcext:value-type="float">
            <text:p>0.850865507252841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845539276672901" calcext:value-type="float">
            <text:p>0.845539276672901</text:p>
          </table:table-cell>
          <table:table-cell table:style-name="ce36" office:value-type="float" office:value="0.819277111306247" calcext:value-type="float">
            <text:p>0.8192771113062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osine_proximity</text:p>
          </table:table-cell>
          <table:table-cell/>
          <table:table-cell table:style-name="ce37" office:value-type="float" office:value="0.91666666382835" calcext:value-type="float">
            <text:p>0.91666666382835</text:p>
          </table:table-cell>
          <table:table-cell table:style-name="ce37" office:value-type="float" office:value="0.817498566918994" calcext:value-type="float">
            <text:p>0.817498566918994</text:p>
          </table:table-cell>
          <table:table-cell table:style-name="ce36" office:value-type="float" office:value="0.865333326657613" calcext:value-type="float">
            <text:p>0.865333326657613</text:p>
          </table:table-cell>
          <table:table-cell table:style-name="ce36" office:value-type="float" office:value="0.869047616209302" calcext:value-type="float">
            <text:p>0.869047616209302</text:p>
          </table:table-cell>
          <table:table-cell table:style-name="ce36" office:value-type="float" office:value="0.850666664441426" calcext:value-type="float">
            <text:p>0.850666664441426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846666662693023" calcext:value-type="float">
            <text:p>0.846666662693023</text:p>
          </table:table-cell>
          <table:table-cell table:style-name="ce36" office:value-type="float" office:value="0.91666666382835" calcext:value-type="float">
            <text:p>0.91666666382835</text:p>
          </table:table-cell>
          <table:table-cell table:style-name="ce36" office:value-type="float" office:value="0.866666663487752" calcext:value-type="float">
            <text:p>0.866666663487752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604527303366146" calcext:value-type="float">
            <text:p>0.604527303366146</text:p>
          </table:table-cell>
          <table:table-cell table:style-name="ce36" office:value-type="float" office:value="0.578313257320817" calcext:value-type="float">
            <text:p>0.578313257320817</text:p>
          </table:table-cell>
          <table:table-cell table:style-name="ce36" office:value-type="float" office:value="0.861517970793732" calcext:value-type="float">
            <text:p>0.861517970793732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style-name="ce36" office:value-type="float" office:value="0.864181089179017" calcext:value-type="float">
            <text:p>0.864181089179017</text:p>
          </table:table-cell>
          <table:table-cell table:style-name="ce36" office:value-type="float" office:value="0.879518068698515" calcext:value-type="float">
            <text:p>0.879518068698515</text:p>
          </table:table-cell>
          <table:table-cell table:style-name="ce36" office:value-type="float" office:value="0.866844202167343" calcext:value-type="float">
            <text:p>0.866844202167343</text:p>
          </table:table-cell>
          <table:table-cell table:style-name="ce36" office:value-type="float" office:value="0.783132536583636" calcext:value-type="float">
            <text:p>0.783132536583636</text:p>
          </table:table-cell>
          <table:table-cell table:style-name="ce36" office:value-type="float" office:value="0.86817575882024" calcext:value-type="float">
            <text:p>0.86817575882024</text:p>
          </table:table-cell>
          <table:table-cell table:style-name="ce36" office:value-type="float" office:value="0.795180725764079" calcext:value-type="float">
            <text:p>0.795180725764079</text:p>
          </table:table-cell>
          <table:table-cell table:style-name="ce36" office:value-type="float" office:value="0.864181088861549" calcext:value-type="float">
            <text:p>0.864181088861549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38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3" calcext:value-type="float" table:number-columns-spanned="1" table:number-rows-spanned="14">
            <text:p>3</text:p>
          </table:table-cell>
          <table:table-cell table:style-name="ce80" office:value-type="string" calcext:value-type="string" table:number-columns-spanned="1" table:number-rows-spanned="14">
            <text:p>Adagrad</text:p>
          </table:table-cell>
          <table:table-cell table:style-name="ce31" office:value-type="string" calcext:value-type="string">
            <text:p>mean_squared_error</text:p>
          </table:table-cell>
          <table:table-cell/>
          <table:table-cell table:style-name="ce37" office:value-type="float" office:value="0.903614457831325" calcext:value-type="float">
            <text:p>0.903614457831325</text:p>
          </table:table-cell>
          <table:table-cell table:style-name="ce37" office:value-type="float" office:value="0.804388984642833" calcext:value-type="float">
            <text:p>0.804388984642833</text:p>
          </table:table-cell>
          <table:table-cell table:style-name="ce36" office:value-type="float" office:value="0.846666660308837" calcext:value-type="float">
            <text:p>0.846666660308837</text:p>
          </table:table-cell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34666663805643" calcext:value-type="float">
            <text:p>0.834666663805643</text:p>
          </table:table-cell>
          <table:table-cell table:style-name="ce36" office:value-type="float" office:value="0.845238089561462" calcext:value-type="float">
            <text:p>0.845238089561462</text:p>
          </table:table-cell>
          <table:table-cell table:style-name="ce36" office:value-type="float" office:value="0.843999993801116" calcext:value-type="float">
            <text:p>0.843999993801116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3333332935969" calcext:value-type="float">
            <text:p>0.83333332935969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605858858114234" calcext:value-type="float">
            <text:p>0.605858858114234</text:p>
          </table:table-cell>
          <table:table-cell table:style-name="ce36" office:value-type="float" office:value="0.56626505736845" calcext:value-type="float">
            <text:p>0.56626505736845</text:p>
          </table:table-cell>
          <table:table-cell table:style-name="ce36" office:value-type="float" office:value="0.845539275879231" calcext:value-type="float">
            <text:p>0.845539275879231</text:p>
          </table:table-cell>
          <table:table-cell table:style-name="ce36" office:value-type="float" office:value="0.903614457831325" calcext:value-type="float">
            <text:p>0.903614457831325</text:p>
          </table:table-cell>
          <table:table-cell table:style-name="ce36" office:value-type="float" office:value="0.853528622939646" calcext:value-type="float">
            <text:p>0.853528622939646</text:p>
          </table:table-cell>
          <table:table-cell table:style-name="ce36" office:value-type="float" office:value="0.795180722891566" calcext:value-type="float">
            <text:p>0.795180722891566</text:p>
          </table:table-cell>
          <table:table-cell table:style-name="ce36" office:value-type="float" office:value="0.836218368991237" calcext:value-type="float">
            <text:p>0.836218368991237</text:p>
          </table:table-cell>
          <table:table-cell table:style-name="ce36" office:value-type="float" office:value="0.855421691773885" calcext:value-type="float">
            <text:p>0.855421691773885</text:p>
          </table:table-cell>
          <table:table-cell table:style-name="ce36" office:value-type="float" office:value="0.592543278608753" calcext:value-type="float">
            <text:p>0.592543278608753</text:p>
          </table:table-cell>
          <table:table-cell table:style-name="ce36" office:value-type="float" office:value="0.686746982206781" calcext:value-type="float">
            <text:p>0.686746982206781</text:p>
          </table:table-cell>
          <table:table-cell table:style-name="ce36" office:value-type="float" office:value="0.846870833325798" calcext:value-type="float">
            <text:p>0.846870833325798</text:p>
          </table:table-cell>
          <table:table-cell table:style-name="ce36"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error</text:p>
          </table:table-cell>
          <table:table-cell/>
          <table:table-cell table:style-name="ce37" office:value-type="float" office:value="0.915662650602409" calcext:value-type="float">
            <text:p>0.915662650602409</text:p>
          </table:table-cell>
          <table:table-cell table:style-name="ce36" office:value-type="float" office:value="0.743516926027137" calcext:value-type="float">
            <text:p>0.743516926027137</text:p>
          </table:table-cell>
          <table:table-cell table:style-name="ce36" office:value-type="float" office:value="0.842666661739349" calcext:value-type="float">
            <text:p>0.842666661739349</text:p>
          </table:table-cell>
          <table:table-cell table:style-name="ce36" office:value-type="float" office:value="0.880952375275748" calcext:value-type="float">
            <text:p>0.880952375275748</text:p>
          </table:table-cell>
          <table:table-cell table:style-name="ce36" office:value-type="float" office:value="0.847999996344248" calcext:value-type="float">
            <text:p>0.847999996344248</text:p>
          </table:table-cell>
          <table:table-cell table:style-name="ce36" office:value-type="float" office:value="0.821428574266887" calcext:value-type="float">
            <text:p>0.821428574266887</text:p>
          </table:table-cell>
          <table:table-cell table:style-name="ce36" office:value-type="float" office:value="0.847999995152155" calcext:value-type="float">
            <text:p>0.847999995152155</text:p>
          </table:table-cell>
          <table:table-cell table:style-name="ce36" office:value-type="float" office:value="0.833333339009966" calcext:value-type="float">
            <text:p>0.833333339009966</text:p>
          </table:table-cell>
          <table:table-cell table:style-name="ce36" office:value-type="float" office:value="0.404000006318092" calcext:value-type="float">
            <text:p>0.404000006318092</text:p>
          </table:table-cell>
          <table:table-cell table:style-name="ce36" office:value-type="float" office:value="0.345238092399778" calcext:value-type="float">
            <text:p>0.345238092399778</text:p>
          </table:table-cell>
          <table:table-cell table:style-name="ce36" office:value-type="float" office:value="0.848202390772366" calcext:value-type="float">
            <text:p>0.848202390772366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36218370102375" calcext:value-type="float">
            <text:p>0.836218370102375</text:p>
          </table:table-cell>
          <table:table-cell table:style-name="ce36" office:value-type="float" office:value="0.915662650602409" calcext:value-type="float">
            <text:p>0.915662650602409</text:p>
          </table:table-cell>
          <table:table-cell table:style-name="ce36" office:value-type="float" office:value="0.836218371769083" calcext:value-type="float">
            <text:p>0.836218371769083</text:p>
          </table:table-cell>
          <table:table-cell table:style-name="ce36" office:value-type="float" office:value="0.795180722891566" calcext:value-type="float">
            <text:p>0.795180722891566</text:p>
          </table:table-cell>
          <table:table-cell table:style-name="ce36" office:value-type="float" office:value="0.860186409378813" calcext:value-type="float">
            <text:p>0.860186409378813</text:p>
          </table:table-cell>
          <table:table-cell table:style-name="ce36" office:value-type="float" office:value="0.831325297614178" calcext:value-type="float">
            <text:p>0.831325297614178</text:p>
          </table:table-cell>
          <table:table-cell table:style-name="ce36" office:value-type="float" office:value="0.845539279053912" calcext:value-type="float">
            <text:p>0.845539279053912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399467384846962" calcext:value-type="float">
            <text:p>0.399467384846962</text:p>
          </table:table-cell>
          <table:table-cell table:style-name="ce36" office:value-type="float" office:value="0.385542171188147" calcext:value-type="float">
            <text:p>0.3855421711881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percentage_error</text:p>
          </table:table-cell>
          <table:table-cell/>
          <table:table-cell table:style-name="ce37" office:value-type="float" office:value="0.915662650602409" calcext:value-type="float">
            <text:p>0.915662650602409</text:p>
          </table:table-cell>
          <table:table-cell table:style-name="ce36" office:value-type="float" office:value="0.673049340997697" calcext:value-type="float">
            <text:p>0.673049340997697</text:p>
          </table:table-cell>
          <table:table-cell table:style-name="ce36" office:value-type="float" office:value="0.850666660467783" calcext:value-type="float">
            <text:p>0.850666660467783</text:p>
          </table:table-cell>
          <table:table-cell table:style-name="ce36" office:value-type="float" office:value="0.904761899085271" calcext:value-type="float">
            <text:p>0.904761899085271</text:p>
          </table:table-cell>
          <table:table-cell table:style-name="ce36" office:value-type="float" office:value="0.854666661421458" calcext:value-type="float">
            <text:p>0.854666661421458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43999994198481" calcext:value-type="float">
            <text:p>0.843999994198481</text:p>
          </table:table-cell>
          <table:table-cell table:style-name="ce36" office:value-type="float" office:value="0.833333339009966" calcext:value-type="float">
            <text:p>0.833333339009966</text:p>
          </table:table-cell>
          <table:table-cell table:style-name="ce36" office:value-type="float" office:value="0.849333325227101" calcext:value-type="float">
            <text:p>0.849333325227101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39414115277889" calcext:value-type="float">
            <text:p>0.39414115277889</text:p>
          </table:table-cell>
          <table:table-cell table:style-name="ce36" office:value-type="float" office:value="0.433734942631549" calcext:value-type="float">
            <text:p>0.433734942631549</text:p>
          </table:table-cell>
          <table:table-cell table:style-name="ce36" office:value-type="float" office:value="0.841544602745858" calcext:value-type="float">
            <text:p>0.841544602745858</text:p>
          </table:table-cell>
          <table:table-cell table:style-name="ce36" office:value-type="float" office:value="0.915662650602409" calcext:value-type="float">
            <text:p>0.915662650602409</text:p>
          </table:table-cell>
          <table:table-cell table:style-name="ce36" office:value-type="float" office:value="0.395472709253212" calcext:value-type="float">
            <text:p>0.395472709253212</text:p>
          </table:table-cell>
          <table:table-cell table:style-name="ce36" office:value-type="float" office:value="0.421686744115438" calcext:value-type="float">
            <text:p>0.421686744115438</text:p>
          </table:table-cell>
          <table:table-cell table:style-name="ce36" office:value-type="float" office:value="0.400798943404668" calcext:value-type="float">
            <text:p>0.400798943404668</text:p>
          </table:table-cell>
          <table:table-cell table:style-name="ce36" office:value-type="float" office:value="0.373493974826422" calcext:value-type="float">
            <text:p>0.373493974826422</text:p>
          </table:table-cell>
          <table:table-cell table:style-name="ce36" office:value-type="float" office:value="0.844207717638993" calcext:value-type="float">
            <text:p>0.844207717638993</text:p>
          </table:table-cell>
          <table:table-cell table:style-name="ce36" office:value-type="float" office:value="0.831325299050434" calcext:value-type="float">
            <text:p>0.831325299050434</text:p>
          </table:table-cell>
          <table:table-cell table:style-name="ce36" office:value-type="float" office:value="0.399467384866804" calcext:value-type="float">
            <text:p>0.399467384866804</text:p>
          </table:table-cell>
          <table:table-cell table:style-name="ce36" office:value-type="float" office:value="0.385542171188147" calcext:value-type="float">
            <text:p>0.3855421711881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squared_logarithmic_error</text:p>
          </table:table-cell>
          <table:table-cell/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779761907039397" calcext:value-type="float">
            <text:p>0.779761907039397</text:p>
          </table:table-cell>
          <table:table-cell table:style-name="ce36" office:value-type="float" office:value="0.601333338220914" calcext:value-type="float">
            <text:p>0.601333338220914</text:p>
          </table:table-cell>
          <table:table-cell table:style-name="ce36" office:value-type="float" office:value="0.607142859981173" calcext:value-type="float">
            <text:p>0.607142859981173</text:p>
          </table:table-cell>
          <table:table-cell table:style-name="ce36" office:value-type="float" office:value="0.605333339770635" calcext:value-type="float">
            <text:p>0.605333339770635</text:p>
          </table:table-cell>
          <table:table-cell table:style-name="ce36" office:value-type="float" office:value="0.571428577105204" calcext:value-type="float">
            <text:p>0.571428577105204</text:p>
          </table:table-cell>
          <table:table-cell table:style-name="ce36" office:value-type="float" office:value="0.843999992211659" calcext:value-type="float">
            <text:p>0.843999992211659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47999990781148" calcext:value-type="float">
            <text:p>0.847999990781148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5539273101385" calcext:value-type="float">
            <text:p>0.845539273101385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33555252510761" calcext:value-type="float">
            <text:p>0.833555252510761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0213044505621" calcext:value-type="float">
            <text:p>0.840213044505621</text:p>
          </table:table-cell>
          <table:table-cell table:style-name="ce36" office:value-type="float" office:value="0.80722891566265" calcext:value-type="float">
            <text:p>0.80722891566265</text:p>
          </table:table-cell>
          <table:table-cell table:style-name="ce36" office:value-type="float" office:value="0.849533950599944" calcext:value-type="float">
            <text:p>0.849533950599944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85219706708042" calcext:value-type="float">
            <text:p>0.85219706708042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48202389185025" calcext:value-type="float">
            <text:p>0.848202389185025</text:p>
          </table:table-cell>
          <table:table-cell table:style-name="ce36" office:value-type="float" office:value="0.855421683156346" calcext:value-type="float">
            <text:p>0.85542168315634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quared_hinge</text:p>
          </table:table-cell>
          <table:table-cell/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29733222514408" calcext:value-type="float">
            <text:p>0.829733222514408</text:p>
          </table:table-cell>
          <table:table-cell table:style-name="ce36" office:value-type="float" office:value="0.837333326737085" calcext:value-type="float">
            <text:p>0.837333326737085</text:p>
          </table:table-cell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46666661898295" calcext:value-type="float">
            <text:p>0.846666661898295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46666660308837" calcext:value-type="float">
            <text:p>0.846666660308837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2666664520899" calcext:value-type="float">
            <text:p>0.842666664520899</text:p>
          </table:table-cell>
          <table:table-cell table:style-name="ce36" office:value-type="float" office:value="0.809523815200442" calcext:value-type="float">
            <text:p>0.809523815200442</text:p>
          </table:table-cell>
          <table:table-cell table:style-name="ce36" office:value-type="float" office:value="0.844207721607345" calcext:value-type="float">
            <text:p>0.844207721607345</text:p>
          </table:table-cell>
          <table:table-cell table:style-name="ce36" office:value-type="float" office:value="0.771084343812551" calcext:value-type="float">
            <text:p>0.771084343812551</text:p>
          </table:table-cell>
          <table:table-cell table:style-name="ce36" office:value-type="float" office:value="0.836218372880222" calcext:value-type="float">
            <text:p>0.836218372880222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553927508556" calcext:value-type="float">
            <text:p>0.84553927508556</text:p>
          </table:table-cell>
          <table:table-cell table:style-name="ce36" office:value-type="float" office:value="0.819277108433734" calcext:value-type="float">
            <text:p>0.819277108433734</text:p>
          </table:table-cell>
          <table:table-cell table:style-name="ce36" office:value-type="float" office:value="0.844207716051652" calcext:value-type="float">
            <text:p>0.844207716051652</text:p>
          </table:table-cell>
          <table:table-cell table:style-name="ce36" office:value-type="float" office:value="0.843373499002801" calcext:value-type="float">
            <text:p>0.843373499002801</text:p>
          </table:table-cell>
          <table:table-cell table:style-name="ce36" office:value-type="float" office:value="0.844207718432664" calcext:value-type="float">
            <text:p>0.844207718432664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846870830944787" calcext:value-type="float">
            <text:p>0.846870830944787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hinge</text:p>
          </table:table-cell>
          <table:table-cell/>
          <table:table-cell table:style-name="ce36" office:value-type="float" office:value="0.867469875927431" calcext:value-type="float">
            <text:p>0.867469875927431</text:p>
          </table:table-cell>
          <table:table-cell table:style-name="ce36" office:value-type="float" office:value="0.661689615630925" calcext:value-type="float">
            <text:p>0.661689615630925</text:p>
          </table:table-cell>
          <table:table-cell table:style-name="ce36" office:value-type="float" office:value="0.398666672507921" calcext:value-type="float">
            <text:p>0.398666672507921</text:p>
          </table:table-cell>
          <table:table-cell table:style-name="ce36" office:value-type="float" office:value="0.392857140018826" calcext:value-type="float">
            <text:p>0.392857140018826</text:p>
          </table:table-cell>
          <table:table-cell table:style-name="ce36" office:value-type="float" office:value="0.851999994913737" calcext:value-type="float">
            <text:p>0.851999994913737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35999999046325" calcext:value-type="float">
            <text:p>0.835999999046325</text:p>
          </table:table-cell>
          <table:table-cell table:style-name="ce36" office:value-type="float" office:value="0.79761905329568" calcext:value-type="float">
            <text:p>0.79761905329568</text:p>
          </table:table-cell>
          <table:table-cell table:style-name="ce36" office:value-type="float" office:value="0.846666657924652" calcext:value-type="float">
            <text:p>0.846666657924652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57523294882514" calcext:value-type="float">
            <text:p>0.857523294882514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399467383160413" calcext:value-type="float">
            <text:p>0.399467383160413</text:p>
          </table:table-cell>
          <table:table-cell table:style-name="ce36" office:value-type="float" office:value="0.385542169392827" calcext:value-type="float">
            <text:p>0.385542169392827</text:p>
          </table:table-cell>
          <table:table-cell table:style-name="ce36" office:value-type="float" office:value="0.850865505982969" calcext:value-type="float">
            <text:p>0.850865505982969</text:p>
          </table:table-cell>
          <table:table-cell table:style-name="ce36" office:value-type="float" office:value="0.80722891566265" calcext:value-type="float">
            <text:p>0.80722891566265</text:p>
          </table:table-cell>
          <table:table-cell table:style-name="ce36" office:value-type="float" office:value="0.599201068500386" calcext:value-type="float">
            <text:p>0.599201068500386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40745673091529" calcext:value-type="float">
            <text:p>0.40745673091529</text:p>
          </table:table-cell>
          <table:table-cell table:style-name="ce36" office:value-type="float" office:value="0.313253010971" calcext:value-type="float">
            <text:p>0.313253010971</text:p>
          </table:table-cell>
          <table:table-cell table:style-name="ce36" office:value-type="float" office:value="0.842876159398755" calcext:value-type="float">
            <text:p>0.842876159398755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hinge</text:p>
          </table:table-cell>
          <table:table-cell/>
          <table:table-cell table:style-name="ce36" office:value-type="float" office:value="0.880952386629013" calcext:value-type="float">
            <text:p>0.880952386629013</text:p>
          </table:table-cell>
          <table:table-cell table:style-name="ce36" office:value-type="float" office:value="0.70487665187779" calcext:value-type="float">
            <text:p>0.70487665187779</text:p>
          </table:table-cell>
          <table:table-cell table:style-name="ce36" office:value-type="float" office:value="0.843999993006388" calcext:value-type="float">
            <text:p>0.843999993006388</text:p>
          </table:table-cell>
          <table:table-cell table:style-name="ce36" office:value-type="float" office:value="0.880952386629013" calcext:value-type="float">
            <text:p>0.880952386629013</text:p>
          </table:table-cell>
          <table:table-cell table:style-name="ce36" office:value-type="float" office:value="0.394666673143704" calcext:value-type="float">
            <text:p>0.394666673143704</text:p>
          </table:table-cell>
          <table:table-cell table:style-name="ce36" office:value-type="float" office:value="0.428571429990586" calcext:value-type="float">
            <text:p>0.428571429990586</text:p>
          </table:table-cell>
          <table:table-cell table:style-name="ce36" office:value-type="float" office:value="0.846666660308837" calcext:value-type="float">
            <text:p>0.846666660308837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43999996185302" calcext:value-type="float">
            <text:p>0.843999996185302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49533949012603" calcext:value-type="float">
            <text:p>0.849533949012603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399467384053292" calcext:value-type="float">
            <text:p>0.399467384053292</text:p>
          </table:table-cell>
          <table:table-cell table:style-name="ce36" office:value-type="float" office:value="0.385542169392827" calcext:value-type="float">
            <text:p>0.385542169392827</text:p>
          </table:table-cell>
          <table:table-cell table:style-name="ce36" office:value-type="float" office:value="0.395472707963497" calcext:value-type="float">
            <text:p>0.395472707963497</text:p>
          </table:table-cell>
          <table:table-cell table:style-name="ce36" office:value-type="float" office:value="0.421686744115438" calcext:value-type="float">
            <text:p>0.421686744115438</text:p>
          </table:table-cell>
          <table:table-cell table:style-name="ce36" office:value-type="float" office:value="0.84021304291828" calcext:value-type="float">
            <text:p>0.84021304291828</text:p>
          </table:table-cell>
          <table:table-cell table:style-name="ce36" office:value-type="float" office:value="0.795180724327822" calcext:value-type="float">
            <text:p>0.795180724327822</text:p>
          </table:table-cell>
          <table:table-cell table:style-name="ce36" office:value-type="float" office:value="0.848202390772366" calcext:value-type="float">
            <text:p>0.848202390772366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45539276672901" calcext:value-type="float">
            <text:p>0.845539276672901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logcosh</text:p>
          </table:table-cell>
          <table:table-cell/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170969856312" calcext:value-type="float">
            <text:p>0.84170969856312</text:p>
          </table:table-cell>
          <table:table-cell table:style-name="ce36" office:value-type="float" office:value="0.841333328088124" calcext:value-type="float">
            <text:p>0.841333328088124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43999993801116" calcext:value-type="float">
            <text:p>0.843999993801116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33333327770233" calcext:value-type="float">
            <text:p>0.833333327770233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35999991893768" calcext:value-type="float">
            <text:p>0.835999991893768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48202392359707" calcext:value-type="float">
            <text:p>0.848202392359707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37549929612486" calcext:value-type="float">
            <text:p>0.837549929612486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02130472041" calcext:value-type="float">
            <text:p>0.8402130472041</text:p>
          </table:table-cell>
          <table:table-cell table:style-name="ce36" office:value-type="float" office:value="0.80722891566265" calcext:value-type="float">
            <text:p>0.80722891566265</text:p>
          </table:table-cell>
          <table:table-cell table:style-name="ce36" office:value-type="float" office:value="0.848202391566036" calcext:value-type="float">
            <text:p>0.848202391566036</text:p>
          </table:table-cell>
          <table:table-cell table:style-name="ce36" office:value-type="float" office:value="0.843373499002801" calcext:value-type="float">
            <text:p>0.843373499002801</text:p>
          </table:table-cell>
          <table:table-cell table:style-name="ce36" office:value-type="float" office:value="0.844207714464312" calcext:value-type="float">
            <text:p>0.844207714464312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4553927429189" calcext:value-type="float">
            <text:p>0.84553927429189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crossentrop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20123353195272" calcext:value-type="float">
            <text:p>0.820123353195272</text:p>
          </table:table-cell>
          <table:table-cell table:style-name="ce36" office:value-type="float" office:value="0.838666659990946" calcext:value-type="float">
            <text:p>0.838666659990946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7333328723907" calcext:value-type="float">
            <text:p>0.837333328723907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35999995867411" calcext:value-type="float">
            <text:p>0.835999995867411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2666658957799" calcext:value-type="float">
            <text:p>0.842666658957799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33555255685443" calcext:value-type="float">
            <text:p>0.833555255685443</text:p>
          </table:table-cell>
          <table:table-cell table:style-name="ce36" office:value-type="float" office:value="0.783132536583636" calcext:value-type="float">
            <text:p>0.783132536583636</text:p>
          </table:table-cell>
          <table:table-cell table:style-name="ce36" office:value-type="float" office:value="0.83488681313201" calcext:value-type="float">
            <text:p>0.83488681313201</text:p>
          </table:table-cell>
          <table:table-cell table:style-name="ce36" office:value-type="float" office:value="0.807228912072009" calcext:value-type="float">
            <text:p>0.807228912072009</text:p>
          </table:table-cell>
          <table:table-cell table:style-name="ce36" office:value-type="float" office:value="0.837549931199826" calcext:value-type="float">
            <text:p>0.837549931199826</text:p>
          </table:table-cell>
          <table:table-cell table:style-name="ce36" office:value-type="float" office:value="0.80722891566265" calcext:value-type="float">
            <text:p>0.80722891566265</text:p>
          </table:table-cell>
          <table:table-cell table:style-name="ce36" office:value-type="float" office:value="0.837549928818815" calcext:value-type="float">
            <text:p>0.837549928818815</text:p>
          </table:table-cell>
          <table:table-cell table:style-name="ce36" office:value-type="float" office:value="0.855421691773885" calcext:value-type="float">
            <text:p>0.855421691773885</text:p>
          </table:table-cell>
          <table:table-cell table:style-name="ce36" office:value-type="float" office:value="0.830892137617626" calcext:value-type="float">
            <text:p>0.830892137617626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33555256875948" calcext:value-type="float">
            <text:p>0.833555256875948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parse_categorical_crossentrop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20123353195272" calcext:value-type="float">
            <text:p>0.820123353195272</text:p>
          </table:table-cell>
          <table:table-cell table:style-name="ce36" office:value-type="float" office:value="0.838666659990946" calcext:value-type="float">
            <text:p>0.838666659990946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7333328723907" calcext:value-type="float">
            <text:p>0.837333328723907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35999995867411" calcext:value-type="float">
            <text:p>0.835999995867411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2666658957799" calcext:value-type="float">
            <text:p>0.842666658957799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33555255685443" calcext:value-type="float">
            <text:p>0.833555255685443</text:p>
          </table:table-cell>
          <table:table-cell table:style-name="ce36" office:value-type="float" office:value="0.783132536583636" calcext:value-type="float">
            <text:p>0.783132536583636</text:p>
          </table:table-cell>
          <table:table-cell table:style-name="ce36" office:value-type="float" office:value="0.83488681313201" calcext:value-type="float">
            <text:p>0.83488681313201</text:p>
          </table:table-cell>
          <table:table-cell table:style-name="ce36" office:value-type="float" office:value="0.807228912072009" calcext:value-type="float">
            <text:p>0.807228912072009</text:p>
          </table:table-cell>
          <table:table-cell table:style-name="ce36" office:value-type="float" office:value="0.837549931199826" calcext:value-type="float">
            <text:p>0.837549931199826</text:p>
          </table:table-cell>
          <table:table-cell table:style-name="ce36" office:value-type="float" office:value="0.80722891566265" calcext:value-type="float">
            <text:p>0.80722891566265</text:p>
          </table:table-cell>
          <table:table-cell table:style-name="ce36" office:value-type="float" office:value="0.837549928818815" calcext:value-type="float">
            <text:p>0.837549928818815</text:p>
          </table:table-cell>
          <table:table-cell table:style-name="ce36" office:value-type="float" office:value="0.855421691773885" calcext:value-type="float">
            <text:p>0.855421691773885</text:p>
          </table:table-cell>
          <table:table-cell table:style-name="ce36" office:value-type="float" office:value="0.830892137617626" calcext:value-type="float">
            <text:p>0.830892137617626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33555256875948" calcext:value-type="float">
            <text:p>0.833555256875948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binary_crossentrop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00817558372834" calcext:value-type="float">
            <text:p>0.800817558372834</text:p>
          </table:table-cell>
          <table:table-cell table:style-name="ce36" office:value-type="float" office:value="0.834666660626729" calcext:value-type="float">
            <text:p>0.834666660626729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4266666094462" calcext:value-type="float">
            <text:p>0.84266666094462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38666660785675" calcext:value-type="float">
            <text:p>0.838666660785675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39999995231628" calcext:value-type="float">
            <text:p>0.839999995231628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42876160509894" calcext:value-type="float">
            <text:p>0.842876160509894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764314246558635" calcext:value-type="float">
            <text:p>0.764314246558635</text:p>
          </table:table-cell>
          <table:table-cell table:style-name="ce36" office:value-type="float" office:value="0.819277104843093" calcext:value-type="float">
            <text:p>0.819277104843093</text:p>
          </table:table-cell>
          <table:table-cell table:style-name="ce36" office:value-type="float" office:value="0.604527302651843" calcext:value-type="float">
            <text:p>0.604527302651843</text:p>
          </table:table-cell>
          <table:table-cell table:style-name="ce36" office:value-type="float" office:value="0.578313255884561" calcext:value-type="float">
            <text:p>0.578313255884561</text:p>
          </table:table-cell>
          <table:table-cell table:style-name="ce36" office:value-type="float" office:value="0.83355525441557" calcext:value-type="float">
            <text:p>0.83355525441557</text:p>
          </table:table-cell>
          <table:table-cell table:style-name="ce36" office:value-type="float" office:value="0.855421691773885" calcext:value-type="float">
            <text:p>0.855421691773885</text:p>
          </table:table-cell>
          <table:table-cell table:style-name="ce36" office:value-type="float" office:value="0.840213046886632" calcext:value-type="float">
            <text:p>0.840213046886632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36218370578578" calcext:value-type="float">
            <text:p>0.836218370578578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kullback_leibler_divergence</text:p>
          </table:table-cell>
          <table:table-cell/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756855996545538" calcext:value-type="float">
            <text:p>0.756855996545538</text:p>
          </table:table-cell>
          <table:table-cell table:style-name="ce36" office:value-type="float" office:value="0.398666673004627" calcext:value-type="float">
            <text:p>0.398666673004627</text:p>
          </table:table-cell>
          <table:table-cell table:style-name="ce36" office:value-type="float" office:value="0.392857140018826" calcext:value-type="float">
            <text:p>0.392857140018826</text:p>
          </table:table-cell>
          <table:table-cell table:style-name="ce36" office:value-type="float" office:value="0.845333326657613" calcext:value-type="float">
            <text:p>0.845333326657613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47999993165334" calcext:value-type="float">
            <text:p>0.847999993165334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6666662693023" calcext:value-type="float">
            <text:p>0.846666662693023</text:p>
          </table:table-cell>
          <table:table-cell table:style-name="ce36" office:value-type="float" office:value="0.79761905329568" calcext:value-type="float">
            <text:p>0.79761905329568</text:p>
          </table:table-cell>
          <table:table-cell table:style-name="ce36" office:value-type="float" office:value="0.852197063112068" calcext:value-type="float">
            <text:p>0.852197063112068</text:p>
          </table:table-cell>
          <table:table-cell table:style-name="ce36" office:value-type="float" office:value="0.79518072935472" calcext:value-type="float">
            <text:p>0.79518072935472</text:p>
          </table:table-cell>
          <table:table-cell table:style-name="ce36" office:value-type="float" office:value="0.83488681313201" calcext:value-type="float">
            <text:p>0.83488681313201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1544602745858" calcext:value-type="float">
            <text:p>0.841544602745858</text:p>
          </table:table-cell>
          <table:table-cell table:style-name="ce36" office:value-type="float" office:value="0.783132535147379" calcext:value-type="float">
            <text:p>0.783132535147379</text:p>
          </table:table-cell>
          <table:table-cell table:style-name="ce36" office:value-type="float" office:value="0.59920107068298" calcext:value-type="float">
            <text:p>0.59920107068298</text:p>
          </table:table-cell>
          <table:table-cell table:style-name="ce36" office:value-type="float" office:value="0.626506018351359" calcext:value-type="float">
            <text:p>0.626506018351359</text:p>
          </table:table-cell>
          <table:table-cell table:style-name="ce36" office:value-type="float" office:value="0.841544601158517" calcext:value-type="float">
            <text:p>0.841544601158517</text:p>
          </table:table-cell>
          <table:table-cell table:style-name="ce36" office:value-type="float" office:value="0.795180720737181" calcext:value-type="float">
            <text:p>0.795180720737181</text:p>
          </table:table-cell>
          <table:table-cell table:style-name="ce36" office:value-type="float" office:value="0.830892139204967" calcext:value-type="float">
            <text:p>0.830892139204967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poisson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4509467285252" calcext:value-type="float">
            <text:p>0.834509467285252</text:p>
          </table:table-cell>
          <table:table-cell table:style-name="ce36" office:value-type="float" office:value="0.833333326975504" calcext:value-type="float">
            <text:p>0.833333326975504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17333331108093" calcext:value-type="float">
            <text:p>0.817333331108093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43999994993209" calcext:value-type="float">
            <text:p>0.843999994993209</text:p>
          </table:table-cell>
          <table:table-cell table:style-name="ce36" office:value-type="float" office:value="0.79761905329568" calcext:value-type="float">
            <text:p>0.79761905329568</text:p>
          </table:table-cell>
          <table:table-cell table:style-name="ce36" office:value-type="float" office:value="0.846666662693023" calcext:value-type="float">
            <text:p>0.846666662693023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33555255685443" calcext:value-type="float">
            <text:p>0.833555255685443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33555258860124" calcext:value-type="float">
            <text:p>0.833555258860124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4953394762368" calcext:value-type="float">
            <text:p>0.84953394762368</text:p>
          </table:table-cell>
          <table:table-cell table:style-name="ce36" office:value-type="float" office:value="0.819277108433734" calcext:value-type="float">
            <text:p>0.819277108433734</text:p>
          </table:table-cell>
          <table:table-cell table:style-name="ce36" office:value-type="float" office:value="0.824234353480104" calcext:value-type="float">
            <text:p>0.824234353480104</text:p>
          </table:table-cell>
          <table:table-cell table:style-name="ce36" office:value-type="float" office:value="0.795180719300925" calcext:value-type="float">
            <text:p>0.795180719300925</text:p>
          </table:table-cell>
          <table:table-cell table:style-name="ce36" office:value-type="float" office:value="0.838881488646394" calcext:value-type="float">
            <text:p>0.838881488646394</text:p>
          </table:table-cell>
          <table:table-cell table:style-name="ce36" office:value-type="float" office:value="0.81927710627935" calcext:value-type="float">
            <text:p>0.81927710627935</text:p>
          </table:table-cell>
          <table:table-cell table:style-name="ce36" office:value-type="float" office:value="0.83488681313201" calcext:value-type="float">
            <text:p>0.83488681313201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osine_proximity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16724041584778" calcext:value-type="float">
            <text:p>0.816724041584778</text:p>
          </table:table-cell>
          <table:table-cell table:style-name="ce36" office:value-type="float" office:value="0.839999996026357" calcext:value-type="float">
            <text:p>0.839999996026357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605333337783813" calcext:value-type="float">
            <text:p>0.605333337783813</text:p>
          </table:table-cell>
          <table:table-cell table:style-name="ce36" office:value-type="float" office:value="0.571428577105204" calcext:value-type="float">
            <text:p>0.571428577105204</text:p>
          </table:table-cell>
          <table:table-cell table:style-name="ce36" office:value-type="float" office:value="0.843999996185302" calcext:value-type="float">
            <text:p>0.843999996185302</text:p>
          </table:table-cell>
          <table:table-cell table:style-name="ce36" office:value-type="float" office:value="0.845238100914728" calcext:value-type="float">
            <text:p>0.845238100914728</text:p>
          </table:table-cell>
          <table:table-cell table:style-name="ce36" office:value-type="float" office:value="0.847999993960062" calcext:value-type="float">
            <text:p>0.847999993960062</text:p>
          </table:table-cell>
          <table:table-cell table:style-name="ce36" office:value-type="float" office:value="0.809523815200442" calcext:value-type="float">
            <text:p>0.809523815200442</text:p>
          </table:table-cell>
          <table:table-cell table:style-name="ce36" office:value-type="float" office:value="0.84287615820825" calcext:value-type="float">
            <text:p>0.84287615820825</text:p>
          </table:table-cell>
          <table:table-cell table:style-name="ce36" office:value-type="float" office:value="0.783132536583636" calcext:value-type="float">
            <text:p>0.783132536583636</text:p>
          </table:table-cell>
          <table:table-cell table:style-name="ce36" office:value-type="float" office:value="0.841544602745858" calcext:value-type="float">
            <text:p>0.841544602745858</text:p>
          </table:table-cell>
          <table:table-cell table:style-name="ce36" office:value-type="float" office:value="0.891566265060241" calcext:value-type="float">
            <text:p>0.891566265060241</text:p>
          </table:table-cell>
          <table:table-cell table:style-name="ce36" office:value-type="float" office:value="0.850865507252841" calcext:value-type="float">
            <text:p>0.850865507252841</text:p>
          </table:table-cell>
          <table:table-cell table:style-name="ce36" office:value-type="float" office:value="0.819277108433734" calcext:value-type="float">
            <text:p>0.819277108433734</text:p>
          </table:table-cell>
          <table:table-cell table:style-name="ce36" office:value-type="float" office:value="0.848202393947047" calcext:value-type="float">
            <text:p>0.848202393947047</text:p>
          </table:table-cell>
          <table:table-cell table:style-name="ce36" office:value-type="float" office:value="0.855421691773885" calcext:value-type="float">
            <text:p>0.855421691773885</text:p>
          </table:table-cell>
          <table:table-cell table:style-name="ce36" office:value-type="float" office:value="0.846870834913139" calcext:value-type="float">
            <text:p>0.846870834913139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48202391962871" calcext:value-type="float">
            <text:p>0.848202391962871</text:p>
          </table:table-cell>
          <table:table-cell table:style-name="ce36" office:value-type="float" office:value="0.867469875927431" calcext:value-type="float">
            <text:p>0.867469875927431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38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4" calcext:value-type="float" table:number-columns-spanned="1" table:number-rows-spanned="14">
            <text:p>4</text:p>
          </table:table-cell>
          <table:table-cell table:style-name="ce82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841709696080448" calcext:value-type="float">
            <text:p>0.841709696080448</text:p>
          </table:table-cell>
          <table:table-cell table:style-name="ce36" office:value-type="float" office:value="0.846666662693023" calcext:value-type="float">
            <text:p>0.846666662693023</text:p>
          </table:table-cell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846666661103566" calcext:value-type="float">
            <text:p>0.846666661103566</text:p>
          </table:table-cell>
          <table:table-cell table:style-name="ce36" office:value-type="float" office:value="0.797619047619047" calcext:value-type="float">
            <text:p>0.797619047619047</text:p>
          </table:table-cell>
          <table:table-cell table:style-name="ce36" office:value-type="float" office:value="0.845333325068156" calcext:value-type="float">
            <text:p>0.845333325068156</text:p>
          </table:table-cell>
          <table:table-cell table:style-name="ce36" office:value-type="float" office:value="0.857142857142857" calcext:value-type="float">
            <text:p>0.857142857142857</text:p>
          </table:table-cell>
          <table:table-cell table:style-name="ce36" office:value-type="float" office:value="0.839999995231628" calcext:value-type="float">
            <text:p>0.839999995231628</text:p>
          </table:table-cell>
          <table:table-cell table:style-name="ce36" office:value-type="float" office:value="0.8333333276567" calcext:value-type="float">
            <text:p>0.8333333276567</text:p>
          </table:table-cell>
          <table:table-cell table:style-name="ce36" office:value-type="float" office:value="0.842876160986096" calcext:value-type="float">
            <text:p>0.842876160986096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46870835706809" calcext:value-type="float">
            <text:p>0.846870835706809</text:p>
          </table:table-cell>
          <table:table-cell table:style-name="ce36" office:value-type="float" office:value="0.819277113460632" calcext:value-type="float">
            <text:p>0.819277113460632</text:p>
          </table:table-cell>
          <table:table-cell table:style-name="ce36" office:value-type="float" office:value="0.842876162573437" calcext:value-type="float">
            <text:p>0.842876162573437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856191737832781" calcext:value-type="float">
            <text:p>0.856191737832781</text:p>
          </table:table-cell>
          <table:table-cell table:style-name="ce36" office:value-type="float" office:value="0.879518068698515" calcext:value-type="float">
            <text:p>0.879518068698515</text:p>
          </table:table-cell>
          <table:table-cell table:style-name="ce36" office:value-type="float" office:value="0.849533948218933" calcext:value-type="float">
            <text:p>0.849533948218933</text:p>
          </table:table-cell>
          <table:table-cell table:style-name="ce36" office:value-type="float" office:value="0.819277102688708" calcext:value-type="float">
            <text:p>0.819277102688708</text:p>
          </table:table-cell>
          <table:table-cell table:style-name="ce36" office:value-type="float" office:value="0.854860183560895" calcext:value-type="float">
            <text:p>0.854860183560895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error</text:p>
          </table:table-cell>
          <table:table-cell/>
          <table:table-cell table:style-name="ce36" office:value-type="float" office:value="0.880952378114064" calcext:value-type="float">
            <text:p>0.880952378114064</text:p>
          </table:table-cell>
          <table:table-cell table:style-name="ce36" office:value-type="float" office:value="0.80798910084088" calcext:value-type="float">
            <text:p>0.80798910084088</text:p>
          </table:table-cell>
          <table:table-cell table:style-name="ce36" office:value-type="float" office:value="0.845333325862884" calcext:value-type="float">
            <text:p>0.845333325862884</text:p>
          </table:table-cell>
          <table:table-cell table:style-name="ce36" office:value-type="float" office:value="0.880952378114064" calcext:value-type="float">
            <text:p>0.880952378114064</text:p>
          </table:table-cell>
          <table:table-cell table:style-name="ce36" office:value-type="float" office:value="0.857333325544993" calcext:value-type="float">
            <text:p>0.857333325544993</text:p>
          </table:table-cell>
          <table:table-cell table:style-name="ce36" office:value-type="float" office:value="0.797619047619047" calcext:value-type="float">
            <text:p>0.797619047619047</text:p>
          </table:table-cell>
          <table:table-cell table:style-name="ce36" office:value-type="float" office:value="0.84533332824707" calcext:value-type="float">
            <text:p>0.84533332824707</text:p>
          </table:table-cell>
          <table:table-cell table:style-name="ce36" office:value-type="float" office:value="0.869047621885935" calcext:value-type="float">
            <text:p>0.869047621885935</text:p>
          </table:table-cell>
          <table:table-cell table:style-name="ce36" office:value-type="float" office:value="0.850666658083597" calcext:value-type="float">
            <text:p>0.850666658083597</text:p>
          </table:table-cell>
          <table:table-cell table:style-name="ce36" office:value-type="float" office:value="0.821428565751938" calcext:value-type="float">
            <text:p>0.821428565751938</text:p>
          </table:table-cell>
          <table:table-cell table:style-name="ce36" office:value-type="float" office:value="0.853528617383954" calcext:value-type="float">
            <text:p>0.853528617383954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53528622463444" calcext:value-type="float">
            <text:p>0.853528622463444</text:p>
          </table:table-cell>
          <table:table-cell table:style-name="ce36" office:value-type="float" office:value="0.819277113460632" calcext:value-type="float">
            <text:p>0.819277113460632</text:p>
          </table:table-cell>
          <table:table-cell table:style-name="ce36" office:value-type="float" office:value="0.848202392359707" calcext:value-type="float">
            <text:p>0.848202392359707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49533950599944" calcext:value-type="float">
            <text:p>0.849533950599944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style-name="ce36" office:value-type="float" office:value="0.607190418338648" calcext:value-type="float">
            <text:p>0.607190418338648</text:p>
          </table:table-cell>
          <table:table-cell table:style-name="ce36" office:value-type="float" office:value="0.554216868188007" calcext:value-type="float">
            <text:p>0.554216868188007</text:p>
          </table:table-cell>
          <table:table-cell table:style-name="ce36" office:value-type="float" office:value="0.845539279053912" calcext:value-type="float">
            <text:p>0.845539279053912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percentage_error</text:p>
          </table:table-cell>
          <table:table-cell/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748364889060055" calcext:value-type="float">
            <text:p>0.748364889060055</text:p>
          </table:table-cell>
          <table:table-cell table:style-name="ce36" office:value-type="float" office:value="0.406666672726472" calcext:value-type="float">
            <text:p>0.406666672726472</text:p>
          </table:table-cell>
          <table:table-cell table:style-name="ce36" office:value-type="float" office:value="0.32142857213815" calcext:value-type="float">
            <text:p>0.32142857213815</text:p>
          </table:table-cell>
          <table:table-cell table:style-name="ce36" office:value-type="float" office:value="0.853333326975504" calcext:value-type="float">
            <text:p>0.853333326975504</text:p>
          </table:table-cell>
          <table:table-cell table:style-name="ce36" office:value-type="float" office:value="0.821428571428571" calcext:value-type="float">
            <text:p>0.821428571428571</text:p>
          </table:table-cell>
          <table:table-cell table:style-name="ce36" office:value-type="float" office:value="0.846666659514109" calcext:value-type="float">
            <text:p>0.846666659514109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51999991734822" calcext:value-type="float">
            <text:p>0.851999991734822</text:p>
          </table:table-cell>
          <table:table-cell table:style-name="ce36" office:value-type="float" office:value="0.8333333276567" calcext:value-type="float">
            <text:p>0.8333333276567</text:p>
          </table:table-cell>
          <table:table-cell table:style-name="ce36" office:value-type="float" office:value="0.853528621352306" calcext:value-type="float">
            <text:p>0.853528621352306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52197065493079" calcext:value-type="float">
            <text:p>0.852197065493079</text:p>
          </table:table-cell>
          <table:table-cell table:style-name="ce36" office:value-type="float" office:value="0.807228920689548" calcext:value-type="float">
            <text:p>0.807228920689548</text:p>
          </table:table-cell>
          <table:table-cell table:style-name="ce36" office:value-type="float" office:value="0.394141152203479" calcext:value-type="float">
            <text:p>0.394141152203479</text:p>
          </table:table-cell>
          <table:table-cell table:style-name="ce36" office:value-type="float" office:value="0.43373493401401" calcext:value-type="float">
            <text:p>0.43373493401401</text:p>
          </table:table-cell>
          <table:table-cell table:style-name="ce36" office:value-type="float" office:value="0.849533949012603" calcext:value-type="float">
            <text:p>0.849533949012603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style-name="ce36" office:value-type="float" office:value="0.850865505665501" calcext:value-type="float">
            <text:p>0.850865505665501</text:p>
          </table:table-cell>
          <table:table-cell table:style-name="ce36" office:value-type="float" office:value="0.843373496848416" calcext:value-type="float">
            <text:p>0.843373496848416</text:p>
          </table:table-cell>
          <table:table-cell table:style-name="ce36" office:value-type="float" office:value="0.853528621669774" calcext:value-type="float">
            <text:p>0.853528621669774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squared_logarithmic_error</text:p>
          </table:table-cell>
          <table:table-cell/>
          <table:table-cell table:style-name="ce37" office:value-type="float" office:value="0.916666666666666" calcext:value-type="float">
            <text:p>0.916666666666666</text:p>
          </table:table-cell>
          <table:table-cell table:style-name="ce37" office:value-type="float" office:value="0.829618475034328" calcext:value-type="float">
            <text:p>0.829618475034328</text:p>
          </table:table-cell>
          <table:table-cell table:style-name="ce36" office:value-type="float" office:value="0.8386666593949" calcext:value-type="float">
            <text:p>0.8386666593949</text:p>
          </table:table-cell>
          <table:table-cell table:style-name="ce36" office:value-type="float" office:value="0.916666666666666" calcext:value-type="float">
            <text:p>0.916666666666666</text:p>
          </table:table-cell>
          <table:table-cell table:style-name="ce36" office:value-type="float" office:value="0.850666659673055" calcext:value-type="float">
            <text:p>0.850666659673055</text:p>
          </table:table-cell>
          <table:table-cell table:style-name="ce36" office:value-type="float" office:value="0.809523809523809" calcext:value-type="float">
            <text:p>0.809523809523809</text:p>
          </table:table-cell>
          <table:table-cell table:style-name="ce36" office:value-type="float" office:value="0.846666659911473" calcext:value-type="float">
            <text:p>0.846666659911473</text:p>
          </table:table-cell>
          <table:table-cell table:style-name="ce36" office:value-type="float" office:value="0.869047621885935" calcext:value-type="float">
            <text:p>0.869047621885935</text:p>
          </table:table-cell>
          <table:table-cell table:style-name="ce36" office:value-type="float" office:value="0.854666660626729" calcext:value-type="float">
            <text:p>0.854666660626729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53528623257115" calcext:value-type="float">
            <text:p>0.853528623257115</text:p>
          </table:table-cell>
          <table:table-cell table:style-name="ce36" office:value-type="float" office:value="0.81927710627935" calcext:value-type="float">
            <text:p>0.81927710627935</text:p>
          </table:table-cell>
          <table:table-cell table:style-name="ce36" office:value-type="float" office:value="0.857523294485678" calcext:value-type="float">
            <text:p>0.857523294485678</text:p>
          </table:table-cell>
          <table:table-cell table:style-name="ce36" office:value-type="float" office:value="0.807228920689548" calcext:value-type="float">
            <text:p>0.807228920689548</text:p>
          </table:table-cell>
          <table:table-cell table:style-name="ce36" office:value-type="float" office:value="0.848202391566036" calcext:value-type="float">
            <text:p>0.848202391566036</text:p>
          </table:table-cell>
          <table:table-cell table:style-name="ce36" office:value-type="float" office:value="0.855421684592603" calcext:value-type="float">
            <text:p>0.855421684592603</text:p>
          </table:table-cell>
          <table:table-cell table:style-name="ce36" office:value-type="float" office:value="0.846870834119469" calcext:value-type="float">
            <text:p>0.846870834119469</text:p>
          </table:table-cell>
          <table:table-cell table:style-name="ce36" office:value-type="float" office:value="0.855421688183244" calcext:value-type="float">
            <text:p>0.855421688183244</text:p>
          </table:table-cell>
          <table:table-cell table:style-name="ce36" office:value-type="float" office:value="0.830892140712941" calcext:value-type="float">
            <text:p>0.830892140712941</text:p>
          </table:table-cell>
          <table:table-cell table:style-name="ce36" office:value-type="float" office:value="0.698795180004763" calcext:value-type="float">
            <text:p>0.698795180004763</text:p>
          </table:table-cell>
          <table:table-cell table:style-name="ce36" office:value-type="float" office:value="0.848202390772366" calcext:value-type="float">
            <text:p>0.848202390772366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quared_hinge</text:p>
          </table:table-cell>
          <table:table-cell/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727553070484052" calcext:value-type="float">
            <text:p>0.727553070484052</text:p>
          </table:table-cell>
          <table:table-cell table:style-name="ce36" office:value-type="float" office:value="0.593333340287208" calcext:value-type="float">
            <text:p>0.593333340287208</text:p>
          </table:table-cell>
          <table:table-cell table:style-name="ce36" office:value-type="float" office:value="0.678571431409745" calcext:value-type="float">
            <text:p>0.678571431409745</text:p>
          </table:table-cell>
          <table:table-cell table:style-name="ce36" office:value-type="float" office:value="0.85066665649414" calcext:value-type="float">
            <text:p>0.85066665649414</text:p>
          </table:table-cell>
          <table:table-cell table:style-name="ce36" office:value-type="float" office:value="0.773809523809523" calcext:value-type="float">
            <text:p>0.773809523809523</text:p>
          </table:table-cell>
          <table:table-cell table:style-name="ce36" office:value-type="float" office:value="0.842666659355163" calcext:value-type="float">
            <text:p>0.842666659355163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54666661421458" calcext:value-type="float">
            <text:p>0.854666661421458</text:p>
          </table:table-cell>
          <table:table-cell table:style-name="ce36" office:value-type="float" office:value="0.79761905329568" calcext:value-type="float">
            <text:p>0.79761905329568</text:p>
          </table:table-cell>
          <table:table-cell table:style-name="ce36" office:value-type="float" office:value="0.403462057285873" calcext:value-type="float">
            <text:p>0.403462057285873</text:p>
          </table:table-cell>
          <table:table-cell table:style-name="ce36" office:value-type="float" office:value="0.34939759251583" calcext:value-type="float">
            <text:p>0.34939759251583</text:p>
          </table:table-cell>
          <table:table-cell table:style-name="ce36" office:value-type="float" office:value="0.395472709828623" calcext:value-type="float">
            <text:p>0.395472709828623</text:p>
          </table:table-cell>
          <table:table-cell table:style-name="ce36" office:value-type="float" office:value="0.421686749142336" calcext:value-type="float">
            <text:p>0.421686749142336</text:p>
          </table:table-cell>
          <table:table-cell table:style-name="ce36" office:value-type="float" office:value="0.850865505189298" calcext:value-type="float">
            <text:p>0.850865505189298</text:p>
          </table:table-cell>
          <table:table-cell table:style-name="ce36" office:value-type="float" office:value="0.855421684592603" calcext:value-type="float">
            <text:p>0.855421684592603</text:p>
          </table:table-cell>
          <table:table-cell table:style-name="ce36" office:value-type="float" office:value="0.844207718432664" calcext:value-type="float">
            <text:p>0.844207718432664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31325295459793" calcext:value-type="float">
            <text:p>0.831325295459793</text:p>
          </table:table-cell>
          <table:table-cell table:style-name="ce36" office:value-type="float" office:value="0.849533952187285" calcext:value-type="float">
            <text:p>0.849533952187285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hinge</text:p>
          </table:table-cell>
          <table:table-cell/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634150891063272" calcext:value-type="float">
            <text:p>0.634150891063272</text:p>
          </table:table-cell>
          <table:table-cell table:style-name="ce36" office:value-type="float" office:value="0.849333324432373" calcext:value-type="float">
            <text:p>0.849333324432373</text:p>
          </table:table-cell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600000007748603" calcext:value-type="float">
            <text:p>0.600000007748603</text:p>
          </table:table-cell>
          <table:table-cell table:style-name="ce36" office:value-type="float" office:value="0.619047621885935" calcext:value-type="float">
            <text:p>0.619047621885935</text:p>
          </table:table-cell>
          <table:table-cell table:style-name="ce36" office:value-type="float" office:value="0.404000008106231" calcext:value-type="float">
            <text:p>0.404000008106231</text:p>
          </table:table-cell>
          <table:table-cell table:style-name="ce36" office:value-type="float" office:value="0.345238092399778" calcext:value-type="float">
            <text:p>0.345238092399778</text:p>
          </table:table-cell>
          <table:table-cell table:style-name="ce36" office:value-type="float" office:value="0.855999993483225" calcext:value-type="float">
            <text:p>0.855999993483225</text:p>
          </table:table-cell>
          <table:table-cell table:style-name="ce36" office:value-type="float" office:value="0.79761905329568" calcext:value-type="float">
            <text:p>0.79761905329568</text:p>
          </table:table-cell>
          <table:table-cell table:style-name="ce36" office:value-type="float" office:value="0.403462059666885" calcext:value-type="float">
            <text:p>0.403462059666885</text:p>
          </table:table-cell>
          <table:table-cell table:style-name="ce36" office:value-type="float" office:value="0.34939759251583" calcext:value-type="float">
            <text:p>0.34939759251583</text:p>
          </table:table-cell>
          <table:table-cell table:style-name="ce36" office:value-type="float" office:value="0.852197065810547" calcext:value-type="float">
            <text:p>0.852197065810547</text:p>
          </table:table-cell>
          <table:table-cell table:style-name="ce36" office:value-type="float" office:value="0.807228920689548" calcext:value-type="float">
            <text:p>0.807228920689548</text:p>
          </table:table-cell>
          <table:table-cell table:style-name="ce36" office:value-type="float" office:value="0.852197062635866" calcext:value-type="float">
            <text:p>0.852197062635866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392809593367989" calcext:value-type="float">
            <text:p>0.392809593367989</text:p>
          </table:table-cell>
          <table:table-cell table:style-name="ce36" office:value-type="float" office:value="0.445783133248248" calcext:value-type="float">
            <text:p>0.445783133248248</text:p>
          </table:table-cell>
          <table:table-cell table:style-name="ce36" office:value-type="float" office:value="0.85219706628675" calcext:value-type="float">
            <text:p>0.85219706628675</text:p>
          </table:table-cell>
          <table:table-cell table:style-name="ce36" office:value-type="float" office:value="0.831325304077332" calcext:value-type="float">
            <text:p>0.831325304077332</text:p>
          </table:table-cell>
          <table:table-cell table:style-name="ce36" office:value-type="float" office:value="0.396804265310856" calcext:value-type="float">
            <text:p>0.396804265310856</text:p>
          </table:table-cell>
          <table:table-cell table:style-name="ce36" office:value-type="float" office:value="0.409638552062482" calcext:value-type="float">
            <text:p>0.40963855206248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hinge</text:p>
          </table:table-cell>
          <table:table-cell/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770223754521286" calcext:value-type="float">
            <text:p>0.770223754521286</text:p>
          </table:table-cell>
          <table:table-cell table:style-name="ce36" office:value-type="float" office:value="0.843999993801116" calcext:value-type="float">
            <text:p>0.843999993801116</text:p>
          </table:table-cell>
          <table:table-cell table:style-name="ce36" office:value-type="float" office:value="0.892857140018826" calcext:value-type="float">
            <text:p>0.892857140018826</text:p>
          </table:table-cell>
          <table:table-cell table:style-name="ce36" office:value-type="float" office:value="0.400000004470348" calcext:value-type="float">
            <text:p>0.400000004470348</text:p>
          </table:table-cell>
          <table:table-cell table:style-name="ce36" office:value-type="float" office:value="0.380952378114064" calcext:value-type="float">
            <text:p>0.380952378114064</text:p>
          </table:table-cell>
          <table:table-cell table:style-name="ce36" office:value-type="float" office:value="0.850666662851969" calcext:value-type="float">
            <text:p>0.850666662851969</text:p>
          </table:table-cell>
          <table:table-cell table:style-name="ce36" office:value-type="float" office:value="0.869047621885935" calcext:value-type="float">
            <text:p>0.869047621885935</text:p>
          </table:table-cell>
          <table:table-cell table:style-name="ce36" office:value-type="float" office:value="0.605333338677883" calcext:value-type="float">
            <text:p>0.605333338677883</text:p>
          </table:table-cell>
          <table:table-cell table:style-name="ce36" office:value-type="float" office:value="0.571428574266887" calcext:value-type="float">
            <text:p>0.571428574266887</text:p>
          </table:table-cell>
          <table:table-cell table:style-name="ce36" office:value-type="float" office:value="0.846870833325798" calcext:value-type="float">
            <text:p>0.846870833325798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50865504474995" calcext:value-type="float">
            <text:p>0.850865504474995</text:p>
          </table:table-cell>
          <table:table-cell table:style-name="ce36" office:value-type="float" office:value="0.807228920689548" calcext:value-type="float">
            <text:p>0.807228920689548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52197064699409" calcext:value-type="float">
            <text:p>0.852197064699409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style-name="ce36" office:value-type="float" office:value="0.844207713670641" calcext:value-type="float">
            <text:p>0.844207713670641</text:p>
          </table:table-cell>
          <table:table-cell table:style-name="ce36" office:value-type="float" office:value="0.843373496848416" calcext:value-type="float">
            <text:p>0.843373496848416</text:p>
          </table:table-cell>
          <table:table-cell table:style-name="ce36" office:value-type="float" office:value="0.853528623733317" calcext:value-type="float">
            <text:p>0.853528623733317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logcosh</text:p>
          </table:table-cell>
          <table:table-cell/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34495124290951" calcext:value-type="float">
            <text:p>0.834495124290951</text:p>
          </table:table-cell>
          <table:table-cell table:style-name="ce36" office:value-type="float" office:value="0.83866665760676" calcext:value-type="float">
            <text:p>0.83866665760676</text:p>
          </table:table-cell>
          <table:table-cell table:style-name="ce36" office:value-type="float" office:value="0.869047613370986" calcext:value-type="float">
            <text:p>0.869047613370986</text:p>
          </table:table-cell>
          <table:table-cell table:style-name="ce36" office:value-type="float" office:value="0.850666660467783" calcext:value-type="float">
            <text:p>0.850666660467783</text:p>
          </table:table-cell>
          <table:table-cell table:style-name="ce36" office:value-type="float" office:value="0.797619047619047" calcext:value-type="float">
            <text:p>0.797619047619047</text:p>
          </table:table-cell>
          <table:table-cell table:style-name="ce36" office:value-type="float" office:value="0.843999993801116" calcext:value-type="float">
            <text:p>0.843999993801116</text:p>
          </table:table-cell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51999994913737" calcext:value-type="float">
            <text:p>0.851999994913737</text:p>
          </table:table-cell>
          <table:table-cell table:style-name="ce36" office:value-type="float" office:value="0.809523803847176" calcext:value-type="float">
            <text:p>0.809523803847176</text:p>
          </table:table-cell>
          <table:table-cell table:style-name="ce36" office:value-type="float" office:value="0.850865506459171" calcext:value-type="float">
            <text:p>0.850865506459171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845539276990369" calcext:value-type="float">
            <text:p>0.845539276990369</text:p>
          </table:table-cell>
          <table:table-cell table:style-name="ce36" office:value-type="float" office:value="0.807228912072009" calcext:value-type="float">
            <text:p>0.807228912072009</text:p>
          </table:table-cell>
          <table:table-cell table:style-name="ce36" office:value-type="float" office:value="0.848202391566036" calcext:value-type="float">
            <text:p>0.848202391566036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46870834119469" calcext:value-type="float">
            <text:p>0.846870834119469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56191738626452" calcext:value-type="float">
            <text:p>0.856191738626452</text:p>
          </table:table-cell>
          <table:table-cell table:style-name="ce36" office:value-type="float" office:value="0.843373496848416" calcext:value-type="float">
            <text:p>0.843373496848416</text:p>
          </table:table-cell>
          <table:table-cell table:style-name="ce36" office:value-type="float" office:value="0.852197063905738" calcext:value-type="float">
            <text:p>0.852197063905738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crossentropy</text:p>
          </table:table-cell>
          <table:table-cell/>
          <table:table-cell table:style-name="ce37" office:value-type="float" office:value="0.904761901923588" calcext:value-type="float">
            <text:p>0.904761901923588</text:p>
          </table:table-cell>
          <table:table-cell table:style-name="ce36" office:value-type="float" office:value="0.809193920969484" calcext:value-type="float">
            <text:p>0.809193920969484</text:p>
          </table:table-cell>
          <table:table-cell table:style-name="ce36" office:value-type="float" office:value="0.837333327929178" calcext:value-type="float">
            <text:p>0.837333327929178</text:p>
          </table:table-cell>
          <table:table-cell table:style-name="ce36" office:value-type="float" office:value="0.904761901923588" calcext:value-type="float">
            <text:p>0.904761901923588</text:p>
          </table:table-cell>
          <table:table-cell table:style-name="ce36" office:value-type="float" office:value="0.843999994595845" calcext:value-type="float">
            <text:p>0.843999994595845</text:p>
          </table:table-cell>
          <table:table-cell table:style-name="ce36" office:value-type="float" office:value="0.773809523809523" calcext:value-type="float">
            <text:p>0.773809523809523</text:p>
          </table:table-cell>
          <table:table-cell table:style-name="ce36" office:value-type="float" office:value="0.837333326339721" calcext:value-type="float">
            <text:p>0.837333326339721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46666661898295" calcext:value-type="float">
            <text:p>0.846666661898295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30892136823956" calcext:value-type="float">
            <text:p>0.830892136823956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49533946631592" calcext:value-type="float">
            <text:p>0.849533946631592</text:p>
          </table:table-cell>
          <table:table-cell table:style-name="ce36" office:value-type="float" office:value="0.795180727918464" calcext:value-type="float">
            <text:p>0.795180727918464</text:p>
          </table:table-cell>
          <table:table-cell table:style-name="ce36" office:value-type="float" office:value="0.850865505189298" calcext:value-type="float">
            <text:p>0.850865505189298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607190415957637" calcext:value-type="float">
            <text:p>0.607190415957637</text:p>
          </table:table-cell>
          <table:table-cell table:style-name="ce36" office:value-type="float" office:value="0.554216866751751" calcext:value-type="float">
            <text:p>0.554216866751751</text:p>
          </table:table-cell>
          <table:table-cell table:style-name="ce36" office:value-type="float" office:value="0.850865506459171" calcext:value-type="float">
            <text:p>0.850865506459171</text:p>
          </table:table-cell>
          <table:table-cell table:style-name="ce36" office:value-type="float" office:value="0.831325304077332" calcext:value-type="float">
            <text:p>0.831325304077332</text:p>
          </table:table-cell>
          <table:table-cell table:style-name="ce36" office:value-type="float" office:value="0.849533950599944" calcext:value-type="float">
            <text:p>0.849533950599944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parse_categorical_crossentropy</text:p>
          </table:table-cell>
          <table:table-cell/>
          <table:table-cell table:style-name="ce36" office:value-type="float" office:value="0.904761901923588" calcext:value-type="float">
            <text:p>0.904761901923588</text:p>
          </table:table-cell>
          <table:table-cell table:style-name="ce36" office:value-type="float" office:value="0.809193920969484" calcext:value-type="float">
            <text:p>0.809193920969484</text:p>
          </table:table-cell>
          <table:table-cell table:style-name="ce36" office:value-type="float" office:value="0.837333327929178" calcext:value-type="float">
            <text:p>0.837333327929178</text:p>
          </table:table-cell>
          <table:table-cell table:style-name="ce36" office:value-type="float" office:value="0.904761901923588" calcext:value-type="float">
            <text:p>0.904761901923588</text:p>
          </table:table-cell>
          <table:table-cell table:style-name="ce36" office:value-type="float" office:value="0.843999994595845" calcext:value-type="float">
            <text:p>0.843999994595845</text:p>
          </table:table-cell>
          <table:table-cell table:style-name="ce36" office:value-type="float" office:value="0.773809523809523" calcext:value-type="float">
            <text:p>0.773809523809523</text:p>
          </table:table-cell>
          <table:table-cell table:style-name="ce36" office:value-type="float" office:value="0.837333326339721" calcext:value-type="float">
            <text:p>0.837333326339721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46666661898295" calcext:value-type="float">
            <text:p>0.846666661898295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30892136823956" calcext:value-type="float">
            <text:p>0.830892136823956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49533946631592" calcext:value-type="float">
            <text:p>0.849533946631592</text:p>
          </table:table-cell>
          <table:table-cell table:style-name="ce36" office:value-type="float" office:value="0.795180727918464" calcext:value-type="float">
            <text:p>0.795180727918464</text:p>
          </table:table-cell>
          <table:table-cell table:style-name="ce36" office:value-type="float" office:value="0.850865505189298" calcext:value-type="float">
            <text:p>0.850865505189298</text:p>
          </table:table-cell>
          <table:table-cell table:style-name="ce36" office:value-type="float" office:value="0.843373500439057" calcext:value-type="float">
            <text:p>0.843373500439057</text:p>
          </table:table-cell>
          <table:table-cell table:style-name="ce36" office:value-type="float" office:value="0.607190415957637" calcext:value-type="float">
            <text:p>0.607190415957637</text:p>
          </table:table-cell>
          <table:table-cell table:style-name="ce36" office:value-type="float" office:value="0.554216866751751" calcext:value-type="float">
            <text:p>0.554216866751751</text:p>
          </table:table-cell>
          <table:table-cell table:style-name="ce36" office:value-type="float" office:value="0.850865506459171" calcext:value-type="float">
            <text:p>0.850865506459171</text:p>
          </table:table-cell>
          <table:table-cell table:style-name="ce36" office:value-type="float" office:value="0.831325304077332" calcext:value-type="float">
            <text:p>0.831325304077332</text:p>
          </table:table-cell>
          <table:table-cell table:style-name="ce36" office:value-type="float" office:value="0.849533950599944" calcext:value-type="float">
            <text:p>0.849533950599944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table:style-name="ce31" office:value-type="string" calcext:value-type="string">
            <text:p>binary_crossentropy</text:p>
          </table:table-cell>
          <table:table-cell/>
          <table:table-cell table:style-name="ce37" office:value-type="float" office:value="0.916666666666666" calcext:value-type="float">
            <text:p>0.916666666666666</text:p>
          </table:table-cell>
          <table:table-cell table:style-name="ce37" office:value-type="float" office:value="0.834423409480167" calcext:value-type="float">
            <text:p>0.834423409480167</text:p>
          </table:table-cell>
          <table:table-cell table:style-name="ce36" office:value-type="float" office:value="0.839999998410542" calcext:value-type="float">
            <text:p>0.839999998410542</text:p>
          </table:table-cell>
          <table:table-cell table:style-name="ce36" office:value-type="float" office:value="0.916666666666666" calcext:value-type="float">
            <text:p>0.916666666666666</text:p>
          </table:table-cell>
          <table:table-cell table:style-name="ce36" office:value-type="float" office:value="0.853333327770233" calcext:value-type="float">
            <text:p>0.853333327770233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30666658878326" calcext:value-type="float">
            <text:p>0.830666658878326</text:p>
          </table:table-cell>
          <table:table-cell table:style-name="ce36" office:value-type="float" office:value="0.892857148533775" calcext:value-type="float">
            <text:p>0.892857148533775</text:p>
          </table:table-cell>
          <table:table-cell table:style-name="ce36" office:value-type="float" office:value="0.84933332602183" calcext:value-type="float">
            <text:p>0.84933332602183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4553927508556" calcext:value-type="float">
            <text:p>0.84553927508556</text:p>
          </table:table-cell>
          <table:table-cell table:style-name="ce36" office:value-type="float" office:value="0.855421693210142" calcext:value-type="float">
            <text:p>0.855421693210142</text:p>
          </table:table-cell>
          <table:table-cell table:style-name="ce36" office:value-type="float" office:value="0.842876162573437" calcext:value-type="float">
            <text:p>0.842876162573437</text:p>
          </table:table-cell>
          <table:table-cell table:style-name="ce36" office:value-type="float" office:value="0.795180719300925" calcext:value-type="float">
            <text:p>0.795180719300925</text:p>
          </table:table-cell>
          <table:table-cell table:style-name="ce36" office:value-type="float" office:value="0.845539277466572" calcext:value-type="float">
            <text:p>0.845539277466572</text:p>
          </table:table-cell>
          <table:table-cell table:style-name="ce36" office:value-type="float" office:value="0.855421684592603" calcext:value-type="float">
            <text:p>0.855421684592603</text:p>
          </table:table-cell>
          <table:table-cell table:style-name="ce36" office:value-type="float" office:value="0.845539275482396" calcext:value-type="float">
            <text:p>0.845539275482396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48202391566036" calcext:value-type="float">
            <text:p>0.848202391566036</text:p>
          </table:table-cell>
          <table:table-cell table:style-name="ce36" office:value-type="float" office:value="0.831325304077332" calcext:value-type="float">
            <text:p>0.831325304077332</text:p>
          </table:table-cell>
          <table:table-cell table:style-name="ce36" office:value-type="float" office:value="0.853528620558635" calcext:value-type="float">
            <text:p>0.853528620558635</text:p>
          </table:table-cell>
          <table:table-cell table:style-name="ce36" office:value-type="float" office:value="0.759036140987672" calcext:value-type="float">
            <text:p>0.759036140987672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kullback_leibler_divergence</text:p>
          </table:table-cell>
          <table:table-cell/>
          <table:table-cell table:style-name="ce37" office:value-type="float" office:value="0.916666666666666" calcext:value-type="float">
            <text:p>0.916666666666666</text:p>
          </table:table-cell>
          <table:table-cell table:style-name="ce36" office:value-type="float" office:value="0.832056802347071" calcext:value-type="float">
            <text:p>0.832056802347071</text:p>
          </table:table-cell>
          <table:table-cell table:style-name="ce36" office:value-type="float" office:value="0.829333328008651" calcext:value-type="float">
            <text:p>0.829333328008651</text:p>
          </table:table-cell>
          <table:table-cell table:style-name="ce36" office:value-type="float" office:value="0.916666666666666" calcext:value-type="float">
            <text:p>0.916666666666666</text:p>
          </table:table-cell>
          <table:table-cell table:style-name="ce36" office:value-type="float" office:value="0.847999996344248" calcext:value-type="float">
            <text:p>0.847999996344248</text:p>
          </table:table-cell>
          <table:table-cell table:style-name="ce36" office:value-type="float" office:value="0.797619050457364" calcext:value-type="float">
            <text:p>0.797619050457364</text:p>
          </table:table-cell>
          <table:table-cell table:style-name="ce36" office:value-type="float" office:value="0.835999992688496" calcext:value-type="float">
            <text:p>0.835999992688496</text:p>
          </table:table-cell>
          <table:table-cell table:style-name="ce36" office:value-type="float" office:value="0.857142857142857" calcext:value-type="float">
            <text:p>0.857142857142857</text:p>
          </table:table-cell>
          <table:table-cell table:style-name="ce36" office:value-type="float" office:value="0.85066666205724" calcext:value-type="float">
            <text:p>0.85066666205724</text:p>
          </table:table-cell>
          <table:table-cell table:style-name="ce36" office:value-type="float" office:value="0.821428577105204" calcext:value-type="float">
            <text:p>0.821428577105204</text:p>
          </table:table-cell>
          <table:table-cell table:style-name="ce36" office:value-type="float" office:value="0.850865508046512" calcext:value-type="float">
            <text:p>0.850865508046512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52197065493079" calcext:value-type="float">
            <text:p>0.852197065493079</text:p>
          </table:table-cell>
          <table:table-cell table:style-name="ce36" office:value-type="float" office:value="0.795180727918464" calcext:value-type="float">
            <text:p>0.795180727918464</text:p>
          </table:table-cell>
          <table:table-cell table:style-name="ce36" office:value-type="float" office:value="0.837549928025145" calcext:value-type="float">
            <text:p>0.837549928025145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53528624526987" calcext:value-type="float">
            <text:p>0.853528624526987</text:p>
          </table:table-cell>
          <table:table-cell table:style-name="ce36" office:value-type="float" office:value="0.807228922125804" calcext:value-type="float">
            <text:p>0.807228922125804</text:p>
          </table:table-cell>
          <table:table-cell table:style-name="ce36" office:value-type="float" office:value="0.842876158605085" calcext:value-type="float">
            <text:p>0.842876158605085</text:p>
          </table:table-cell>
          <table:table-cell table:style-name="ce36" office:value-type="float" office:value="0.843373496848416" calcext:value-type="float">
            <text:p>0.843373496848416</text:p>
          </table:table-cell>
          <table:table-cell table:style-name="ce36" office:value-type="float" office:value="0.850865505665501" calcext:value-type="float">
            <text:p>0.850865505665501</text:p>
          </table:table-cell>
          <table:table-cell table:style-name="ce36" office:value-type="float" office:value="0.831325302641075" calcext:value-type="float">
            <text:p>0.831325302641075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poisson</text:p>
          </table:table-cell>
          <table:table-cell/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34495125645135" calcext:value-type="float">
            <text:p>0.834495125645135</text:p>
          </table:table-cell>
          <table:table-cell table:style-name="ce36" office:value-type="float" office:value="0.829333329598108" calcext:value-type="float">
            <text:p>0.829333329598108</text:p>
          </table:table-cell>
          <table:table-cell table:style-name="ce36" office:value-type="float" office:value="0.89285713718051" calcext:value-type="float">
            <text:p>0.89285713718051</text:p>
          </table:table-cell>
          <table:table-cell table:style-name="ce36" office:value-type="float" office:value="0.853333328564961" calcext:value-type="float">
            <text:p>0.853333328564961</text:p>
          </table:table-cell>
          <table:table-cell table:style-name="ce36" office:value-type="float" office:value="0.809523812362125" calcext:value-type="float">
            <text:p>0.809523812362125</text:p>
          </table:table-cell>
          <table:table-cell table:style-name="ce36" office:value-type="float" office:value="0.841333329677581" calcext:value-type="float">
            <text:p>0.841333329677581</text:p>
          </table:table-cell>
          <table:table-cell table:style-name="ce36" office:value-type="float" office:value="0.880952383790697" calcext:value-type="float">
            <text:p>0.880952383790697</text:p>
          </table:table-cell>
          <table:table-cell table:style-name="ce36" office:value-type="float" office:value="0.845333326657613" calcext:value-type="float">
            <text:p>0.845333326657613</text:p>
          </table:table-cell>
          <table:table-cell table:style-name="ce36" office:value-type="float" office:value="0.785714288552602" calcext:value-type="float">
            <text:p>0.785714288552602</text:p>
          </table:table-cell>
          <table:table-cell table:style-name="ce36" office:value-type="float" office:value="0.838881485868547" calcext:value-type="float">
            <text:p>0.838881485868547</text:p>
          </table:table-cell>
          <table:table-cell table:style-name="ce36" office:value-type="float" office:value="0.819277114896889" calcext:value-type="float">
            <text:p>0.819277114896889</text:p>
          </table:table-cell>
          <table:table-cell table:style-name="ce36" office:value-type="float" office:value="0.854860182767225" calcext:value-type="float">
            <text:p>0.854860182767225</text:p>
          </table:table-cell>
          <table:table-cell table:style-name="ce36" office:value-type="float" office:value="0.807228920689548" calcext:value-type="float">
            <text:p>0.807228920689548</text:p>
          </table:table-cell>
          <table:table-cell table:style-name="ce36" office:value-type="float" office:value="0.838881485471712" calcext:value-type="float">
            <text:p>0.838881485471712</text:p>
          </table:table-cell>
          <table:table-cell table:style-name="ce36" office:value-type="float" office:value="0.855421684592603" calcext:value-type="float">
            <text:p>0.855421684592603</text:p>
          </table:table-cell>
          <table:table-cell table:style-name="ce36" office:value-type="float" office:value="0.83488681392568" calcext:value-type="float">
            <text:p>0.83488681392568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49533949806274" calcext:value-type="float">
            <text:p>0.849533949806274</text:p>
          </table:table-cell>
          <table:table-cell table:style-name="ce36" office:value-type="float" office:value="0.8554216896195" calcext:value-type="float">
            <text:p>0.8554216896195</text:p>
          </table:table-cell>
          <table:table-cell table:style-name="ce36" office:value-type="float" office:value="0.850865507570309" calcext:value-type="float">
            <text:p>0.850865507570309</text:p>
          </table:table-cell>
          <table:table-cell table:style-name="ce36"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osine_proximity</text:p>
          </table:table-cell>
          <table:table-cell/>
          <table:table-cell table:style-name="ce37" office:value-type="float" office:value="0.916666666666666" calcext:value-type="float">
            <text:p>0.916666666666666</text:p>
          </table:table-cell>
          <table:table-cell table:style-name="ce36" office:value-type="float" office:value="0.80240964092404" calcext:value-type="float">
            <text:p>0.80240964092404</text:p>
          </table:table-cell>
          <table:table-cell table:style-name="ce36" office:value-type="float" office:value="0.84133332769076" calcext:value-type="float">
            <text:p>0.84133332769076</text:p>
          </table:table-cell>
          <table:table-cell table:style-name="ce36" office:value-type="float" office:value="0.916666666666666" calcext:value-type="float">
            <text:p>0.916666666666666</text:p>
          </table:table-cell>
          <table:table-cell table:style-name="ce36" office:value-type="float" office:value="0.600000003178914" calcext:value-type="float">
            <text:p>0.600000003178914</text:p>
          </table:table-cell>
          <table:table-cell table:style-name="ce36" office:value-type="float" office:value="0.619047621885935" calcext:value-type="float">
            <text:p>0.619047621885935</text:p>
          </table:table-cell>
          <table:table-cell table:style-name="ce36" office:value-type="float" office:value="0.596000005106131" calcext:value-type="float">
            <text:p>0.596000005106131</text:p>
          </table:table-cell>
          <table:table-cell table:style-name="ce36" office:value-type="float" office:value="0.654761907600221" calcext:value-type="float">
            <text:p>0.654761907600221</text:p>
          </table:table-cell>
          <table:table-cell table:style-name="ce36" office:value-type="float" office:value="0.861333328088124" calcext:value-type="float">
            <text:p>0.861333328088124</text:p>
          </table:table-cell>
          <table:table-cell table:style-name="ce36" office:value-type="float" office:value="0.809523803847176" calcext:value-type="float">
            <text:p>0.809523803847176</text:p>
          </table:table-cell>
          <table:table-cell table:style-name="ce36" office:value-type="float" office:value="0.844207716845323" calcext:value-type="float">
            <text:p>0.844207716845323</text:p>
          </table:table-cell>
          <table:table-cell table:style-name="ce36" office:value-type="float" office:value="0.867469885981226" calcext:value-type="float">
            <text:p>0.867469885981226</text:p>
          </table:table-cell>
          <table:table-cell table:style-name="ce36" office:value-type="float" office:value="0.846870834119469" calcext:value-type="float">
            <text:p>0.846870834119469</text:p>
          </table:table-cell>
          <table:table-cell table:style-name="ce36" office:value-type="float" office:value="0.819277113460632" calcext:value-type="float">
            <text:p>0.819277113460632</text:p>
          </table:table-cell>
          <table:table-cell table:style-name="ce36" office:value-type="float" office:value="0.850865511221193" calcext:value-type="float">
            <text:p>0.850865511221193</text:p>
          </table:table-cell>
          <table:table-cell table:style-name="ce36" office:value-type="float" office:value="0.831325307667973" calcext:value-type="float">
            <text:p>0.831325307667973</text:p>
          </table:table-cell>
          <table:table-cell table:style-name="ce36" office:value-type="float" office:value="0.856191739816957" calcext:value-type="float">
            <text:p>0.856191739816957</text:p>
          </table:table-cell>
          <table:table-cell table:style-name="ce36" office:value-type="float" office:value="0.819277109869991" calcext:value-type="float">
            <text:p>0.819277109869991</text:p>
          </table:table-cell>
          <table:table-cell table:style-name="ce36" office:value-type="float" office:value="0.849533949012603" calcext:value-type="float">
            <text:p>0.849533949012603</text:p>
          </table:table-cell>
          <table:table-cell table:style-name="ce36" office:value-type="float" office:value="0.843373496848416" calcext:value-type="float">
            <text:p>0.843373496848416</text:p>
          </table:table-cell>
          <table:table-cell table:style-name="ce36" office:value-type="float" office:value="0.852197065493079" calcext:value-type="float">
            <text:p>0.852197065493079</text:p>
          </table:table-cell>
          <table:table-cell table:style-name="ce36"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5" calcext:value-type="float" table:number-columns-spanned="1" table:number-rows-spanned="14">
            <text:p>5</text:p>
          </table:table-cell>
          <table:table-cell table:style-name="ce84" office:value-type="string" calcext:value-type="string" table:number-columns-spanned="1" table:number-rows-spanned="14">
            <text:p>Adam</text:p>
          </table:table-cell>
          <table:table-cell table:style-name="ce31" office:value-type="string" calcext:value-type="string">
            <text:p>mean_squared_error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table:style-name="ce1" office:value-type="float" office:value="0.84057659515005" calcext:value-type="float">
            <text:p>0.84057659515005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error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670740104937307" calcext:value-type="float">
            <text:p>0.670740104937307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percentage_error</text:p>
          </table:table-cell>
          <table:table-cell/>
          <table:table-cell office:value-type="float" office:value="0.855421683156347" calcext:value-type="float">
            <text:p>0.855421683156347</text:p>
          </table:table-cell>
          <table:table-cell office:value-type="float" office:value="0.704991395129462" calcext:value-type="float">
            <text:p>0.704991395129462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squared_logarithmic_error</text:p>
          </table:table-cell>
          <table:table-cell/>
          <table:table-cell table:style-name="ce1" office:value-type="float" office:value="0.915662655629307" calcext:value-type="float">
            <text:p>0.915662655629307</text:p>
          </table:table-cell>
          <table:table-cell office:value-type="float" office:value="0.815590938739372" calcext:value-type="float">
            <text:p>0.815590938739372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quared_hinge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office:value-type="float" office:value="0.838166955166416" calcext:value-type="float">
            <text:p>0.838166955166416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hinge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650831900522481" calcext:value-type="float">
            <text:p>0.650831900522481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hinge</text:p>
          </table:table-cell>
          <table:table-cell/>
          <table:table-cell office:value-type="float" office:value="0.843373490385262" calcext:value-type="float">
            <text:p>0.843373490385262</text:p>
          </table:table-cell>
          <table:table-cell office:value-type="float" office:value="0.61276534726684" calcext:value-type="float">
            <text:p>0.61276534726684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logcosh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office:value-type="float" office:value="0.814056225634825" calcext:value-type="float">
            <text:p>0.814056225634825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46666661103567" calcext:value-type="float">
            <text:p>0.846666661103567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09523803847177" calcext:value-type="float">
            <text:p>0.809523803847177</text:p>
          </table:table-cell>
          <table:table-cell office:value-type="float" office:value="0.848202387597685" calcext:value-type="float">
            <text:p>0.848202387597685</text:p>
          </table:table-cell>
          <table:table-cell office:value-type="float" office:value="0.819277107715607" calcext:value-type="float">
            <text:p>0.819277107715607</text:p>
          </table:table-cell>
          <table:table-cell office:value-type="float" office:value="0.830892139204967" calcext:value-type="float">
            <text:p>0.830892139204967</text:p>
          </table:table-cell>
          <table:table-cell office:value-type="float" office:value="0.903614462858223" calcext:value-type="float">
            <text:p>0.903614462858223</text:p>
          </table:table-cell>
          <table:table-cell office:value-type="float" office:value="0.852197063905739" calcext:value-type="float">
            <text:p>0.852197063905739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48202390772366" calcext:value-type="float">
            <text:p>0.848202390772366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605858857518982" calcext:value-type="float">
            <text:p>0.605858857518982</text:p>
          </table:table-cell>
          <table:table-cell office:value-type="float" office:value="0.566265064549733" calcext:value-type="float">
            <text:p>0.56626506454973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crossentropy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office:value-type="float" office:value="0.785499140204743" calcext:value-type="float">
            <text:p>0.785499140204743</text:p>
          </table:table-cell>
          <table:table-cell office:value-type="float" office:value="0.85333332935969" calcext:value-type="float">
            <text:p>0.85333332935969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598666671713193" calcext:value-type="float">
            <text:p>0.598666671713193</text:p>
          </table:table-cell>
          <table:table-cell office:value-type="float" office:value="0.630952378114065" calcext:value-type="float">
            <text:p>0.630952378114065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21428568590255" calcext:value-type="float">
            <text:p>0.821428568590255</text:p>
          </table:table-cell>
          <table:table-cell office:value-type="float" office:value="0.847999993960062" calcext:value-type="float">
            <text:p>0.847999993960062</text:p>
          </table:table-cell>
          <table:table-cell office:value-type="float" office:value="0.773809529486157" calcext:value-type="float">
            <text:p>0.773809529486157</text:p>
          </table:table-cell>
          <table:table-cell office:value-type="float" office:value="0.842876159795591" calcext:value-type="float">
            <text:p>0.842876159795591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841544601158518" calcext:value-type="float">
            <text:p>0.841544601158518</text:p>
          </table:table-cell>
          <table:table-cell office:value-type="float" office:value="0.903614462858223" calcext:value-type="float">
            <text:p>0.903614462858223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38881488646394" calcext:value-type="float">
            <text:p>0.838881488646394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604527301858173" calcext:value-type="float">
            <text:p>0.604527301858173</text:p>
          </table:table-cell>
          <table:table-cell office:value-type="float" office:value="0.57831325229392" calcext:value-type="float">
            <text:p>0.57831325229392</text:p>
          </table:table-cell>
          <table:table-cell office:value-type="float" office:value="0.840213045299291" calcext:value-type="float">
            <text:p>0.840213045299291</text:p>
          </table:table-cell>
          <table:table-cell office:value-type="float" office:value="0.867469880954329" calcext:value-type="float">
            <text:p>0.867469880954329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binary_crossentropy</text:p>
          </table:table-cell>
          <table:table-cell/>
          <table:table-cell office:value-type="float" office:value="0.86746988454497" calcext:value-type="float">
            <text:p>0.86746988454497</text:p>
          </table:table-cell>
          <table:table-cell office:value-type="float" office:value="0.773135400512611" calcext:value-type="float">
            <text:p>0.773135400512611</text:p>
          </table:table-cell>
          <table:table-cell office:value-type="float" office:value="0.837333327929179" calcext:value-type="float">
            <text:p>0.837333327929179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0.84933332602183" calcext:value-type="float">
            <text:p>0.84933332602183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42666658957799" calcext:value-type="float">
            <text:p>0.842666658957799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83599999666214" calcext:value-type="float">
            <text:p>0.8359999966621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41544602349024" calcext:value-type="float">
            <text:p>0.841544602349024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607190416473523" calcext:value-type="float">
            <text:p>0.607190416473523</text:p>
          </table:table-cell>
          <table:table-cell office:value-type="float" office:value="0.554216861724854" calcext:value-type="float">
            <text:p>0.554216861724854</text:p>
          </table:table-cell>
          <table:table-cell office:value-type="float" office:value="0.842876155430404" calcext:value-type="float">
            <text:p>0.842876155430404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40213046092962" calcext:value-type="float">
            <text:p>0.840213046092962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52197063905739" calcext:value-type="float">
            <text:p>0.852197063905739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60585886019762" calcext:value-type="float">
            <text:p>0.60585886019762</text:p>
          </table:table-cell>
          <table:table-cell office:value-type="float" office:value="0.566265064549733" calcext:value-type="float">
            <text:p>0.566265064549733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kullback_leibler_divergence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office:value-type="float" office:value="0.823680437243812" calcext:value-type="float">
            <text:p>0.823680437243812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poisson</text:p>
          </table:table-cell>
          <table:table-cell/>
          <table:table-cell table:style-name="ce1" office:value-type="float" office:value="0.903614462858223" calcext:value-type="float">
            <text:p>0.903614462858223</text:p>
          </table:table-cell>
          <table:table-cell table:style-name="ce1" office:value-type="float" office:value="0.833405048831468" calcext:value-type="float">
            <text:p>0.833405048831468</text:p>
          </table:table-cell>
          <table:table-cell table:number-columns-repeated="1018"/>
        </table:table-row>
        <table:table-row table:style-name="ro2">
          <table:covered-table-cell table:style-name="ce8"/>
          <table:covered-table-cell table:style-name="ce85"/>
          <table:table-cell table:style-name="ce31" office:value-type="string" calcext:value-type="string">
            <text:p>cosine_proximity</text:p>
          </table:table-cell>
          <table:table-cell/>
          <table:table-cell table:style-name="ce1" office:value-type="float" office:value="0.915662655629307" calcext:value-type="float">
            <text:p>0.915662655629307</text:p>
          </table:table-cell>
          <table:table-cell table:style-name="ce1" office:value-type="float" office:value="0.833376363807209" calcext:value-type="float">
            <text:p>0.833376363807209</text:p>
          </table:table-cell>
          <table:table-cell table:number-columns-repeated="101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6" calcext:value-type="float" table:number-columns-spanned="1" table:number-rows-spanned="14">
            <text:p>6</text:p>
          </table:table-cell>
          <table:table-cell table:style-name="ce86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79518072289157" calcext:value-type="float">
            <text:p>0.879518072289157</text:p>
          </table:table-cell>
          <table:table-cell office:value-type="float" office:value="0.808347675630025" calcext:value-type="float">
            <text:p>0.808347675630025</text:p>
          </table:table-cell>
          <table:table-cell office:value-type="float" office:value="0.598666670918465" calcext:value-type="float">
            <text:p>0.598666670918465</text:p>
          </table:table-cell>
          <table:table-cell office:value-type="float" office:value="0.630952375275748" calcext:value-type="float">
            <text:p>0.630952375275748</text:p>
          </table:table-cell>
          <table:table-cell office:value-type="float" office:value="0.845333329836527" calcext:value-type="float">
            <text:p>0.845333329836527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854666662216186" calcext:value-type="float">
            <text:p>0.854666662216186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58854853043385" calcext:value-type="float">
            <text:p>0.858854853043385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1544598380672" calcext:value-type="float">
            <text:p>0.841544598380672</text:p>
          </table:table-cell>
          <table:table-cell office:value-type="float" office:value="0.879518072289157" calcext:value-type="float">
            <text:p>0.879518072289157</text:p>
          </table:table-cell>
          <table:table-cell office:value-type="float" office:value="0.854860176417862" calcext:value-type="float">
            <text:p>0.854860176417862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1544602745859" calcext:value-type="float">
            <text:p>0.841544602745859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40213044108786" calcext:value-type="float">
            <text:p>0.840213044108786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error</text:p>
          </table:table-cell>
          <table:table-cell/>
          <table:table-cell table:style-name="ce1" office:value-type="float" office:value="0.903614457831325" calcext:value-type="float">
            <text:p>0.903614457831325</text:p>
          </table:table-cell>
          <table:table-cell table:style-name="ce1" office:value-type="float" office:value="0.842914514413731" calcext:value-type="float">
            <text:p>0.842914514413731</text:p>
          </table:table-cell>
          <table:table-cell office:value-type="float" office:value="0.853333327770233" calcext:value-type="float">
            <text:p>0.853333327770233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47999989191691" calcext:value-type="float">
            <text:p>0.847999989191691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850666662851969" calcext:value-type="float">
            <text:p>0.850666662851969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60186409775649" calcext:value-type="float">
            <text:p>0.860186409775649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38881484678042" calcext:value-type="float">
            <text:p>0.838881484678042</text:p>
          </table:table-cell>
          <table:table-cell office:value-type="float" office:value="0.903614457831325" calcext:value-type="float">
            <text:p>0.903614457831325</text:p>
          </table:table-cell>
          <table:table-cell office:value-type="float" office:value="0.850865507252842" calcext:value-type="float">
            <text:p>0.850865507252842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8202394343883" calcext:value-type="float">
            <text:p>0.84820239434388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8202391089834" calcext:value-type="float">
            <text:p>0.848202391089834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percentage_error</text:p>
          </table:table-cell>
          <table:table-cell/>
          <table:table-cell office:value-type="float" office:value="0.891566265060241" calcext:value-type="float">
            <text:p>0.891566265060241</text:p>
          </table:table-cell>
          <table:table-cell office:value-type="float" office:value="0.788138267363684" calcext:value-type="float">
            <text:p>0.788138267363684</text:p>
          </table:table-cell>
          <table:table-cell office:value-type="float" office:value="0.401333339313666" calcext:value-type="float">
            <text:p>0.401333339313666</text:p>
          </table:table-cell>
          <table:table-cell office:value-type="float" office:value="0.369047617628461" calcext:value-type="float">
            <text:p>0.369047617628461</text:p>
          </table:table-cell>
          <table:table-cell office:value-type="float" office:value="0.843999993801117" calcext:value-type="float">
            <text:p>0.843999993801117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5999999046326" calcext:value-type="float">
            <text:p>0.855999999046326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5999995072683" calcext:value-type="float">
            <text:p>0.855999995072683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5539278260242" calcext:value-type="float">
            <text:p>0.845539278260242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2876159398756" calcext:value-type="float">
            <text:p>0.842876159398756</text:p>
          </table:table-cell>
          <table:table-cell office:value-type="float" office:value="0.891566265060241" calcext:value-type="float">
            <text:p>0.891566265060241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50865507967145" calcext:value-type="float">
            <text:p>0.850865507967145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1544604650668" calcext:value-type="float">
            <text:p>0.841544604650668</text:p>
          </table:table-cell>
          <table:table-cell office:value-type="float" office:value="0.879518078752311" calcext:value-type="float">
            <text:p>0.879518078752311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squared_logarithmic_error</text:p>
          </table:table-cell>
          <table:table-cell/>
          <table:table-cell office:value-type="float" office:value="0.891566265060241" calcext:value-type="float">
            <text:p>0.891566265060241</text:p>
          </table:table-cell>
          <table:table-cell office:value-type="float" office:value="0.809251291161628" calcext:value-type="float">
            <text:p>0.809251291161628</text:p>
          </table:table-cell>
          <table:table-cell office:value-type="float" office:value="0.833333326975504" calcext:value-type="float">
            <text:p>0.833333326975504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47999994754791" calcext:value-type="float">
            <text:p>0.84799999475479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0666657288869" calcext:value-type="float">
            <text:p>0.850666657288869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47999993165334" calcext:value-type="float">
            <text:p>0.847999993165334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58854851932246" calcext:value-type="float">
            <text:p>0.858854851932246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4207719226334" calcext:value-type="float">
            <text:p>0.844207719226334</text:p>
          </table:table-cell>
          <table:table-cell office:value-type="float" office:value="0.891566265060241" calcext:value-type="float">
            <text:p>0.891566265060241</text:p>
          </table:table-cell>
          <table:table-cell office:value-type="float" office:value="0.856191739420122" calcext:value-type="float">
            <text:p>0.856191739420122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49533951711083" calcext:value-type="float">
            <text:p>0.849533951711083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41544598777507" calcext:value-type="float">
            <text:p>0.841544598777507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60585885851107" calcext:value-type="float">
            <text:p>0.60585885851107</text:p>
          </table:table-cell>
          <table:table-cell office:value-type="float" office:value="0.566265054495938" calcext:value-type="float">
            <text:p>0.56626505449593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quared_hinge</text:p>
          </table:table-cell>
          <table:table-cell/>
          <table:table-cell table:style-name="ce1" office:value-type="float" office:value="0.903614457831325" calcext:value-type="float">
            <text:p>0.903614457831325</text:p>
          </table:table-cell>
          <table:table-cell office:value-type="float" office:value="0.814070567663073" calcext:value-type="float">
            <text:p>0.814070567663073</text:p>
          </table:table-cell>
          <table:table-cell office:value-type="float" office:value="0.849333326816559" calcext:value-type="float">
            <text:p>0.849333326816559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37333329518636" calcext:value-type="float">
            <text:p>0.837333329518636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49333326816559" calcext:value-type="float">
            <text:p>0.849333326816559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0666662454605" calcext:value-type="float">
            <text:p>0.850666662454605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5752329766036" calcext:value-type="float">
            <text:p>0.8575232976603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841544599174342" calcext:value-type="float">
            <text:p>0.841544599174342</text:p>
          </table:table-cell>
          <table:table-cell office:value-type="float" office:value="0.903614457831325" calcext:value-type="float">
            <text:p>0.903614457831325</text:p>
          </table:table-cell>
          <table:table-cell office:value-type="float" office:value="0.854860180386214" calcext:value-type="float">
            <text:p>0.854860180386214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605858861288916" calcext:value-type="float">
            <text:p>0.605858861288916</text:p>
          </table:table-cell>
          <table:table-cell office:value-type="float" office:value="0.566265062754413" calcext:value-type="float">
            <text:p>0.566265062754413</text:p>
          </table:table-cell>
          <table:table-cell office:value-type="float" office:value="0.849533949012604" calcext:value-type="float">
            <text:p>0.849533949012604</text:p>
          </table:table-cell>
          <table:table-cell office:value-type="float" office:value="0.891566266496498" calcext:value-type="float">
            <text:p>0.891566266496498</text:p>
          </table:table-cell>
          <table:table-cell office:value-type="float" office:value="0.849533951393615" calcext:value-type="float">
            <text:p>0.849533951393615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hinge</text:p>
          </table:table-cell>
          <table:table-cell/>
          <table:table-cell office:value-type="float" office:value="0.891566265060241" calcext:value-type="float">
            <text:p>0.891566265060241</text:p>
          </table:table-cell>
          <table:table-cell office:value-type="float" office:value="0.737607571292867" calcext:value-type="float">
            <text:p>0.737607571292867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404000006020069" calcext:value-type="float">
            <text:p>0.404000006020069</text:p>
          </table:table-cell>
          <table:table-cell office:value-type="float" office:value="0.345238098076412" calcext:value-type="float">
            <text:p>0.345238098076412</text:p>
          </table:table-cell>
          <table:table-cell office:value-type="float" office:value="0.851999996900558" calcext:value-type="float">
            <text:p>0.851999996900558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49533952187285" calcext:value-type="float">
            <text:p>0.849533952187285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2876160986097" calcext:value-type="float">
            <text:p>0.842876160986097</text:p>
          </table:table-cell>
          <table:table-cell office:value-type="float" office:value="0.891566265060241" calcext:value-type="float">
            <text:p>0.891566265060241</text:p>
          </table:table-cell>
          <table:table-cell office:value-type="float" office:value="0.849533949806274" calcext:value-type="float">
            <text:p>0.849533949806274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394141150318513" calcext:value-type="float">
            <text:p>0.394141150318513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56191738626452" calcext:value-type="float">
            <text:p>0.856191738626452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hinge</text:p>
          </table:table-cell>
          <table:table-cell/>
          <table:table-cell table:style-name="ce1" office:value-type="float" office:value="0.903614457831325" calcext:value-type="float">
            <text:p>0.903614457831325</text:p>
          </table:table-cell>
          <table:table-cell office:value-type="float" office:value="0.705536432261619" calcext:value-type="float">
            <text:p>0.705536432261619</text:p>
          </table:table-cell>
          <table:table-cell office:value-type="float" office:value="0.84933332602183" calcext:value-type="float">
            <text:p>0.84933332602183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404000006616116" calcext:value-type="float">
            <text:p>0.404000006616116</text:p>
          </table:table-cell>
          <table:table-cell office:value-type="float" office:value="0.345238098076412" calcext:value-type="float">
            <text:p>0.345238098076412</text:p>
          </table:table-cell>
          <table:table-cell office:value-type="float" office:value="0.857333327929179" calcext:value-type="float">
            <text:p>0.857333327929179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400000007152557" calcext:value-type="float">
            <text:p>0.400000007152557</text:p>
          </table:table-cell>
          <table:table-cell office:value-type="float" office:value="0.38095238166196" calcext:value-type="float">
            <text:p>0.38095238166196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8202392359707" calcext:value-type="float">
            <text:p>0.848202392359707</text:p>
          </table:table-cell>
          <table:table-cell office:value-type="float" office:value="0.903614457831325" calcext:value-type="float">
            <text:p>0.903614457831325</text:p>
          </table:table-cell>
          <table:table-cell office:value-type="float" office:value="0.848202390772366" calcext:value-type="float">
            <text:p>0.848202390772366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1544599571177" calcext:value-type="float">
            <text:p>0.841544599571177</text:p>
          </table:table-cell>
          <table:table-cell office:value-type="float" office:value="0.891566266496498" calcext:value-type="float">
            <text:p>0.891566266496498</text:p>
          </table:table-cell>
          <table:table-cell office:value-type="float" office:value="0.394141151389968" calcext:value-type="float">
            <text:p>0.394141151389968</text:p>
          </table:table-cell>
          <table:table-cell office:value-type="float" office:value="0.433734938681844" calcext:value-type="float">
            <text:p>0.433734938681844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table:style-name="ce31" office:value-type="string" calcext:value-type="string">
            <text:p>logcosh</text:p>
          </table:table-cell>
          <table:table-cell/>
          <table:table-cell table:style-name="ce1" office:value-type="float" office:value="0.91566265060241" calcext:value-type="float">
            <text:p>0.91566265060241</text:p>
          </table:table-cell>
          <table:table-cell table:style-name="ce1" office:value-type="float" office:value="0.842957543389796" calcext:value-type="float">
            <text:p>0.842957543389796</text:p>
          </table:table-cell>
          <table:table-cell office:value-type="float" office:value="0.846666661103567" calcext:value-type="float">
            <text:p>0.846666661103567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35999994277954" calcext:value-type="float">
            <text:p>0.835999994277954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5999995867411" calcext:value-type="float">
            <text:p>0.85599999586741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33555254098102" calcext:value-type="float">
            <text:p>0.833555254098102</text:p>
          </table:table-cell>
          <table:table-cell office:value-type="float" office:value="0.91566265060241" calcext:value-type="float">
            <text:p>0.91566265060241</text:p>
          </table:table-cell>
          <table:table-cell office:value-type="float" office:value="0.846870834119469" calcext:value-type="float">
            <text:p>0.846870834119469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48202389978696" calcext:value-type="float">
            <text:p>0.848202389978696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38881485471713" calcext:value-type="float">
            <text:p>0.83888148547171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45539275879231" calcext:value-type="float">
            <text:p>0.845539275879231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crossentropy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2185884761318" calcext:value-type="float">
            <text:p>0.832185884761318</text:p>
          </table:table-cell>
          <table:table-cell office:value-type="float" office:value="0.842666661739349" calcext:value-type="float">
            <text:p>0.842666661739349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33333330949147" calcext:value-type="float">
            <text:p>0.833333330949147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41333325703939" calcext:value-type="float">
            <text:p>0.841333325703939</text:p>
          </table:table-cell>
          <table:table-cell office:value-type="float" office:value="0.809523803847177" calcext:value-type="float">
            <text:p>0.809523803847177</text:p>
          </table:table-cell>
          <table:table-cell office:value-type="float" office:value="0.839999996821086" calcext:value-type="float">
            <text:p>0.839999996821086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40213043235748" calcext:value-type="float">
            <text:p>0.840213043235748</text:p>
          </table:table-cell>
          <table:table-cell office:value-type="float" office:value="0.819277108433735" calcext:value-type="float">
            <text:p>0.819277108433735</text:p>
          </table:table-cell>
          <table:table-cell office:value-type="float" office:value="0.841544602745859" calcext:value-type="float">
            <text:p>0.841544602745859</text:p>
          </table:table-cell>
          <table:table-cell office:value-type="float" office:value="0.867469879518072" calcext:value-type="float">
            <text:p>0.867469879518072</text:p>
          </table:table-cell>
          <table:table-cell office:value-type="float" office:value="0.846870832135293" calcext:value-type="float">
            <text:p>0.84687083213529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46870832532128" calcext:value-type="float">
            <text:p>0.846870832532128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32223696969003" calcext:value-type="float">
            <text:p>0.832223696969003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42876160113059" calcext:value-type="float">
            <text:p>0.842876160113059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binary_crossentropy</text:p>
          </table:table-cell>
          <table:table-cell/>
          <table:table-cell office:value-type="float" office:value="0.891566265060241" calcext:value-type="float">
            <text:p>0.891566265060241</text:p>
          </table:table-cell>
          <table:table-cell office:value-type="float" office:value="0.836947792306825" calcext:value-type="float">
            <text:p>0.836947792306825</text:p>
          </table:table-cell>
          <table:table-cell office:value-type="float" office:value="0.839999995231628" calcext:value-type="float">
            <text:p>0.839999995231628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38666663964589" calcext:value-type="float">
            <text:p>0.83866666396458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9999989668528" calcext:value-type="float">
            <text:p>0.859999989668528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50666658878326" calcext:value-type="float">
            <text:p>0.850666658878326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85752329766036" calcext:value-type="float">
            <text:p>0.85752329766036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38881485471713" calcext:value-type="float">
            <text:p>0.838881485471713</text:p>
          </table:table-cell>
          <table:table-cell office:value-type="float" office:value="0.891566265060241" calcext:value-type="float">
            <text:p>0.891566265060241</text:p>
          </table:table-cell>
          <table:table-cell office:value-type="float" office:value="0.837549927231475" calcext:value-type="float">
            <text:p>0.837549927231475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36218367403896" calcext:value-type="float">
            <text:p>0.836218367403896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34886815513022" calcext:value-type="float">
            <text:p>0.834886815513022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kullback_leibler_divergence</text:p>
          </table:table-cell>
          <table:table-cell/>
          <table:table-cell table:style-name="ce1" office:value-type="float" office:value="0.903614457831325" calcext:value-type="float">
            <text:p>0.903614457831325</text:p>
          </table:table-cell>
          <table:table-cell office:value-type="float" office:value="0.762736660861039" calcext:value-type="float">
            <text:p>0.762736660861039</text:p>
          </table:table-cell>
          <table:table-cell office:value-type="float" office:value="0.837333331902822" calcext:value-type="float">
            <text:p>0.837333331902822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43999993801117" calcext:value-type="float">
            <text:p>0.843999993801117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394666672945023" calcext:value-type="float">
            <text:p>0.394666672945023</text:p>
          </table:table-cell>
          <table:table-cell office:value-type="float" office:value="0.428571425733112" calcext:value-type="float">
            <text:p>0.428571425733112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25565908228192" calcext:value-type="float">
            <text:p>0.825565908228192</text:p>
          </table:table-cell>
          <table:table-cell office:value-type="float" office:value="0.903614457831325" calcext:value-type="float">
            <text:p>0.903614457831325</text:p>
          </table:table-cell>
          <table:table-cell office:value-type="float" office:value="0.842876159398756" calcext:value-type="float">
            <text:p>0.842876159398756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394141151608227" calcext:value-type="float">
            <text:p>0.394141151608227</text:p>
          </table:table-cell>
          <table:table-cell office:value-type="float" office:value="0.433734944067806" calcext:value-type="float">
            <text:p>0.433734944067806</text:p>
          </table:table-cell>
          <table:table-cell office:value-type="float" office:value="0.841544600682316" calcext:value-type="float">
            <text:p>0.841544600682316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49533946631593" calcext:value-type="float">
            <text:p>0.849533946631593</text:p>
          </table:table-cell>
          <table:table-cell office:value-type="float" office:value="0.831325306231717" calcext:value-type="float">
            <text:p>0.83132530623171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poisson</text:p>
          </table:table-cell>
          <table:table-cell/>
          <table:table-cell table:style-name="ce1" office:value-type="float" office:value="0.903614454240684" calcext:value-type="float">
            <text:p>0.903614454240684</text:p>
          </table:table-cell>
          <table:table-cell office:value-type="float" office:value="0.819104990812806" calcext:value-type="float">
            <text:p>0.819104990812806</text:p>
          </table:table-cell>
          <table:table-cell office:value-type="float" office:value="0.839999996026357" calcext:value-type="float">
            <text:p>0.839999996026357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39999995231628" calcext:value-type="float">
            <text:p>0.839999995231628</text:p>
          </table:table-cell>
          <table:table-cell office:value-type="float" office:value="0.869047621885935" calcext:value-type="float">
            <text:p>0.869047621885935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600000006556511" calcext:value-type="float">
            <text:p>0.600000006556511</text:p>
          </table:table-cell>
          <table:table-cell office:value-type="float" office:value="0.619047621885935" calcext:value-type="float">
            <text:p>0.619047621885935</text:p>
          </table:table-cell>
          <table:table-cell office:value-type="float" office:value="0.85486018078305" calcext:value-type="float">
            <text:p>0.85486018078305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841544602745859" calcext:value-type="float">
            <text:p>0.841544602745859</text:p>
          </table:table-cell>
          <table:table-cell office:value-type="float" office:value="0.891566265060241" calcext:value-type="float">
            <text:p>0.891566265060241</text:p>
          </table:table-cell>
          <table:table-cell office:value-type="float" office:value="0.854860179592544" calcext:value-type="float">
            <text:p>0.85486017959254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0172484" calcext:value-type="float">
            <text:p>0.86018641017248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36218367403896" calcext:value-type="float">
            <text:p>0.836218367403896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849533948218934" calcext:value-type="float">
            <text:p>0.849533948218934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osine_proximity</text:p>
          </table:table-cell>
          <table:table-cell/>
          <table:table-cell table:style-name="ce1" office:value-type="float" office:value="0.903614454240684" calcext:value-type="float">
            <text:p>0.903614454240684</text:p>
          </table:table-cell>
          <table:table-cell office:value-type="float" office:value="0.804661504222413" calcext:value-type="float">
            <text:p>0.804661504222413</text:p>
          </table:table-cell>
          <table:table-cell office:value-type="float" office:value="0.598666671514511" calcext:value-type="float">
            <text:p>0.598666671514511</text:p>
          </table:table-cell>
          <table:table-cell office:value-type="float" office:value="0.630952375275748" calcext:value-type="float">
            <text:p>0.630952375275748</text:p>
          </table:table-cell>
          <table:table-cell office:value-type="float" office:value="0.843999995390574" calcext:value-type="float">
            <text:p>0.843999995390574</text:p>
          </table:table-cell>
          <table:table-cell office:value-type="float" office:value="0.880952383790697" calcext:value-type="float">
            <text:p>0.880952383790697</text:p>
          </table:table-cell>
          <table:table-cell office:value-type="float" office:value="0.851999994913737" calcext:value-type="float">
            <text:p>0.851999994913737</text:p>
          </table:table-cell>
          <table:table-cell office:value-type="float" office:value="0.821428577105204" calcext:value-type="float">
            <text:p>0.821428577105204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2197064223207" calcext:value-type="float">
            <text:p>0.852197064223207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589880169549096" calcext:value-type="float">
            <text:p>0.589880169549096</text:p>
          </table:table-cell>
          <table:table-cell office:value-type="float" office:value="0.71084337995713" calcext:value-type="float">
            <text:p>0.71084337995713</text:p>
          </table:table-cell>
          <table:table-cell office:value-type="float" office:value="0.854860181973555" calcext:value-type="float">
            <text:p>0.854860181973555</text:p>
          </table:table-cell>
          <table:table-cell office:value-type="float" office:value="0.843373499002801" calcext:value-type="float">
            <text:p>0.843373499002801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2876158605085" calcext:value-type="float">
            <text:p>0.842876158605085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853528618971295" calcext:value-type="float">
            <text:p>0.85352861897129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2">
          <table:table-cell table:style-name="ce71"/>
          <table:table-cell table:style-name="ce77"/>
          <table:table-cell table:style-name="ce71" table:number-columns-repeated="2"/>
          <table:table-cell table:style-name="ce92" table:number-columns-repeated="22"/>
          <table:table-cell table:style-name="ce71" table:number-columns-repeated="996"/>
          <table:table-cell table:number-columns-repeated="2"/>
        </table:table-row>
        <table:table-row table:style-name="ro2">
          <table:table-cell table:style-name="ce69" office:value-type="float" office:value="7" calcext:value-type="float" table:number-columns-spanned="1" table:number-rows-spanned="14">
            <text:p>7</text:p>
          </table:table-cell>
          <table:table-cell table:style-name="ce88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80952386629014" calcext:value-type="float">
            <text:p>0.880952386629014</text:p>
          </table:table-cell>
          <table:table-cell office:value-type="float" office:value="0.803227194959038" calcext:value-type="float">
            <text:p>0.803227194959038</text:p>
          </table:table-cell>
          <table:table-cell office:value-type="float" office:value="0.855999997456869" calcext:value-type="float">
            <text:p>0.855999997456869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84399999777476" calcext:value-type="float">
            <text:p>0.84399999777476</text:p>
          </table:table-cell>
          <table:table-cell office:value-type="float" office:value="0.357142859981174" calcext:value-type="float">
            <text:p>0.357142859981174</text:p>
          </table:table-cell>
          <table:table-cell office:value-type="float" office:value="0.850666663646698" calcext:value-type="float">
            <text:p>0.85066666364669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3333330949147" calcext:value-type="float">
            <text:p>0.853333330949147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605858859899993" calcext:value-type="float">
            <text:p>0.605858859899993</text:p>
          </table:table-cell>
          <table:table-cell office:value-type="float" office:value="0.433734936886523" calcext:value-type="float">
            <text:p>0.433734936886523</text:p>
          </table:table-cell>
          <table:table-cell office:value-type="float" office:value="0.85752329766036" calcext:value-type="float">
            <text:p>0.85752329766036</text:p>
          </table:table-cell>
          <table:table-cell office:value-type="float" office:value="0.385542172983468" calcext:value-type="float">
            <text:p>0.385542172983468</text:p>
          </table:table-cell>
          <table:table-cell office:value-type="float" office:value="0.844207718432664" calcext:value-type="float">
            <text:p>0.844207718432664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53528624526988" calcext:value-type="float">
            <text:p>0.853528624526988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53528622939647" calcext:value-type="float">
            <text:p>0.853528622939647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9533947425263" calcext:value-type="float">
            <text:p>0.849533947425263</text:p>
          </table:table-cell>
          <table:table-cell office:value-type="float" office:value="0.86746988454497" calcext:value-type="float">
            <text:p>0.867469884544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error</text:p>
          </table:table-cell>
          <table:table-cell/>
          <table:table-cell office:value-type="float" office:value="0.86746988454497" calcext:value-type="float">
            <text:p>0.86746988454497</text:p>
          </table:table-cell>
          <table:table-cell office:value-type="float" office:value="0.691810099461677" calcext:value-type="float">
            <text:p>0.691810099461677</text:p>
          </table:table-cell>
          <table:table-cell office:value-type="float" office:value="0.850666662454605" calcext:value-type="float">
            <text:p>0.85066666245460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402666671772798" calcext:value-type="float">
            <text:p>0.402666671772798</text:p>
          </table:table-cell>
          <table:table-cell office:value-type="float" office:value="0.357142859981174" calcext:value-type="float">
            <text:p>0.357142859981174</text:p>
          </table:table-cell>
          <table:table-cell office:value-type="float" office:value="0.847999992370605" calcext:value-type="float">
            <text:p>0.84799999237060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3333328167597" calcext:value-type="float">
            <text:p>0.853333328167597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394141151310601" calcext:value-type="float">
            <text:p>0.394141151310601</text:p>
          </table:table-cell>
          <table:table-cell office:value-type="float" office:value="0.433734936886523" calcext:value-type="float">
            <text:p>0.433734936886523</text:p>
          </table:table-cell>
          <table:table-cell office:value-type="float" office:value="0.399467381692123" calcext:value-type="float">
            <text:p>0.399467381692123</text:p>
          </table:table-cell>
          <table:table-cell office:value-type="float" office:value="0.385542172983468" calcext:value-type="float">
            <text:p>0.385542172983468</text:p>
          </table:table-cell>
          <table:table-cell office:value-type="float" office:value="0.858854853837055" calcext:value-type="float">
            <text:p>0.858854853837055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44207719226334" calcext:value-type="float">
            <text:p>0.844207719226334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687083491314" calcext:value-type="float">
            <text:p>0.84687083491314</text:p>
          </table:table-cell>
          <table:table-cell office:value-type="float" office:value="0.86746988454497" calcext:value-type="float">
            <text:p>0.867469884544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percentage_error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office:value-type="float" office:value="0.649311533100086" calcext:value-type="float">
            <text:p>0.649311533100086</text:p>
          </table:table-cell>
          <table:table-cell office:value-type="float" office:value="0.400000006953875" calcext:value-type="float">
            <text:p>0.400000006953875</text:p>
          </table:table-cell>
          <table:table-cell office:value-type="float" office:value="0.380952383790697" calcext:value-type="float">
            <text:p>0.380952383790697</text:p>
          </table:table-cell>
          <table:table-cell office:value-type="float" office:value="0.845333330631256" calcext:value-type="float">
            <text:p>0.845333330631256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397333337962627" calcext:value-type="float">
            <text:p>0.397333337962627</text:p>
          </table:table-cell>
          <table:table-cell office:value-type="float" office:value="0.404761903342747" calcext:value-type="float">
            <text:p>0.404761903342747</text:p>
          </table:table-cell>
          <table:table-cell office:value-type="float" office:value="0.400000007549922" calcext:value-type="float">
            <text:p>0.400000007549922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848202394740718" calcext:value-type="float">
            <text:p>0.848202394740718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1544600364847" calcext:value-type="float">
            <text:p>0.841544600364847</text:p>
          </table:table-cell>
          <table:table-cell office:value-type="float" office:value="0.771084339862846" calcext:value-type="float">
            <text:p>0.771084339862846</text:p>
          </table:table-cell>
          <table:table-cell office:value-type="float" office:value="0.832223695381662" calcext:value-type="float">
            <text:p>0.832223695381662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404793614236397" calcext:value-type="float">
            <text:p>0.404793614236397</text:p>
          </table:table-cell>
          <table:table-cell office:value-type="float" office:value="0.337349399744746" calcext:value-type="float">
            <text:p>0.337349399744746</text:p>
          </table:table-cell>
          <table:table-cell office:value-type="float" office:value="0.849533947425263" calcext:value-type="float">
            <text:p>0.849533947425263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24234349908588" calcext:value-type="float">
            <text:p>0.824234349908588</text:p>
          </table:table-cell>
          <table:table-cell office:value-type="float" office:value="0.831325306231717" calcext:value-type="float">
            <text:p>0.83132530623171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squared_logarithmic_error</text:p>
          </table:table-cell>
          <table:table-cell/>
          <table:table-cell office:value-type="float" office:value="0.880952386629014" calcext:value-type="float">
            <text:p>0.880952386629014</text:p>
          </table:table-cell>
          <table:table-cell office:value-type="float" office:value="0.803399311930232" calcext:value-type="float">
            <text:p>0.803399311930232</text:p>
          </table:table-cell>
          <table:table-cell office:value-type="float" office:value="0.600000007152557" calcext:value-type="float">
            <text:p>0.600000007152557</text:p>
          </table:table-cell>
          <table:table-cell office:value-type="float" office:value="0.619047616209303" calcext:value-type="float">
            <text:p>0.619047616209303</text:p>
          </table:table-cell>
          <table:table-cell office:value-type="float" office:value="0.839999995231628" calcext:value-type="float">
            <text:p>0.839999995231628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84799999554952" calcext:value-type="float">
            <text:p>0.8479999955495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600532627454928" calcext:value-type="float">
            <text:p>0.600532627454928</text:p>
          </table:table-cell>
          <table:table-cell office:value-type="float" office:value="0.61445783383875" calcext:value-type="float">
            <text:p>0.61445783383875</text:p>
          </table:table-cell>
          <table:table-cell office:value-type="float" office:value="0.856191741007463" calcext:value-type="float">
            <text:p>0.856191741007463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57523295279349" calcext:value-type="float">
            <text:p>0.857523295279349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8202393153377" calcext:value-type="float">
            <text:p>0.848202393153377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4553927270455" calcext:value-type="float">
            <text:p>0.84553927270455</text:p>
          </table:table-cell>
          <table:table-cell office:value-type="float" office:value="0.843373499002801" calcext:value-type="float">
            <text:p>0.84337349900280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quared_hinge</text:p>
          </table:table-cell>
          <table:table-cell/>
          <table:table-cell office:value-type="float" office:value="0.880952378114065" calcext:value-type="float">
            <text:p>0.880952378114065</text:p>
          </table:table-cell>
          <table:table-cell office:value-type="float" office:value="0.810370051494906" calcext:value-type="float">
            <text:p>0.810370051494906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34666662216187" calcext:value-type="float">
            <text:p>0.834666662216187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38666663964589" calcext:value-type="float">
            <text:p>0.838666663964589</text:p>
          </table:table-cell>
          <table:table-cell office:value-type="float" office:value="0.869047621885935" calcext:value-type="float">
            <text:p>0.869047621885935</text:p>
          </table:table-cell>
          <table:table-cell office:value-type="float" office:value="0.849333330790202" calcext:value-type="float">
            <text:p>0.849333330790202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49533951711083" calcext:value-type="float">
            <text:p>0.849533951711083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0722891997142" calcext:value-type="float">
            <text:p>0.80722891997142</text:p>
          </table:table-cell>
          <table:table-cell office:value-type="float" office:value="0.848202387915153" calcext:value-type="float">
            <text:p>0.848202387915153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848202389502494" calcext:value-type="float">
            <text:p>0.848202389502494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601864186171368" calcext:value-type="float">
            <text:p>0.601864186171368</text:p>
          </table:table-cell>
          <table:table-cell office:value-type="float" office:value="0.602409636399832" calcext:value-type="float">
            <text:p>0.602409636399832</text:p>
          </table:table-cell>
          <table:table-cell office:value-type="float" office:value="0.841544599571177" calcext:value-type="float">
            <text:p>0.841544599571177</text:p>
          </table:table-cell>
          <table:table-cell office:value-type="float" office:value="0.855421691773886" calcext:value-type="float">
            <text:p>0.85542169177388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hinge</text:p>
          </table:table-cell>
          <table:table-cell/>
          <table:table-cell office:value-type="float" office:value="0.892857145695459" calcext:value-type="float">
            <text:p>0.892857145695459</text:p>
          </table:table-cell>
          <table:table-cell office:value-type="float" office:value="0.751348251001765" calcext:value-type="float">
            <text:p>0.751348251001765</text:p>
          </table:table-cell>
          <table:table-cell office:value-type="float" office:value="0.85199999332428" calcext:value-type="float">
            <text:p>0.8519999933242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38666664361954" calcext:value-type="float">
            <text:p>0.838666664361954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839999998410543" calcext:value-type="float">
            <text:p>0.839999998410543</text:p>
          </table:table-cell>
          <table:table-cell office:value-type="float" office:value="0.892857145695459" calcext:value-type="float">
            <text:p>0.892857145695459</text:p>
          </table:table-cell>
          <table:table-cell office:value-type="float" office:value="0.854666662216186" calcext:value-type="float">
            <text:p>0.854666662216186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399467384053293" calcext:value-type="float">
            <text:p>0.399467384053293</text:p>
          </table:table-cell>
          <table:table-cell office:value-type="float" office:value="0.385542172983468" calcext:value-type="float">
            <text:p>0.385542172983468</text:p>
          </table:table-cell>
          <table:table-cell office:value-type="float" office:value="0.858854855106928" calcext:value-type="float">
            <text:p>0.858854855106928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52197063112068" calcext:value-type="float">
            <text:p>0.852197063112068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398135824940017" calcext:value-type="float">
            <text:p>0.398135824940017</text:p>
          </table:table-cell>
          <table:table-cell office:value-type="float" office:value="0.397590363600168" calcext:value-type="float">
            <text:p>0.397590363600168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6746988454497" calcext:value-type="float">
            <text:p>0.8674698845449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hinge</text:p>
          </table:table-cell>
          <table:table-cell/>
          <table:table-cell office:value-type="float" office:value="0.89285713718051" calcext:value-type="float">
            <text:p>0.89285713718051</text:p>
          </table:table-cell>
          <table:table-cell office:value-type="float" office:value="0.74707400955247" calcext:value-type="float">
            <text:p>0.74707400955247</text:p>
          </table:table-cell>
          <table:table-cell office:value-type="float" office:value="0.855999997456869" calcext:value-type="float">
            <text:p>0.855999997456869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838666661183039" calcext:value-type="float">
            <text:p>0.838666661183039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397333338359992" calcext:value-type="float">
            <text:p>0.397333338359992</text:p>
          </table:table-cell>
          <table:table-cell office:value-type="float" office:value="0.404761903342747" calcext:value-type="float">
            <text:p>0.404761903342747</text:p>
          </table:table-cell>
          <table:table-cell office:value-type="float" office:value="0.861333325703939" calcext:value-type="float">
            <text:p>0.861333325703939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42876158605085" calcext:value-type="float">
            <text:p>0.842876158605085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399467382684211" calcext:value-type="float">
            <text:p>0.399467382684211</text:p>
          </table:table-cell>
          <table:table-cell office:value-type="float" office:value="0.385542172983468" calcext:value-type="float">
            <text:p>0.385542172983468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46870831738458" calcext:value-type="float">
            <text:p>0.846870831738458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846870834119469" calcext:value-type="float">
            <text:p>0.8468708341194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9533948218934" calcext:value-type="float">
            <text:p>0.849533948218934</text:p>
          </table:table-cell>
          <table:table-cell office:value-type="float" office:value="0.831325306231717" calcext:value-type="float">
            <text:p>0.831325306231717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logcosh</text:p>
          </table:table-cell>
          <table:table-cell/>
          <table:table-cell office:value-type="float" office:value="0.857142857142857" calcext:value-type="float">
            <text:p>0.857142857142857</text:p>
          </table:table-cell>
          <table:table-cell office:value-type="float" office:value="0.808290304047789" calcext:value-type="float">
            <text:p>0.808290304047789</text:p>
          </table:table-cell>
          <table:table-cell office:value-type="float" office:value="0.855999994277954" calcext:value-type="float">
            <text:p>0.855999994277954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597333340644836" calcext:value-type="float">
            <text:p>0.597333340644836</text:p>
          </table:table-cell>
          <table:table-cell office:value-type="float" office:value="0.642857140018826" calcext:value-type="float">
            <text:p>0.642857140018826</text:p>
          </table:table-cell>
          <table:table-cell office:value-type="float" office:value="0.853333324591319" calcext:value-type="float">
            <text:p>0.85333332459131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09523803847177" calcext:value-type="float">
            <text:p>0.809523803847177</text:p>
          </table:table-cell>
          <table:table-cell table:style-name="Default" office:value-type="float" office:value="0.85752329686669" calcext:value-type="float">
            <text:p>0.85752329686669</text:p>
          </table:table-cell>
          <table:table-cell table:style-name="Default" office:value-type="float" office:value="0.843373490385262" calcext:value-type="float">
            <text:p>0.843373490385262</text:p>
          </table:table-cell>
          <table:table-cell office:value-type="float" office:value="0.849533948218934" calcext:value-type="float">
            <text:p>0.849533948218934</text:p>
          </table:table-cell>
          <table:table-cell office:value-type="float" office:value="0.783132532633931" calcext:value-type="float">
            <text:p>0.783132532633931</text:p>
          </table:table-cell>
          <table:table-cell office:value-type="float" office:value="0.848202391883505" calcext:value-type="float">
            <text:p>0.848202391883505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8202389978696" calcext:value-type="float">
            <text:p>0.848202389978696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48202390772366" calcext:value-type="float">
            <text:p>0.848202390772366</text:p>
          </table:table-cell>
          <table:table-cell office:value-type="float" office:value="0.843373499002801" calcext:value-type="float">
            <text:p>0.843373499002801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crossentropy</text:p>
          </table:table-cell>
          <table:table-cell/>
          <table:table-cell table:style-name="ce1" office:value-type="float" office:value="0.904761901923588" calcext:value-type="float">
            <text:p>0.904761901923588</text:p>
          </table:table-cell>
          <table:table-cell table:style-name="ce1" office:value-type="float" office:value="0.821385542103701" calcext:value-type="float">
            <text:p>0.821385542103701</text:p>
          </table:table-cell>
          <table:table-cell office:value-type="float" office:value="0.600000004371007" calcext:value-type="float">
            <text:p>0.600000004371007</text:p>
          </table:table-cell>
          <table:table-cell office:value-type="float" office:value="0.619047616209303" calcext:value-type="float">
            <text:p>0.619047616209303</text:p>
          </table:table-cell>
          <table:table-cell office:value-type="float" office:value="0.823999997377396" calcext:value-type="float">
            <text:p>0.823999997377396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61333329677582" calcext:value-type="float">
            <text:p>0.861333329677582</text:p>
          </table:table-cell>
          <table:table-cell office:value-type="float" office:value="0.869047621885935" calcext:value-type="float">
            <text:p>0.869047621885935</text:p>
          </table:table-cell>
          <table:table-cell office:value-type="float" office:value="0.845333326657613" calcext:value-type="float">
            <text:p>0.845333326657613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2197063112068" calcext:value-type="float">
            <text:p>0.852197063112068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0213043711951" calcext:value-type="float">
            <text:p>0.840213043711951</text:p>
          </table:table-cell>
          <table:table-cell office:value-type="float" office:value="0.795180727200336" calcext:value-type="float">
            <text:p>0.795180727200336</text:p>
          </table:table-cell>
          <table:table-cell office:value-type="float" office:value="0.837549930406156" calcext:value-type="float">
            <text:p>0.837549930406156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5086550328449" calcext:value-type="float">
            <text:p>0.85086550328449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846870833643267" calcext:value-type="float">
            <text:p>0.846870833643267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41544602666492" calcext:value-type="float">
            <text:p>0.841544602666492</text:p>
          </table:table-cell>
          <table:table-cell office:value-type="float" office:value="0.855421691773886" calcext:value-type="float">
            <text:p>0.855421691773886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9"/>
          <table:table-cell table:style-name="ce31" office:value-type="string" calcext:value-type="string">
            <text:p>binary_crossentropy</text:p>
          </table:table-cell>
          <table:table-cell/>
          <table:table-cell table:style-name="ce1" office:value-type="float" office:value="0.915662655629307" calcext:value-type="float">
            <text:p>0.915662655629307</text:p>
          </table:table-cell>
          <table:table-cell table:style-name="ce1" office:value-type="float" office:value="0.827337923264681" calcext:value-type="float">
            <text:p>0.827337923264681</text:p>
          </table:table-cell>
          <table:table-cell office:value-type="float" office:value="0.84133333047231" calcext:value-type="float">
            <text:p>0.84133333047231</text:p>
          </table:table-cell>
          <table:table-cell office:value-type="float" office:value="0.880952383790697" calcext:value-type="float">
            <text:p>0.880952383790697</text:p>
          </table:table-cell>
          <table:table-cell office:value-type="float" office:value="0.59066667397817" calcext:value-type="float">
            <text:p>0.59066667397817</text:p>
          </table:table-cell>
          <table:table-cell office:value-type="float" office:value="0.702380955219269" calcext:value-type="float">
            <text:p>0.702380955219269</text:p>
          </table:table-cell>
          <table:table-cell office:value-type="float" office:value="0.846666659514109" calcext:value-type="float">
            <text:p>0.846666659514109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29333326816559" calcext:value-type="float">
            <text:p>0.829333326816559</text:p>
          </table:table-cell>
          <table:table-cell office:value-type="float" office:value="0.880952380952381" calcext:value-type="float">
            <text:p>0.880952380952381</text:p>
          </table:table-cell>
          <table:table-cell office:value-type="float" office:value="0.849533952980956" calcext:value-type="float">
            <text:p>0.849533952980956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49533951711083" calcext:value-type="float">
            <text:p>0.849533951711083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53528623733317" calcext:value-type="float">
            <text:p>0.853528623733317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34886810750999" calcext:value-type="float">
            <text:p>0.834886810750999</text:p>
          </table:table-cell>
          <table:table-cell office:value-type="float" office:value="0.915662655629307" calcext:value-type="float">
            <text:p>0.915662655629307</text:p>
          </table:table-cell>
          <table:table-cell office:value-type="float" office:value="0.856191740213793" calcext:value-type="float">
            <text:p>0.856191740213793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34886813925681" calcext:value-type="float">
            <text:p>0.834886813925681</text:p>
          </table:table-cell>
          <table:table-cell office:value-type="float" office:value="0.843373500439058" calcext:value-type="float">
            <text:p>0.84337350043905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kullback_leibler_divergence</text:p>
          </table:table-cell>
          <table:table-cell/>
          <table:table-cell table:style-name="ce1" office:value-type="float" office:value="0.939759041171476" calcext:value-type="float">
            <text:p>0.939759041171476</text:p>
          </table:table-cell>
          <table:table-cell office:value-type="float" office:value="0.790533563534008" calcext:value-type="float">
            <text:p>0.790533563534008</text:p>
          </table:table-cell>
          <table:table-cell office:value-type="float" office:value="0.398666672905286" calcext:value-type="float">
            <text:p>0.398666672905286</text:p>
          </table:table-cell>
          <table:table-cell office:value-type="float" office:value="0.392857145695459" calcext:value-type="float">
            <text:p>0.392857145695459</text:p>
          </table:table-cell>
          <table:table-cell office:value-type="float" office:value="0.853333326180776" calcext:value-type="float">
            <text:p>0.853333326180776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46666662693024" calcext:value-type="float">
            <text:p>0.84666666269302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4933332602183" calcext:value-type="float">
            <text:p>0.84933332602183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45539275879231" calcext:value-type="float">
            <text:p>0.845539275879231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56191739420122" calcext:value-type="float">
            <text:p>0.856191739420122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1544599888645" calcext:value-type="float">
            <text:p>0.841544599888645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45539275879231" calcext:value-type="float">
            <text:p>0.845539275879231</text:p>
          </table:table-cell>
          <table:table-cell office:value-type="float" office:value="0.939759041171476" calcext:value-type="float">
            <text:p>0.939759041171476</text:p>
          </table:table-cell>
          <table:table-cell office:value-type="float" office:value="0.845539277466572" calcext:value-type="float">
            <text:p>0.845539277466572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37549928025145" calcext:value-type="float">
            <text:p>0.837549928025145</text:p>
          </table:table-cell>
          <table:table-cell office:value-type="float" office:value="0.843373500439058" calcext:value-type="float">
            <text:p>0.84337350043905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poisson</text:p>
          </table:table-cell>
          <table:table-cell/>
          <table:table-cell table:style-name="ce1" office:value-type="float" office:value="0.915662655629307" calcext:value-type="float">
            <text:p>0.915662655629307</text:p>
          </table:table-cell>
          <table:table-cell office:value-type="float" office:value="0.803198508361736" calcext:value-type="float">
            <text:p>0.803198508361736</text:p>
          </table:table-cell>
          <table:table-cell office:value-type="float" office:value="0.839999996821086" calcext:value-type="float">
            <text:p>0.839999996821086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2666662534078" calcext:value-type="float">
            <text:p>0.862666662534078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84533332824707" calcext:value-type="float">
            <text:p>0.84533332824707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3333326180776" calcext:value-type="float">
            <text:p>0.853333326180776</text:p>
          </table:table-cell>
          <table:table-cell office:value-type="float" office:value="0.880952380952381" calcext:value-type="float">
            <text:p>0.880952380952381</text:p>
          </table:table-cell>
          <table:table-cell office:value-type="float" office:value="0.60985353285479" calcext:value-type="float">
            <text:p>0.60985353285479</text:p>
          </table:table-cell>
          <table:table-cell office:value-type="float" office:value="0.53012048444116" calcext:value-type="float">
            <text:p>0.53012048444116</text:p>
          </table:table-cell>
          <table:table-cell office:value-type="float" office:value="0.854860177211533" calcext:value-type="float">
            <text:p>0.85486017721153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4181088385347" calcext:value-type="float">
            <text:p>0.864181088385347</text:p>
          </table:table-cell>
          <table:table-cell office:value-type="float" office:value="0.73493975688176" calcext:value-type="float">
            <text:p>0.73493975688176</text:p>
          </table:table-cell>
          <table:table-cell office:value-type="float" office:value="0.836218373753259" calcext:value-type="float">
            <text:p>0.836218373753259</text:p>
          </table:table-cell>
          <table:table-cell office:value-type="float" office:value="0.915662655629307" calcext:value-type="float">
            <text:p>0.915662655629307</text:p>
          </table:table-cell>
          <table:table-cell office:value-type="float" office:value="0.841544600364847" calcext:value-type="float">
            <text:p>0.841544600364847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41544600364847" calcext:value-type="float">
            <text:p>0.841544600364847</text:p>
          </table:table-cell>
          <table:table-cell office:value-type="float" office:value="0.843373500439058" calcext:value-type="float">
            <text:p>0.843373500439058</text:p>
          </table:table-cell>
          <table:table-cell table:number-columns-repeated="99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1" table:default-cell-style-name="ce54"/>
        <table:table-column table:style-name="co1" table:default-cell-style-name="ce8"/>
        <table:table-column table:style-name="co2" table:default-cell-style-name="ce54"/>
        <table:table-column table:style-name="co1" table:default-cell-style-name="ce54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5" table:default-cell-style-name="ce8"/>
        <table:table-column table:style-name="co1" table:number-columns-repeated="998" table:default-cell-style-name="ce54"/>
        <table:table-row table:style-name="ro1">
          <table:table-cell table:style-name="ce2" office:value-type="string" calcext:value-type="string" table:number-columns-spanned="10" table:number-rows-spanned="1">
            <text:p>No ECG <text:s/>| no score | two output label</text:p>
          </table:table-cell>
          <table:covered-table-cell table:style-name="ce73"/>
          <table:covered-table-cell table:number-columns-repeated="4" table:style-name="ce29"/>
          <table:covered-table-cell table:style-name="ce63"/>
          <table:covered-table-cell table:number-columns-repeated="3" table:style-name="ce29"/>
          <table:table-cell table:style-name="ce29" table:number-columns-repeated="1012"/>
          <table:table-cell table:number-columns-repeated="2"/>
        </table:table-row>
        <table:table-row table:style-name="ro4">
          <table:table-cell table:style-name="ce29"/>
          <table:table-cell table:style-name="ce73" office:value-type="string" calcext:value-type="string">
            <text:p>optimizer</text:p>
          </table:table-cell>
          <table:table-cell table:style-name="ce29" office:value-type="string" calcext:value-type="string">
            <text:p>loss</text:p>
          </table:table-cell>
          <table:table-cell table:style-name="ce29" table:number-columns-repeated="3"/>
          <table:table-cell table:style-name="ce63" office:value-type="float" office:value="834" calcext:value-type="float" table:number-columns-spanned="2" table:number-rows-spanned="1">
            <text:p>834</text:p>
          </table:table-cell>
          <table:covered-table-cell table:style-name="ce29"/>
          <table:table-cell table:style-name="ce29" table:number-columns-repeated="1014"/>
          <table:table-cell table:number-columns-repeated="2"/>
        </table:table-row>
        <table:table-row table:style-name="ro2">
          <table:table-cell table:style-name="ce96" table:number-columns-repeated="4"/>
          <table:table-cell table:style-name="ce96" office:value-type="string" calcext:value-type="string">
            <text:p>Best Accuracy Score</text:p>
          </table:table-cell>
          <table:table-cell table:style-name="ce96" office:value-type="string" calcext:value-type="string">
            <text:p>Average Accuracy Score</text:p>
          </table:table-cell>
          <table:table-cell table:style-name="ce96" office:value-type="string" calcext:value-type="string">
            <text:p>Best Validation Accuracy Score</text:p>
          </table:table-cell>
          <table:table-cell table:style-name="ce96" office:value-type="string" calcext:value-type="string">
            <text:p>Average validation Accuracy Score</text:p>
          </table:table-cell>
          <table:table-cell table:style-name="ce96" office:value-type="string" calcext:value-type="string">
            <text:p>acc fold no </text:p>
          </table:table-cell>
          <table:table-cell table:style-name="ce96" office:value-type="string" calcext:value-type="string">
            <text:p>val fold no</text:p>
          </table:table-cell>
          <table:table-cell table:style-name="ce96" table:number-columns-repeated="1012"/>
          <table:table-cell table:style-name="ce66" table:number-columns-repeated="2"/>
        </table:table-row>
        <table:table-row table:style-name="ro2">
          <table:table-cell table:style-name="ce69" office:value-type="float" office:value="1" calcext:value-type="float" table:number-columns-spanned="1" table:number-rows-spanned="14">
            <text:p>1</text:p>
          </table:table-cell>
          <table:table-cell table:style-name="ce75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7" office:value-type="float" office:value="0.669333337644736" calcext:value-type="float">
            <text:p>0.669333337644736</text:p>
          </table:table-cell>
          <table:table-cell table:style-name="ce57" office:value-type="float" office:value="0.622183581533892" calcext:value-type="float">
            <text:p>0.622183581533892</text:p>
          </table:table-cell>
          <table:table-cell table:style-name="ce57" office:value-type="float" office:value="0.738095235256922" calcext:value-type="float">
            <text:p>0.738095235256922</text:p>
          </table:table-cell>
          <table:table-cell table:style-name="ce57" office:value-type="float" office:value="0.59436316653291" calcext:value-type="float">
            <text:p>0.5943631665329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error</text:p>
          </table:table-cell>
          <table:table-cell/>
          <table:table-cell table:style-name="ce57" office:value-type="float" office:value="0.632000002165635" calcext:value-type="float">
            <text:p>0.632000002165635</text:p>
          </table:table-cell>
          <table:table-cell table:style-name="ce57" office:value-type="float" office:value="0.585518336523508" calcext:value-type="float">
            <text:p>0.585518336523508</text:p>
          </table:table-cell>
          <table:table-cell table:style-name="ce57" office:value-type="float" office:value="0.678571431409745" calcext:value-type="float">
            <text:p>0.678571431409745</text:p>
          </table:table-cell>
          <table:table-cell table:style-name="ce57" office:value-type="float" office:value="0.581683879439269" calcext:value-type="float">
            <text:p>0.581683879439269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percentage_error</text:p>
          </table:table-cell>
          <table:table-cell/>
          <table:table-cell table:style-name="ce57" office:value-type="float" office:value="0.612000006039937" calcext:value-type="float">
            <text:p>0.612000006039937</text:p>
          </table:table-cell>
          <table:table-cell table:style-name="ce57" office:value-type="float" office:value="0.499628235354788" calcext:value-type="float">
            <text:p>0.499628235354788</text:p>
          </table:table-cell>
          <table:table-cell table:style-name="ce57" office:value-type="float" office:value="0.674698789435697" calcext:value-type="float">
            <text:p>0.674698789435697</text:p>
          </table:table-cell>
          <table:table-cell table:style-name="ce57" office:value-type="float" office:value="0.503413655935042" calcext:value-type="float">
            <text:p>0.50341365593504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683089218984114" calcext:value-type="float">
            <text:p>0.683089218984114</text:p>
          </table:table-cell>
          <table:table-cell table:style-name="ce57" office:value-type="float" office:value="0.612727923265601" calcext:value-type="float">
            <text:p>0.612727923265601</text:p>
          </table:table-cell>
          <table:table-cell table:style-name="ce57" office:value-type="float" office:value="0.702380949542636" calcext:value-type="float">
            <text:p>0.702380949542636</text:p>
          </table:table-cell>
          <table:table-cell table:style-name="ce57" office:value-type="float" office:value="0.619822145618041" calcext:value-type="float">
            <text:p>0.61982214561804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quared_hinge</text:p>
          </table:table-cell>
          <table:table-cell/>
          <table:table-cell table:style-name="ce57" office:value-type="float" office:value="0.679094543072895" calcext:value-type="float">
            <text:p>0.679094543072895</text:p>
          </table:table-cell>
          <table:table-cell table:style-name="ce57" office:value-type="float" office:value="0.608563874264531" calcext:value-type="float">
            <text:p>0.608563874264531</text:p>
          </table:table-cell>
          <table:table-cell table:style-name="ce57" office:value-type="float" office:value="0.783132527966097" calcext:value-type="float">
            <text:p>0.783132527966097</text:p>
          </table:table-cell>
          <table:table-cell table:style-name="ce57" office:value-type="float" office:value="0.615375787701951" calcext:value-type="float">
            <text:p>0.61537578770195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hinge</text:p>
          </table:table-cell>
          <table:table-cell/>
          <table:table-cell table:style-name="ce57" office:value-type="float" office:value="0.612000003159046" calcext:value-type="float">
            <text:p>0.612000003159046</text:p>
          </table:table-cell>
          <table:table-cell table:style-name="ce57" office:value-type="float" office:value="0.583143547597418" calcext:value-type="float">
            <text:p>0.583143547597418</text:p>
          </table:table-cell>
          <table:table-cell table:style-name="ce57" office:value-type="float" office:value="0.642857148533776" calcext:value-type="float">
            <text:p>0.642857148533776</text:p>
          </table:table-cell>
          <table:table-cell table:style-name="ce57" office:value-type="float" office:value="0.566982215966087" calcext:value-type="float">
            <text:p>0.56698221596608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608521974912179" calcext:value-type="float">
            <text:p>0.608521974912179</text:p>
          </table:table-cell>
          <table:table-cell table:style-name="ce57" office:value-type="float" office:value="0.559918335599115" calcext:value-type="float">
            <text:p>0.559918335599115</text:p>
          </table:table-cell>
          <table:table-cell table:style-name="ce57" office:value-type="float" office:value="0.674698789435697" calcext:value-type="float">
            <text:p>0.674698789435697</text:p>
          </table:table-cell>
          <table:table-cell table:style-name="ce57" office:value-type="float" office:value="0.573350545538272" calcext:value-type="float">
            <text:p>0.57335054553827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logcosh</text:p>
          </table:table-cell>
          <table:table-cell/>
          <table:table-cell table:style-name="ce57" office:value-type="float" office:value="0.676431427782925" calcext:value-type="float">
            <text:p>0.676431427782925</text:p>
          </table:table-cell>
          <table:table-cell table:style-name="ce57" office:value-type="float" office:value="0.646281228201711" calcext:value-type="float">
            <text:p>0.646281228201711</text:p>
          </table:table-cell>
          <table:table-cell table:style-name="ce57" office:value-type="float" office:value="0.698795174977866" calcext:value-type="float">
            <text:p>0.698795174977866</text:p>
          </table:table-cell>
          <table:table-cell table:style-name="ce57" office:value-type="float" office:value="0.616293746824587" calcext:value-type="float">
            <text:p>0.61629374682458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crossentropy</text:p>
          </table:table-cell>
          <table:table-cell/>
          <table:table-cell table:style-name="ce57" office:value-type="float" office:value="0.67600000222524" calcext:value-type="float">
            <text:p>0.67600000222524</text:p>
          </table:table-cell>
          <table:table-cell table:style-name="ce57" office:value-type="float" office:value="0.63442272930295" calcext:value-type="float">
            <text:p>0.63442272930295</text:p>
          </table:table-cell>
          <table:table-cell table:style-name="ce57" office:value-type="float" office:value="0.714285719962347" calcext:value-type="float">
            <text:p>0.714285719962347</text:p>
          </table:table-cell>
          <table:table-cell table:style-name="ce57" office:value-type="float" office:value="0.629417669468752" calcext:value-type="float">
            <text:p>0.62941766946875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parse_categorical_crossentropy</text:p>
          </table:table-cell>
          <table:table-cell/>
          <table:table-cell table:style-name="ce57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676000003814697" calcext:value-type="float">
            <text:p>0.676000003814697</text:p>
          </table:table-cell>
          <table:table-cell table:style-name="ce57" office:value-type="float" office:value="0.642823794046879" calcext:value-type="float">
            <text:p>0.642823794046879</text:p>
          </table:table-cell>
          <table:table-cell table:style-name="ce57" office:value-type="float" office:value="0.702380949542636" calcext:value-type="float">
            <text:p>0.702380949542636</text:p>
          </table:table-cell>
          <table:table-cell table:style-name="ce57" office:value-type="float" office:value="0.622289156662412" calcext:value-type="float">
            <text:p>0.6222891566624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674666669567426" calcext:value-type="float">
            <text:p>0.674666669567426</text:p>
          </table:table-cell>
          <table:table-cell table:style-name="ce57" office:value-type="float" office:value="0.624979320929308" calcext:value-type="float">
            <text:p>0.624979320929308</text:p>
          </table:table-cell>
          <table:table-cell table:style-name="ce57" office:value-type="float" office:value="0.738095232418605" calcext:value-type="float">
            <text:p>0.738095232418605</text:p>
          </table:table-cell>
          <table:table-cell table:style-name="ce57" office:value-type="float" office:value="0.628155477998999" calcext:value-type="float">
            <text:p>0.62815547799899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table:style-name="ce56" office:value-type="string" calcext:value-type="string">
            <text:p>poisson</text:p>
          </table:table-cell>
          <table:table-cell/>
          <table:table-cell table:style-name="ce107" office:value-type="float" office:value="0.737333335479101" calcext:value-type="float">
            <text:p>0.737333335479101</text:p>
          </table:table-cell>
          <table:table-cell table:style-name="ce107" office:value-type="float" office:value="0.71822672129106" calcext:value-type="float">
            <text:p>0.71822672129106</text:p>
          </table:table-cell>
          <table:table-cell table:style-name="ce107" office:value-type="float" office:value="0.759036142423928" calcext:value-type="float">
            <text:p>0.759036142423928</text:p>
          </table:table-cell>
          <table:table-cell table:style-name="ce107" office:value-type="float" office:value="0.691896154907197" calcext:value-type="float">
            <text:p>0.69189615490719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osine_proximity</text:p>
          </table:table-cell>
          <table:table-cell/>
          <table:table-cell table:style-name="ce57" office:value-type="float" office:value="0.669773640470721" calcext:value-type="float">
            <text:p>0.669773640470721</text:p>
          </table:table-cell>
          <table:table-cell table:style-name="ce57" office:value-type="float" office:value="0.613654154743134" calcext:value-type="float">
            <text:p>0.613654154743134</text:p>
          </table:table-cell>
          <table:table-cell table:style-name="ce57" office:value-type="float" office:value="0.666666669504983" calcext:value-type="float">
            <text:p>0.666666669504983</text:p>
          </table:table-cell>
          <table:table-cell table:style-name="ce57" office:value-type="float" office:value="0.544018932270785" calcext:value-type="float">
            <text:p>0.54401893227078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2" calcext:value-type="float" table:number-columns-spanned="1" table:number-rows-spanned="14">
            <text:p>2</text:p>
          </table:table-cell>
          <table:table-cell table:style-name="ce78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8" office:value-type="float" office:value="0.731025301346608" calcext:value-type="float">
            <text:p>0.731025301346608</text:p>
          </table:table-cell>
          <table:table-cell table:style-name="ce58" office:value-type="float" office:value="0.71809232281083" calcext:value-type="float">
            <text:p>0.71809232281083</text:p>
          </table:table-cell>
          <table:table-cell table:style-name="ce107" office:value-type="float" office:value="0.734939761908658" calcext:value-type="float">
            <text:p>0.734939761908658</text:p>
          </table:table-cell>
          <table:table-cell table:style-name="ce107" office:value-type="float" office:value="0.706282272098807" calcext:value-type="float">
            <text:p>0.70628227209880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error</text:p>
          </table:table-cell>
          <table:table-cell/>
          <table:table-cell table:style-name="ce57" office:value-type="float" office:value="0.738666666348775" calcext:value-type="float">
            <text:p>0.738666666348775</text:p>
          </table:table-cell>
          <table:table-cell table:style-name="ce57" office:value-type="float" office:value="0.664392545224559" calcext:value-type="float">
            <text:p>0.664392545224559</text:p>
          </table:table-cell>
          <table:table-cell table:style-name="ce107" office:value-type="float" office:value="0.771084340221911" calcext:value-type="float">
            <text:p>0.771084340221911</text:p>
          </table:table-cell>
          <table:table-cell table:style-name="ce57" office:value-type="float" office:value="0.640318415625575" calcext:value-type="float">
            <text:p>0.64031841562557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percentage_error</text:p>
          </table:table-cell>
          <table:table-cell/>
          <table:table-cell table:style-name="ce57" office:value-type="float" office:value="0.73635153105351" calcext:value-type="float">
            <text:p>0.73635153105351</text:p>
          </table:table-cell>
          <table:table-cell table:style-name="ce57" office:value-type="float" office:value="0.615282559161153" calcext:value-type="float">
            <text:p>0.615282559161153</text:p>
          </table:table-cell>
          <table:table-cell table:style-name="ce57" office:value-type="float" office:value="0.746987954679742" calcext:value-type="float">
            <text:p>0.746987954679742</text:p>
          </table:table-cell>
          <table:table-cell table:style-name="ce57" office:value-type="float" office:value="0.583534135720337" calcext:value-type="float">
            <text:p>0.58353413572033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728362183199424" calcext:value-type="float">
            <text:p>0.728362183199424</text:p>
          </table:table-cell>
          <table:table-cell table:style-name="ce57" office:value-type="float" office:value="0.707307413470782" calcext:value-type="float">
            <text:p>0.707307413470782</text:p>
          </table:table-cell>
          <table:table-cell table:style-name="ce57" office:value-type="float" office:value="0.746987954679742" calcext:value-type="float">
            <text:p>0.746987954679742</text:p>
          </table:table-cell>
          <table:table-cell table:style-name="ce57" office:value-type="float" office:value="0.677452664671448" calcext:value-type="float">
            <text:p>0.677452664671448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quared_hinge</text:p>
          </table:table-cell>
          <table:table-cell/>
          <table:table-cell table:style-name="ce58" office:value-type="float" office:value="0.733333333730698" calcext:value-type="float">
            <text:p>0.733333333730698</text:p>
          </table:table-cell>
          <table:table-cell table:style-name="ce58" office:value-type="float" office:value="0.706108479449472" calcext:value-type="float">
            <text:p>0.706108479449472</text:p>
          </table:table-cell>
          <table:table-cell table:style-name="ce57" office:value-type="float" office:value="0.734939761908658" calcext:value-type="float">
            <text:p>0.734939761908658</text:p>
          </table:table-cell>
          <table:table-cell table:style-name="ce57" office:value-type="float" office:value="0.683347674850342" calcext:value-type="float">
            <text:p>0.68334767485034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hinge</text:p>
          </table:table-cell>
          <table:table-cell/>
          <table:table-cell table:style-name="ce57" office:value-type="float" office:value="0.729693742312699" calcext:value-type="float">
            <text:p>0.729693742312699</text:p>
          </table:table-cell>
          <table:table-cell table:style-name="ce57" office:value-type="float" office:value="0.596347095714614" calcext:value-type="float">
            <text:p>0.596347095714614</text:p>
          </table:table-cell>
          <table:table-cell table:style-name="ce57" office:value-type="float" office:value="0.738095235256922" calcext:value-type="float">
            <text:p>0.738095235256922</text:p>
          </table:table-cell>
          <table:table-cell table:style-name="ce57" office:value-type="float" office:value="0.565676992902521" calcext:value-type="float">
            <text:p>0.56567699290252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table:style-name="ce56" office:value-type="string" calcext:value-type="string">
            <text:p>categorical_hinge</text:p>
          </table:table-cell>
          <table:table-cell/>
          <table:table-cell table:style-name="ce58" office:value-type="float" office:value="0.730666671991348" calcext:value-type="float">
            <text:p>0.730666671991348</text:p>
          </table:table-cell>
          <table:table-cell table:style-name="ce58" office:value-type="float" office:value="0.645084068721975" calcext:value-type="float">
            <text:p>0.645084068721975</text:p>
          </table:table-cell>
          <table:table-cell table:style-name="ce107" office:value-type="float" office:value="0.759036142423928" calcext:value-type="float">
            <text:p>0.759036142423928</text:p>
          </table:table-cell>
          <table:table-cell table:style-name="ce57" office:value-type="float" office:value="0.648780837058337" calcext:value-type="float">
            <text:p>0.64878083705833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31025300552937" calcext:value-type="float">
            <text:p>0.731025300552937</text:p>
          </table:table-cell>
          <table:table-cell table:style-name="ce57" office:value-type="float" office:value="0.718758456635782" calcext:value-type="float">
            <text:p>0.718758456635782</text:p>
          </table:table-cell>
          <table:table-cell table:style-name="ce57" office:value-type="float" office:value="0.73493975688176" calcext:value-type="float">
            <text:p>0.73493975688176</text:p>
          </table:table-cell>
          <table:table-cell table:style-name="ce57" office:value-type="float" office:value="0.696672401401549" calcext:value-type="float">
            <text:p>0.69667240140154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crossentropy</text:p>
          </table:table-cell>
          <table:table-cell/>
          <table:table-cell table:style-name="ce107" office:value-type="float" office:value="0.742666667699814" calcext:value-type="float">
            <text:p>0.742666667699814</text:p>
          </table:table-cell>
          <table:table-cell table:style-name="ce107" office:value-type="float" office:value="0.707174791091979" calcext:value-type="float">
            <text:p>0.707174791091979</text:p>
          </table:table-cell>
          <table:table-cell table:style-name="ce57" office:value-type="float" office:value="0.73493975688176" calcext:value-type="float">
            <text:p>0.73493975688176</text:p>
          </table:table-cell>
          <table:table-cell table:style-name="ce57" office:value-type="float" office:value="0.684609866330354" calcext:value-type="float">
            <text:p>0.68460986633035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parse_categorical_crossentropy</text:p>
          </table:table-cell>
          <table:table-cell/>
          <table:table-cell table:style-name="ce59" table:number-columns-repeated="4"/>
          <table:table-cell table:style-name="ce64" table:number-columns-repeated="2"/>
          <table:table-cell table:style-name="ce57" table:number-columns-repeated="3"/>
          <table:table-cell table:style-name="ce65"/>
          <table:table-cell table:style-name="ce57" table:number-columns-repeated="12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726666667660077" calcext:value-type="float">
            <text:p>0.726666667660077</text:p>
          </table:table-cell>
          <table:table-cell table:style-name="ce57" office:value-type="float" office:value="0.699851222160494" calcext:value-type="float">
            <text:p>0.699851222160494</text:p>
          </table:table-cell>
          <table:table-cell table:style-name="ce57" office:value-type="float" office:value="0.72619047335216" calcext:value-type="float">
            <text:p>0.72619047335216</text:p>
          </table:table-cell>
          <table:table-cell table:style-name="ce57" office:value-type="float" office:value="0.676147445008732" calcext:value-type="float">
            <text:p>0.6761474450087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727999999125798" calcext:value-type="float">
            <text:p>0.727999999125798</text:p>
          </table:table-cell>
          <table:table-cell table:style-name="ce57" office:value-type="float" office:value="0.682139549564532" calcext:value-type="float">
            <text:p>0.682139549564532</text:p>
          </table:table-cell>
          <table:table-cell table:style-name="ce57" office:value-type="float" office:value="0.746987954679742" calcext:value-type="float">
            <text:p>0.746987954679742</text:p>
          </table:table-cell>
          <table:table-cell table:style-name="ce57" office:value-type="float" office:value="0.674956968383959" calcext:value-type="float">
            <text:p>0.67495696838395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poisson</text:p>
          </table:table-cell>
          <table:table-cell/>
          <table:table-cell table:style-name="ce57" office:value-type="float" office:value="0.722666664918264" calcext:value-type="float">
            <text:p>0.722666664918264</text:p>
          </table:table-cell>
          <table:table-cell table:style-name="ce57" office:value-type="float" office:value="0.703178518681409" calcext:value-type="float">
            <text:p>0.703178518681409</text:p>
          </table:table-cell>
          <table:table-cell table:style-name="ce57" office:value-type="float" office:value="0.738095235256922" calcext:value-type="float">
            <text:p>0.738095235256922</text:p>
          </table:table-cell>
          <table:table-cell table:style-name="ce57" office:value-type="float" office:value="0.674971312332345" calcext:value-type="float">
            <text:p>0.67497131233234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osine_proximity</text:p>
          </table:table-cell>
          <table:table-cell/>
          <table:table-cell table:style-name="ce107" office:value-type="float" office:value="0.730666664838791" calcext:value-type="float">
            <text:p>0.730666664838791</text:p>
          </table:table-cell>
          <table:table-cell table:style-name="ce107" office:value-type="float" office:value="0.721556857436274" calcext:value-type="float">
            <text:p>0.721556857436274</text:p>
          </table:table-cell>
          <table:table-cell table:style-name="ce57" office:value-type="float" office:value="0.734939761908658" calcext:value-type="float">
            <text:p>0.734939761908658</text:p>
          </table:table-cell>
          <table:table-cell table:style-name="ce57" office:value-type="float" office:value="0.696629375209086" calcext:value-type="float">
            <text:p>0.69662937520908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60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3" calcext:value-type="float" table:number-columns-spanned="1" table:number-rows-spanned="14">
            <text:p>3</text:p>
          </table:table-cell>
          <table:table-cell table:style-name="ce80" office:value-type="string" calcext:value-type="string" table:number-columns-spanned="1" table:number-rows-spanned="14">
            <text:p>Adagrad</text:p>
          </table:table-cell>
          <table:table-cell table:style-name="ce56" office:value-type="string" calcext:value-type="string">
            <text:p>mean_squared_error</text:p>
          </table:table-cell>
          <table:table-cell/>
          <table:table-cell table:style-name="ce58" office:value-type="float" office:value="0.729693741042827" calcext:value-type="float">
            <text:p>0.729693741042827</text:p>
          </table:table-cell>
          <table:table-cell table:style-name="ce58" office:value-type="float" office:value="0.717027253449254" calcext:value-type="float">
            <text:p>0.717027253449254</text:p>
          </table:table-cell>
          <table:table-cell table:style-name="ce107" office:value-type="float" office:value="0.761904759066445" calcext:value-type="float">
            <text:p>0.761904759066445</text:p>
          </table:table-cell>
          <table:table-cell table:style-name="ce107" office:value-type="float" office:value="0.714629949736171" calcext:value-type="float">
            <text:p>0.71462994973617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error</text:p>
          </table:table-cell>
          <table:table-cell/>
          <table:table-cell table:style-name="ce58" office:value-type="float" office:value="0.729693744614343" calcext:value-type="float">
            <text:p>0.729693744614343</text:p>
          </table:table-cell>
          <table:table-cell table:style-name="ce57" office:value-type="float" office:value="0.681865071310317" calcext:value-type="float">
            <text:p>0.681865071310317</text:p>
          </table:table-cell>
          <table:table-cell table:style-name="ce57" office:value-type="float" office:value="0.738095243771871" calcext:value-type="float">
            <text:p>0.738095243771871</text:p>
          </table:table-cell>
          <table:table-cell table:style-name="ce57" office:value-type="float" office:value="0.686962134394917" calcext:value-type="float">
            <text:p>0.68696213439491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percentage_error</text:p>
          </table:table-cell>
          <table:table-cell/>
          <table:table-cell table:style-name="ce58" office:value-type="float" office:value="0.730666670401891" calcext:value-type="float">
            <text:p>0.730666670401891</text:p>
          </table:table-cell>
          <table:table-cell table:style-name="ce57" office:value-type="float" office:value="0.664417934601248" calcext:value-type="float">
            <text:p>0.664417934601248</text:p>
          </table:table-cell>
          <table:table-cell table:style-name="ce57" office:value-type="float" office:value="0.738095243771871" calcext:value-type="float">
            <text:p>0.738095243771871</text:p>
          </table:table-cell>
          <table:table-cell table:style-name="ce57" office:value-type="float" office:value="0.646170398861392" calcext:value-type="float">
            <text:p>0.64617039886139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732000003655752" calcext:value-type="float">
            <text:p>0.732000003655752</text:p>
          </table:table-cell>
          <table:table-cell table:style-name="ce57" office:value-type="float" office:value="0.715962717696131" calcext:value-type="float">
            <text:p>0.715962717696131</text:p>
          </table:table-cell>
          <table:table-cell table:style-name="ce57" office:value-type="float" office:value="0.749999997161684" calcext:value-type="float">
            <text:p>0.749999997161684</text:p>
          </table:table-cell>
          <table:table-cell table:style-name="ce57" office:value-type="float" office:value="0.694191049744668" calcext:value-type="float">
            <text:p>0.69419104974466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quared_hinge</text:p>
          </table:table-cell>
          <table:table-cell/>
          <table:table-cell table:style-name="ce57" office:value-type="float" office:value="0.732356859110643" calcext:value-type="float">
            <text:p>0.732356859110643</text:p>
          </table:table-cell>
          <table:table-cell table:style-name="ce57" office:value-type="float" office:value="0.714895163213313" calcext:value-type="float">
            <text:p>0.714895163213313</text:p>
          </table:table-cell>
          <table:table-cell table:style-name="ce57" office:value-type="float" office:value="0.738095243771871" calcext:value-type="float">
            <text:p>0.738095243771871</text:p>
          </table:table-cell>
          <table:table-cell table:style-name="ce57" office:value-type="float" office:value="0.696586344297494" calcext:value-type="float">
            <text:p>0.69658634429749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hinge</text:p>
          </table:table-cell>
          <table:table-cell/>
          <table:table-cell table:style-name="ce57" office:value-type="float" office:value="0.738666666348775" calcext:value-type="float">
            <text:p>0.738666666348775</text:p>
          </table:table-cell>
          <table:table-cell table:style-name="ce57" office:value-type="float" office:value="0.679348248985361" calcext:value-type="float">
            <text:p>0.679348248985361</text:p>
          </table:table-cell>
          <table:table-cell table:style-name="ce57" office:value-type="float" office:value="0.746987958270383" calcext:value-type="float">
            <text:p>0.746987958270383</text:p>
          </table:table-cell>
          <table:table-cell table:style-name="ce57" office:value-type="float" office:value="0.672489960769505" calcext:value-type="float">
            <text:p>0.67248996076950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734666669766108" calcext:value-type="float">
            <text:p>0.734666669766108</text:p>
          </table:table-cell>
          <table:table-cell table:style-name="ce57" office:value-type="float" office:value="0.655602309565106" calcext:value-type="float">
            <text:p>0.655602309565106</text:p>
          </table:table-cell>
          <table:table-cell table:style-name="ce57" office:value-type="float" office:value="0.738095238095238" calcext:value-type="float">
            <text:p>0.738095238095238</text:p>
          </table:table-cell>
          <table:table-cell table:style-name="ce57" office:value-type="float" office:value="0.65117613314317" calcext:value-type="float">
            <text:p>0.651176133143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23999999761581" calcext:value-type="float">
            <text:p>0.723999999761581</text:p>
          </table:table-cell>
          <table:table-cell table:style-name="ce57" office:value-type="float" office:value="0.700109189218963" calcext:value-type="float">
            <text:p>0.700109189218963</text:p>
          </table:table-cell>
          <table:table-cell table:style-name="ce57" office:value-type="float" office:value="0.749999997161684" calcext:value-type="float">
            <text:p>0.749999997161684</text:p>
          </table:table-cell>
          <table:table-cell table:style-name="ce57" office:value-type="float" office:value="0.68577165670663" calcext:value-type="float">
            <text:p>0.6857716567066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crossentropy</text:p>
          </table:table-cell>
          <table:table-cell/>
          <table:table-cell table:style-name="ce57" office:value-type="float" office:value="0.729693742709534" calcext:value-type="float">
            <text:p>0.729693742709534</text:p>
          </table:table-cell>
          <table:table-cell table:style-name="ce57" office:value-type="float" office:value="0.699182602032047" calcext:value-type="float">
            <text:p>0.699182602032047</text:p>
          </table:table-cell>
          <table:table-cell table:style-name="ce107" office:value-type="float" office:value="0.773809520971207" calcext:value-type="float">
            <text:p>0.773809520971207</text:p>
          </table:table-cell>
          <table:table-cell table:style-name="ce57" office:value-type="float" office:value="0.689300057372347" calcext:value-type="float">
            <text:p>0.68930005737234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parse_categorical_crossentropy</text:p>
          </table:table-cell>
          <table:table-cell/>
          <table:table-cell table:style-name="ce57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721704393664943" calcext:value-type="float">
            <text:p>0.721704393664943</text:p>
          </table:table-cell>
          <table:table-cell table:style-name="ce57" office:value-type="float" office:value="0.702506881578044" calcext:value-type="float">
            <text:p>0.702506881578044</text:p>
          </table:table-cell>
          <table:table-cell table:style-name="ce57" office:value-type="float" office:value="0.761904759066445" calcext:value-type="float">
            <text:p>0.761904759066445</text:p>
          </table:table-cell>
          <table:table-cell table:style-name="ce57" office:value-type="float" office:value="0.688138266683172" calcext:value-type="float">
            <text:p>0.68813826668317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737333333492279" calcext:value-type="float">
            <text:p>0.737333333492279</text:p>
          </table:table-cell>
          <table:table-cell table:style-name="ce57" office:value-type="float" office:value="0.690915226460614" calcext:value-type="float">
            <text:p>0.690915226460614</text:p>
          </table:table-cell>
          <table:table-cell table:style-name="ce57" office:value-type="float" office:value="0.761904756228129" calcext:value-type="float">
            <text:p>0.761904756228129</text:p>
          </table:table-cell>
          <table:table-cell table:style-name="ce57" office:value-type="float" office:value="0.684724612567388" calcext:value-type="float">
            <text:p>0.68472461256738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poisson</text:p>
          </table:table-cell>
          <table:table-cell/>
          <table:table-cell table:style-name="ce107" office:value-type="float" office:value="0.733333334922791" calcext:value-type="float">
            <text:p>0.733333334922791</text:p>
          </table:table-cell>
          <table:table-cell table:style-name="ce107" office:value-type="float" office:value="0.710091257123512" calcext:value-type="float">
            <text:p>0.710091257123512</text:p>
          </table:table-cell>
          <table:table-cell table:style-name="ce57" office:value-type="float" office:value="0.734939765499299" calcext:value-type="float">
            <text:p>0.734939765499299</text:p>
          </table:table-cell>
          <table:table-cell table:style-name="ce57" office:value-type="float" office:value="0.689572576168824" calcext:value-type="float">
            <text:p>0.68957257616882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osine_proximity</text:p>
          </table:table-cell>
          <table:table-cell/>
          <table:table-cell table:style-name="ce57" office:value-type="float" office:value="0.724367510542254" calcext:value-type="float">
            <text:p>0.724367510542254</text:p>
          </table:table-cell>
          <table:table-cell table:style-name="ce57" office:value-type="float" office:value="0.69637354797318" calcext:value-type="float">
            <text:p>0.69637354797318</text:p>
          </table:table-cell>
          <table:table-cell table:style-name="ce57" office:value-type="float" office:value="0.759036147450826" calcext:value-type="float">
            <text:p>0.759036147450826</text:p>
          </table:table-cell>
          <table:table-cell table:style-name="ce57" office:value-type="float" office:value="0.694334481214561" calcext:value-type="float">
            <text:p>0.69433448121456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60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4" calcext:value-type="float" table:number-columns-spanned="1" table:number-rows-spanned="14">
            <text:p>4</text:p>
          </table:table-cell>
          <table:table-cell table:style-name="ce82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7" office:value-type="float" office:value="0.728000005086263" calcext:value-type="float">
            <text:p>0.728000005086263</text:p>
          </table:table-cell>
          <table:table-cell table:style-name="ce57" office:value-type="float" office:value="0.696492679711664" calcext:value-type="float">
            <text:p>0.696492679711664</text:p>
          </table:table-cell>
          <table:table-cell table:style-name="ce57" office:value-type="float" office:value="0.734939765499299" calcext:value-type="float">
            <text:p>0.734939765499299</text:p>
          </table:table-cell>
          <table:table-cell table:style-name="ce57" office:value-type="float" office:value="0.656009754386361" calcext:value-type="float">
            <text:p>0.65600975438636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error</text:p>
          </table:table-cell>
          <table:table-cell/>
          <table:table-cell table:style-name="ce57" office:value-type="float" office:value="0.730666662851969" calcext:value-type="float">
            <text:p>0.730666662851969</text:p>
          </table:table-cell>
          <table:table-cell table:style-name="ce57" office:value-type="float" office:value="0.662171683695387" calcext:value-type="float">
            <text:p>0.662171683695387</text:p>
          </table:table-cell>
          <table:table-cell table:style-name="ce57" office:value-type="float" office:value="0.738095238095238" calcext:value-type="float">
            <text:p>0.738095238095238</text:p>
          </table:table-cell>
          <table:table-cell table:style-name="ce57" office:value-type="float" office:value="0.649569709522931" calcext:value-type="float">
            <text:p>0.649569709522931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percentage_error</text:p>
          </table:table-cell>
          <table:table-cell/>
          <table:table-cell table:style-name="ce107" office:value-type="float" office:value="0.748335552834639" calcext:value-type="float">
            <text:p>0.748335552834639</text:p>
          </table:table-cell>
          <table:table-cell table:style-name="ce57" office:value-type="float" office:value="0.685192368375292" calcext:value-type="float">
            <text:p>0.685192368375292</text:p>
          </table:table-cell>
          <table:table-cell table:style-name="ce58" office:value-type="float" office:value="0.738095240933555" calcext:value-type="float">
            <text:p>0.738095240933555</text:p>
          </table:table-cell>
          <table:table-cell table:style-name="ce58" office:value-type="float" office:value="0.656999424997582" calcext:value-type="float">
            <text:p>0.65699942499758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squared_logarithmic_error</text:p>
          </table:table-cell>
          <table:table-cell/>
          <table:table-cell table:style-name="ce111" office:value-type="float" office:value="0.731999999284744" calcext:value-type="float">
            <text:p>0.731999999284744</text:p>
          </table:table-cell>
          <table:table-cell table:style-name="ce111" office:value-type="float" office:value="0.718493564831486" calcext:value-type="float">
            <text:p>0.718493564831486</text:p>
          </table:table-cell>
          <table:table-cell table:style-name="ce57" office:value-type="float" office:value="0.761904764743078" calcext:value-type="float">
            <text:p>0.761904764743078</text:p>
          </table:table-cell>
          <table:table-cell table:style-name="ce57" office:value-type="float" office:value="0.689429146796892" calcext:value-type="float">
            <text:p>0.68942914679689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quared_hinge</text:p>
          </table:table-cell>
          <table:table-cell/>
          <table:table-cell table:style-name="ce57" office:value-type="float" office:value="0.723035955794165" calcext:value-type="float">
            <text:p>0.723035955794165</text:p>
          </table:table-cell>
          <table:table-cell table:style-name="ce57" office:value-type="float" office:value="0.719425655234193" calcext:value-type="float">
            <text:p>0.719425655234193</text:p>
          </table:table-cell>
          <table:table-cell table:style-name="ce107" office:value-type="float" office:value="0.783132532992995" calcext:value-type="float">
            <text:p>0.783132532992995</text:p>
          </table:table-cell>
          <table:table-cell table:style-name="ce107" office:value-type="float" office:value="0.703915664948613" calcext:value-type="float">
            <text:p>0.7039156649486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hinge</text:p>
          </table:table-cell>
          <table:table-cell/>
          <table:table-cell table:style-name="ce57" office:value-type="float" office:value="0.73200000166893" calcext:value-type="float">
            <text:p>0.73200000166893</text:p>
          </table:table-cell>
          <table:table-cell table:style-name="ce57" office:value-type="float" office:value="0.66217328178954" calcext:value-type="float">
            <text:p>0.66217328178954</text:p>
          </table:table-cell>
          <table:table-cell table:style-name="ce57" office:value-type="float" office:value="0.759036151041467" calcext:value-type="float">
            <text:p>0.759036151041467</text:p>
          </table:table-cell>
          <table:table-cell table:style-name="ce57" office:value-type="float" office:value="0.647174414864095" calcext:value-type="float">
            <text:p>0.64717441486409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74034620426625" calcext:value-type="float">
            <text:p>0.74034620426625</text:p>
          </table:table-cell>
          <table:table-cell table:style-name="ce57" office:value-type="float" office:value="0.662927298763832" calcext:value-type="float">
            <text:p>0.662927298763832</text:p>
          </table:table-cell>
          <table:table-cell table:style-name="ce57" office:value-type="float" office:value="0.734939760472401" calcext:value-type="float">
            <text:p>0.734939760472401</text:p>
          </table:table-cell>
          <table:table-cell table:style-name="ce57" office:value-type="float" office:value="0.630751577917352" calcext:value-type="float">
            <text:p>0.63075157791735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37683087388939" calcext:value-type="float">
            <text:p>0.737683087388939</text:p>
          </table:table-cell>
          <table:table-cell table:style-name="ce57" office:value-type="float" office:value="0.718888948935273" calcext:value-type="float">
            <text:p>0.718888948935273</text:p>
          </table:table-cell>
          <table:table-cell table:style-name="ce107" office:value-type="float" office:value="0.797619053295681" calcext:value-type="float">
            <text:p>0.797619053295681</text:p>
          </table:table-cell>
          <table:table-cell table:style-name="ce107" office:value-type="float" office:value="0.704962707981595" calcext:value-type="float">
            <text:p>0.70496270798159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crossentropy</text:p>
          </table:table-cell>
          <table:table-cell/>
          <table:table-cell table:style-name="ce58" office:value-type="float" office:value="7283621832787911" calcext:value-type="float">
            <text:p>7283621832787911</text:p>
          </table:table-cell>
          <table:table-cell table:style-name="ce57" office:value-type="float" office:value="0.718490724726671" calcext:value-type="float">
            <text:p>0.718490724726671</text:p>
          </table:table-cell>
          <table:table-cell table:style-name="ce57" office:value-type="float" office:value="0.773809518132891" calcext:value-type="float">
            <text:p>0.773809518132891</text:p>
          </table:table-cell>
          <table:table-cell table:style-name="ce57" office:value-type="float" office:value="0.69176706749683" calcext:value-type="float">
            <text:p>0.6917670674968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parse_categorical_crossentropy</text:p>
          </table:table-cell>
          <table:table-cell/>
          <table:table-cell table:style-name="ce57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table:style-name="ce56" office:value-type="string" calcext:value-type="string">
            <text:p>binary_crossentropy</text:p>
          </table:table-cell>
          <table:table-cell/>
          <table:table-cell table:style-name="ce58" office:value-type="float" office:value="0.725699066798316" calcext:value-type="float">
            <text:p>0.725699066798316</text:p>
          </table:table-cell>
          <table:table-cell table:style-name="ce58" office:value-type="float" office:value="0.714226899189045" calcext:value-type="float">
            <text:p>0.714226899189045</text:p>
          </table:table-cell>
          <table:table-cell table:style-name="ce57" office:value-type="float" office:value="0.759036147450826" calcext:value-type="float">
            <text:p>0.759036147450826</text:p>
          </table:table-cell>
          <table:table-cell table:style-name="ce57" office:value-type="float" office:value="0.695496272527823" calcext:value-type="float">
            <text:p>0.69549627252782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kullback_leibler_divergence</text:p>
          </table:table-cell>
          <table:table-cell/>
          <table:table-cell table:style-name="ce58" office:value-type="float" office:value="0.722666668097178" calcext:value-type="float">
            <text:p>0.722666668097178</text:p>
          </table:table-cell>
          <table:table-cell table:style-name="ce57" office:value-type="float" office:value="0.716893565344112" calcext:value-type="float">
            <text:p>0.716893565344112</text:p>
          </table:table-cell>
          <table:table-cell table:style-name="ce57" office:value-type="float" office:value="0.759036147450826" calcext:value-type="float">
            <text:p>0.759036147450826</text:p>
          </table:table-cell>
          <table:table-cell table:style-name="ce57" office:value-type="float" office:value="0.699053356572943" calcext:value-type="float">
            <text:p>0.69905335657294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poisson</text:p>
          </table:table-cell>
          <table:table-cell/>
          <table:table-cell table:style-name="ce57" office:value-type="float" office:value="0.724000002145767" calcext:value-type="float">
            <text:p>0.724000002145767</text:p>
          </table:table-cell>
          <table:table-cell table:style-name="ce57" office:value-type="float" office:value="0.706226365970761" calcext:value-type="float">
            <text:p>0.706226365970761</text:p>
          </table:table-cell>
          <table:table-cell table:style-name="ce57" office:value-type="float" office:value="0.771084335195013" calcext:value-type="float">
            <text:p>0.771084335195013</text:p>
          </table:table-cell>
          <table:table-cell table:style-name="ce57" office:value-type="float" office:value="0.668029260765323" calcext:value-type="float">
            <text:p>0.66802926076532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osine_proximity</text:p>
          </table:table-cell>
          <table:table-cell/>
          <table:table-cell table:style-name="ce58"/>
          <table:table-cell table:style-name="ce57" table:number-columns-repeated="21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5" calcext:value-type="float" table:number-columns-spanned="1" table:number-rows-spanned="14">
            <text:p>5</text:p>
          </table:table-cell>
          <table:table-cell table:style-name="ce84" office:value-type="string" calcext:value-type="string" table:number-columns-spanned="1" table:number-rows-spanned="14">
            <text:p>Adam</text:p>
          </table:table-cell>
          <table:table-cell table:style-name="ce56" office:value-type="string" calcext:value-type="string">
            <text:p>mean_squared_error</text:p>
          </table:table-cell>
          <table:table-cell/>
          <table:table-cell table:style-name="ce61" office:value-type="float" office:value="0.728362182604171" calcext:value-type="float">
            <text:p>0.728362182604171</text:p>
          </table:table-cell>
          <table:table-cell table:style-name="ce61" office:value-type="float" office:value="0.717557213006367" calcext:value-type="float">
            <text:p>0.717557213006367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703786576655974" calcext:value-type="float">
            <text:p>0.7037865766559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error</text:p>
          </table:table-cell>
          <table:table-cell/>
          <table:table-cell table:style-name="ce29" office:value-type="float" office:value="0.745672436830366" calcext:value-type="float">
            <text:p>0.745672436830366</text:p>
          </table:table-cell>
          <table:table-cell office:value-type="float" office:value="0.651547627843543" calcext:value-type="float">
            <text:p>0.651547627843543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622819849607661" calcext:value-type="float">
            <text:p>0.6228198496076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percentage_error</text:p>
          </table:table-cell>
          <table:table-cell/>
          <table:table-cell office:value-type="float" office:value="0.743009317572044" calcext:value-type="float">
            <text:p>0.743009317572044</text:p>
          </table:table-cell>
          <table:table-cell office:value-type="float" office:value="0.597593966247728" calcext:value-type="float">
            <text:p>0.597593966247728</text:p>
          </table:table-cell>
          <table:table-cell office:value-type="float" office:value="0.783132526529841" calcext:value-type="float">
            <text:p>0.783132526529841</text:p>
          </table:table-cell>
          <table:table-cell office:value-type="float" office:value="0.576147445566136" calcext:value-type="float">
            <text:p>0.576147445566136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squared_logarithmic_error</text:p>
          </table:table-cell>
          <table:table-cell/>
          <table:table-cell table:style-name="ce61" office:value-type="float" office:value="0.732356854824823" calcext:value-type="float">
            <text:p>0.732356854824823</text:p>
          </table:table-cell>
          <table:table-cell office:value-type="float" office:value="0.722354195305177" calcext:value-type="float">
            <text:p>0.722354195305177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697791165014279" calcext:value-type="float">
            <text:p>0.69779116501427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quared_hinge</text:p>
          </table:table-cell>
          <table:table-cell/>
          <table:table-cell table:style-name="ce61" office:value-type="float" office:value="0.728362182405754" calcext:value-type="float">
            <text:p>0.728362182405754</text:p>
          </table:table-cell>
          <table:table-cell office:value-type="float" office:value="0.682655128019151" calcext:value-type="float">
            <text:p>0.682655128019151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674971313826736" calcext:value-type="float">
            <text:p>0.674971313826736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hinge</text:p>
          </table:table-cell>
          <table:table-cell/>
          <table:table-cell office:value-type="float" office:value="0.736000001430512" calcext:value-type="float">
            <text:p>0.736000001430512</text:p>
          </table:table-cell>
          <table:table-cell office:value-type="float" office:value="0.695725877497813" calcext:value-type="float">
            <text:p>0.695725877497813</text:p>
          </table:table-cell>
          <table:table-cell office:value-type="float" office:value="0.771084338785654" calcext:value-type="float">
            <text:p>0.771084338785654</text:p>
          </table:table-cell>
          <table:table-cell office:value-type="float" office:value="0.685728629489979" calcext:value-type="float">
            <text:p>0.68572862948997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hinge</text:p>
          </table:table-cell>
          <table:table-cell/>
          <table:table-cell office:value-type="float" office:value="0.735999998648961" calcext:value-type="float">
            <text:p>0.735999998648961</text:p>
          </table:table-cell>
          <table:table-cell office:value-type="float" office:value="0.670810476957111" calcext:value-type="float">
            <text:p>0.67081047695711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656855995906063" calcext:value-type="float">
            <text:p>0.65685599590606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logcosh</text:p>
          </table:table-cell>
          <table:table-cell/>
          <table:table-cell table:style-name="ce61" office:value-type="float" office:value="0.729693742312699" calcext:value-type="float">
            <text:p>0.729693742312699</text:p>
          </table:table-cell>
          <table:table-cell office:value-type="float" office:value="0.722621927142381" calcext:value-type="float">
            <text:p>0.722621927142381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7014056234885" calcext:value-type="float">
            <text:p>0.701405623488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crossentropy</text:p>
          </table:table-cell>
          <table:table-cell/>
          <table:table-cell table:style-name="ce29" office:value-type="float" office:value="0.739014647613353" calcext:value-type="float">
            <text:p>0.739014647613353</text:p>
          </table:table-cell>
          <table:table-cell table:style-name="ce29" office:value-type="float" office:value="0.717557213534739" calcext:value-type="float">
            <text:p>0.717557213534739</text:p>
          </table:table-cell>
          <table:table-cell table:style-name="ce29" office:value-type="float" office:value="0.819277104843094" calcext:value-type="float">
            <text:p>0.819277104843094</text:p>
          </table:table-cell>
          <table:table-cell table:style-name="ce29" office:value-type="float" office:value="0.715777393937863" calcext:value-type="float">
            <text:p>0.71577739393786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binary_crossentropy</text:p>
          </table:table-cell>
          <table:table-cell/>
          <table:table-cell office:value-type="float" office:value="0.73501997368631" calcext:value-type="float">
            <text:p>0.73501997368631</text:p>
          </table:table-cell>
          <table:table-cell office:value-type="float" office:value="0.719556858897632" calcext:value-type="float">
            <text:p>0.719556858897632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700200801506442" calcext:value-type="float">
            <text:p>0.70020080150644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kullback_leibler_divergence</text:p>
          </table:table-cell>
          <table:table-cell/>
          <table:table-cell table:style-name="ce61" office:value-type="float" office:value="0.72400000055631" calcext:value-type="float">
            <text:p>0.72400000055631</text:p>
          </table:table-cell>
          <table:table-cell office:value-type="float" office:value="0.705840391193344" calcext:value-type="float">
            <text:p>0.705840391193344</text:p>
          </table:table-cell>
          <table:table-cell table:style-name="ce29" office:value-type="float" office:value="0.809523815200442" calcext:value-type="float">
            <text:p>0.809523815200442</text:p>
          </table:table-cell>
          <table:table-cell table:style-name="ce29" office:value-type="float" office:value="0.694047620552269" calcext:value-type="float">
            <text:p>0.69404762055226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poisson</text:p>
          </table:table-cell>
          <table:table-cell/>
          <table:table-cell table:style-name="ce61" office:value-type="float" office:value="0.73199999888738" calcext:value-type="float">
            <text:p>0.73199999888738</text:p>
          </table:table-cell>
          <table:table-cell table:style-name="ce61" office:value-type="float" office:value="0.716629738341211" calcext:value-type="float">
            <text:p>0.716629738341211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708706253018108" calcext:value-type="float">
            <text:p>0.70870625301810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table:style-name="ce56" office:value-type="string" calcext:value-type="string">
            <text:p>cosine_proximity</text:p>
          </table:table-cell>
          <table:table-cell/>
          <table:table-cell table:style-name="ce61" office:value-type="float" office:value="0.725699070369832" calcext:value-type="float">
            <text:p>0.725699070369832</text:p>
          </table:table-cell>
          <table:table-cell table:style-name="ce61" office:value-type="float" office:value="0.681440215769737" calcext:value-type="float">
            <text:p>0.681440215769737</text:p>
          </table:table-cell>
          <table:table-cell office:value-type="float" office:value="0.734939758318016" calcext:value-type="float">
            <text:p>0.734939758318016</text:p>
          </table:table-cell>
          <table:table-cell office:value-type="float" office:value="0.688353413981196" calcext:value-type="float">
            <text:p>0.688353413981196</text:p>
          </table:table-cell>
          <table:table-cell table:number-columns-repeated="1016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6" calcext:value-type="float" table:number-columns-spanned="1" table:number-rows-spanned="14">
            <text:p>6</text:p>
          </table:table-cell>
          <table:table-cell table:style-name="ce86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31025301664076" calcext:value-type="float">
            <text:p>0.731025301664076</text:p>
          </table:table-cell>
          <table:table-cell office:value-type="float" office:value="0.718625123203356" calcext:value-type="float">
            <text:p>0.718625123203356</text:p>
          </table:table-cell>
          <table:table-cell office:value-type="float" office:value="0.759036151041467" calcext:value-type="float">
            <text:p>0.759036151041467</text:p>
          </table:table-cell>
          <table:table-cell office:value-type="float" office:value="0.701462997081494" calcext:value-type="float">
            <text:p>0.701462997081494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error</text:p>
          </table:table-cell>
          <table:table-cell/>
          <table:table-cell table:style-name="ce61" office:value-type="float" office:value="0.729333333174387" calcext:value-type="float">
            <text:p>0.729333333174387</text:p>
          </table:table-cell>
          <table:table-cell table:style-name="ce61" office:value-type="float" office:value="0.544064628953093" calcext:value-type="float">
            <text:p>0.544064628953093</text:p>
          </table:table-cell>
          <table:table-cell office:value-type="float" office:value="0.698795183595405" calcext:value-type="float">
            <text:p>0.698795183595405</text:p>
          </table:table-cell>
          <table:table-cell office:value-type="float" office:value="0.526706827698223" calcext:value-type="float">
            <text:p>0.52670682769822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percentage_error</text:p>
          </table:table-cell>
          <table:table-cell/>
          <table:table-cell office:value-type="float" office:value="0.73501997527365" calcext:value-type="float">
            <text:p>0.73501997527365</text:p>
          </table:table-cell>
          <table:table-cell office:value-type="float" office:value="0.662260809967571" calcext:value-type="float">
            <text:p>0.662260809967571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634366035210936" calcext:value-type="float">
            <text:p>0.634366035210936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squared_logarithmic_error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721426898573803" calcext:value-type="float">
            <text:p>0.721426898573803</text:p>
          </table:table-cell>
          <table:table-cell table:style-name="ce29" office:value-type="float" office:value="0.783132531556738" calcext:value-type="float">
            <text:p>0.783132531556738</text:p>
          </table:table-cell>
          <table:table-cell table:style-name="ce29" office:value-type="float" office:value="0.71226334235686" calcext:value-type="float">
            <text:p>0.71226334235686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quared_hinge</text:p>
          </table:table-cell>
          <table:table-cell/>
          <table:table-cell table:style-name="ce61" office:value-type="float" office:value="0.727999998728434" calcext:value-type="float">
            <text:p>0.727999998728434</text:p>
          </table:table-cell>
          <table:table-cell table:style-name="ce61" office:value-type="float" office:value="0.715029560601664" calcext:value-type="float">
            <text:p>0.715029560601664</text:p>
          </table:table-cell>
          <table:table-cell table:style-name="ce29" office:value-type="float" office:value="0.771084338785654" calcext:value-type="float">
            <text:p>0.771084338785654</text:p>
          </table:table-cell>
          <table:table-cell table:style-name="ce29" office:value-type="float" office:value="0.719477913927498" calcext:value-type="float">
            <text:p>0.71947791392749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hinge</text:p>
          </table:table-cell>
          <table:table-cell/>
          <table:table-cell table:style-name="ce61" office:value-type="float" office:value="0.729333335161209" calcext:value-type="float">
            <text:p>0.729333335161209</text:p>
          </table:table-cell>
          <table:table-cell table:style-name="ce61" office:value-type="float" office:value="0.691464359720495" calcext:value-type="float">
            <text:p>0.691464359720495</text:p>
          </table:table-cell>
          <table:table-cell office:value-type="float" office:value="0.761904764743078" calcext:value-type="float">
            <text:p>0.761904764743078</text:p>
          </table:table-cell>
          <table:table-cell office:value-type="float" office:value="0.685699941547041" calcext:value-type="float">
            <text:p>0.68569994154704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hinge</text:p>
          </table:table-cell>
          <table:table-cell/>
          <table:table-cell table:style-name="ce61" office:value-type="float" office:value="0.73768309056362" calcext:value-type="float">
            <text:p>0.73768309056362</text:p>
          </table:table-cell>
          <table:table-cell table:style-name="ce61" office:value-type="float" office:value="0.714367866184888" calcext:value-type="float">
            <text:p>0.714367866184888</text:p>
          </table:table-cell>
          <table:table-cell office:value-type="float" office:value="0.761904756228129" calcext:value-type="float">
            <text:p>0.761904756228129</text:p>
          </table:table-cell>
          <table:table-cell office:value-type="float" office:value="0.698924267745127" calcext:value-type="float">
            <text:p>0.69892426774512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table:style-name="ce56" office:value-type="string" calcext:value-type="string">
            <text:p>logcosh</text:p>
          </table:table-cell>
          <table:table-cell/>
          <table:table-cell table:style-name="ce61" office:value-type="float" office:value="0.727999999523163" calcext:value-type="float">
            <text:p>0.727999999523163</text:p>
          </table:table-cell>
          <table:table-cell table:style-name="ce61" office:value-type="float" office:value="0.707040214514235" calcext:value-type="float">
            <text:p>0.707040214514235</text:p>
          </table:table-cell>
          <table:table-cell office:value-type="float" office:value="0.783132531556738" calcext:value-type="float">
            <text:p>0.783132531556738</text:p>
          </table:table-cell>
          <table:table-cell office:value-type="float" office:value="0.70381526171614" calcext:value-type="float">
            <text:p>0.70381526171614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crossentropy</text:p>
          </table:table-cell>
          <table:table-cell/>
          <table:table-cell table:style-name="ce29" office:value-type="float" office:value="0.739014647613353" calcext:value-type="float">
            <text:p>0.739014647613353</text:p>
          </table:table-cell>
          <table:table-cell table:style-name="ce29" office:value-type="float" office:value="0.717822281808124" calcext:value-type="float">
            <text:p>0.717822281808124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70742972220112" calcext:value-type="float">
            <text:p>0.7074297222011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parse_categorical_crossentropy</text:p>
          </table:table-cell>
          <table:table-cell/>
          <table:table-cell table:style-name="ce62" table:number-columns-repeated="4"/>
          <table:table-cell table:style-name="ce64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binary_crossentropy</text:p>
          </table:table-cell>
          <table:table-cell/>
          <table:table-cell table:style-name="ce59" office:value-type="float" office:value="0.725333336591721" calcext:value-type="float">
            <text:p>0.725333336591721</text:p>
          </table:table-cell>
          <table:table-cell table:style-name="ce59" office:value-type="float" office:value="0.707424946071516" calcext:value-type="float">
            <text:p>0.707424946071516</text:p>
          </table:table-cell>
          <table:table-cell table:style-name="ce59" office:value-type="float" office:value="0.771084338785654" calcext:value-type="float">
            <text:p>0.771084338785654</text:p>
          </table:table-cell>
          <table:table-cell table:style-name="ce59" office:value-type="float" office:value="0.693215720978743" calcext:value-type="float">
            <text:p>0.69321572097874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kullback_leibler_divergence</text:p>
          </table:table-cell>
          <table:table-cell/>
          <table:table-cell office:value-type="float" office:value="0.724367513716935" calcext:value-type="float">
            <text:p>0.724367513716935</text:p>
          </table:table-cell>
          <table:table-cell office:value-type="float" office:value="0.702909012038947" calcext:value-type="float">
            <text:p>0.70290901203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701434309528398" calcext:value-type="float">
            <text:p>0.70143430952839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poisson</text:p>
          </table:table-cell>
          <table:table-cell/>
          <table:table-cell table:style-name="ce61" office:value-type="float" office:value="0.72969374390004" calcext:value-type="float">
            <text:p>0.72969374390004</text:p>
          </table:table-cell>
          <table:table-cell office:value-type="float" office:value="0.718090192278226" calcext:value-type="float">
            <text:p>0.718090192278226</text:p>
          </table:table-cell>
          <table:table-cell office:value-type="float" office:value="0.746987953243485" calcext:value-type="float">
            <text:p>0.746987953243485</text:p>
          </table:table-cell>
          <table:table-cell office:value-type="float" office:value="0.705063110377962" calcext:value-type="float">
            <text:p>0.70506311037796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osine_proximity</text:p>
          </table:table-cell>
          <table:table-cell/>
          <table:table-cell table:style-name="ce29" office:value-type="float" office:value="0.72836218169145" calcext:value-type="float">
            <text:p>0.72836218169145</text:p>
          </table:table-cell>
          <table:table-cell table:style-name="ce29" office:value-type="float" office:value="0.721822813644231" calcext:value-type="float">
            <text:p>0.721822813644231</text:p>
          </table:table-cell>
          <table:table-cell office:value-type="float" office:value="0.759036147450826" calcext:value-type="float">
            <text:p>0.759036147450826</text:p>
          </table:table-cell>
          <table:table-cell office:value-type="float" office:value="0.706282273916355" calcext:value-type="float">
            <text:p>0.706282273916355</text:p>
          </table:table-cell>
          <table:table-cell table:number-columns-repeated="1016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7" calcext:value-type="float" table:number-columns-spanned="1" table:number-rows-spanned="14">
            <text:p>7</text:p>
          </table:table-cell>
          <table:table-cell table:style-name="ce88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36000000635783" calcext:value-type="float">
            <text:p>0.736000000635783</text:p>
          </table:table-cell>
          <table:table-cell office:value-type="float" office:value="0.699156859890017" calcext:value-type="float">
            <text:p>0.699156859890017</text:p>
          </table:table-cell>
          <table:table-cell table:style-name="ce29" office:value-type="float" office:value="0.807228912072009" calcext:value-type="float">
            <text:p>0.807228912072009</text:p>
          </table:table-cell>
          <table:table-cell office:value-type="float" office:value="0.684868042963507" calcext:value-type="float">
            <text:p>0.68486804296350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error</text:p>
          </table:table-cell>
          <table:table-cell/>
          <table:table-cell office:value-type="float" office:value="0.737683090881089" calcext:value-type="float">
            <text:p>0.737683090881089</text:p>
          </table:table-cell>
          <table:table-cell office:value-type="float" office:value="0.538363786792178" calcext:value-type="float">
            <text:p>0.538363786792178</text:p>
          </table:table-cell>
          <table:table-cell office:value-type="float" office:value="0.726190470513843" calcext:value-type="float">
            <text:p>0.726190470513843</text:p>
          </table:table-cell>
          <table:table-cell office:value-type="float" office:value="0.520252438981302" calcext:value-type="float">
            <text:p>0.52025243898130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percentage_error</text:p>
          </table:table-cell>
          <table:table-cell/>
          <table:table-cell table:style-name="ce61" office:value-type="float" office:value="0.732356856015328" calcext:value-type="float">
            <text:p>0.732356856015328</text:p>
          </table:table-cell>
          <table:table-cell office:value-type="float" office:value="0.628174879770728" calcext:value-type="float">
            <text:p>0.628174879770728</text:p>
          </table:table-cell>
          <table:table-cell office:value-type="float" office:value="0.795180719300925" calcext:value-type="float">
            <text:p>0.795180719300925</text:p>
          </table:table-cell>
          <table:table-cell office:value-type="float" office:value="0.607960414122181" calcext:value-type="float">
            <text:p>0.60796041412218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squared_logarithmic_error</text:p>
          </table:table-cell>
          <table:table-cell/>
          <table:table-cell office:value-type="float" office:value="0.737683088579445" calcext:value-type="float">
            <text:p>0.737683088579445</text:p>
          </table:table-cell>
          <table:table-cell office:value-type="float" office:value="0.720889303667621" calcext:value-type="float">
            <text:p>0.720889303667621</text:p>
          </table:table-cell>
          <table:table-cell table:style-name="ce29" office:value-type="float" office:value="0.807228912072009" calcext:value-type="float">
            <text:p>0.807228912072009</text:p>
          </table:table-cell>
          <table:table-cell table:style-name="ce29" office:value-type="float" office:value="0.706282273805217" calcext:value-type="float">
            <text:p>0.70628227380521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quared_hinge</text:p>
          </table:table-cell>
          <table:table-cell/>
          <table:table-cell table:style-name="ce29" office:value-type="float" office:value="0.740346205456755" calcext:value-type="float">
            <text:p>0.740346205456755</text:p>
          </table:table-cell>
          <table:table-cell table:style-name="ce29" office:value-type="float" office:value="0.724886108845486" calcext:value-type="float">
            <text:p>0.724886108845486</text:p>
          </table:table-cell>
          <table:table-cell table:style-name="ce29" office:value-type="float" office:value="0.819277104843094" calcext:value-type="float">
            <text:p>0.819277104843094</text:p>
          </table:table-cell>
          <table:table-cell table:style-name="ce29" office:value-type="float" office:value="0.708749284203273" calcext:value-type="float">
            <text:p>0.70874928420327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hinge</text:p>
          </table:table-cell>
          <table:table-cell/>
          <table:table-cell office:value-type="float" office:value="0.739999998410543" calcext:value-type="float">
            <text:p>0.739999998410543</text:p>
          </table:table-cell>
          <table:table-cell office:value-type="float" office:value="0.728752951762859" calcext:value-type="float">
            <text:p>0.728752951762859</text:p>
          </table:table-cell>
          <table:table-cell office:value-type="float" office:value="0.771084338785654" calcext:value-type="float">
            <text:p>0.771084338785654</text:p>
          </table:table-cell>
          <table:table-cell table:style-name="ce29" office:value-type="float" office:value="0.700186461637708" calcext:value-type="float">
            <text:p>0.70018646163770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hinge</text:p>
          </table:table-cell>
          <table:table-cell/>
          <table:table-cell table:style-name="ce29" office:value-type="float" office:value="0.741677760919147" calcext:value-type="float">
            <text:p>0.741677760919147</text:p>
          </table:table-cell>
          <table:table-cell table:style-name="ce29" office:value-type="float" office:value="0.616396629335348" calcext:value-type="float">
            <text:p>0.616396629335348</text:p>
          </table:table-cell>
          <table:table-cell table:style-name="ce29" office:value-type="float" office:value="0.807228917098907" calcext:value-type="float">
            <text:p>0.807228917098907</text:p>
          </table:table-cell>
          <table:table-cell office:value-type="float" office:value="0.60361445958903" calcext:value-type="float">
            <text:p>0.6036144595890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logcosh</text:p>
          </table:table-cell>
          <table:table-cell/>
          <table:table-cell office:value-type="float" office:value="0.733688416954046" calcext:value-type="float">
            <text:p>0.733688416954046</text:p>
          </table:table-cell>
          <table:table-cell office:value-type="float" office:value="0.713152419720181" calcext:value-type="float">
            <text:p>0.713152419720181</text:p>
          </table:table-cell>
          <table:table-cell table:style-name="ce29" office:value-type="float" office:value="0.831325297614178" calcext:value-type="float">
            <text:p>0.831325297614178</text:p>
          </table:table-cell>
          <table:table-cell table:style-name="ce29" office:value-type="float" office:value="0.707558806658612" calcext:value-type="float">
            <text:p>0.707558806658612</text:p>
          </table:table-cell>
          <table:table-cell table:number-columns-repeated="6"/>
          <table:table-cell table:style-name="ce64" table:number-columns-repeated="2"/>
          <table:table-cell table:number-columns-repeated="100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crossentropy</text:p>
          </table:table-cell>
          <table:table-cell/>
          <table:table-cell table:style-name="ce61" office:value-type="float" office:value="0.732356857205834" calcext:value-type="float">
            <text:p>0.732356857205834</text:p>
          </table:table-cell>
          <table:table-cell table:style-name="ce61" office:value-type="float" office:value="0.704358279484116" calcext:value-type="float">
            <text:p>0.704358279484116</text:p>
          </table:table-cell>
          <table:table-cell table:style-name="ce29" office:value-type="float" office:value="0.807228917098907" calcext:value-type="float">
            <text:p>0.807228917098907</text:p>
          </table:table-cell>
          <table:table-cell office:value-type="float" office:value="0.696715432795313" calcext:value-type="float">
            <text:p>0.69671543279531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9"/>
          <table:table-cell table:style-name="ce56" office:value-type="string" calcext:value-type="string">
            <text:p>binary_crossentropy</text:p>
          </table:table-cell>
          <table:table-cell/>
          <table:table-cell table:style-name="ce61" office:value-type="float" office:value="0.73102529698142" calcext:value-type="float">
            <text:p>0.73102529698142</text:p>
          </table:table-cell>
          <table:table-cell table:style-name="ce61" office:value-type="float" office:value="0.707440924645819" calcext:value-type="float">
            <text:p>0.707440924645819</text:p>
          </table:table-cell>
          <table:table-cell table:style-name="ce29" office:value-type="float" office:value="0.831325302641076" calcext:value-type="float">
            <text:p>0.831325302641076</text:p>
          </table:table-cell>
          <table:table-cell office:value-type="float" office:value="0.697877224529193" calcext:value-type="float">
            <text:p>0.69787722452919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kullback_leibler_divergence</text:p>
          </table:table-cell>
          <table:table-cell/>
          <table:table-cell table:style-name="ce61" office:value-type="float" office:value="0.730666666825612" calcext:value-type="float">
            <text:p>0.730666666825612</text:p>
          </table:table-cell>
          <table:table-cell office:value-type="float" office:value="0.683590060083272" calcext:value-type="float">
            <text:p>0.683590060083272</text:p>
          </table:table-cell>
          <table:table-cell table:style-name="ce29" office:value-type="float" office:value="0.819277109869991" calcext:value-type="float">
            <text:p>0.819277109869991</text:p>
          </table:table-cell>
          <table:table-cell office:value-type="float" office:value="0.681067126647399" calcext:value-type="float">
            <text:p>0.68106712664739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poisson</text:p>
          </table:table-cell>
          <table:table-cell/>
          <table:table-cell table:style-name="ce62" office:value-type="float" office:value="0.739014647335568" calcext:value-type="float">
            <text:p>0.739014647335568</text:p>
          </table:table-cell>
          <table:table-cell table:style-name="ce62" office:value-type="float" office:value="0.717422637350338" calcext:value-type="float">
            <text:p>0.717422637350338</text:p>
          </table:table-cell>
          <table:table-cell office:value-type="float" office:value="0.771084343812552" calcext:value-type="float">
            <text:p>0.771084343812552</text:p>
          </table:table-cell>
          <table:table-cell table:style-name="ce29" office:value-type="float" office:value="0.703886976843241" calcext:value-type="float">
            <text:p>0.70388697684324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osine_proximity</text:p>
          </table:table-cell>
          <table:table-cell/>
          <table:table-cell office:value-type="float" office:value="0.733333333333333" calcext:value-type="float">
            <text:p>0.733333333333333</text:p>
          </table:table-cell>
          <table:table-cell office:value-type="float" office:value="0.710505993884879" calcext:value-type="float">
            <text:p>0.710505993884879</text:p>
          </table:table-cell>
          <table:table-cell office:value-type="float" office:value="0.771084338785654" calcext:value-type="float">
            <text:p>0.771084338785654</text:p>
          </table:table-cell>
          <table:table-cell office:value-type="float" office:value="0.696629373926714" calcext:value-type="float">
            <text:p>0.696629373926714</text:p>
          </table:table-cell>
          <table:table-cell table:number-columns-repeated="1016"/>
        </table:table-row>
        <table:table-row table:style-name="ro2">
          <table:table-cell table:style-name="ce53"/>
          <table:table-cell table:style-name="ce55"/>
          <table:table-cell table:style-name="ce53" table:number-columns-repeated="2"/>
          <table:table-cell table:style-name="ce55" table:number-columns-repeated="22"/>
          <table:table-cell table:style-name="ce53" table:number-columns-repeated="99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4">
        <table:table-column table:style-name="co1" table:default-cell-style-name="ce54"/>
        <table:table-column table:style-name="co1" table:default-cell-style-name="ce8"/>
        <table:table-column table:style-name="co2" table:default-cell-style-name="ce54"/>
        <table:table-column table:style-name="co1" table:default-cell-style-name="ce54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5" table:default-cell-style-name="ce8"/>
        <table:table-column table:style-name="co1" table:number-columns-repeated="998" table:default-cell-style-name="ce54"/>
        <table:table-row table:style-name="ro1">
          <table:table-cell table:style-name="ce2" office:value-type="string" calcext:value-type="string" table:number-columns-spanned="10" table:number-rows-spanned="1">
            <text:p>No ECG <text:s/>| score | two output label</text:p>
          </table:table-cell>
          <table:covered-table-cell table:style-name="ce73"/>
          <table:covered-table-cell table:number-columns-repeated="4" table:style-name="ce29"/>
          <table:covered-table-cell table:style-name="ce63"/>
          <table:covered-table-cell table:number-columns-repeated="3" table:style-name="ce29"/>
          <table:table-cell table:style-name="ce29" table:number-columns-repeated="1012"/>
          <table:table-cell table:number-columns-repeated="2"/>
        </table:table-row>
        <table:table-row table:style-name="ro4">
          <table:table-cell table:style-name="ce29"/>
          <table:table-cell table:style-name="ce73" office:value-type="string" calcext:value-type="string">
            <text:p>optimizer</text:p>
          </table:table-cell>
          <table:table-cell table:style-name="ce29" office:value-type="string" calcext:value-type="string">
            <text:p>loss</text:p>
          </table:table-cell>
          <table:table-cell table:style-name="ce29" table:number-columns-repeated="3"/>
          <table:table-cell table:style-name="ce63" office:value-type="float" office:value="834" calcext:value-type="float" table:number-columns-spanned="2" table:number-rows-spanned="1">
            <text:p>834</text:p>
          </table:table-cell>
          <table:covered-table-cell table:style-name="ce29"/>
          <table:table-cell table:style-name="ce29" table:number-columns-repeated="1014"/>
          <table:table-cell table:number-columns-repeated="2"/>
        </table:table-row>
        <table:table-row table:style-name="ro2">
          <table:table-cell table:style-name="ce96" table:number-columns-repeated="4"/>
          <table:table-cell table:style-name="ce96" office:value-type="string" calcext:value-type="string">
            <text:p>Best Accuracy Score</text:p>
          </table:table-cell>
          <table:table-cell table:style-name="ce96" office:value-type="string" calcext:value-type="string">
            <text:p>Average Accuracy Score</text:p>
          </table:table-cell>
          <table:table-cell table:style-name="ce96" office:value-type="string" calcext:value-type="string">
            <text:p>Best Validation Accuracy Score</text:p>
          </table:table-cell>
          <table:table-cell table:style-name="ce96" office:value-type="string" calcext:value-type="string">
            <text:p>Average validation Accuracy Score</text:p>
          </table:table-cell>
          <table:table-cell table:style-name="ce96" office:value-type="string" calcext:value-type="string">
            <text:p>acc fold no </text:p>
          </table:table-cell>
          <table:table-cell table:style-name="ce96" office:value-type="string" calcext:value-type="string">
            <text:p>val fold no</text:p>
          </table:table-cell>
          <table:table-cell table:style-name="ce96" table:number-columns-repeated="1012"/>
          <table:table-cell table:style-name="ce66" table:number-columns-repeated="2"/>
        </table:table-row>
        <table:table-row table:style-name="ro2">
          <table:table-cell table:style-name="ce69" office:value-type="float" office:value="1" calcext:value-type="float" table:number-columns-spanned="1" table:number-rows-spanned="14">
            <text:p>1</text:p>
          </table:table-cell>
          <table:table-cell table:style-name="ce75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7" office:value-type="float" office:value="0.688415448075922" calcext:value-type="float">
            <text:p>0.688415448075922</text:p>
          </table:table-cell>
          <table:table-cell table:style-name="ce57" office:value-type="float" office:value="0.620808881063873" calcext:value-type="float">
            <text:p>0.620808881063873</text:p>
          </table:table-cell>
          <table:table-cell table:style-name="ce57" office:value-type="float" office:value="0.702380955219269" calcext:value-type="float">
            <text:p>0.702380955219269</text:p>
          </table:table-cell>
          <table:table-cell table:style-name="ce57" office:value-type="float" office:value="0.587378084555277" calcext:value-type="float">
            <text:p>0.58737808455527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error</text:p>
          </table:table-cell>
          <table:table-cell/>
          <table:table-cell table:style-name="ce57" office:value-type="float" office:value="0.633333340088526" calcext:value-type="float">
            <text:p>0.633333340088526</text:p>
          </table:table-cell>
          <table:table-cell table:style-name="ce57" office:value-type="float" office:value="0.587113720682651" calcext:value-type="float">
            <text:p>0.587113720682651</text:p>
          </table:table-cell>
          <table:table-cell table:style-name="ce57" office:value-type="float" office:value="0.690476187637874" calcext:value-type="float">
            <text:p>0.690476187637874</text:p>
          </table:table-cell>
          <table:table-cell table:style-name="ce57" office:value-type="float" office:value="0.543129661371499" calcext:value-type="float">
            <text:p>0.54312966137149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absolute_percentage_error</text:p>
          </table:table-cell>
          <table:table-cell/>
          <table:table-cell table:style-name="ce57" office:value-type="float" office:value="0.615179764129192" calcext:value-type="float">
            <text:p>0.615179764129192</text:p>
          </table:table-cell>
          <table:table-cell table:style-name="ce57" office:value-type="float" office:value="0.562077235531553" calcext:value-type="float">
            <text:p>0.562077235531553</text:p>
          </table:table-cell>
          <table:table-cell table:style-name="ce57" office:value-type="float" office:value="0.690476187637874" calcext:value-type="float">
            <text:p>0.690476187637874</text:p>
          </table:table-cell>
          <table:table-cell table:style-name="ce57" office:value-type="float" office:value="0.552725185683864" calcext:value-type="float">
            <text:p>0.55272518568386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689333335161209" calcext:value-type="float">
            <text:p>0.689333335161209</text:p>
          </table:table-cell>
          <table:table-cell table:style-name="ce57" office:value-type="float" office:value="0.646414561648092" calcext:value-type="float">
            <text:p>0.646414561648092</text:p>
          </table:table-cell>
          <table:table-cell table:style-name="ce57" office:value-type="float" office:value="0.714285714285714" calcext:value-type="float">
            <text:p>0.714285714285714</text:p>
          </table:table-cell>
          <table:table-cell table:style-name="ce57" office:value-type="float" office:value="0.607673552493836" calcext:value-type="float">
            <text:p>0.607673552493836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quared_hinge</text:p>
          </table:table-cell>
          <table:table-cell/>
          <table:table-cell table:style-name="ce57" office:value-type="float" office:value="0.669333337148031" calcext:value-type="float">
            <text:p>0.669333337148031</text:p>
          </table:table-cell>
          <table:table-cell table:style-name="ce57" office:value-type="float" office:value="0.631629830790661" calcext:value-type="float">
            <text:p>0.631629830790661</text:p>
          </table:table-cell>
          <table:table-cell table:style-name="ce57" office:value-type="float" office:value="0.686746982206781" calcext:value-type="float">
            <text:p>0.686746982206781</text:p>
          </table:table-cell>
          <table:table-cell table:style-name="ce57" office:value-type="float" office:value="0.619879516754011" calcext:value-type="float">
            <text:p>0.6198795167540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hinge</text:p>
          </table:table-cell>
          <table:table-cell/>
          <table:table-cell table:style-name="ce57" office:value-type="float" office:value="0.623169112856315" calcext:value-type="float">
            <text:p>0.623169112856315</text:p>
          </table:table-cell>
          <table:table-cell table:style-name="ce57" office:value-type="float" office:value="0.544207727679228" calcext:value-type="float">
            <text:p>0.544207727679228</text:p>
          </table:table-cell>
          <table:table-cell table:style-name="ce57" office:value-type="float" office:value="0.690476187637874" calcext:value-type="float">
            <text:p>0.690476187637874</text:p>
          </table:table-cell>
          <table:table-cell table:style-name="ce57" office:value-type="float" office:value="0.525301205616057" calcext:value-type="float">
            <text:p>0.52530120561605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616511323758353" calcext:value-type="float">
            <text:p>0.616511323758353</text:p>
          </table:table-cell>
          <table:table-cell table:style-name="ce57" office:value-type="float" office:value="0.567805241977896" calcext:value-type="float">
            <text:p>0.567805241977896</text:p>
          </table:table-cell>
          <table:table-cell table:style-name="ce57" office:value-type="float" office:value="0.642857142857143" calcext:value-type="float">
            <text:p>0.642857142857143</text:p>
          </table:table-cell>
          <table:table-cell table:style-name="ce57" office:value-type="float" office:value="0.533519794823996" calcext:value-type="float">
            <text:p>0.53351979482399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logcosh</text:p>
          </table:table-cell>
          <table:table-cell/>
          <table:table-cell table:style-name="ce107" office:value-type="float" office:value="0.714666664997737" calcext:value-type="float">
            <text:p>0.714666664997737</text:p>
          </table:table-cell>
          <table:table-cell table:style-name="ce57" office:value-type="float" office:value="0.592324016570833" calcext:value-type="float">
            <text:p>0.592324016570833</text:p>
          </table:table-cell>
          <table:table-cell table:style-name="ce57" office:value-type="float" office:value="0.690476187637874" calcext:value-type="float">
            <text:p>0.690476187637874</text:p>
          </table:table-cell>
          <table:table-cell table:style-name="ce57" office:value-type="float" office:value="0.5466006882493" calcext:value-type="float">
            <text:p>0.546600688249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ategorical_crossentropy</text:p>
          </table:table-cell>
          <table:table-cell/>
          <table:table-cell table:style-name="ce57" office:value-type="float" office:value="0.673768308842071" calcext:value-type="float">
            <text:p>0.673768308842071</text:p>
          </table:table-cell>
          <table:table-cell table:style-name="ce57" office:value-type="float" office:value="0.645218290022649" calcext:value-type="float">
            <text:p>0.645218290022649</text:p>
          </table:table-cell>
          <table:table-cell table:style-name="ce57" office:value-type="float" office:value="0.702380949542636" calcext:value-type="float">
            <text:p>0.702380949542636</text:p>
          </table:table-cell>
          <table:table-cell table:style-name="ce57" office:value-type="float" office:value="0.570309812215232" calcext:value-type="float">
            <text:p>0.57030981221523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6"/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670666668812434" calcext:value-type="float">
            <text:p>0.670666668812434</text:p>
          </table:table-cell>
          <table:table-cell table:style-name="ce57" office:value-type="float" office:value="0.642557660207741" calcext:value-type="float">
            <text:p>0.642557660207741</text:p>
          </table:table-cell>
          <table:table-cell table:style-name="ce57" office:value-type="float" office:value="0.666666669504983" calcext:value-type="float">
            <text:p>0.666666669504983</text:p>
          </table:table-cell>
          <table:table-cell table:style-name="ce57" office:value-type="float" office:value="0.589629948759858" calcext:value-type="float">
            <text:p>0.58962994875985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67909454279511" calcext:value-type="float">
            <text:p>0.67909454279511</text:p>
          </table:table-cell>
          <table:table-cell table:style-name="ce57" office:value-type="float" office:value="0.636166181410729" calcext:value-type="float">
            <text:p>0.636166181410729</text:p>
          </table:table-cell>
          <table:table-cell table:style-name="ce57" office:value-type="float" office:value="0.738095238095238" calcext:value-type="float">
            <text:p>0.738095238095238</text:p>
          </table:table-cell>
          <table:table-cell table:style-name="ce57" office:value-type="float" office:value="0.591996557127451" calcext:value-type="float">
            <text:p>0.591996557127451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table:style-name="ce56" office:value-type="string" calcext:value-type="string">
            <text:p>poisson</text:p>
          </table:table-cell>
          <table:table-cell/>
          <table:table-cell table:style-name="ce107" office:value-type="float" office:value="0.746666667064031" calcext:value-type="float">
            <text:p>0.746666667064031</text:p>
          </table:table-cell>
          <table:table-cell table:style-name="ce107" office:value-type="float" office:value="0.723025656088056" calcext:value-type="float">
            <text:p>0.723025656088056</text:p>
          </table:table-cell>
          <table:table-cell table:style-name="ce107" office:value-type="float" office:value="0.773809518132891" calcext:value-type="float">
            <text:p>0.773809518132891</text:p>
          </table:table-cell>
          <table:table-cell table:style-name="ce107" office:value-type="float" office:value="0.699096386403923" calcext:value-type="float">
            <text:p>0.69909638640392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6"/>
          <table:table-cell office:value-type="string" calcext:value-type="string">
            <text:p>cosine_proximity</text:p>
          </table:table-cell>
          <table:table-cell/>
          <table:table-cell table:style-name="ce57" office:value-type="float" office:value="0.697333336273829" calcext:value-type="float">
            <text:p>0.697333336273829</text:p>
          </table:table-cell>
          <table:table-cell table:style-name="ce57" office:value-type="float" office:value="0.62922148602894" calcext:value-type="float">
            <text:p>0.62922148602894</text:p>
          </table:table-cell>
          <table:table-cell table:style-name="ce57" office:value-type="float" office:value="0.738095243771871" calcext:value-type="float">
            <text:p>0.738095243771871</text:p>
          </table:table-cell>
          <table:table-cell table:style-name="ce57" office:value-type="float" office:value="0.567053932750013" calcext:value-type="float">
            <text:p>0.56705393275001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2" calcext:value-type="float" table:number-columns-spanned="1" table:number-rows-spanned="14">
            <text:p>2</text:p>
          </table:table-cell>
          <table:table-cell table:style-name="ce78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8" office:value-type="float" office:value="0.731999998490016" calcext:value-type="float">
            <text:p>0.731999998490016</text:p>
          </table:table-cell>
          <table:table-cell table:style-name="ce58" office:value-type="float" office:value="0.717826365767878" calcext:value-type="float">
            <text:p>0.717826365767878</text:p>
          </table:table-cell>
          <table:table-cell table:style-name="ce107" office:value-type="float" office:value="0.785714291390919" calcext:value-type="float">
            <text:p>0.785714291390919</text:p>
          </table:table-cell>
          <table:table-cell table:style-name="ce107" office:value-type="float" office:value="0.708562823635918" calcext:value-type="float">
            <text:p>0.708562823635918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error</text:p>
          </table:table-cell>
          <table:table-cell/>
          <table:table-cell table:style-name="ce107" office:value-type="float" office:value="0.754993339353173" calcext:value-type="float">
            <text:p>0.754993339353173</text:p>
          </table:table-cell>
          <table:table-cell table:style-name="ce57" office:value-type="float" office:value="0.691694630967687" calcext:value-type="float">
            <text:p>0.691694630967687</text:p>
          </table:table-cell>
          <table:table-cell table:style-name="ce57" office:value-type="float" office:value="0.759036142423928" calcext:value-type="float">
            <text:p>0.759036142423928</text:p>
          </table:table-cell>
          <table:table-cell table:style-name="ce57" office:value-type="float" office:value="0.64771944935542" calcext:value-type="float">
            <text:p>0.64771944935542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absolute_percentage_error</text:p>
          </table:table-cell>
          <table:table-cell/>
          <table:table-cell table:style-name="ce107" office:value-type="float" office:value="0.752330225253708" calcext:value-type="float">
            <text:p>0.752330225253708</text:p>
          </table:table-cell>
          <table:table-cell table:style-name="ce107" office:value-type="float" office:value="0.732079716728679" calcext:value-type="float">
            <text:p>0.732079716728679</text:p>
          </table:table-cell>
          <table:table-cell table:style-name="ce57" office:value-type="float" office:value="0.773809520971207" calcext:value-type="float">
            <text:p>0.773809520971207</text:p>
          </table:table-cell>
          <table:table-cell table:style-name="ce57" office:value-type="float" office:value="0.690605276823044" calcext:value-type="float">
            <text:p>0.69060527682304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741333335638046" calcext:value-type="float">
            <text:p>0.741333335638046</text:p>
          </table:table-cell>
          <table:table-cell table:style-name="ce57" office:value-type="float" office:value="0.725689303733405" calcext:value-type="float">
            <text:p>0.725689303733405</text:p>
          </table:table-cell>
          <table:table-cell table:style-name="ce57" office:value-type="float" office:value="0.761904767581395" calcext:value-type="float">
            <text:p>0.761904767581395</text:p>
          </table:table-cell>
          <table:table-cell table:style-name="ce57" office:value-type="float" office:value="0.670166378354999" calcext:value-type="float">
            <text:p>0.67016637835499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quared_hinge</text:p>
          </table:table-cell>
          <table:table-cell/>
          <table:table-cell table:style-name="ce58" office:value-type="float" office:value="0.725699066798316" calcext:value-type="float">
            <text:p>0.725699066798316</text:p>
          </table:table-cell>
          <table:table-cell table:style-name="ce58" office:value-type="float" office:value="0.687331914245553" calcext:value-type="float">
            <text:p>0.687331914245553</text:p>
          </table:table-cell>
          <table:table-cell table:style-name="ce57" office:value-type="float" office:value="0.761904767581395" calcext:value-type="float">
            <text:p>0.761904767581395</text:p>
          </table:table-cell>
          <table:table-cell table:style-name="ce57" office:value-type="float" office:value="0.661660930021905" calcext:value-type="float">
            <text:p>0.661660930021905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hinge</text:p>
          </table:table-cell>
          <table:table-cell/>
          <table:table-cell table:style-name="ce57" office:value-type="float" office:value="0.749667108376398" calcext:value-type="float">
            <text:p>0.749667108376398</text:p>
          </table:table-cell>
          <table:table-cell table:style-name="ce57" office:value-type="float" office:value="0.661769908473907" calcext:value-type="float">
            <text:p>0.661769908473907</text:p>
          </table:table-cell>
          <table:table-cell table:style-name="ce57" office:value-type="float" office:value="0.761904764743078" calcext:value-type="float">
            <text:p>0.761904764743078</text:p>
          </table:table-cell>
          <table:table-cell table:style-name="ce57" office:value-type="float" office:value="0.650788871161704" calcext:value-type="float">
            <text:p>0.65078887116170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table:style-name="ce56" office:value-type="string" calcext:value-type="string">
            <text:p>categorical_hinge</text:p>
          </table:table-cell>
          <table:table-cell/>
          <table:table-cell table:style-name="ce58" office:value-type="float" office:value="0.745333332022031" calcext:value-type="float">
            <text:p>0.745333332022031</text:p>
          </table:table-cell>
          <table:table-cell table:style-name="ce58" office:value-type="float" office:value="0.698082379609995" calcext:value-type="float">
            <text:p>0.698082379609995</text:p>
          </table:table-cell>
          <table:table-cell table:style-name="ce57" office:value-type="float" office:value="0.773809518132891" calcext:value-type="float">
            <text:p>0.773809518132891</text:p>
          </table:table-cell>
          <table:table-cell table:style-name="ce57" office:value-type="float" office:value="0.670438898743327" calcext:value-type="float">
            <text:p>0.670438898743327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66977361134302" calcext:value-type="float">
            <text:p>0.766977361134302</text:p>
          </table:table-cell>
          <table:table-cell table:style-name="ce57" office:value-type="float" office:value="0.735408078022867" calcext:value-type="float">
            <text:p>0.735408078022867</text:p>
          </table:table-cell>
          <table:table-cell table:style-name="ce57" office:value-type="float" office:value="0.761904767581395" calcext:value-type="float">
            <text:p>0.761904767581395</text:p>
          </table:table-cell>
          <table:table-cell table:style-name="ce57" office:value-type="float" office:value="0.667742397575904" calcext:value-type="float">
            <text:p>0.66774239757590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ategorical_crossentropy</text:p>
          </table:table-cell>
          <table:table-cell/>
          <table:table-cell table:style-name="ce57" office:value-type="float" office:value="0.66666666785876" calcext:value-type="float">
            <text:p>0.66666666785876</text:p>
          </table:table-cell>
          <table:table-cell table:style-name="ce57" office:value-type="float" office:value="0.621113541916033" calcext:value-type="float">
            <text:p>0.621113541916033</text:p>
          </table:table-cell>
          <table:table-cell table:style-name="ce57" office:value-type="float" office:value="0.773809529486157" calcext:value-type="float">
            <text:p>0.773809529486157</text:p>
          </table:table-cell>
          <table:table-cell table:style-name="ce57" office:value-type="float" office:value="0.62791164943834" calcext:value-type="float">
            <text:p>0.6279116494383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sparse_categorical_crossentropy</text:p>
          </table:table-cell>
          <table:table-cell/>
          <table:table-cell table:style-name="ce59" table:number-columns-repeated="4"/>
          <table:table-cell table:style-name="ce64" table:number-columns-repeated="2"/>
          <table:table-cell table:style-name="ce57" table:number-columns-repeated="3"/>
          <table:table-cell table:style-name="ce65"/>
          <table:table-cell table:style-name="ce57" table:number-columns-repeated="12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74300932034989" calcext:value-type="float">
            <text:p>0.74300932034989</text:p>
          </table:table-cell>
          <table:table-cell table:style-name="ce57" office:value-type="float" office:value="0.724484154833988" calcext:value-type="float">
            <text:p>0.724484154833988</text:p>
          </table:table-cell>
          <table:table-cell table:style-name="ce107" office:value-type="float" office:value="0.797619044780731" calcext:value-type="float">
            <text:p>0.797619044780731</text:p>
          </table:table-cell>
          <table:table-cell table:style-name="ce107" office:value-type="float" office:value="0.714529548054513" calcext:value-type="float">
            <text:p>0.71452954805451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740346206250426" calcext:value-type="float">
            <text:p>0.740346206250426</text:p>
          </table:table-cell>
          <table:table-cell table:style-name="ce57" office:value-type="float" office:value="0.723286817467205" calcext:value-type="float">
            <text:p>0.723286817467205</text:p>
          </table:table-cell>
          <table:table-cell table:style-name="ce57" office:value-type="float" office:value="0.750000002838316" calcext:value-type="float">
            <text:p>0.750000002838316</text:p>
          </table:table-cell>
          <table:table-cell table:style-name="ce57" office:value-type="float" office:value="0.698981643772919" calcext:value-type="float">
            <text:p>0.69898164377291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poisson</text:p>
          </table:table-cell>
          <table:table-cell/>
          <table:table-cell table:style-name="ce57" office:value-type="float" office:value="0.74034620426625" calcext:value-type="float">
            <text:p>0.74034620426625</text:p>
          </table:table-cell>
          <table:table-cell table:style-name="ce57" office:value-type="float" office:value="0.72355366360284" calcext:value-type="float">
            <text:p>0.72355366360284</text:p>
          </table:table-cell>
          <table:table-cell table:style-name="ce57" office:value-type="float" office:value="0.738095243771871" calcext:value-type="float">
            <text:p>0.738095243771871</text:p>
          </table:table-cell>
          <table:table-cell table:style-name="ce57" office:value-type="float" office:value="0.700243833888487" calcext:value-type="float">
            <text:p>0.700243833888487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79"/>
          <table:table-cell office:value-type="string" calcext:value-type="string">
            <text:p>cosine_proximity</text:p>
          </table:table-cell>
          <table:table-cell/>
          <table:table-cell table:style-name="ce58" office:value-type="float" office:value="0.741677762030285" calcext:value-type="float">
            <text:p>0.741677762030285</text:p>
          </table:table-cell>
          <table:table-cell table:style-name="ce58" office:value-type="float" office:value="0.714083444666291" calcext:value-type="float">
            <text:p>0.714083444666291</text:p>
          </table:table-cell>
          <table:table-cell table:style-name="ce57" office:value-type="float" office:value="0.773809529486157" calcext:value-type="float">
            <text:p>0.773809529486157</text:p>
          </table:table-cell>
          <table:table-cell table:style-name="ce57" office:value-type="float" office:value="0.693014918513087" calcext:value-type="float">
            <text:p>0.693014918513087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60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3" calcext:value-type="float" table:number-columns-spanned="1" table:number-rows-spanned="14">
            <text:p>3</text:p>
          </table:table-cell>
          <table:table-cell table:style-name="ce80" office:value-type="string" calcext:value-type="string" table:number-columns-spanned="1" table:number-rows-spanned="14">
            <text:p>Adagrad</text:p>
          </table:table-cell>
          <table:table-cell table:style-name="ce56" office:value-type="string" calcext:value-type="string">
            <text:p>mean_squared_error</text:p>
          </table:table-cell>
          <table:table-cell/>
          <table:table-cell table:style-name="ce107" office:value-type="float" office:value="0.741677763617626" calcext:value-type="float">
            <text:p>0.741677763617626</text:p>
          </table:table-cell>
          <table:table-cell table:style-name="ce58" office:value-type="float" office:value="0.68248681970354" calcext:value-type="float">
            <text:p>0.68248681970354</text:p>
          </table:table-cell>
          <table:table-cell table:style-name="ce107" office:value-type="float" office:value="0.797619047619048" calcext:value-type="float">
            <text:p>0.797619047619048</text:p>
          </table:table-cell>
          <table:table-cell table:style-name="ce107" office:value-type="float" office:value="0.662019505741196" calcext:value-type="float">
            <text:p>0.662019505741196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error</text:p>
          </table:table-cell>
          <table:table-cell/>
          <table:table-cell table:style-name="ce58" office:value-type="float" office:value="0.730666665832202" calcext:value-type="float">
            <text:p>0.730666665832202</text:p>
          </table:table-cell>
          <table:table-cell table:style-name="ce57" office:value-type="float" office:value="0.557371685725845" calcext:value-type="float">
            <text:p>0.557371685725845</text:p>
          </table:table-cell>
          <table:table-cell table:style-name="ce57" office:value-type="float" office:value="0.785714291390919" calcext:value-type="float">
            <text:p>0.785714291390919</text:p>
          </table:table-cell>
          <table:table-cell table:style-name="ce57" office:value-type="float" office:value="0.551950660411202" calcext:value-type="float">
            <text:p>0.551950660411202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absolute_percentage_error</text:p>
          </table:table-cell>
          <table:table-cell/>
          <table:table-cell table:style-name="ce58" office:value-type="float" office:value="0.732356859586845" calcext:value-type="float">
            <text:p>0.732356859586845</text:p>
          </table:table-cell>
          <table:table-cell table:style-name="ce57" office:value-type="float" office:value="0.563992192051832" calcext:value-type="float">
            <text:p>0.563992192051832</text:p>
          </table:table-cell>
          <table:table-cell table:style-name="ce57" office:value-type="float" office:value="0.761904761904762" calcext:value-type="float">
            <text:p>0.761904761904762</text:p>
          </table:table-cell>
          <table:table-cell table:style-name="ce57" office:value-type="float" office:value="0.548709122091959" calcext:value-type="float">
            <text:p>0.54870912209195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mean_squared_logarithmic_error</text:p>
          </table:table-cell>
          <table:table-cell/>
          <table:table-cell table:style-name="ce57" office:value-type="float" office:value="0.739014644359304" calcext:value-type="float">
            <text:p>0.739014644359304</text:p>
          </table:table-cell>
          <table:table-cell table:style-name="ce57" office:value-type="float" office:value="0.710102086496152" calcext:value-type="float">
            <text:p>0.710102086496152</text:p>
          </table:table-cell>
          <table:table-cell table:style-name="ce57" office:value-type="float" office:value="0.750000005676633" calcext:value-type="float">
            <text:p>0.750000005676633</text:p>
          </table:table-cell>
          <table:table-cell table:style-name="ce57" office:value-type="float" office:value="0.682185888406674" calcext:value-type="float">
            <text:p>0.68218588840667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quared_hinge</text:p>
          </table:table-cell>
          <table:table-cell/>
          <table:table-cell table:style-name="ce57" office:value-type="float" office:value="0.733688413461896" calcext:value-type="float">
            <text:p>0.733688413461896</text:p>
          </table:table-cell>
          <table:table-cell table:style-name="ce57" office:value-type="float" office:value="0.721422637040701" calcext:value-type="float">
            <text:p>0.721422637040701</text:p>
          </table:table-cell>
          <table:table-cell table:style-name="ce57" office:value-type="float" office:value="0.773809529486157" calcext:value-type="float">
            <text:p>0.773809529486157</text:p>
          </table:table-cell>
          <table:table-cell table:style-name="ce57" office:value-type="float" office:value="0.685771660074993" calcext:value-type="float">
            <text:p>0.68577166007499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hinge</text:p>
          </table:table-cell>
          <table:table-cell/>
          <table:table-cell table:style-name="ce57" office:value-type="float" office:value="0.739014646026012" calcext:value-type="float">
            <text:p>0.739014646026012</text:p>
          </table:table-cell>
          <table:table-cell table:style-name="ce57" office:value-type="float" office:value="0.627637463452099" calcext:value-type="float">
            <text:p>0.627637463452099</text:p>
          </table:table-cell>
          <table:table-cell table:style-name="ce57" office:value-type="float" office:value="0.761904764743078" calcext:value-type="float">
            <text:p>0.761904764743078</text:p>
          </table:table-cell>
          <table:table-cell table:style-name="ce57" office:value-type="float" office:value="0.594592655831825" calcext:value-type="float">
            <text:p>0.594592655831825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73501997447998" calcext:value-type="float">
            <text:p>0.73501997447998</text:p>
          </table:table-cell>
          <table:table-cell table:style-name="ce57" office:value-type="float" office:value="0.621105374146674" calcext:value-type="float">
            <text:p>0.621105374146674</text:p>
          </table:table-cell>
          <table:table-cell table:style-name="ce57" office:value-type="float" office:value="0.785714285714286" calcext:value-type="float">
            <text:p>0.785714285714286</text:p>
          </table:table-cell>
          <table:table-cell table:style-name="ce57" office:value-type="float" office:value="0.608907055401693" calcext:value-type="float">
            <text:p>0.60890705540169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2969374310637" calcext:value-type="float">
            <text:p>0.72969374310637</text:p>
          </table:table-cell>
          <table:table-cell table:style-name="ce57" office:value-type="float" office:value="0.691830982483206" calcext:value-type="float">
            <text:p>0.691830982483206</text:p>
          </table:table-cell>
          <table:table-cell table:style-name="ce57" office:value-type="float" office:value="0.773809518132891" calcext:value-type="float">
            <text:p>0.773809518132891</text:p>
          </table:table-cell>
          <table:table-cell table:style-name="ce57" office:value-type="float" office:value="0.67624784918674" calcext:value-type="float">
            <text:p>0.6762478491867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ategorical_crossentropy</text:p>
          </table:table-cell>
          <table:table-cell/>
          <table:table-cell table:style-name="ce57" office:value-type="float" office:value="0.725699064417305" calcext:value-type="float">
            <text:p>0.725699064417305</text:p>
          </table:table-cell>
          <table:table-cell table:style-name="ce57" office:value-type="float" office:value="0.667580472792764" calcext:value-type="float">
            <text:p>0.667580472792764</text:p>
          </table:table-cell>
          <table:table-cell table:style-name="ce107" office:value-type="float" office:value="0.809523803847177" calcext:value-type="float">
            <text:p>0.809523803847177</text:p>
          </table:table-cell>
          <table:table-cell table:style-name="ce107" office:value-type="float" office:value="0.664199653621795" calcext:value-type="float">
            <text:p>0.664199653621795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sparse_categorical_crossentropy</text:p>
          </table:table-cell>
          <table:table-cell/>
          <table:table-cell table:style-name="ce57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binary_crossentropy</text:p>
          </table:table-cell>
          <table:table-cell/>
          <table:table-cell table:style-name="ce57" office:value-type="float" office:value="0.727030627340197" calcext:value-type="float">
            <text:p>0.727030627340197</text:p>
          </table:table-cell>
          <table:table-cell table:style-name="ce57" office:value-type="float" office:value="0.71635685806321" calcext:value-type="float">
            <text:p>0.71635685806321</text:p>
          </table:table-cell>
          <table:table-cell table:style-name="ce57" office:value-type="float" office:value="0.750000005676633" calcext:value-type="float">
            <text:p>0.750000005676633</text:p>
          </table:table-cell>
          <table:table-cell table:style-name="ce57" office:value-type="float" office:value="0.690576593583846" calcext:value-type="float">
            <text:p>0.690576593583846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kullback_leibler_divergence</text:p>
          </table:table-cell>
          <table:table-cell/>
          <table:table-cell table:style-name="ce57" office:value-type="float" office:value="0.727030627022729" calcext:value-type="float">
            <text:p>0.727030627022729</text:p>
          </table:table-cell>
          <table:table-cell table:style-name="ce57" office:value-type="float" office:value="0.712757214154501" calcext:value-type="float">
            <text:p>0.712757214154501</text:p>
          </table:table-cell>
          <table:table-cell table:style-name="ce57" office:value-type="float" office:value="0.773809518132891" calcext:value-type="float">
            <text:p>0.773809518132891</text:p>
          </table:table-cell>
          <table:table-cell table:style-name="ce57" office:value-type="float" office:value="0.697733791323824" calcext:value-type="float">
            <text:p>0.69773379132382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poisson</text:p>
          </table:table-cell>
          <table:table-cell/>
          <table:table-cell table:style-name="ce57" office:value-type="float" office:value="0.736351533831356" calcext:value-type="float">
            <text:p>0.736351533831356</text:p>
          </table:table-cell>
          <table:table-cell table:style-name="ce57" office:value-type="float" office:value="0.678540259041762" calcext:value-type="float">
            <text:p>0.678540259041762</text:p>
          </table:table-cell>
          <table:table-cell table:style-name="ce57" office:value-type="float" office:value="0.785714282875969" calcext:value-type="float">
            <text:p>0.785714282875969</text:p>
          </table:table-cell>
          <table:table-cell table:style-name="ce57" office:value-type="float" office:value="0.684366036429189" calcext:value-type="float">
            <text:p>0.68436603642918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1"/>
          <table:table-cell office:value-type="string" calcext:value-type="string">
            <text:p>cosine_proximity</text:p>
          </table:table-cell>
          <table:table-cell/>
          <table:table-cell table:style-name="ce107" office:value-type="float" office:value="0.744340878590128" calcext:value-type="float">
            <text:p>0.744340878590128</text:p>
          </table:table-cell>
          <table:table-cell table:style-name="ce107" office:value-type="float" office:value="0.707558101899509" calcext:value-type="float">
            <text:p>0.707558101899509</text:p>
          </table:table-cell>
          <table:table-cell table:style-name="ce57" office:value-type="float" office:value="0.761904764743078" calcext:value-type="float">
            <text:p>0.761904764743078</text:p>
          </table:table-cell>
          <table:table-cell table:style-name="ce107" office:value-type="float" office:value="0.700186460198032" calcext:value-type="float">
            <text:p>0.700186460198032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60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4" calcext:value-type="float" table:number-columns-spanned="1" table:number-rows-spanned="14">
            <text:p>4</text:p>
          </table:table-cell>
          <table:table-cell table:style-name="ce82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57" office:value-type="float" office:value="0.730666669209798" calcext:value-type="float">
            <text:p>0.730666669209798</text:p>
          </table:table-cell>
          <table:table-cell table:style-name="ce57" office:value-type="float" office:value="0.723023879565613" calcext:value-type="float">
            <text:p>0.723023879565613</text:p>
          </table:table-cell>
          <table:table-cell table:style-name="ce107" office:value-type="float" office:value="0.75" calcext:value-type="float">
            <text:p>0.75</text:p>
          </table:table-cell>
          <table:table-cell table:style-name="ce107" office:value-type="float" office:value="0.700186460136478" calcext:value-type="float">
            <text:p>0.700186460136478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error</text:p>
          </table:table-cell>
          <table:table-cell/>
          <table:table-cell table:style-name="ce57" office:value-type="float" office:value="0.732356857801087" calcext:value-type="float">
            <text:p>0.732356857801087</text:p>
          </table:table-cell>
          <table:table-cell table:style-name="ce57" office:value-type="float" office:value="0.615123305565124" calcext:value-type="float">
            <text:p>0.615123305565124</text:p>
          </table:table-cell>
          <table:table-cell table:style-name="ce57" office:value-type="float" office:value="0.73493975688176" calcext:value-type="float">
            <text:p>0.73493975688176</text:p>
          </table:table-cell>
          <table:table-cell table:style-name="ce57" office:value-type="float" office:value="0.602940332084227" calcext:value-type="float">
            <text:p>0.602940332084227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absolute_percentage_error</text:p>
          </table:table-cell>
          <table:table-cell/>
          <table:table-cell table:style-name="ce107" office:value-type="float" office:value="0.750998665822965" calcext:value-type="float">
            <text:p>0.750998665822965</text:p>
          </table:table-cell>
          <table:table-cell table:style-name="ce107" office:value-type="float" office:value="0.588876346194276" calcext:value-type="float">
            <text:p>0.588876346194276</text:p>
          </table:table-cell>
          <table:table-cell table:style-name="ce58" office:value-type="float" office:value="0.738095235256922" calcext:value-type="float">
            <text:p>0.738095235256922</text:p>
          </table:table-cell>
          <table:table-cell table:style-name="ce58" office:value-type="float" office:value="0.557358004020263" calcext:value-type="float">
            <text:p>0.557358004020263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mean_squared_logarithmic_error</text:p>
          </table:table-cell>
          <table:table-cell/>
          <table:table-cell table:style-name="ce59" office:value-type="float" office:value="0.74167776242712" calcext:value-type="float">
            <text:p>0.74167776242712</text:p>
          </table:table-cell>
          <table:table-cell table:style-name="ce59" office:value-type="float" office:value="0.713153130767547" calcext:value-type="float">
            <text:p>0.713153130767547</text:p>
          </table:table-cell>
          <table:table-cell table:style-name="ce57" office:value-type="float" office:value="0.759036142423928" calcext:value-type="float">
            <text:p>0.759036142423928</text:p>
          </table:table-cell>
          <table:table-cell table:style-name="ce57" office:value-type="float" office:value="0.694234078178718" calcext:value-type="float">
            <text:p>0.694234078178718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quared_hinge</text:p>
          </table:table-cell>
          <table:table-cell/>
          <table:table-cell table:style-name="ce107" office:value-type="float" office:value="0.745672435243025" calcext:value-type="float">
            <text:p>0.745672435243025</text:p>
          </table:table-cell>
          <table:table-cell table:style-name="ce107" office:value-type="float" office:value="0.7266178418118" calcext:value-type="float">
            <text:p>0.7266178418118</text:p>
          </table:table-cell>
          <table:table-cell table:style-name="ce107" office:value-type="float" office:value="0.771084335195013" calcext:value-type="float">
            <text:p>0.771084335195013</text:p>
          </table:table-cell>
          <table:table-cell table:style-name="ce107" office:value-type="float" office:value="0.698995983860511" calcext:value-type="float">
            <text:p>0.698995983860511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hinge</text:p>
          </table:table-cell>
          <table:table-cell/>
          <table:table-cell table:style-name="ce57" office:value-type="float" office:value="0.741677764093828" calcext:value-type="float">
            <text:p>0.741677764093828</text:p>
          </table:table-cell>
          <table:table-cell table:style-name="ce57" office:value-type="float" office:value="0.618676612356994" calcext:value-type="float">
            <text:p>0.618676612356994</text:p>
          </table:table-cell>
          <table:table-cell table:style-name="ce57" office:value-type="float" office:value="0.726190479028793" calcext:value-type="float">
            <text:p>0.726190479028793</text:p>
          </table:table-cell>
          <table:table-cell table:style-name="ce57" office:value-type="float" office:value="0.592512909916715" calcext:value-type="float">
            <text:p>0.592512909916715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hinge</text:p>
          </table:table-cell>
          <table:table-cell/>
          <table:table-cell table:style-name="ce57" office:value-type="float" office:value="0.74833555013616" calcext:value-type="float">
            <text:p>0.74833555013616</text:p>
          </table:table-cell>
          <table:table-cell table:style-name="ce57" office:value-type="float" office:value="0.699187039697456" calcext:value-type="float">
            <text:p>0.699187039697456</text:p>
          </table:table-cell>
          <table:table-cell table:style-name="ce57" office:value-type="float" office:value="0.773809520971207" calcext:value-type="float">
            <text:p>0.773809520971207</text:p>
          </table:table-cell>
          <table:table-cell table:style-name="ce57" office:value-type="float" office:value="0.674913941852949" calcext:value-type="float">
            <text:p>0.67491394185294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logcosh</text:p>
          </table:table-cell>
          <table:table-cell/>
          <table:table-cell table:style-name="ce57" office:value-type="float" office:value="0.745333336591721" calcext:value-type="float">
            <text:p>0.745333336591721</text:p>
          </table:table-cell>
          <table:table-cell table:style-name="ce57" office:value-type="float" office:value="0.697857436612057" calcext:value-type="float">
            <text:p>0.697857436612057</text:p>
          </table:table-cell>
          <table:table-cell table:style-name="ce57" office:value-type="float" office:value="0.749999997161684" calcext:value-type="float">
            <text:p>0.749999997161684</text:p>
          </table:table-cell>
          <table:table-cell table:style-name="ce57" office:value-type="float" office:value="0.662837061149186" calcext:value-type="float">
            <text:p>0.662837061149186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ategorical_crossentropy</text:p>
          </table:table-cell>
          <table:table-cell/>
          <table:table-cell table:style-name="ce58" office:value-type="float" office:value="0.734666668176651" calcext:value-type="float">
            <text:p>0.734666668176651</text:p>
          </table:table-cell>
          <table:table-cell table:style-name="ce57" office:value-type="float" office:value="0.711572304996447" calcext:value-type="float">
            <text:p>0.711572304996447</text:p>
          </table:table-cell>
          <table:table-cell table:style-name="ce57" office:value-type="float" office:value="0.738095235256922" calcext:value-type="float">
            <text:p>0.738095235256922</text:p>
          </table:table-cell>
          <table:table-cell table:style-name="ce57" office:value-type="float" office:value="0.687019504600739" calcext:value-type="float">
            <text:p>0.687019504600739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sparse_categorical_crossentropy</text:p>
          </table:table-cell>
          <table:table-cell/>
          <table:table-cell table:style-name="ce57" table:number-columns-repeated="22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table:style-name="ce56" office:value-type="string" calcext:value-type="string">
            <text:p>binary_crossentropy</text:p>
          </table:table-cell>
          <table:table-cell/>
          <table:table-cell table:style-name="ce58" office:value-type="float" office:value="0.733688415049237" calcext:value-type="float">
            <text:p>0.733688415049237</text:p>
          </table:table-cell>
          <table:table-cell table:style-name="ce58" office:value-type="float" office:value="0.720355081997471" calcext:value-type="float">
            <text:p>0.720355081997471</text:p>
          </table:table-cell>
          <table:table-cell table:style-name="ce57" office:value-type="float" office:value="0.738095235256922" calcext:value-type="float">
            <text:p>0.738095235256922</text:p>
          </table:table-cell>
          <table:table-cell table:style-name="ce57" office:value-type="float" office:value="0.703843945683724" calcext:value-type="float">
            <text:p>0.70384394568372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kullback_leibler_divergence</text:p>
          </table:table-cell>
          <table:table-cell/>
          <table:table-cell table:style-name="ce58" office:value-type="float" office:value="0.741677762506488" calcext:value-type="float">
            <text:p>0.741677762506488</text:p>
          </table:table-cell>
          <table:table-cell table:style-name="ce57" office:value-type="float" office:value="0.710772127237285" calcext:value-type="float">
            <text:p>0.710772127237285</text:p>
          </table:table-cell>
          <table:table-cell table:style-name="ce57" office:value-type="float" office:value="0.746987949652844" calcext:value-type="float">
            <text:p>0.746987949652844</text:p>
          </table:table-cell>
          <table:table-cell table:style-name="ce57" office:value-type="float" office:value="0.698938611693514" calcext:value-type="float">
            <text:p>0.698938611693514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poisson</text:p>
          </table:table-cell>
          <table:table-cell/>
          <table:table-cell table:style-name="ce57" office:value-type="float" office:value="0.739999998013179" calcext:value-type="float">
            <text:p>0.739999998013179</text:p>
          </table:table-cell>
          <table:table-cell table:style-name="ce57" office:value-type="float" office:value="0.723025477839797" calcext:value-type="float">
            <text:p>0.723025477839797</text:p>
          </table:table-cell>
          <table:table-cell table:style-name="ce57" office:value-type="float" office:value="0.722891569137573" calcext:value-type="float">
            <text:p>0.722891569137573</text:p>
          </table:table-cell>
          <table:table-cell table:style-name="ce57" office:value-type="float" office:value="0.691767068179052" calcext:value-type="float">
            <text:p>0.691767068179052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3"/>
          <table:table-cell office:value-type="string" calcext:value-type="string">
            <text:p>cosine_proximity</text:p>
          </table:table-cell>
          <table:table-cell/>
          <table:table-cell table:style-name="ce58" office:value-type="float" office:value="0.743009322334066" calcext:value-type="float">
            <text:p>0.743009322334066</text:p>
          </table:table-cell>
          <table:table-cell table:style-name="ce57" office:value-type="float" office:value="0.680942566976302" calcext:value-type="float">
            <text:p>0.680942566976302</text:p>
          </table:table-cell>
          <table:table-cell table:style-name="ce57" office:value-type="float" office:value="0.761904759066445" calcext:value-type="float">
            <text:p>0.761904759066445</text:p>
          </table:table-cell>
          <table:table-cell table:style-name="ce57" office:value-type="float" office:value="0.660470452637968" calcext:value-type="float">
            <text:p>0.660470452637968</text:p>
          </table:table-cell>
          <table:table-cell table:style-name="ce57" table:number-columns-repeated="18"/>
          <table:table-cell table:number-columns-repeated="998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5" calcext:value-type="float" table:number-columns-spanned="1" table:number-rows-spanned="14">
            <text:p>5</text:p>
          </table:table-cell>
          <table:table-cell table:style-name="ce84" office:value-type="string" calcext:value-type="string" table:number-columns-spanned="1" table:number-rows-spanned="14">
            <text:p>Adam</text:p>
          </table:table-cell>
          <table:table-cell table:style-name="ce56" office:value-type="string" calcext:value-type="string">
            <text:p>mean_squared_error</text:p>
          </table:table-cell>
          <table:table-cell/>
          <table:table-cell table:style-name="ce61" office:value-type="float" office:value="0.753333330949148" calcext:value-type="float">
            <text:p>0.753333330949148</text:p>
          </table:table-cell>
          <table:table-cell table:style-name="ce61" office:value-type="float" office:value="0.7247529519099" calcext:value-type="float">
            <text:p>0.7247529519099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70149168014458" calcext:value-type="float">
            <text:p>0.7014916801445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error</text:p>
          </table:table-cell>
          <table:table-cell/>
          <table:table-cell office:value-type="float" office:value="0.762666665712992" calcext:value-type="float">
            <text:p>0.762666665712992</text:p>
          </table:table-cell>
          <table:table-cell office:value-type="float" office:value="0.69892996140456" calcext:value-type="float">
            <text:p>0.6989299614045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670309810517372" calcext:value-type="float">
            <text:p>0.67030981051737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absolute_percentage_error</text:p>
          </table:table-cell>
          <table:table-cell/>
          <table:table-cell office:value-type="float" office:value="0.765645802894064" calcext:value-type="float">
            <text:p>0.765645802894064</text:p>
          </table:table-cell>
          <table:table-cell office:value-type="float" office:value="0.653233380148927" calcext:value-type="float">
            <text:p>0.653233380148927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631841651644778" calcext:value-type="float">
            <text:p>0.63184165164477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mean_squared_logarithmic_error</text:p>
          </table:table-cell>
          <table:table-cell/>
          <table:table-cell table:style-name="ce61" office:value-type="float" office:value="0.736351529069334" calcext:value-type="float">
            <text:p>0.736351529069334</text:p>
          </table:table-cell>
          <table:table-cell office:value-type="float" office:value="0.722890546554414" calcext:value-type="float">
            <text:p>0.722890546554414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714701663859603" calcext:value-type="float">
            <text:p>0.71470166385960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quared_hinge</text:p>
          </table:table-cell>
          <table:table-cell/>
          <table:table-cell table:style-name="ce61" office:value-type="float" office:value="0.758666667540868" calcext:value-type="float">
            <text:p>0.758666667540868</text:p>
          </table:table-cell>
          <table:table-cell office:value-type="float" office:value="0.730748869073534" calcext:value-type="float">
            <text:p>0.730748869073534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706253586117044" calcext:value-type="float">
            <text:p>0.706253586117044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hinge</text:p>
          </table:table-cell>
          <table:table-cell/>
          <table:table-cell office:value-type="float" office:value="0.750998668521444" calcext:value-type="float">
            <text:p>0.750998668521444</text:p>
          </table:table-cell>
          <table:table-cell office:value-type="float" office:value="0.653057969513889" calcext:value-type="float">
            <text:p>0.653057969513889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628571427644701" calcext:value-type="float">
            <text:p>0.62857142764470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hinge</text:p>
          </table:table-cell>
          <table:table-cell/>
          <table:table-cell office:value-type="float" office:value="0.760319574695135" calcext:value-type="float">
            <text:p>0.760319574695135</text:p>
          </table:table-cell>
          <table:table-cell office:value-type="float" office:value="0.60403089429788" calcext:value-type="float">
            <text:p>0.60403089429788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575803213926033" calcext:value-type="float">
            <text:p>0.575803213926033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logcosh</text:p>
          </table:table-cell>
          <table:table-cell/>
          <table:table-cell table:style-name="ce61" office:value-type="float" office:value="0.756324896720373" calcext:value-type="float">
            <text:p>0.756324896720373</text:p>
          </table:table-cell>
          <table:table-cell office:value-type="float" office:value="0.732346205385537" calcext:value-type="float">
            <text:p>0.732346205385537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694262765124825" calcext:value-type="float">
            <text:p>0.69426276512482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categorical_crossentropy</text:p>
          </table:table-cell>
          <table:table-cell/>
          <table:table-cell table:style-name="ce61" office:value-type="float" office:value="0.758666664361954" calcext:value-type="float">
            <text:p>0.758666664361954</text:p>
          </table:table-cell>
          <table:table-cell office:value-type="float" office:value="0.680814027860675" calcext:value-type="float">
            <text:p>0.680814027860675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65212277664204" calcext:value-type="float">
            <text:p>0.65212277664204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binary_crossentropy</text:p>
          </table:table-cell>
          <table:table-cell/>
          <table:table-cell office:value-type="float" office:value="0.755999999841054" calcext:value-type="float">
            <text:p>0.755999999841054</text:p>
          </table:table-cell>
          <table:table-cell office:value-type="float" office:value="0.727152774321625" calcext:value-type="float">
            <text:p>0.727152774321625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697905910712717" calcext:value-type="float">
            <text:p>0.69790591071271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kullback_leibler_divergence</text:p>
          </table:table-cell>
          <table:table-cell/>
          <table:table-cell table:style-name="ce61" office:value-type="float" office:value="0.74567243563986" calcext:value-type="float">
            <text:p>0.74567243563986</text:p>
          </table:table-cell>
          <table:table-cell office:value-type="float" office:value="0.701051399120108" calcext:value-type="float">
            <text:p>0.701051399120108</text:p>
          </table:table-cell>
          <table:table-cell office:value-type="float" office:value="0.807228917098907" calcext:value-type="float">
            <text:p>0.807228917098907</text:p>
          </table:table-cell>
          <table:table-cell office:value-type="float" office:value="0.682200228265149" calcext:value-type="float">
            <text:p>0.68220022826514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office:value-type="string" calcext:value-type="string">
            <text:p>poisson</text:p>
          </table:table-cell>
          <table:table-cell/>
          <table:table-cell table:style-name="ce61" office:value-type="float" office:value="0.754666666984558" calcext:value-type="float">
            <text:p>0.754666666984558</text:p>
          </table:table-cell>
          <table:table-cell table:style-name="ce61" office:value-type="float" office:value="0.726888948815535" calcext:value-type="float">
            <text:p>0.726888948815535</text:p>
          </table:table-cell>
          <table:table-cell office:value-type="float" office:value="0.785714280037653" calcext:value-type="float">
            <text:p>0.785714280037653</text:p>
          </table:table-cell>
          <table:table-cell office:value-type="float" office:value="0.694348823873735" calcext:value-type="float">
            <text:p>0.69434882387373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5"/>
          <table:table-cell table:style-name="ce56" office:value-type="string" calcext:value-type="string">
            <text:p>cosine_proximity</text:p>
          </table:table-cell>
          <table:table-cell/>
          <table:table-cell table:style-name="ce61" office:value-type="float" office:value="0.754666666587194" calcext:value-type="float">
            <text:p>0.754666666587194</text:p>
          </table:table-cell>
          <table:table-cell table:style-name="ce61" office:value-type="float" office:value="0.734079716410787" calcext:value-type="float">
            <text:p>0.734079716410787</text:p>
          </table:table-cell>
          <table:table-cell office:value-type="float" office:value="0.807228917098907" calcext:value-type="float">
            <text:p>0.807228917098907</text:p>
          </table:table-cell>
          <table:table-cell office:value-type="float" office:value="0.702710843291422" calcext:value-type="float">
            <text:p>0.702710843291422</text:p>
          </table:table-cell>
          <table:table-cell table:number-columns-repeated="1016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6" calcext:value-type="float" table:number-columns-spanned="1" table:number-rows-spanned="14">
            <text:p>6</text:p>
          </table:table-cell>
          <table:table-cell table:style-name="ce86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45672436036695" calcext:value-type="float">
            <text:p>0.745672436036695</text:p>
          </table:table-cell>
          <table:table-cell office:value-type="float" office:value="0.727819441368672" calcext:value-type="float">
            <text:p>0.727819441368672</text:p>
          </table:table-cell>
          <table:table-cell table:style-name="ce29" office:value-type="float" office:value="0.797619050457364" calcext:value-type="float">
            <text:p>0.797619050457364</text:p>
          </table:table-cell>
          <table:table-cell table:style-name="ce29" office:value-type="float" office:value="0.713496844341409" calcext:value-type="float">
            <text:p>0.71349684434140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error</text:p>
          </table:table-cell>
          <table:table-cell/>
          <table:table-cell table:style-name="ce61" office:value-type="float" office:value="0.741333331664403" calcext:value-type="float">
            <text:p>0.741333331664403</text:p>
          </table:table-cell>
          <table:table-cell table:style-name="ce61" office:value-type="float" office:value="0.665061874886486" calcext:value-type="float">
            <text:p>0.665061874886486</text:p>
          </table:table-cell>
          <table:table-cell office:value-type="float" office:value="0.759036147450826" calcext:value-type="float">
            <text:p>0.759036147450826</text:p>
          </table:table-cell>
          <table:table-cell office:value-type="float" office:value="0.641652323205582" calcext:value-type="float">
            <text:p>0.64165232320558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absolute_percentage_error</text:p>
          </table:table-cell>
          <table:table-cell/>
          <table:table-cell office:value-type="float" office:value="0.748000004688899" calcext:value-type="float">
            <text:p>0.748000004688899</text:p>
          </table:table-cell>
          <table:table-cell office:value-type="float" office:value="0.701948514203693" calcext:value-type="float">
            <text:p>0.701948514203693</text:p>
          </table:table-cell>
          <table:table-cell office:value-type="float" office:value="0.759036147450826" calcext:value-type="float">
            <text:p>0.759036147450826</text:p>
          </table:table-cell>
          <table:table-cell office:value-type="float" office:value="0.678987377601592" calcext:value-type="float">
            <text:p>0.67898737760159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mean_squared_logarithmic_error</text:p>
          </table:table-cell>
          <table:table-cell/>
          <table:table-cell office:value-type="float" office:value="0.734666670163473" calcext:value-type="float">
            <text:p>0.734666670163473</text:p>
          </table:table-cell>
          <table:table-cell office:value-type="float" office:value="0.726086995955684" calcext:value-type="float">
            <text:p>0.726086995955684</text:p>
          </table:table-cell>
          <table:table-cell office:value-type="float" office:value="0.761904764743078" calcext:value-type="float">
            <text:p>0.761904764743078</text:p>
          </table:table-cell>
          <table:table-cell office:value-type="float" office:value="0.699082042171705" calcext:value-type="float">
            <text:p>0.69908204217170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quared_hinge</text:p>
          </table:table-cell>
          <table:table-cell/>
          <table:table-cell table:style-name="ce61" office:value-type="float" office:value="0.739014648010188" calcext:value-type="float">
            <text:p>0.739014648010188</text:p>
          </table:table-cell>
          <table:table-cell table:style-name="ce61" office:value-type="float" office:value="0.724754726994874" calcext:value-type="float">
            <text:p>0.724754726994874</text:p>
          </table:table-cell>
          <table:table-cell table:style-name="ce29" office:value-type="float" office:value="0.797619050457364" calcext:value-type="float">
            <text:p>0.797619050457364</text:p>
          </table:table-cell>
          <table:table-cell table:style-name="ce29" office:value-type="float" office:value="0.708648879382368" calcext:value-type="float">
            <text:p>0.70864887938236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hinge</text:p>
          </table:table-cell>
          <table:table-cell/>
          <table:table-cell table:style-name="ce29" office:value-type="float" office:value="0.761333335240682" calcext:value-type="float">
            <text:p>0.761333335240682</text:p>
          </table:table-cell>
          <table:table-cell table:style-name="ce29" office:value-type="float" office:value="0.629243145253848" calcext:value-type="float">
            <text:p>0.629243145253848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618674698723368" calcext:value-type="float">
            <text:p>0.61867469872336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hinge</text:p>
          </table:table-cell>
          <table:table-cell/>
          <table:table-cell table:style-name="ce61" office:value-type="float" office:value="0.750666667620341" calcext:value-type="float">
            <text:p>0.750666667620341</text:p>
          </table:table-cell>
          <table:table-cell table:style-name="ce61" office:value-type="float" office:value="0.666439948767516" calcext:value-type="float">
            <text:p>0.666439948767516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638927137008769" calcext:value-type="float">
            <text:p>0.63892713700876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table:style-name="ce56" office:value-type="string" calcext:value-type="string">
            <text:p>logcosh</text:p>
          </table:table-cell>
          <table:table-cell/>
          <table:table-cell table:style-name="ce29" office:value-type="float" office:value="0.750666664044062" calcext:value-type="float">
            <text:p>0.750666664044062</text:p>
          </table:table-cell>
          <table:table-cell table:style-name="ce29" office:value-type="float" office:value="0.727821749489835" calcext:value-type="float">
            <text:p>0.727821749489835</text:p>
          </table:table-cell>
          <table:table-cell office:value-type="float" office:value="0.759036143860185" calcext:value-type="float">
            <text:p>0.759036143860185</text:p>
          </table:table-cell>
          <table:table-cell office:value-type="float" office:value="0.707530119640692" calcext:value-type="float">
            <text:p>0.70753011964069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ategorical_crossentropy</text:p>
          </table:table-cell>
          <table:table-cell/>
          <table:table-cell office:value-type="float" office:value="0.730666667620341" calcext:value-type="float">
            <text:p>0.730666667620341</text:p>
          </table:table-cell>
          <table:table-cell office:value-type="float" office:value="0.675868799311092" calcext:value-type="float">
            <text:p>0.675868799311092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664213997804428" calcext:value-type="float">
            <text:p>0.664213997804428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sparse_categorical_crossentropy</text:p>
          </table:table-cell>
          <table:table-cell/>
          <table:table-cell table:style-name="ce62" table:number-columns-repeated="4"/>
          <table:table-cell table:style-name="ce64" table:number-columns-repeated="18"/>
          <table:table-cell table:number-columns-repeated="998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binary_crossentropy</text:p>
          </table:table-cell>
          <table:table-cell/>
          <table:table-cell table:style-name="ce59" office:value-type="float" office:value="0.729333332379659" calcext:value-type="float">
            <text:p>0.729333332379659</text:p>
          </table:table-cell>
          <table:table-cell table:style-name="ce59" office:value-type="float" office:value="0.723154904667028" calcext:value-type="float">
            <text:p>0.723154904667028</text:p>
          </table:table-cell>
          <table:table-cell table:style-name="ce59" office:value-type="float" office:value="0.738095232418605" calcext:value-type="float">
            <text:p>0.738095232418605</text:p>
          </table:table-cell>
          <table:table-cell table:style-name="ce59" office:value-type="float" office:value="0.694320136985762" calcext:value-type="float">
            <text:p>0.694320136985762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kullback_leibler_divergence</text:p>
          </table:table-cell>
          <table:table-cell/>
          <table:table-cell office:value-type="float" office:value="0.744000001748403" calcext:value-type="float">
            <text:p>0.744000001748403</text:p>
          </table:table-cell>
          <table:table-cell office:value-type="float" office:value="0.721555615490297" calcext:value-type="float">
            <text:p>0.721555615490297</text:p>
          </table:table-cell>
          <table:table-cell office:value-type="float" office:value="0.749999997161684" calcext:value-type="float">
            <text:p>0.749999997161684</text:p>
          </table:table-cell>
          <table:table-cell office:value-type="float" office:value="0.684710271298304" calcext:value-type="float">
            <text:p>0.684710271298304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poisson</text:p>
          </table:table-cell>
          <table:table-cell/>
          <table:table-cell table:style-name="ce61" office:value-type="float" office:value="0.728362184072461" calcext:value-type="float">
            <text:p>0.728362184072461</text:p>
          </table:table-cell>
          <table:table-cell office:value-type="float" office:value="0.71729214492095" calcext:value-type="float">
            <text:p>0.71729214492095</text:p>
          </table:table-cell>
          <table:table-cell office:value-type="float" office:value="0.761904759066445" calcext:value-type="float">
            <text:p>0.761904759066445</text:p>
          </table:table-cell>
          <table:table-cell office:value-type="float" office:value="0.694262766567921" calcext:value-type="float">
            <text:p>0.69426276656792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7"/>
          <table:table-cell office:value-type="string" calcext:value-type="string">
            <text:p>cosine_proximity</text:p>
          </table:table-cell>
          <table:table-cell/>
          <table:table-cell table:style-name="ce61" office:value-type="float" office:value="0.749333335161209" calcext:value-type="float">
            <text:p>0.749333335161209</text:p>
          </table:table-cell>
          <table:table-cell office:value-type="float" office:value="0.719282024889325" calcext:value-type="float">
            <text:p>0.719282024889325</text:p>
          </table:table-cell>
          <table:table-cell office:value-type="float" office:value="0.746987951089101" calcext:value-type="float">
            <text:p>0.746987951089101</text:p>
          </table:table-cell>
          <table:table-cell office:value-type="float" office:value="0.694391849842211" calcext:value-type="float">
            <text:p>0.694391849842211</text:p>
          </table:table-cell>
          <table:table-cell table:number-columns-repeated="1016"/>
        </table:table-row>
        <table:table-row table:style-name="ro2">
          <table:table-cell table:style-name="ce52"/>
          <table:table-cell table:style-name="ce77"/>
          <table:table-cell table:style-name="ce52" table:number-columns-repeated="2"/>
          <table:table-cell table:style-name="ce77" table:number-columns-repeated="22"/>
          <table:table-cell table:style-name="ce52" table:number-columns-repeated="996"/>
          <table:table-cell table:number-columns-repeated="2"/>
        </table:table-row>
        <table:table-row table:style-name="ro2">
          <table:table-cell table:style-name="ce69" office:value-type="float" office:value="7" calcext:value-type="float" table:number-columns-spanned="1" table:number-rows-spanned="14">
            <text:p>7</text:p>
          </table:table-cell>
          <table:table-cell table:style-name="ce88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table:style-name="ce29" office:value-type="float" office:value="0.760319571123618" calcext:value-type="float">
            <text:p>0.760319571123618</text:p>
          </table:table-cell>
          <table:table-cell table:style-name="ce29" office:value-type="float" office:value="0.731677053013273" calcext:value-type="float">
            <text:p>0.731677053013273</text:p>
          </table:table-cell>
          <table:table-cell office:value-type="float" office:value="0.773809529486157" calcext:value-type="float">
            <text:p>0.773809529486157</text:p>
          </table:table-cell>
          <table:table-cell table:style-name="ce29" office:value-type="float" office:value="0.706196214926359" calcext:value-type="float">
            <text:p>0.70619621492635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error</text:p>
          </table:table-cell>
          <table:table-cell/>
          <table:table-cell office:value-type="float" office:value="0.738666667540868" calcext:value-type="float">
            <text:p>0.738666667540868</text:p>
          </table:table-cell>
          <table:table-cell office:value-type="float" office:value="0.57055446451741" calcext:value-type="float">
            <text:p>0.57055446451741</text:p>
          </table:table-cell>
          <table:table-cell table:style-name="ce29" office:value-type="float" office:value="0.809523815200442" calcext:value-type="float">
            <text:p>0.809523815200442</text:p>
          </table:table-cell>
          <table:table-cell office:value-type="float" office:value="0.583304648876737" calcext:value-type="float">
            <text:p>0.58330464887673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absolute_percentage_error</text:p>
          </table:table-cell>
          <table:table-cell/>
          <table:table-cell table:style-name="ce61" office:value-type="float" office:value="0.73866666674614" calcext:value-type="float">
            <text:p>0.73866666674614</text:p>
          </table:table-cell>
          <table:table-cell office:value-type="float" office:value="0.690800355625533" calcext:value-type="float">
            <text:p>0.690800355625533</text:p>
          </table:table-cell>
          <table:table-cell table:style-name="ce29" office:value-type="float" office:value="0.81927710627935" calcext:value-type="float">
            <text:p>0.81927710627935</text:p>
          </table:table-cell>
          <table:table-cell office:value-type="float" office:value="0.678614458121996" calcext:value-type="float">
            <text:p>0.678614458121996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mean_squared_logarithmic_error</text:p>
          </table:table-cell>
          <table:table-cell/>
          <table:table-cell office:value-type="float" office:value="0.744340881288607" calcext:value-type="float">
            <text:p>0.744340881288607</text:p>
          </table:table-cell>
          <table:table-cell office:value-type="float" office:value="0.729413582887165" calcext:value-type="float">
            <text:p>0.729413582887165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684552497427421" calcext:value-type="float">
            <text:p>0.68455249742742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quared_hinge</text:p>
          </table:table-cell>
          <table:table-cell/>
          <table:table-cell office:value-type="float" office:value="0.7616511316655" calcext:value-type="float">
            <text:p>0.7616511316655</text:p>
          </table:table-cell>
          <table:table-cell office:value-type="float" office:value="0.736213937377856" calcext:value-type="float">
            <text:p>0.736213937377856</text:p>
          </table:table-cell>
          <table:table-cell office:value-type="float" office:value="0.734939760472401" calcext:value-type="float">
            <text:p>0.734939760472401</text:p>
          </table:table-cell>
          <table:table-cell office:value-type="float" office:value="0.67630522152301" calcext:value-type="float">
            <text:p>0.67630522152301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hinge</text:p>
          </table:table-cell>
          <table:table-cell/>
          <table:table-cell office:value-type="float" office:value="0.74399999777476" calcext:value-type="float">
            <text:p>0.74399999777476</text:p>
          </table:table-cell>
          <table:table-cell office:value-type="float" office:value="0.621277943071859" calcext:value-type="float">
            <text:p>0.621277943071859</text:p>
          </table:table-cell>
          <table:table-cell office:value-type="float" office:value="0.761904767581395" calcext:value-type="float">
            <text:p>0.761904767581395</text:p>
          </table:table-cell>
          <table:table-cell office:value-type="float" office:value="0.579847963317605" calcext:value-type="float">
            <text:p>0.57984796331760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hinge</text:p>
          </table:table-cell>
          <table:table-cell/>
          <table:table-cell office:value-type="float" office:value="0.747999997536341" calcext:value-type="float">
            <text:p>0.747999997536341</text:p>
          </table:table-cell>
          <table:table-cell office:value-type="float" office:value="0.676148958775926" calcext:value-type="float">
            <text:p>0.676148958775926</text:p>
          </table:table-cell>
          <table:table-cell office:value-type="float" office:value="0.714285717124031" calcext:value-type="float">
            <text:p>0.714285717124031</text:p>
          </table:table-cell>
          <table:table-cell office:value-type="float" office:value="0.635341367667527" calcext:value-type="float">
            <text:p>0.635341367667527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logcosh</text:p>
          </table:table-cell>
          <table:table-cell/>
          <table:table-cell office:value-type="float" office:value="0.766666664282481" calcext:value-type="float">
            <text:p>0.766666664282481</text:p>
          </table:table-cell>
          <table:table-cell office:value-type="float" office:value="0.706522858929512" calcext:value-type="float">
            <text:p>0.706522858929512</text:p>
          </table:table-cell>
          <table:table-cell table:style-name="ce29" office:value-type="float" office:value="0.809523803847177" calcext:value-type="float">
            <text:p>0.809523803847177</text:p>
          </table:table-cell>
          <table:table-cell office:value-type="float" office:value="0.652022373267651" calcext:value-type="float">
            <text:p>0.652022373267651</text:p>
          </table:table-cell>
          <table:table-cell table:number-columns-repeated="6"/>
          <table:table-cell table:style-name="ce64" table:number-columns-repeated="2"/>
          <table:table-cell table:number-columns-repeated="1008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ategorical_crossentropy</text:p>
          </table:table-cell>
          <table:table-cell/>
          <table:table-cell table:style-name="ce61" office:value-type="float" office:value="0.741677762903323" calcext:value-type="float">
            <text:p>0.741677762903323</text:p>
          </table:table-cell>
          <table:table-cell table:style-name="ce61" office:value-type="float" office:value="0.726486107737765" calcext:value-type="float">
            <text:p>0.726486107737765</text:p>
          </table:table-cell>
          <table:table-cell table:style-name="ce118" office:value-type="float" office:value="0.821428565751939" calcext:value-type="float">
            <text:p>0.821428565751939</text:p>
          </table:table-cell>
          <table:table-cell table:style-name="ce118" office:value-type="float" office:value="0.709781986232195" calcext:value-type="float">
            <text:p>0.70978198623219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2">
          <table:covered-table-cell table:style-name="ce8"/>
          <table:covered-table-cell table:style-name="ce89"/>
          <table:table-cell table:style-name="ce56" office:value-type="string" calcext:value-type="string">
            <text:p>binary_crossentropy</text:p>
          </table:table-cell>
          <table:table-cell/>
          <table:table-cell table:style-name="ce61" office:value-type="float" office:value="0.74266666730245" calcext:value-type="float">
            <text:p>0.74266666730245</text:p>
          </table:table-cell>
          <table:table-cell table:style-name="ce61" office:value-type="float" office:value="0.731682201203642" calcext:value-type="float">
            <text:p>0.731682201203642</text:p>
          </table:table-cell>
          <table:table-cell office:value-type="float" office:value="0.759036147450826" calcext:value-type="float">
            <text:p>0.759036147450826</text:p>
          </table:table-cell>
          <table:table-cell office:value-type="float" office:value="0.69549627245259" calcext:value-type="float">
            <text:p>0.69549627245259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kullback_leibler_divergence</text:p>
          </table:table-cell>
          <table:table-cell/>
          <table:table-cell table:style-name="ce61" office:value-type="float" office:value="0.75599999944369" calcext:value-type="float">
            <text:p>0.75599999944369</text:p>
          </table:table-cell>
          <table:table-cell office:value-type="float" office:value="0.731147802802863" calcext:value-type="float">
            <text:p>0.731147802802863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689457831889545" calcext:value-type="float">
            <text:p>0.68945783188954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poisson</text:p>
          </table:table-cell>
          <table:table-cell/>
          <table:table-cell table:style-name="ce62" office:value-type="float" office:value="0.729693743820673" calcext:value-type="float">
            <text:p>0.729693743820673</text:p>
          </table:table-cell>
          <table:table-cell table:style-name="ce62" office:value-type="float" office:value="0.719823702799205" calcext:value-type="float">
            <text:p>0.719823702799205</text:p>
          </table:table-cell>
          <table:table-cell table:style-name="ce29" office:value-type="float" office:value="0.809523815200442" calcext:value-type="float">
            <text:p>0.809523815200442</text:p>
          </table:table-cell>
          <table:table-cell table:style-name="ce29" office:value-type="float" office:value="0.704905335853925" calcext:value-type="float">
            <text:p>0.704905335853925</text:p>
          </table:table-cell>
          <table:table-cell table:number-columns-repeated="1016"/>
        </table:table-row>
        <table:table-row table:style-name="ro2">
          <table:covered-table-cell table:style-name="ce8"/>
          <table:covered-table-cell table:style-name="ce89"/>
          <table:table-cell office:value-type="string" calcext:value-type="string">
            <text:p>cosine_proximity</text:p>
          </table:table-cell>
          <table:table-cell/>
          <table:table-cell table:style-name="ce29" office:value-type="float" office:value="0.766977359546961" calcext:value-type="float">
            <text:p>0.766977359546961</text:p>
          </table:table-cell>
          <table:table-cell office:value-type="float" office:value="0.697403285719993" calcext:value-type="float">
            <text:p>0.697403285719993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647834196206283" calcext:value-type="float">
            <text:p>0.647834196206283</text:p>
          </table:table-cell>
          <table:table-cell table:number-columns-repeated="1016"/>
        </table:table-row>
        <table:table-row table:style-name="ro2">
          <table:table-cell table:style-name="ce53"/>
          <table:table-cell table:style-name="ce55"/>
          <table:table-cell table:style-name="ce53" table:number-columns-repeated="2"/>
          <table:table-cell table:style-name="ce55" table:number-columns-repeated="22"/>
          <table:table-cell table:style-name="ce53" table:number-columns-repeated="99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4">
        <office:forms form:automatic-focus="false" form:apply-design-mode="false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1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19" table:default-cell-style-name="ce62"/>
        <table:table-column table:style-name="co1" table:number-columns-repeated="1016" table:default-cell-style-name="ce62"/>
        <table:table-row table:style-name="ro3">
          <table:table-cell table:style-name="ce2" office:value-type="string" calcext:value-type="string" table:number-columns-spanned="10" table:number-rows-spanned="1">
            <text:p>No ECG <text:s/>| no score | one output label</text:p>
          </table:table-cell>
          <table:covered-table-cell table:style-name="ce73"/>
          <table:covered-table-cell table:number-columns-repeated="4" table:style-name="ce29"/>
          <table:covered-table-cell table:style-name="ce63"/>
          <table:covered-table-cell table:number-columns-repeated="3" table:style-name="ce29"/>
          <table:table-cell table:number-columns-repeated="1014"/>
        </table:table-row>
        <table:table-row table:style-name="ro2">
          <table:table-cell table:style-name="ce29"/>
          <table:table-cell table:style-name="ce73" office:value-type="string" calcext:value-type="string">
            <text:p>optimizer</text:p>
          </table:table-cell>
          <table:table-cell table:style-name="ce29" office:value-type="string" calcext:value-type="string">
            <text:p>loss</text:p>
          </table:table-cell>
          <table:table-cell table:style-name="ce29" table:number-columns-repeated="3"/>
          <table:table-cell table:style-name="ce63" table:number-columns-spanned="2" table:number-rows-spanned="1"/>
          <table:covered-table-cell table:style-name="ce29"/>
          <table:table-cell table:style-name="ce29" table:number-columns-repeated="2"/>
          <table:table-cell table:number-columns-repeated="1014"/>
        </table:table-row>
        <table:table-row table:style-name="ro2">
          <table:table-cell table:style-name="ce96" table:number-columns-repeated="4"/>
          <table:table-cell table:style-name="ce96" office:value-type="string" calcext:value-type="string">
            <text:p>Best Accuracy Score</text:p>
          </table:table-cell>
          <table:table-cell table:style-name="ce96" office:value-type="string" calcext:value-type="string">
            <text:p>Average Accuracy Score</text:p>
          </table:table-cell>
          <table:table-cell table:style-name="ce96" office:value-type="string" calcext:value-type="string">
            <text:p>Best Validation Accuracy Score</text:p>
          </table:table-cell>
          <table:table-cell table:style-name="ce96" office:value-type="string" calcext:value-type="string">
            <text:p>Average validation Accuracy Score</text:p>
          </table:table-cell>
          <table:table-cell table:style-name="ce96" office:value-type="string" calcext:value-type="string">
            <text:p>acc fold no </text:p>
          </table:table-cell>
          <table:table-cell table:style-name="ce96" office:value-type="string" calcext:value-type="string">
            <text:p>val fold no</text:p>
          </table:table-cell>
          <table:table-cell table:style-name="ce96" table:number-columns-repeated="1012"/>
          <table:table-cell table:style-name="ce66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GD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692000001271566" calcext:value-type="float">
            <text:p>0.692000001271566</text:p>
          </table:table-cell>
          <table:table-cell office:value-type="float" office:value="0.649094188740359" calcext:value-type="float">
            <text:p>0.649094188740359</text:p>
          </table:table-cell>
          <table:table-cell office:value-type="float" office:value="0.761904764743078" calcext:value-type="float">
            <text:p>0.761904764743078</text:p>
          </table:table-cell>
          <table:table-cell office:value-type="float" office:value="0.649569708370506" calcext:value-type="float">
            <text:p>0.64956970837050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MSProp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739014649200693" calcext:value-type="float">
            <text:p>0.739014649200693</text:p>
          </table:table-cell>
          <table:table-cell office:value-type="float" office:value="0.708373548355411" calcext:value-type="float">
            <text:p>0.708373548355411</text:p>
          </table:table-cell>
          <table:table-cell office:value-type="float" office:value="0.759036151041467" calcext:value-type="float">
            <text:p>0.759036151041467</text:p>
          </table:table-cell>
          <table:table-cell office:value-type="float" office:value="0.686919105853148" calcext:value-type="float">
            <text:p>0.6869191058531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agrad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732356857205834" calcext:value-type="float">
            <text:p>0.732356857205834</text:p>
          </table:table-cell>
          <table:table-cell office:value-type="float" office:value="0.721155794159338" calcext:value-type="float">
            <text:p>0.721155794159338</text:p>
          </table:table-cell>
          <table:table-cell table:style-name="ce123" office:value-type="float" office:value="0.85714286281949" calcext:value-type="float">
            <text:p>0.85714286281949</text:p>
          </table:table-cell>
          <table:table-cell office:value-type="float" office:value="0.702538727260635" calcext:value-type="float">
            <text:p>0.7025387272606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adelta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733333333333333" calcext:value-type="float">
            <text:p>0.733333333333333</text:p>
          </table:table-cell>
          <table:table-cell office:value-type="float" office:value="0.714103684199211" calcext:value-type="float">
            <text:p>0.714103684199211</text:p>
          </table:table-cell>
          <table:table-cell office:value-type="float" office:value="0.746987953243485" calcext:value-type="float">
            <text:p>0.746987953243485</text:p>
          </table:table-cell>
          <table:table-cell office:value-type="float" office:value="0.691881812179629" calcext:value-type="float">
            <text:p>0.6918818121796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am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735999997854233" calcext:value-type="float">
            <text:p>0.735999997854233</text:p>
          </table:table-cell>
          <table:table-cell office:value-type="float" office:value="0.666962984132095" calcext:value-type="float">
            <text:p>0.666962984132095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650788870985591" calcext:value-type="float">
            <text:p>0.650788870985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ax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office:value-type="float" office:value="0.729693743503205" calcext:value-type="float">
            <text:p>0.729693743503205</text:p>
          </table:table-cell>
          <table:table-cell office:value-type="float" office:value="0.721155260447973" calcext:value-type="float">
            <text:p>0.721155260447973</text:p>
          </table:table-cell>
          <table:table-cell office:value-type="float" office:value="0.746987958270383" calcext:value-type="float">
            <text:p>0.746987958270383</text:p>
          </table:table-cell>
          <table:table-cell office:value-type="float" office:value="0.683548480426178" calcext:value-type="float">
            <text:p>0.6835484804261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dam</text:p>
          </table:table-cell>
          <table:table-cell table:style-name="ce122" office:value-type="string" calcext:value-type="string">
            <text:p>sparse_categorical_crossentropy</text:p>
          </table:table-cell>
          <table:table-cell/>
          <table:table-cell table:style-name="ce123" office:value-type="float" office:value="0.746666667461395" calcext:value-type="float">
            <text:p>0.746666667461395</text:p>
          </table:table-cell>
          <table:table-cell table:style-name="ce123" office:value-type="float" office:value="0.728219263506634" calcext:value-type="float">
            <text:p>0.728219263506634</text:p>
          </table:table-cell>
          <table:table-cell table:style-name="ce123" office:value-type="float" office:value="0.783132531556738" calcext:value-type="float">
            <text:p>0.783132531556738</text:p>
          </table:table-cell>
          <table:table-cell table:style-name="ce123" office:value-type="float" office:value="0.699110726628301" calcext:value-type="float">
            <text:p>0.6991107266283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Lohit Devanagari" svg:font-family="'Lohit Devanagari'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0:57:38.34062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2:57</meta:creation-date>
    <dc:language>en-US</dc:language>
    <dc:date>2019-04-09T11:23:26.587898229</dc:date>
    <meta:editing-cycles>50</meta:editing-cycles>
    <meta:editing-duration>PT21H39M20S</meta:editing-duration>
    <meta:generator>LibreOffice/6.0.7.3$Linux_X86_64 LibreOffice_project/00m0$Build-3</meta:generator>
    <meta:document-statistic meta:table-count="6" meta:cell-count="6184" meta:object-count="0"/>
  </office:meta>
</office:document-meta>
</file>